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AF000061DA00003EB2E743443EADC5333F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0.811cm" style:rel-column-width="3127*"/>
    </style:style>
    <style:style style:name="Таблица1.B" style:family="table-column">
      <style:table-column-properties style:column-width="3.579cm" style:rel-column-width="13796*"/>
    </style:style>
    <style:style style:name="Таблица1.C" style:family="table-column">
      <style:table-column-properties style:column-width="6.216cm" style:rel-column-width="23961*"/>
    </style:style>
    <style:style style:name="Таблица1.D" style:family="table-column">
      <style:table-column-properties style:column-width="6.394cm" style:rel-column-width="2465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page"/>
    </style:style>
    <style:style style:name="Таблица2.A" style:family="table-column">
      <style:table-column-properties style:column-width="1.296cm" style:rel-column-width="4997*"/>
    </style:style>
    <style:style style:name="Таблица2.B" style:family="table-column">
      <style:table-column-properties style:column-width="1.699cm" style:rel-column-width="6548*"/>
    </style:style>
    <style:style style:name="Таблица2.C" style:family="table-column">
      <style:table-column-properties style:column-width="14.005cm" style:rel-column-width="5399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1585664"/>
    </style:style>
    <style:style style:name="P2" style:family="paragraph" style:parent-style-name="Text_20_body">
      <style:text-properties officeooo:paragraph-rsid="013d743d"/>
    </style:style>
    <style:style style:name="P3" style:family="paragraph" style:parent-style-name="Text_20_body">
      <style:paragraph-properties fo:text-align="center" style:justify-single-word="false"/>
      <style:text-properties fo:font-size="24pt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text-properties officeooo:rsid="001a19ac" officeooo:paragraph-rsid="001a19ac"/>
    </style:style>
    <style:style style:name="P5" style:family="paragraph" style:parent-style-name="Text_20_body">
      <style:text-properties officeooo:rsid="001a19ac" officeooo:paragraph-rsid="0795df24"/>
    </style:style>
    <style:style style:name="P6" style:family="paragraph" style:parent-style-name="Text_20_body">
      <style:paragraph-properties fo:text-align="center" style:justify-single-word="false"/>
      <style:text-properties officeooo:rsid="0785ac16" officeooo:paragraph-rsid="0785ac16"/>
    </style:style>
    <style:style style:name="P7" style:family="paragraph" style:parent-style-name="Text_20_body">
      <style:text-properties officeooo:paragraph-rsid="02801e70"/>
    </style:style>
    <style:style style:name="P8" style:family="paragraph" style:parent-style-name="Text_20_body">
      <style:paragraph-properties fo:text-align="end" style:justify-single-word="false"/>
      <style:text-properties officeooo:rsid="078d3761" officeooo:paragraph-rsid="078d3761"/>
    </style:style>
    <style:style style:name="P9" style:family="paragraph" style:parent-style-name="Text_20_body">
      <style:text-properties officeooo:paragraph-rsid="07b2e083"/>
    </style:style>
    <style:style style:name="P10" style:family="paragraph" style:parent-style-name="Text_20_body">
      <style:text-properties officeooo:paragraph-rsid="07c98fd2"/>
    </style:style>
    <style:style style:name="P11" style:family="paragraph" style:parent-style-name="Text_20_body">
      <style:text-properties officeooo:paragraph-rsid="07d419d0"/>
    </style:style>
    <style:style style:name="P12" style:family="paragraph" style:parent-style-name="Text_20_body">
      <style:text-properties officeooo:rsid="07d61530" officeooo:paragraph-rsid="07d61530"/>
    </style:style>
    <style:style style:name="P13" style:family="paragraph" style:parent-style-name="Text_20_body">
      <style:text-properties officeooo:rsid="07d61530" officeooo:paragraph-rsid="07dfb6f3"/>
    </style:style>
    <style:style style:name="P14" style:family="paragraph" style:parent-style-name="Text_20_body">
      <style:text-properties officeooo:rsid="07dd30df" officeooo:paragraph-rsid="07dd30df"/>
    </style:style>
    <style:style style:name="P15" style:family="paragraph" style:parent-style-name="Text_20_body">
      <style:text-properties officeooo:rsid="07dd30df" officeooo:paragraph-rsid="07de4fb9"/>
    </style:style>
    <style:style style:name="P16" style:family="paragraph" style:parent-style-name="Text_20_body">
      <style:text-properties officeooo:rsid="07dd30df" officeooo:paragraph-rsid="07f4d937"/>
    </style:style>
    <style:style style:name="P17" style:family="paragraph" style:parent-style-name="Text_20_body">
      <style:text-properties officeooo:rsid="07dd30df" officeooo:paragraph-rsid="07f4eb3b"/>
    </style:style>
    <style:style style:name="P18" style:family="paragraph" style:parent-style-name="Text_20_body">
      <style:text-properties officeooo:paragraph-rsid="07dfb6f3"/>
    </style:style>
    <style:style style:name="P19" style:family="paragraph" style:parent-style-name="Text_20_body">
      <style:text-properties officeooo:rsid="07e4764d" officeooo:paragraph-rsid="07e4764d"/>
    </style:style>
    <style:style style:name="P20" style:family="paragraph" style:parent-style-name="Text_20_body">
      <style:text-properties officeooo:rsid="07eca997" officeooo:paragraph-rsid="07eca997"/>
    </style:style>
    <style:style style:name="P21" style:family="paragraph" style:parent-style-name="Text_20_body">
      <style:text-properties officeooo:rsid="07f29708" officeooo:paragraph-rsid="07f29708"/>
    </style:style>
    <style:style style:name="P22" style:family="paragraph" style:parent-style-name="Text_20_body">
      <style:text-properties officeooo:rsid="08047f31" officeooo:paragraph-rsid="08047f31"/>
    </style:style>
    <style:style style:name="P23" style:family="paragraph" style:parent-style-name="Text_20_body">
      <style:text-properties officeooo:rsid="0806baec" officeooo:paragraph-rsid="08080930"/>
    </style:style>
    <style:style style:name="P24" style:family="paragraph" style:parent-style-name="Text_20_body">
      <style:text-properties officeooo:rsid="080b3a78" officeooo:paragraph-rsid="080ce6e9"/>
    </style:style>
    <style:style style:name="P25" style:family="paragraph" style:parent-style-name="Text_20_body">
      <style:text-properties officeooo:rsid="080f51d0" officeooo:paragraph-rsid="080f51d0"/>
    </style:style>
    <style:style style:name="P26" style:family="paragraph" style:parent-style-name="Text_20_body">
      <style:text-properties officeooo:rsid="080f51d0" officeooo:paragraph-rsid="08315fca"/>
    </style:style>
    <style:style style:name="P27" style:family="paragraph" style:parent-style-name="Text_20_body">
      <style:text-properties officeooo:rsid="080f51d0" officeooo:paragraph-rsid="0837890e"/>
    </style:style>
    <style:style style:name="P28" style:family="paragraph" style:parent-style-name="Text_20_body">
      <style:text-properties officeooo:rsid="080f51d0" officeooo:paragraph-rsid="084fbce0"/>
    </style:style>
    <style:style style:name="P29" style:family="paragraph" style:parent-style-name="Text_20_body">
      <style:text-properties officeooo:rsid="080f51d0" officeooo:paragraph-rsid="08683f20"/>
    </style:style>
    <style:style style:name="P30" style:family="paragraph" style:parent-style-name="Text_20_body">
      <style:text-properties officeooo:rsid="0844af40" officeooo:paragraph-rsid="0844af40"/>
    </style:style>
    <style:style style:name="P31" style:family="paragraph" style:parent-style-name="Text_20_body">
      <style:text-properties officeooo:rsid="08489ee1" officeooo:paragraph-rsid="07a64f45"/>
    </style:style>
    <style:style style:name="P32" style:family="paragraph" style:parent-style-name="Text_20_body">
      <style:text-properties officeooo:rsid="086d7a9d" officeooo:paragraph-rsid="086d7a9d"/>
    </style:style>
    <style:style style:name="P33" style:family="paragraph" style:parent-style-name="Text_20_body">
      <style:text-properties officeooo:rsid="0878beb9" officeooo:paragraph-rsid="08794b59"/>
    </style:style>
    <style:style style:name="P34" style:family="paragraph" style:parent-style-name="Text_20_body">
      <style:text-properties officeooo:rsid="087ee5cf" officeooo:paragraph-rsid="08794b59"/>
    </style:style>
    <style:style style:name="P35" style:family="paragraph" style:parent-style-name="Text_20_body">
      <style:text-properties officeooo:rsid="087ee5cf" officeooo:paragraph-rsid="088ea268"/>
    </style:style>
    <style:style style:name="P36" style:family="paragraph" style:parent-style-name="Text_20_body">
      <style:text-properties fo:font-style="italic" officeooo:rsid="02b0f7a2" officeooo:paragraph-rsid="02801e70" style:font-style-asian="italic" style:font-style-complex="italic"/>
    </style:style>
    <style:style style:name="P37" style:family="paragraph" style:parent-style-name="Text_20_body">
      <style:text-properties fo:font-style="italic" fo:font-weight="bold" officeooo:rsid="0c1f79c0" officeooo:paragraph-rsid="0c1f79c0" style:font-style-asian="italic" style:font-weight-asian="bold" style:font-style-complex="italic" style:font-weight-complex="bold"/>
    </style:style>
    <style:style style:name="P38" style:family="paragraph" style:parent-style-name="Text_20_body">
      <style:text-properties fo:font-style="italic" fo:font-weight="bold" officeooo:rsid="0c3f98aa" officeooo:paragraph-rsid="0c69bed6" style:font-style-asian="italic" style:font-weight-asian="bold" style:font-style-complex="italic" style:font-weight-complex="bold"/>
    </style:style>
    <style:style style:name="P39" style:family="paragraph" style:parent-style-name="Text_20_body">
      <style:text-properties style:font-name="Times New Roman3" officeooo:rsid="07de4fb9" officeooo:paragraph-rsid="07de4fb9"/>
    </style:style>
    <style:style style:name="P40" style:family="paragraph" style:parent-style-name="Text_20_body">
      <style:text-properties style:font-name="Times New Roman3" officeooo:rsid="07f4d937" officeooo:paragraph-rsid="07de4fb9"/>
    </style:style>
    <style:style style:name="P41" style:family="paragraph" style:parent-style-name="Text_20_body">
      <style:text-properties fo:font-weight="bold" officeooo:rsid="08ea6c67" officeooo:paragraph-rsid="08edb24d" style:font-weight-asian="bold" style:font-weight-complex="bold"/>
    </style:style>
    <style:style style:name="P42" style:family="paragraph" style:parent-style-name="Text_20_body">
      <style:text-properties fo:font-weight="bold" officeooo:rsid="08ea6c67" officeooo:paragraph-rsid="08f60723" style:font-weight-asian="bold" style:font-weight-complex="bold"/>
    </style:style>
    <style:style style:name="P43" style:family="paragraph" style:parent-style-name="Text_20_body">
      <style:text-properties fo:font-weight="bold" officeooo:rsid="08ea6c67" officeooo:paragraph-rsid="08f41da5" style:font-weight-asian="bold" style:font-weight-complex="bold"/>
    </style:style>
    <style:style style:name="P44" style:family="paragraph" style:parent-style-name="Text_20_body">
      <style:text-properties fo:font-weight="bold" officeooo:rsid="08ea6c67" officeooo:paragraph-rsid="09007cdf" style:font-weight-asian="bold" style:font-weight-complex="bold"/>
    </style:style>
    <style:style style:name="P45" style:family="paragraph" style:parent-style-name="Text_20_body">
      <style:text-properties fo:font-weight="bold" officeooo:rsid="08ea6c67" officeooo:paragraph-rsid="09001f06" style:font-weight-asian="bold" style:font-weight-complex="bold"/>
    </style:style>
    <style:style style:name="P46" style:family="paragraph" style:parent-style-name="Text_20_body">
      <style:text-properties fo:font-weight="bold" officeooo:rsid="08ea6c67" officeooo:paragraph-rsid="08eecd03" style:font-weight-asian="bold" style:font-weight-complex="bold"/>
    </style:style>
    <style:style style:name="P47" style:family="paragraph" style:parent-style-name="Text_20_body">
      <style:text-properties fo:font-weight="bold" officeooo:rsid="08f08f94" officeooo:paragraph-rsid="08f08f94" style:font-weight-asian="bold" style:font-weight-complex="bold"/>
    </style:style>
    <style:style style:name="P48" style:family="paragraph" style:parent-style-name="Text_20_body">
      <style:text-properties fo:font-weight="bold" officeooo:rsid="08f08f94" officeooo:paragraph-rsid="08f41da5" style:font-weight-asian="bold" style:font-weight-complex="bold"/>
    </style:style>
    <style:style style:name="P49" style:family="paragraph" style:parent-style-name="Text_20_body">
      <style:text-properties fo:font-weight="bold" officeooo:rsid="08eecd03" officeooo:paragraph-rsid="08eecd03" style:font-weight-asian="bold" style:font-weight-complex="bold"/>
    </style:style>
    <style:style style:name="P50" style:family="paragraph" style:parent-style-name="Text_20_body">
      <style:text-properties fo:font-weight="bold" officeooo:rsid="08eecd03" officeooo:paragraph-rsid="08f41da5" style:font-weight-asian="bold" style:font-weight-complex="bold"/>
    </style:style>
    <style:style style:name="P51" style:family="paragraph" style:parent-style-name="Text_20_body">
      <style:text-properties fo:font-weight="bold" officeooo:rsid="08eecd03" officeooo:paragraph-rsid="08f08f94" style:font-weight-asian="bold" style:font-weight-complex="bold"/>
    </style:style>
    <style:style style:name="P52" style:family="paragraph" style:parent-style-name="Text_20_body">
      <style:text-properties fo:font-weight="bold" officeooo:rsid="08eecd03" officeooo:paragraph-rsid="09001f06" style:font-weight-asian="bold" style:font-weight-complex="bold"/>
    </style:style>
    <style:style style:name="P53" style:family="paragraph" style:parent-style-name="Text_20_body">
      <style:text-properties fo:font-weight="bold" officeooo:rsid="08fcdbe6" officeooo:paragraph-rsid="08fcdbe6" style:font-weight-asian="bold" style:font-weight-complex="bold"/>
    </style:style>
    <style:style style:name="P54" style:family="paragraph" style:parent-style-name="Text_20_body">
      <style:text-properties fo:font-weight="bold" officeooo:rsid="08fcdbe6" officeooo:paragraph-rsid="08fef47e" style:font-weight-asian="bold" style:font-weight-complex="bold"/>
    </style:style>
    <style:style style:name="P55" style:family="paragraph" style:parent-style-name="Text_20_body">
      <style:text-properties fo:font-weight="bold" officeooo:rsid="08fcdbe6" officeooo:paragraph-rsid="0909d57d" style:font-weight-asian="bold" style:font-weight-complex="bold"/>
    </style:style>
    <style:style style:name="P56" style:family="paragraph" style:parent-style-name="Text_20_body">
      <style:text-properties fo:font-weight="bold" officeooo:rsid="08fef47e" officeooo:paragraph-rsid="08fef47e" style:font-weight-asian="bold" style:font-weight-complex="bold"/>
    </style:style>
    <style:style style:name="P57" style:family="paragraph" style:parent-style-name="Text_20_body">
      <style:text-properties fo:font-weight="bold" officeooo:rsid="08f74c42" officeooo:paragraph-rsid="08f74c42" style:font-weight-asian="bold" style:font-weight-complex="bold"/>
    </style:style>
    <style:style style:name="P58" style:family="paragraph" style:parent-style-name="Text_20_body">
      <style:text-properties fo:font-weight="bold" officeooo:rsid="08f60723" officeooo:paragraph-rsid="09001f06" style:font-weight-asian="bold" style:font-weight-complex="bold"/>
    </style:style>
    <style:style style:name="P59" style:family="paragraph" style:parent-style-name="Text_20_body">
      <style:text-properties fo:font-weight="bold" officeooo:rsid="0975f936" officeooo:paragraph-rsid="096e42ef" style:font-weight-asian="bold" style:font-weight-complex="bold"/>
    </style:style>
    <style:style style:name="P60" style:family="paragraph" style:parent-style-name="Text_20_body">
      <style:text-properties fo:font-weight="bold" officeooo:rsid="0ac59bd6" officeooo:paragraph-rsid="0ac59bd6" style:font-weight-asian="bold" style:font-weight-complex="bold"/>
    </style:style>
    <style:style style:name="P61" style:family="paragraph" style:parent-style-name="Text_20_body">
      <style:text-properties fo:font-weight="bold" officeooo:rsid="0ac59bd6" officeooo:paragraph-rsid="0ac7705b" style:font-weight-asian="bold" style:font-weight-complex="bold"/>
    </style:style>
    <style:style style:name="P62" style:family="paragraph" style:parent-style-name="Text_20_body">
      <style:text-properties fo:font-weight="bold" officeooo:rsid="0ac59bd6" officeooo:paragraph-rsid="0ad6c5f3" style:font-weight-asian="bold" style:font-weight-complex="bold"/>
    </style:style>
    <style:style style:name="P63" style:family="paragraph" style:parent-style-name="Text_20_body">
      <style:text-properties fo:font-weight="bold" officeooo:rsid="0ad34a88" officeooo:paragraph-rsid="0ad34a88" style:font-weight-asian="bold" style:font-weight-complex="bold"/>
    </style:style>
    <style:style style:name="P64" style:family="paragraph" style:parent-style-name="Text_20_body">
      <style:text-properties fo:font-weight="bold" officeooo:rsid="0ad6a73e" officeooo:paragraph-rsid="0ad6a73e" style:font-weight-asian="bold" style:font-weight-complex="bold"/>
    </style:style>
    <style:style style:name="P65" style:family="paragraph" style:parent-style-name="Text_20_body">
      <style:text-properties fo:font-weight="bold" officeooo:rsid="0ad6a73e" officeooo:paragraph-rsid="0b635dd7" style:font-weight-asian="bold" style:font-weight-complex="bold"/>
    </style:style>
    <style:style style:name="P66" style:family="paragraph" style:parent-style-name="Text_20_body">
      <style:text-properties fo:font-weight="bold" officeooo:rsid="0ad6a73e" officeooo:paragraph-rsid="0b63e5eb" style:font-weight-asian="bold" style:font-weight-complex="bold"/>
    </style:style>
    <style:style style:name="P67" style:family="paragraph" style:parent-style-name="Text_20_body">
      <style:text-properties fo:font-weight="bold" officeooo:rsid="0b066f8c" officeooo:paragraph-rsid="0b066f8c" style:font-weight-asian="bold" style:font-weight-complex="bold"/>
    </style:style>
    <style:style style:name="P68" style:family="paragraph" style:parent-style-name="Text_20_body">
      <style:text-properties fo:font-weight="bold" officeooo:rsid="0b085424" officeooo:paragraph-rsid="0b085424" style:font-weight-asian="bold" style:font-weight-complex="bold"/>
    </style:style>
    <style:style style:name="P69" style:family="paragraph" style:parent-style-name="Text_20_body">
      <style:text-properties fo:font-weight="bold" officeooo:rsid="0b1c0cf4" officeooo:paragraph-rsid="0b1c0cf4" style:font-weight-asian="bold" style:font-weight-complex="bold"/>
    </style:style>
    <style:style style:name="P70" style:family="paragraph" style:parent-style-name="Text_20_body">
      <style:text-properties fo:font-weight="bold" officeooo:rsid="0ab37883" officeooo:paragraph-rsid="0abf7802" style:font-weight-asian="bold" style:font-weight-complex="bold"/>
    </style:style>
    <style:style style:name="P71" style:family="paragraph" style:parent-style-name="Text_20_body">
      <style:text-properties fo:font-weight="bold" officeooo:rsid="0ac6121b" officeooo:paragraph-rsid="0ad6c5f3" style:font-weight-asian="bold" style:font-weight-complex="bold"/>
    </style:style>
    <style:style style:name="P72" style:family="paragraph" style:parent-style-name="Text_20_body">
      <style:text-properties fo:font-weight="bold" officeooo:rsid="0ac7705b" officeooo:paragraph-rsid="0ac7705b" style:font-weight-asian="bold" style:font-weight-complex="bold"/>
    </style:style>
    <style:style style:name="P73" style:family="paragraph" style:parent-style-name="Text_20_body">
      <style:text-properties fo:font-weight="bold" officeooo:rsid="0ac29aa9" officeooo:paragraph-rsid="0ac4b077" style:font-weight-asian="bold" style:font-weight-complex="bold"/>
    </style:style>
    <style:style style:name="P74" style:family="paragraph" style:parent-style-name="Text_20_body">
      <style:text-properties fo:font-weight="bold" officeooo:rsid="0b37b267" officeooo:paragraph-rsid="0b37b267" style:font-weight-asian="bold" style:font-weight-complex="bold"/>
    </style:style>
    <style:style style:name="P75" style:family="paragraph" style:parent-style-name="Text_20_body">
      <style:text-properties fo:font-weight="bold" officeooo:rsid="0b37b267" officeooo:paragraph-rsid="0b6f7f81" style:font-weight-asian="bold" style:font-weight-complex="bold"/>
    </style:style>
    <style:style style:name="P76" style:family="paragraph" style:parent-style-name="Text_20_body">
      <style:text-properties fo:font-weight="bold" officeooo:rsid="0b37b267" officeooo:paragraph-rsid="0b7602c8" style:font-weight-asian="bold" style:font-weight-complex="bold"/>
    </style:style>
    <style:style style:name="P77" style:family="paragraph" style:parent-style-name="Text_20_body">
      <style:text-properties fo:font-weight="bold" officeooo:rsid="0b480c8f" officeooo:paragraph-rsid="0b480c8f" style:font-weight-asian="bold" style:font-weight-complex="bold"/>
    </style:style>
    <style:style style:name="P78" style:family="paragraph" style:parent-style-name="Text_20_body">
      <style:text-properties fo:font-weight="bold" officeooo:rsid="0b2c4973" officeooo:paragraph-rsid="0b2c4973" style:font-weight-asian="bold" style:font-weight-complex="bold"/>
    </style:style>
    <style:style style:name="P79" style:family="paragraph" style:parent-style-name="Text_20_body">
      <style:text-properties fo:font-weight="bold" officeooo:rsid="0b3cf689" officeooo:paragraph-rsid="0b3c7084" style:font-weight-asian="bold" style:font-weight-complex="bold"/>
    </style:style>
    <style:style style:name="P80" style:family="paragraph" style:parent-style-name="Text_20_body">
      <style:text-properties fo:font-weight="bold" officeooo:rsid="0b3cf689" officeooo:paragraph-rsid="0b69836b" style:font-weight-asian="bold" style:font-weight-complex="bold"/>
    </style:style>
    <style:style style:name="P81" style:family="paragraph" style:parent-style-name="Text_20_body">
      <style:text-properties fo:font-weight="bold" officeooo:rsid="0b7602c8" officeooo:paragraph-rsid="0b5fd4e3" style:font-weight-asian="bold" style:font-weight-complex="bold"/>
    </style:style>
    <style:style style:name="P82" style:family="paragraph" style:parent-style-name="Text_20_body">
      <style:text-properties fo:font-weight="bold" officeooo:rsid="0bd0eaf6" officeooo:paragraph-rsid="0be09f83" style:font-weight-asian="bold" style:font-weight-complex="bold"/>
    </style:style>
    <style:style style:name="P83" style:family="paragraph" style:parent-style-name="Text_20_body">
      <style:text-properties fo:font-weight="bold" officeooo:rsid="0bd0eaf6" officeooo:paragraph-rsid="0be4ce99" style:font-weight-asian="bold" style:font-weight-complex="bold"/>
    </style:style>
    <style:style style:name="P84" style:family="paragraph" style:parent-style-name="Text_20_body">
      <style:text-properties fo:font-weight="bold" officeooo:rsid="0c3078cf" officeooo:paragraph-rsid="0c3078cf" style:font-weight-asian="bold" style:font-weight-complex="bold"/>
    </style:style>
    <style:style style:name="P85" style:family="paragraph" style:parent-style-name="Text_20_body">
      <style:text-properties fo:font-weight="bold" officeooo:rsid="0c3078cf" officeooo:paragraph-rsid="0c342cce" style:font-weight-asian="bold" style:font-weight-complex="bold"/>
    </style:style>
    <style:style style:name="P86" style:family="paragraph" style:parent-style-name="Text_20_body">
      <style:text-properties fo:font-weight="bold" officeooo:rsid="0c6235c5" officeooo:paragraph-rsid="0c6235c5" style:font-weight-asian="bold" style:font-weight-complex="bold"/>
    </style:style>
    <style:style style:name="P87" style:family="paragraph" style:parent-style-name="Text_20_body">
      <style:text-properties fo:font-weight="bold" officeooo:rsid="0c63fb85" officeooo:paragraph-rsid="0c652ddb" style:font-weight-asian="bold" style:font-weight-complex="bold"/>
    </style:style>
    <style:style style:name="P88" style:family="paragraph" style:parent-style-name="Text_20_body">
      <style:text-properties fo:font-weight="bold" officeooo:rsid="0c63fb85" officeooo:paragraph-rsid="0c667595" style:font-weight-asian="bold" style:font-weight-complex="bold"/>
    </style:style>
    <style:style style:name="P89" style:family="paragraph" style:parent-style-name="Text_20_body">
      <style:text-properties fo:font-weight="bold" officeooo:rsid="0c652ddb" officeooo:paragraph-rsid="0c652ddb" style:font-weight-asian="bold" style:font-weight-complex="bold"/>
    </style:style>
    <style:style style:name="P90" style:family="paragraph" style:parent-style-name="Text_20_body">
      <style:text-properties officeooo:paragraph-rsid="08c8a14e"/>
    </style:style>
    <style:style style:name="P91" style:family="paragraph" style:parent-style-name="Text_20_body">
      <style:text-properties officeooo:paragraph-rsid="08e11808"/>
    </style:style>
    <style:style style:name="P92" style:family="paragraph" style:parent-style-name="Text_20_body">
      <style:text-properties officeooo:paragraph-rsid="08e5bc5e"/>
    </style:style>
    <style:style style:name="P93" style:family="paragraph" style:parent-style-name="Text_20_body">
      <style:text-properties officeooo:rsid="08ea6c67" officeooo:paragraph-rsid="08ea6c67"/>
    </style:style>
    <style:style style:name="P94" style:family="paragraph" style:parent-style-name="Text_20_body">
      <style:text-properties officeooo:rsid="08ea6c67" officeooo:paragraph-rsid="08f41da5"/>
    </style:style>
    <style:style style:name="P95" style:family="paragraph" style:parent-style-name="Text_20_body">
      <style:text-properties officeooo:rsid="08ea6c67" officeooo:paragraph-rsid="098a0343"/>
    </style:style>
    <style:style style:name="P96" style:family="paragraph" style:parent-style-name="Text_20_body">
      <style:text-properties officeooo:rsid="08eb401d" officeooo:paragraph-rsid="08eb401d"/>
    </style:style>
    <style:style style:name="P97" style:family="paragraph" style:parent-style-name="Text_20_body">
      <style:text-properties officeooo:rsid="08eecd03" officeooo:paragraph-rsid="08eecd03"/>
    </style:style>
    <style:style style:name="P98" style:family="paragraph" style:parent-style-name="Text_20_body">
      <style:text-properties officeooo:rsid="08eecd03" officeooo:paragraph-rsid="08f74c42"/>
    </style:style>
    <style:style style:name="P99" style:family="paragraph" style:parent-style-name="Text_20_body">
      <style:text-properties fo:font-weight="normal" officeooo:rsid="08f242e2" officeooo:paragraph-rsid="08f242e2" style:font-weight-asian="normal" style:font-weight-complex="normal"/>
    </style:style>
    <style:style style:name="P100" style:family="paragraph" style:parent-style-name="Text_20_body">
      <style:text-properties fo:font-weight="normal" officeooo:rsid="08f242e2" officeooo:paragraph-rsid="08fb8032" style:font-weight-asian="normal" style:font-weight-complex="normal"/>
    </style:style>
    <style:style style:name="P101" style:family="paragraph" style:parent-style-name="Text_20_body">
      <style:text-properties fo:font-weight="normal" officeooo:rsid="08f242e2" officeooo:paragraph-rsid="0909d57d" style:font-weight-asian="normal" style:font-weight-complex="normal"/>
    </style:style>
    <style:style style:name="P102" style:family="paragraph" style:parent-style-name="Text_20_body">
      <style:text-properties fo:font-weight="normal" officeooo:rsid="08fcdbe6" officeooo:paragraph-rsid="08fcdbe6" style:font-weight-asian="normal" style:font-weight-complex="normal"/>
    </style:style>
    <style:style style:name="P103" style:family="paragraph" style:parent-style-name="Text_20_body">
      <style:text-properties fo:font-weight="normal" officeooo:rsid="08ea6c67" officeooo:paragraph-rsid="0910db4b" style:font-weight-asian="normal" style:font-weight-complex="normal"/>
    </style:style>
    <style:style style:name="P104" style:family="paragraph" style:parent-style-name="Text_20_body">
      <style:text-properties fo:font-weight="normal" officeooo:rsid="090ecaac" officeooo:paragraph-rsid="090ecaac" style:font-weight-asian="normal" style:font-weight-complex="normal"/>
    </style:style>
    <style:style style:name="P105" style:family="paragraph" style:parent-style-name="Text_20_body">
      <style:text-properties fo:font-weight="normal" officeooo:rsid="090f030a" officeooo:paragraph-rsid="090f030a" style:font-weight-asian="normal" style:font-weight-complex="normal"/>
    </style:style>
    <style:style style:name="P106" style:family="paragraph" style:parent-style-name="Text_20_body">
      <style:text-properties fo:font-weight="normal" officeooo:rsid="090f030a" officeooo:paragraph-rsid="090f3b70" style:font-weight-asian="normal" style:font-weight-complex="normal"/>
    </style:style>
    <style:style style:name="P107" style:family="paragraph" style:parent-style-name="Text_20_body">
      <style:text-properties fo:font-weight="normal" officeooo:rsid="090f030a" officeooo:paragraph-rsid="0910db4b" style:font-weight-asian="normal" style:font-weight-complex="normal"/>
    </style:style>
    <style:style style:name="P108" style:family="paragraph" style:parent-style-name="Text_20_body">
      <style:text-properties fo:font-weight="normal" officeooo:rsid="090f030a" officeooo:paragraph-rsid="0915abcf" style:font-weight-asian="normal" style:font-weight-complex="normal"/>
    </style:style>
    <style:style style:name="P109" style:family="paragraph" style:parent-style-name="Text_20_body">
      <style:text-properties fo:font-weight="normal" officeooo:rsid="090f030a" officeooo:paragraph-rsid="091ea7e5" style:font-weight-asian="normal" style:font-weight-complex="normal"/>
    </style:style>
    <style:style style:name="P110" style:family="paragraph" style:parent-style-name="Text_20_body">
      <style:text-properties fo:font-weight="normal" officeooo:rsid="0910db4b" officeooo:paragraph-rsid="0910db4b" style:font-weight-asian="normal" style:font-weight-complex="normal"/>
    </style:style>
    <style:style style:name="P111" style:family="paragraph" style:parent-style-name="Text_20_body">
      <style:text-properties fo:font-weight="normal" officeooo:rsid="09127c6a" officeooo:paragraph-rsid="09127cb8" style:font-weight-asian="normal" style:font-weight-complex="normal"/>
    </style:style>
    <style:style style:name="P112" style:family="paragraph" style:parent-style-name="Text_20_body">
      <style:text-properties fo:font-weight="normal" officeooo:rsid="09127cb8" officeooo:paragraph-rsid="09127cb8" style:font-weight-asian="normal" style:font-weight-complex="normal"/>
    </style:style>
    <style:style style:name="P113" style:family="paragraph" style:parent-style-name="Text_20_body">
      <style:text-properties fo:font-weight="normal" officeooo:rsid="0915abcf" officeooo:paragraph-rsid="0915abcf" style:font-weight-asian="normal" style:font-weight-complex="normal"/>
    </style:style>
    <style:style style:name="P114" style:family="paragraph" style:parent-style-name="Text_20_body">
      <style:text-properties fo:font-weight="normal" officeooo:rsid="0936483c" officeooo:paragraph-rsid="0936483c" style:font-weight-asian="normal" style:font-weight-complex="normal"/>
    </style:style>
    <style:style style:name="P115" style:family="paragraph" style:parent-style-name="Text_20_body">
      <style:text-properties fo:font-weight="normal" officeooo:rsid="09395bc7" officeooo:paragraph-rsid="09395bc7" style:font-weight-asian="normal" style:font-weight-complex="normal"/>
    </style:style>
    <style:style style:name="P116" style:family="paragraph" style:parent-style-name="Text_20_body">
      <style:text-properties fo:font-weight="normal" officeooo:rsid="08e936d2" officeooo:paragraph-rsid="08e5bc5e" style:font-weight-asian="normal" style:font-weight-complex="normal"/>
    </style:style>
    <style:style style:name="P117" style:family="paragraph" style:parent-style-name="Text_20_body">
      <style:text-properties fo:font-weight="normal" officeooo:paragraph-rsid="097707c4" style:font-weight-asian="normal" style:font-weight-complex="normal"/>
    </style:style>
    <style:style style:name="P118" style:family="paragraph" style:parent-style-name="Text_20_body">
      <style:text-properties fo:font-weight="normal" officeooo:rsid="09341f60" officeooo:paragraph-rsid="091ea7e5" style:font-weight-asian="normal" style:font-weight-complex="normal"/>
    </style:style>
    <style:style style:name="P119" style:family="paragraph" style:parent-style-name="Text_20_body">
      <style:text-properties fo:font-weight="normal" officeooo:rsid="0975f936" officeooo:paragraph-rsid="097707c4" style:font-weight-asian="normal" style:font-weight-complex="normal"/>
    </style:style>
    <style:style style:name="P120" style:family="paragraph" style:parent-style-name="Text_20_body">
      <style:text-properties fo:font-weight="normal" officeooo:rsid="0aca3867" officeooo:paragraph-rsid="0aca3867" style:font-weight-asian="normal" style:font-weight-complex="normal"/>
    </style:style>
    <style:style style:name="P121" style:family="paragraph" style:parent-style-name="Text_20_body">
      <style:text-properties fo:font-weight="normal" officeooo:rsid="0abf7802" officeooo:paragraph-rsid="0acb382d" style:font-weight-asian="normal" style:font-weight-complex="normal"/>
    </style:style>
    <style:style style:name="P122" style:family="paragraph" style:parent-style-name="Text_20_body">
      <style:text-properties fo:font-weight="normal" officeooo:rsid="0ad34a88" officeooo:paragraph-rsid="0ad34a88" style:font-weight-asian="normal" style:font-weight-complex="normal"/>
    </style:style>
    <style:style style:name="P123" style:family="paragraph" style:parent-style-name="Text_20_body">
      <style:text-properties fo:font-weight="normal" officeooo:rsid="0b2e3a08" officeooo:paragraph-rsid="0b2c4973" style:font-weight-asian="normal" style:font-weight-complex="normal"/>
    </style:style>
    <style:style style:name="P124" style:family="paragraph" style:parent-style-name="Text_20_body">
      <style:text-properties fo:font-weight="normal" officeooo:rsid="0b2e3a08" officeooo:paragraph-rsid="0b2f9e35" style:font-weight-asian="normal" style:font-weight-complex="normal"/>
    </style:style>
    <style:style style:name="P125" style:family="paragraph" style:parent-style-name="Text_20_body">
      <style:text-properties fo:font-weight="normal" officeooo:rsid="0b2e3a08" officeooo:paragraph-rsid="0b515089" style:font-weight-asian="normal" style:font-weight-complex="normal"/>
    </style:style>
    <style:style style:name="P126" style:family="paragraph" style:parent-style-name="Text_20_body">
      <style:text-properties fo:font-weight="normal" officeooo:rsid="0b237210" officeooo:paragraph-rsid="0b37b267" style:font-weight-asian="normal" style:font-weight-complex="normal"/>
    </style:style>
    <style:style style:name="P127" style:family="paragraph" style:parent-style-name="Text_20_body">
      <style:text-properties fo:font-weight="normal" officeooo:rsid="0b237210" officeooo:paragraph-rsid="0b3c7084" style:font-weight-asian="normal" style:font-weight-complex="normal"/>
    </style:style>
    <style:style style:name="P128" style:family="paragraph" style:parent-style-name="Text_20_body">
      <style:text-properties fo:font-weight="normal" officeooo:rsid="0b237210" officeooo:paragraph-rsid="0b3cf689" style:font-weight-asian="normal" style:font-weight-complex="normal"/>
    </style:style>
    <style:style style:name="P129" style:family="paragraph" style:parent-style-name="Text_20_body">
      <style:text-properties fo:font-weight="normal" officeooo:rsid="0b237210" officeooo:paragraph-rsid="0b3e02eb" style:font-weight-asian="normal" style:font-weight-complex="normal"/>
    </style:style>
    <style:style style:name="P130" style:family="paragraph" style:parent-style-name="Text_20_body">
      <style:text-properties fo:font-weight="normal" officeooo:rsid="0b237210" officeooo:paragraph-rsid="0b515089" style:font-weight-asian="normal" style:font-weight-complex="normal"/>
    </style:style>
    <style:style style:name="P131" style:family="paragraph" style:parent-style-name="Text_20_body">
      <style:text-properties fo:font-weight="normal" officeooo:rsid="0b237210" officeooo:paragraph-rsid="0b5fd4e3" style:font-weight-asian="normal" style:font-weight-complex="normal"/>
    </style:style>
    <style:style style:name="P132" style:family="paragraph" style:parent-style-name="Text_20_body">
      <style:text-properties fo:font-weight="normal" officeooo:rsid="0b237210" officeooo:paragraph-rsid="0b68c337" style:font-weight-asian="normal" style:font-weight-complex="normal"/>
    </style:style>
    <style:style style:name="P133" style:family="paragraph" style:parent-style-name="Text_20_body">
      <style:text-properties fo:font-weight="normal" officeooo:rsid="0b237210" officeooo:paragraph-rsid="0b69836b" style:font-weight-asian="normal" style:font-weight-complex="normal"/>
    </style:style>
    <style:style style:name="P134" style:family="paragraph" style:parent-style-name="Text_20_body">
      <style:text-properties fo:font-weight="normal" officeooo:rsid="0b37b267" officeooo:paragraph-rsid="0b37b267" style:font-weight-asian="normal" style:font-weight-complex="normal"/>
    </style:style>
    <style:style style:name="P135" style:family="paragraph" style:parent-style-name="Text_20_body">
      <style:text-properties fo:font-weight="normal" officeooo:rsid="0b37b267" officeooo:paragraph-rsid="0b7602c8" style:font-weight-asian="normal" style:font-weight-complex="normal"/>
    </style:style>
    <style:style style:name="P136" style:family="paragraph" style:parent-style-name="Text_20_body">
      <style:text-properties fo:font-weight="normal" officeooo:rsid="0b37b267" officeooo:paragraph-rsid="0b7a9d01" style:font-weight-asian="normal" style:font-weight-complex="normal"/>
    </style:style>
    <style:style style:name="P137" style:family="paragraph" style:parent-style-name="Text_20_body">
      <style:text-properties fo:font-weight="normal" officeooo:rsid="0b38e433" officeooo:paragraph-rsid="0b38e433" style:font-weight-asian="normal" style:font-weight-complex="normal"/>
    </style:style>
    <style:style style:name="P138" style:family="paragraph" style:parent-style-name="Text_20_body">
      <style:text-properties fo:font-weight="normal" officeooo:rsid="0b38e433" officeooo:paragraph-rsid="0b515089" style:font-weight-asian="normal" style:font-weight-complex="normal"/>
    </style:style>
    <style:style style:name="P139" style:family="paragraph" style:parent-style-name="Text_20_body">
      <style:text-properties fo:font-weight="normal" officeooo:rsid="0b7602c8" officeooo:paragraph-rsid="0b7a9d01" style:font-weight-asian="normal" style:font-weight-complex="normal"/>
    </style:style>
    <style:style style:name="P140" style:family="paragraph" style:parent-style-name="Text_20_body">
      <style:text-properties fo:font-weight="normal" officeooo:rsid="0ba8a455" officeooo:paragraph-rsid="0baeb9d4" style:font-weight-asian="normal" style:font-weight-complex="normal"/>
    </style:style>
    <style:style style:name="P141" style:family="paragraph" style:parent-style-name="Text_20_body">
      <style:text-properties fo:font-weight="normal" officeooo:rsid="0ba8a455" officeooo:paragraph-rsid="0bb673af" style:font-weight-asian="normal" style:font-weight-complex="normal"/>
    </style:style>
    <style:style style:name="P142" style:family="paragraph" style:parent-style-name="Text_20_body">
      <style:text-properties fo:font-weight="normal" officeooo:rsid="0ba8a455" officeooo:paragraph-rsid="0bba7134" style:font-weight-asian="normal" style:font-weight-complex="normal"/>
    </style:style>
    <style:style style:name="P143" style:family="paragraph" style:parent-style-name="Text_20_body">
      <style:text-properties fo:font-weight="normal" officeooo:rsid="0ba8a455" officeooo:paragraph-rsid="0bcb881c" style:font-weight-asian="normal" style:font-weight-complex="normal"/>
    </style:style>
    <style:style style:name="P144" style:family="paragraph" style:parent-style-name="Text_20_body">
      <style:text-properties fo:font-weight="normal" officeooo:rsid="0ba8a455" officeooo:paragraph-rsid="0bccff18" style:font-weight-asian="normal" style:font-weight-complex="normal"/>
    </style:style>
    <style:style style:name="P145" style:family="paragraph" style:parent-style-name="Text_20_body">
      <style:text-properties fo:font-weight="normal" officeooo:rsid="0ba8a455" officeooo:paragraph-rsid="0bce4e17" style:font-weight-asian="normal" style:font-weight-complex="normal"/>
    </style:style>
    <style:style style:name="P146" style:family="paragraph" style:parent-style-name="Text_20_body">
      <style:text-properties fo:font-weight="normal" officeooo:rsid="0bb673af" officeooo:paragraph-rsid="0bb673af" style:font-weight-asian="normal" style:font-weight-complex="normal"/>
    </style:style>
    <style:style style:name="P147" style:family="paragraph" style:parent-style-name="Text_20_body">
      <style:text-properties fo:font-weight="normal" officeooo:rsid="0ba96aed" officeooo:paragraph-rsid="0bb673af" style:font-weight-asian="normal" style:font-weight-complex="normal"/>
    </style:style>
    <style:style style:name="P148" style:family="paragraph" style:parent-style-name="Text_20_body">
      <style:text-properties fo:font-weight="normal" officeooo:rsid="0bba5149" officeooo:paragraph-rsid="0bc310de" style:font-weight-asian="normal" style:font-weight-complex="normal"/>
    </style:style>
    <style:style style:name="P149" style:family="paragraph" style:parent-style-name="Text_20_body">
      <style:text-properties fo:font-weight="normal" officeooo:rsid="0bba5149" officeooo:paragraph-rsid="0bccff18" style:font-weight-asian="normal" style:font-weight-complex="normal"/>
    </style:style>
    <style:style style:name="P150" style:family="paragraph" style:parent-style-name="Text_20_body">
      <style:text-properties fo:font-weight="normal" officeooo:rsid="0bba5149" officeooo:paragraph-rsid="0bcdbf13" style:font-weight-asian="normal" style:font-weight-complex="normal"/>
    </style:style>
    <style:style style:name="P151" style:family="paragraph" style:parent-style-name="Text_20_body">
      <style:text-properties fo:font-weight="normal" officeooo:rsid="0bba5149" officeooo:paragraph-rsid="0bce4e17" style:font-weight-asian="normal" style:font-weight-complex="normal"/>
    </style:style>
    <style:style style:name="P152" style:family="paragraph" style:parent-style-name="Text_20_body">
      <style:text-properties fo:font-weight="normal" officeooo:rsid="0bcb881c" officeooo:paragraph-rsid="0baeb9d4" style:font-weight-asian="normal" style:font-weight-complex="normal"/>
    </style:style>
    <style:style style:name="P153" style:family="paragraph" style:parent-style-name="Text_20_body">
      <style:text-properties fo:font-weight="normal" officeooo:rsid="0baeb9d4" officeooo:paragraph-rsid="0bce9b67" style:font-weight-asian="normal" style:font-weight-complex="normal"/>
    </style:style>
    <style:style style:name="P154" style:family="paragraph" style:parent-style-name="Text_20_body">
      <style:text-properties fo:font-weight="normal" officeooo:rsid="0be77de9" officeooo:paragraph-rsid="0bea31a9" style:font-weight-asian="normal" style:font-weight-complex="normal"/>
    </style:style>
    <style:style style:name="P155" style:family="paragraph" style:parent-style-name="Text_20_body">
      <style:text-properties fo:font-weight="normal" officeooo:rsid="0beba6ee" officeooo:paragraph-rsid="0bef8a83" style:font-weight-asian="normal" style:font-weight-complex="normal"/>
    </style:style>
    <style:style style:name="P156" style:family="paragraph" style:parent-style-name="Text_20_body">
      <style:text-properties fo:font-weight="normal" officeooo:rsid="0beba6ee" officeooo:paragraph-rsid="0bf5eac5" style:font-weight-asian="normal" style:font-weight-complex="normal"/>
    </style:style>
    <style:style style:name="P157" style:family="paragraph" style:parent-style-name="Text_20_body">
      <style:text-properties fo:font-weight="normal" officeooo:rsid="0c44d6ba" officeooo:paragraph-rsid="0c44d6ba" style:font-weight-asian="normal" style:font-weight-complex="normal"/>
    </style:style>
    <style:style style:name="P158" style:family="paragraph" style:parent-style-name="Text_20_body">
      <style:text-properties fo:font-weight="normal" officeooo:rsid="0c6ad251" officeooo:paragraph-rsid="0c6ad251" style:font-weight-asian="normal" style:font-weight-complex="normal"/>
    </style:style>
    <style:style style:name="P159" style:family="paragraph" style:parent-style-name="Text_20_body">
      <style:text-properties officeooo:paragraph-rsid="09227ad9"/>
    </style:style>
    <style:style style:name="P160" style:family="paragraph" style:parent-style-name="Text_20_body">
      <style:text-properties officeooo:paragraph-rsid="09261d95"/>
    </style:style>
    <style:style style:name="P161" style:family="paragraph" style:parent-style-name="Text_20_body">
      <style:text-properties officeooo:paragraph-rsid="096e42ef"/>
    </style:style>
    <style:style style:name="P162" style:family="paragraph" style:parent-style-name="Text_20_body">
      <style:text-properties officeooo:paragraph-rsid="097707c4"/>
    </style:style>
    <style:style style:name="P163" style:family="paragraph" style:parent-style-name="Text_20_body">
      <style:text-properties officeooo:rsid="089319d3" officeooo:paragraph-rsid="089319d3"/>
    </style:style>
    <style:style style:name="P164" style:family="paragraph" style:parent-style-name="Text_20_body">
      <style:text-properties officeooo:rsid="089319d3" officeooo:paragraph-rsid="09aa08f3"/>
    </style:style>
    <style:style style:name="P165" style:family="paragraph" style:parent-style-name="Text_20_body">
      <style:text-properties officeooo:rsid="09aa08f3" officeooo:paragraph-rsid="09aa08f3"/>
    </style:style>
    <style:style style:name="P166" style:family="paragraph" style:parent-style-name="Text_20_body">
      <style:text-properties officeooo:rsid="09b11c44" officeooo:paragraph-rsid="09abf795"/>
    </style:style>
    <style:style style:name="P167" style:family="paragraph" style:parent-style-name="Text_20_body">
      <style:text-properties officeooo:rsid="09b11c44" officeooo:paragraph-rsid="09b11c44"/>
    </style:style>
    <style:style style:name="P168" style:family="paragraph" style:parent-style-name="Text_20_body">
      <style:text-properties officeooo:paragraph-rsid="09b11c44"/>
    </style:style>
    <style:style style:name="P169" style:family="paragraph" style:parent-style-name="Text_20_body">
      <style:text-properties officeooo:rsid="09b1cd56" officeooo:paragraph-rsid="09b1cd56"/>
    </style:style>
    <style:style style:name="P170" style:family="paragraph" style:parent-style-name="Text_20_body">
      <style:text-properties officeooo:rsid="09b7d8ff" officeooo:paragraph-rsid="09c00c31"/>
    </style:style>
    <style:style style:name="P171" style:family="paragraph" style:parent-style-name="Text_20_body">
      <style:text-properties officeooo:rsid="09bbcb7d" officeooo:paragraph-rsid="09bbcb7d"/>
    </style:style>
    <style:style style:name="P172" style:family="paragraph" style:parent-style-name="Text_20_body">
      <style:text-properties officeooo:rsid="09bbcb7d" officeooo:paragraph-rsid="0d72b559"/>
    </style:style>
    <style:style style:name="P173" style:family="paragraph" style:parent-style-name="Text_20_body">
      <style:text-properties officeooo:rsid="09bbcb7d" officeooo:paragraph-rsid="0d735a4e"/>
    </style:style>
    <style:style style:name="P174" style:family="paragraph" style:parent-style-name="Text_20_body">
      <style:text-properties officeooo:paragraph-rsid="09d2b276"/>
    </style:style>
    <style:style style:name="P175" style:family="paragraph" style:parent-style-name="Text_20_body">
      <style:text-properties officeooo:rsid="09dd2d21" officeooo:paragraph-rsid="09dd2d21"/>
    </style:style>
    <style:style style:name="P176" style:family="paragraph" style:parent-style-name="Text_20_body">
      <style:text-properties officeooo:rsid="09dd2d21" officeooo:paragraph-rsid="09e23276"/>
    </style:style>
    <style:style style:name="P177" style:family="paragraph" style:parent-style-name="Text_20_body">
      <style:text-properties officeooo:paragraph-rsid="09f4e6db"/>
    </style:style>
    <style:style style:name="P178" style:family="paragraph" style:parent-style-name="Text_20_body">
      <style:text-properties officeooo:rsid="09f5dc0e" officeooo:paragraph-rsid="09f5dc0e"/>
    </style:style>
    <style:style style:name="P179" style:family="paragraph" style:parent-style-name="Text_20_body">
      <style:text-properties style:font-name="Times New Roman1" officeooo:rsid="0943c021" officeooo:paragraph-rsid="096e42ef" style:font-size-asian="10.5pt"/>
    </style:style>
    <style:style style:name="P180" style:family="paragraph" style:parent-style-name="Text_20_body">
      <style:text-properties officeooo:rsid="09abf795" officeooo:paragraph-rsid="09abf795"/>
    </style:style>
    <style:style style:name="P181" style:family="paragraph" style:parent-style-name="Text_20_body">
      <style:text-properties officeooo:rsid="0a179c14" officeooo:paragraph-rsid="0a179c14"/>
    </style:style>
    <style:style style:name="P182" style:family="paragraph" style:parent-style-name="Text_20_body">
      <style:text-properties officeooo:paragraph-rsid="0a278272"/>
    </style:style>
    <style:style style:name="P183" style:family="paragraph" style:parent-style-name="Text_20_body">
      <style:text-properties officeooo:paragraph-rsid="0a349058"/>
    </style:style>
    <style:style style:name="P184" style:family="paragraph" style:parent-style-name="Text_20_body">
      <style:text-properties officeooo:rsid="0a349058" officeooo:paragraph-rsid="0a349058"/>
    </style:style>
    <style:style style:name="P185" style:family="paragraph" style:parent-style-name="Text_20_body">
      <style:text-properties officeooo:rsid="0a349058" officeooo:paragraph-rsid="0a67b453"/>
    </style:style>
    <style:style style:name="P186" style:family="paragraph" style:parent-style-name="Text_20_body">
      <style:text-properties officeooo:rsid="0a349058" officeooo:paragraph-rsid="0a70027a"/>
    </style:style>
    <style:style style:name="P187" style:family="paragraph" style:parent-style-name="Text_20_body">
      <style:text-properties officeooo:rsid="0a349058" officeooo:paragraph-rsid="0a867757"/>
    </style:style>
    <style:style style:name="P188" style:family="paragraph" style:parent-style-name="Text_20_body">
      <style:text-properties officeooo:rsid="0a3b7561" officeooo:paragraph-rsid="0a3b7561"/>
    </style:style>
    <style:style style:name="P189" style:family="paragraph" style:parent-style-name="Text_20_body">
      <style:text-properties officeooo:rsid="0a3bfb83" officeooo:paragraph-rsid="0a3bfb83"/>
    </style:style>
    <style:style style:name="P190" style:family="paragraph" style:parent-style-name="Text_20_body">
      <style:text-properties officeooo:rsid="0a3f60b6" officeooo:paragraph-rsid="0a3f60b6"/>
    </style:style>
    <style:style style:name="P191" style:family="paragraph" style:parent-style-name="Text_20_body">
      <style:text-properties officeooo:rsid="0a47b164" officeooo:paragraph-rsid="0a47b164"/>
    </style:style>
    <style:style style:name="P192" style:family="paragraph" style:parent-style-name="Text_20_body">
      <style:text-properties officeooo:rsid="0a47b164" officeooo:paragraph-rsid="0a5406a6"/>
    </style:style>
    <style:style style:name="P193" style:family="paragraph" style:parent-style-name="Text_20_body">
      <style:text-properties officeooo:rsid="0a5406a6" officeooo:paragraph-rsid="0a5406a6"/>
    </style:style>
    <style:style style:name="P194" style:family="paragraph" style:parent-style-name="Text_20_body">
      <style:text-properties fo:font-size="12pt" officeooo:paragraph-rsid="0a56e304" style:font-size-asian="12pt" style:font-size-complex="12pt"/>
    </style:style>
    <style:style style:name="P195" style:family="paragraph" style:parent-style-name="Text_20_body">
      <style:text-properties fo:font-size="12pt" fo:font-style="normal" fo:font-weight="normal" officeooo:rsid="0a9ab722" officeooo:paragraph-rsid="0a991bc3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Text_20_body">
      <style:text-properties officeooo:rsid="0a56e304" officeooo:paragraph-rsid="0a56e304"/>
    </style:style>
    <style:style style:name="P197" style:family="paragraph" style:parent-style-name="Text_20_body">
      <style:text-properties officeooo:rsid="0a64d7b7" officeooo:paragraph-rsid="0a64d7b7"/>
    </style:style>
    <style:style style:name="P198" style:family="paragraph" style:parent-style-name="Text_20_body">
      <style:text-properties officeooo:rsid="0a64d7b7" officeooo:paragraph-rsid="0a660587"/>
    </style:style>
    <style:style style:name="P199" style:family="paragraph" style:parent-style-name="Text_20_body">
      <style:text-properties officeooo:rsid="0a73ba50" officeooo:paragraph-rsid="0a73ba50"/>
    </style:style>
    <style:style style:name="P200" style:family="paragraph" style:parent-style-name="Text_20_body">
      <style:text-properties officeooo:rsid="0a73ba50" officeooo:paragraph-rsid="0a991bc3"/>
    </style:style>
    <style:style style:name="P201" style:family="paragraph" style:parent-style-name="Text_20_body">
      <style:text-properties officeooo:rsid="0a73ba50" officeooo:paragraph-rsid="0a9dda78"/>
    </style:style>
    <style:style style:name="P202" style:family="paragraph" style:parent-style-name="Text_20_body">
      <style:text-properties officeooo:rsid="0a8ffb38" officeooo:paragraph-rsid="0a8ffb38"/>
    </style:style>
    <style:style style:name="P203" style:family="paragraph" style:parent-style-name="Text_20_body">
      <style:text-properties officeooo:rsid="0aa4d270" officeooo:paragraph-rsid="0aa4d270"/>
    </style:style>
    <style:style style:name="P204" style:family="paragraph" style:parent-style-name="Text_20_body">
      <style:text-properties officeooo:rsid="0aa63574" officeooo:paragraph-rsid="0aa63574"/>
    </style:style>
    <style:style style:name="P205" style:family="paragraph" style:parent-style-name="Text_20_body">
      <style:text-properties officeooo:rsid="0a651322" officeooo:paragraph-rsid="0a660587"/>
    </style:style>
    <style:style style:name="P206" style:family="paragraph" style:parent-style-name="Text_20_body">
      <style:text-properties officeooo:rsid="0a67b453" officeooo:paragraph-rsid="0a67b453"/>
    </style:style>
    <style:style style:name="P207" style:family="paragraph" style:parent-style-name="Text_20_body">
      <style:text-properties officeooo:rsid="0ab9a1f6" officeooo:paragraph-rsid="0ae3a104"/>
    </style:style>
    <style:style style:name="P208" style:family="paragraph" style:parent-style-name="Text_20_body">
      <style:text-properties officeooo:rsid="0abf7802" officeooo:paragraph-rsid="0ac158e3"/>
    </style:style>
    <style:style style:name="P209" style:family="paragraph" style:parent-style-name="Text_20_body">
      <style:text-properties officeooo:rsid="0abf7802" officeooo:paragraph-rsid="0ac9238e"/>
    </style:style>
    <style:style style:name="P210" style:family="paragraph" style:parent-style-name="Text_20_body">
      <style:text-properties officeooo:rsid="0abf7802" officeooo:paragraph-rsid="0acb382d"/>
    </style:style>
    <style:style style:name="P211" style:family="paragraph" style:parent-style-name="Text_20_body">
      <style:text-properties officeooo:rsid="0ac59bd6" officeooo:paragraph-rsid="0ac59bd6"/>
    </style:style>
    <style:style style:name="P212" style:family="paragraph" style:parent-style-name="Text_20_body">
      <style:text-properties officeooo:rsid="0ad6a73e" officeooo:paragraph-rsid="0ad6a73e"/>
    </style:style>
    <style:style style:name="P213" style:family="paragraph" style:parent-style-name="Text_20_body">
      <style:text-properties officeooo:paragraph-rsid="09f06f02"/>
    </style:style>
    <style:style style:name="P214" style:family="paragraph" style:parent-style-name="Text_20_body">
      <style:text-properties officeooo:rsid="0ada98b0" officeooo:paragraph-rsid="09f06f02"/>
    </style:style>
    <style:style style:name="P215" style:family="paragraph" style:parent-style-name="Text_20_body">
      <style:text-properties officeooo:rsid="0ada98b0" officeooo:paragraph-rsid="0ada98b0"/>
    </style:style>
    <style:style style:name="P216" style:family="paragraph" style:parent-style-name="Text_20_body">
      <style:text-properties officeooo:rsid="0ada98b0" officeooo:paragraph-rsid="0adb8f50"/>
    </style:style>
    <style:style style:name="P217" style:family="paragraph" style:parent-style-name="Text_20_body">
      <style:text-properties officeooo:rsid="0ada98b0" officeooo:paragraph-rsid="0adc10d9"/>
    </style:style>
    <style:style style:name="P218" style:family="paragraph" style:parent-style-name="Text_20_body">
      <style:text-properties officeooo:rsid="0ada98b0" officeooo:paragraph-rsid="0addd47e"/>
    </style:style>
    <style:style style:name="P219" style:family="paragraph" style:parent-style-name="Text_20_body">
      <style:text-properties officeooo:rsid="0ada98b0" officeooo:paragraph-rsid="0adea10b"/>
    </style:style>
    <style:style style:name="P220" style:family="paragraph" style:parent-style-name="Text_20_body">
      <style:text-properties officeooo:rsid="0ada98b0" officeooo:paragraph-rsid="0adf020f"/>
    </style:style>
    <style:style style:name="P221" style:family="paragraph" style:parent-style-name="Text_20_body">
      <style:text-properties officeooo:rsid="0ae1c0e9" officeooo:paragraph-rsid="0ae1c0e9"/>
    </style:style>
    <style:style style:name="P222" style:family="paragraph" style:parent-style-name="Text_20_body">
      <style:text-properties officeooo:rsid="0ae70116" officeooo:paragraph-rsid="0ae70116"/>
    </style:style>
    <style:style style:name="P223" style:family="paragraph" style:parent-style-name="Text_20_body">
      <style:text-properties officeooo:paragraph-rsid="0aefd4ba"/>
    </style:style>
    <style:style style:name="P224" style:family="paragraph" style:parent-style-name="Text_20_body">
      <style:text-properties officeooo:paragraph-rsid="0af1697a"/>
    </style:style>
    <style:style style:name="P225" style:family="paragraph" style:parent-style-name="Text_20_body">
      <style:text-properties officeooo:paragraph-rsid="0af3e3da"/>
    </style:style>
    <style:style style:name="P226" style:family="paragraph" style:parent-style-name="Text_20_body">
      <style:text-properties officeooo:rsid="0af3e3da" officeooo:paragraph-rsid="0af3e3da"/>
    </style:style>
    <style:style style:name="P227" style:family="paragraph" style:parent-style-name="Text_20_body">
      <style:text-properties officeooo:rsid="0af3e3da" officeooo:paragraph-rsid="0b478586"/>
    </style:style>
    <style:style style:name="P228" style:family="paragraph" style:parent-style-name="Text_20_body">
      <style:text-properties officeooo:rsid="0b02d899" officeooo:paragraph-rsid="0b02d899"/>
    </style:style>
    <style:style style:name="P229" style:family="paragraph" style:parent-style-name="Text_20_body">
      <style:text-properties officeooo:rsid="0b02d899" officeooo:paragraph-rsid="0b066f8c"/>
    </style:style>
    <style:style style:name="P230" style:family="paragraph" style:parent-style-name="Text_20_body">
      <style:text-properties officeooo:rsid="0b02d899" officeooo:paragraph-rsid="0b11c942"/>
    </style:style>
    <style:style style:name="P231" style:family="paragraph" style:parent-style-name="Text_20_body">
      <style:text-properties officeooo:rsid="0b02d899" officeooo:paragraph-rsid="0b169c79"/>
    </style:style>
    <style:style style:name="P232" style:family="paragraph" style:parent-style-name="Text_20_body">
      <style:text-properties officeooo:rsid="0b02d899" officeooo:paragraph-rsid="0b1adb20"/>
    </style:style>
    <style:style style:name="P233" style:family="paragraph" style:parent-style-name="Text_20_body">
      <style:text-properties officeooo:rsid="0b02d899" officeooo:paragraph-rsid="0b1b0197"/>
    </style:style>
    <style:style style:name="P234" style:family="paragraph" style:parent-style-name="Text_20_body">
      <style:text-properties officeooo:rsid="0b066f8c" officeooo:paragraph-rsid="0b066f8c"/>
    </style:style>
    <style:style style:name="P235" style:family="paragraph" style:parent-style-name="Text_20_body">
      <style:text-properties officeooo:rsid="0b0cef62" officeooo:paragraph-rsid="0b0ee618"/>
    </style:style>
    <style:style style:name="P236" style:family="paragraph" style:parent-style-name="Text_20_body">
      <style:text-properties officeooo:rsid="0b11c942" officeooo:paragraph-rsid="0b11c942"/>
    </style:style>
    <style:style style:name="P237" style:family="paragraph" style:parent-style-name="Text_20_body">
      <style:text-properties officeooo:rsid="0b11c942" officeooo:paragraph-rsid="0b1358f4"/>
    </style:style>
    <style:style style:name="P238" style:family="paragraph" style:parent-style-name="Text_20_body">
      <style:text-properties officeooo:rsid="0b11c942" officeooo:paragraph-rsid="0b1adb20"/>
    </style:style>
    <style:style style:name="P239" style:family="paragraph" style:parent-style-name="Text_20_body">
      <style:text-properties officeooo:rsid="0b11c942" officeooo:paragraph-rsid="0b1b0197"/>
    </style:style>
    <style:style style:name="P240" style:family="paragraph" style:parent-style-name="Text_20_body">
      <style:text-properties officeooo:rsid="0b11c942" officeooo:paragraph-rsid="0b1b11f3"/>
    </style:style>
    <style:style style:name="P241" style:family="paragraph" style:parent-style-name="Text_20_body">
      <style:text-properties officeooo:rsid="0b14a5fc" officeooo:paragraph-rsid="0b14a5fc"/>
    </style:style>
    <style:style style:name="P242" style:family="paragraph" style:parent-style-name="Text_20_body">
      <style:text-properties officeooo:rsid="0b1adb20" officeooo:paragraph-rsid="0b1adb20"/>
    </style:style>
    <style:style style:name="P243" style:family="paragraph" style:parent-style-name="Text_20_body">
      <style:text-properties officeooo:rsid="0b1b11f3" officeooo:paragraph-rsid="0b1b11f3"/>
    </style:style>
    <style:style style:name="P244" style:family="paragraph" style:parent-style-name="Text_20_body">
      <style:text-properties officeooo:rsid="0b1c0cf4" officeooo:paragraph-rsid="0b1c0cf4"/>
    </style:style>
    <style:style style:name="P245" style:family="paragraph" style:parent-style-name="Text_20_body">
      <style:text-properties officeooo:rsid="0ad7e24d" officeooo:paragraph-rsid="0ac158e3"/>
    </style:style>
    <style:style style:name="P246" style:family="paragraph" style:parent-style-name="Text_20_body">
      <style:text-properties officeooo:paragraph-rsid="09fe549a"/>
    </style:style>
    <style:style style:name="P247" style:family="paragraph" style:parent-style-name="Text_20_body">
      <style:text-properties officeooo:rsid="0b237210" officeooo:paragraph-rsid="0b237210"/>
    </style:style>
    <style:style style:name="P248" style:family="paragraph" style:parent-style-name="Text_20_body">
      <style:text-properties officeooo:rsid="0b237210" officeooo:paragraph-rsid="0b262611"/>
    </style:style>
    <style:style style:name="P249" style:family="paragraph" style:parent-style-name="Text_20_body">
      <style:text-properties officeooo:rsid="0b237210" officeooo:paragraph-rsid="0b28a9fc"/>
    </style:style>
    <style:style style:name="P250" style:family="paragraph" style:parent-style-name="Text_20_body">
      <style:text-properties officeooo:rsid="0b237210" officeooo:paragraph-rsid="0b515089"/>
    </style:style>
    <style:style style:name="P251" style:family="paragraph" style:parent-style-name="Text_20_body">
      <style:text-properties officeooo:rsid="0b237210" officeooo:paragraph-rsid="0b5270c8"/>
    </style:style>
    <style:style style:name="P252" style:family="paragraph" style:parent-style-name="Text_20_body">
      <style:text-properties officeooo:rsid="0b2c4973" officeooo:paragraph-rsid="0b2c4973"/>
    </style:style>
    <style:style style:name="P253" style:family="paragraph" style:parent-style-name="Text_20_body">
      <style:text-properties officeooo:rsid="0b2c4973" officeooo:paragraph-rsid="0b515089"/>
    </style:style>
    <style:style style:name="P254" style:family="paragraph" style:parent-style-name="Text_20_body">
      <style:text-properties officeooo:rsid="0b2c4973" officeooo:paragraph-rsid="0b635dd7"/>
    </style:style>
    <style:style style:name="P255" style:family="paragraph" style:parent-style-name="Text_20_body">
      <style:text-properties officeooo:rsid="0b2c4973" officeooo:paragraph-rsid="0b7a9d01"/>
    </style:style>
    <style:style style:name="P256" style:family="paragraph" style:parent-style-name="Text_20_body">
      <style:text-properties officeooo:rsid="0b409527" officeooo:paragraph-rsid="0b409527"/>
    </style:style>
    <style:style style:name="P257" style:family="paragraph" style:parent-style-name="Text_20_body">
      <style:text-properties officeooo:rsid="0b425d5f" officeooo:paragraph-rsid="0b425d5f"/>
    </style:style>
    <style:style style:name="P258" style:family="paragraph" style:parent-style-name="Text_20_body">
      <style:text-properties officeooo:rsid="0b480c8f" officeooo:paragraph-rsid="0b480c8f"/>
    </style:style>
    <style:style style:name="P259" style:family="paragraph" style:parent-style-name="Text_20_body">
      <style:text-properties officeooo:rsid="0b48d502" officeooo:paragraph-rsid="0b48d502"/>
    </style:style>
    <style:style style:name="P260" style:family="paragraph" style:parent-style-name="Text_20_body">
      <style:text-properties officeooo:paragraph-rsid="0b515089"/>
    </style:style>
    <style:style style:name="P261" style:family="paragraph" style:parent-style-name="Text_20_body">
      <style:text-properties officeooo:paragraph-rsid="0b69836b"/>
    </style:style>
    <style:style style:name="P262" style:family="paragraph" style:parent-style-name="Text_20_body">
      <style:text-properties officeooo:rsid="0b87f3ac" officeooo:paragraph-rsid="0b87f3ac"/>
    </style:style>
    <style:style style:name="P263" style:family="paragraph" style:parent-style-name="Text_20_body">
      <style:text-properties officeooo:paragraph-rsid="0b87f3ac"/>
    </style:style>
    <style:style style:name="P264" style:family="paragraph" style:parent-style-name="Text_20_body">
      <style:text-properties officeooo:rsid="0b89fe06" officeooo:paragraph-rsid="0b89fe06"/>
    </style:style>
    <style:style style:name="P265" style:family="paragraph" style:parent-style-name="Text_20_body">
      <style:text-properties officeooo:rsid="0b89fe06" officeooo:paragraph-rsid="0b8de56a"/>
    </style:style>
    <style:style style:name="P266" style:family="paragraph" style:parent-style-name="Text_20_body">
      <style:text-properties officeooo:rsid="0b89fe06" officeooo:paragraph-rsid="0b8eaeb0"/>
    </style:style>
    <style:style style:name="P267" style:family="paragraph" style:parent-style-name="Text_20_body">
      <style:text-properties officeooo:rsid="0b89fe06" officeooo:paragraph-rsid="0b9257f2"/>
    </style:style>
    <style:style style:name="P268" style:family="paragraph" style:parent-style-name="Text_20_body">
      <style:text-properties officeooo:rsid="0b931e41" officeooo:paragraph-rsid="0b95418d"/>
    </style:style>
    <style:style style:name="P269" style:family="paragraph" style:parent-style-name="Text_20_body">
      <style:text-properties officeooo:rsid="0b9632f6" officeooo:paragraph-rsid="0b9632f6"/>
    </style:style>
    <style:style style:name="P270" style:family="paragraph" style:parent-style-name="Text_20_body">
      <style:text-properties officeooo:paragraph-rsid="0bc5f384"/>
    </style:style>
    <style:style style:name="P271" style:family="paragraph" style:parent-style-name="Text_20_body">
      <style:text-properties officeooo:rsid="0baeb9d4" officeooo:paragraph-rsid="0bce9b67"/>
    </style:style>
    <style:style style:name="P272" style:family="paragraph" style:parent-style-name="Text_20_body">
      <style:text-properties officeooo:rsid="0ba79e09" officeooo:paragraph-rsid="0ba96aed"/>
    </style:style>
    <style:style style:name="P273" style:family="paragraph" style:parent-style-name="Text_20_body">
      <style:text-properties officeooo:rsid="0ba79e09" officeooo:paragraph-rsid="0bd0eaf6"/>
    </style:style>
    <style:style style:name="P274" style:family="paragraph" style:parent-style-name="Text_20_body">
      <style:text-properties officeooo:rsid="0ba79e09" officeooo:paragraph-rsid="0bd10341"/>
    </style:style>
    <style:style style:name="P275" style:family="paragraph" style:parent-style-name="Text_20_body">
      <style:text-properties officeooo:rsid="0ba79e09" officeooo:paragraph-rsid="0bdaa5b4"/>
    </style:style>
    <style:style style:name="P276" style:family="paragraph" style:parent-style-name="Text_20_body">
      <style:text-properties officeooo:rsid="0ba79e09" officeooo:paragraph-rsid="0be09f83"/>
    </style:style>
    <style:style style:name="P277" style:family="paragraph" style:parent-style-name="Text_20_body">
      <style:text-properties officeooo:rsid="0ba79e09" officeooo:paragraph-rsid="0be4ce99"/>
    </style:style>
    <style:style style:name="P278" style:family="paragraph" style:parent-style-name="Text_20_body">
      <style:text-properties officeooo:rsid="0ba419b6" officeooo:paragraph-rsid="0bc5f384"/>
    </style:style>
    <style:style style:name="P279" style:family="paragraph" style:parent-style-name="Text_20_body">
      <style:text-properties officeooo:rsid="0bd0eaf6" officeooo:paragraph-rsid="0bd0eaf6"/>
    </style:style>
    <style:style style:name="P280" style:family="paragraph" style:parent-style-name="Text_20_body">
      <style:text-properties officeooo:rsid="0bd0eaf6" officeooo:paragraph-rsid="0bdf9a67"/>
    </style:style>
    <style:style style:name="P281" style:family="paragraph" style:parent-style-name="Text_20_body">
      <style:text-properties officeooo:rsid="0bdded88" officeooo:paragraph-rsid="0bdded88"/>
    </style:style>
    <style:style style:name="P282" style:family="paragraph" style:parent-style-name="Text_20_body">
      <style:text-properties officeooo:rsid="0be77de9" officeooo:paragraph-rsid="0be77de9"/>
    </style:style>
    <style:style style:name="P283" style:family="paragraph" style:parent-style-name="Text_20_body">
      <style:text-properties officeooo:rsid="0be77de9" officeooo:paragraph-rsid="0be8003b"/>
    </style:style>
    <style:style style:name="P284" style:family="paragraph" style:parent-style-name="Text_20_body">
      <style:text-properties officeooo:rsid="0be77de9" officeooo:paragraph-rsid="0bea31a9"/>
    </style:style>
    <style:style style:name="P285" style:family="paragraph" style:parent-style-name="Text_20_body">
      <style:text-properties officeooo:rsid="0bd313c0" officeooo:paragraph-rsid="0bdf9a67"/>
    </style:style>
    <style:style style:name="P286" style:family="paragraph" style:parent-style-name="Text_20_body">
      <style:text-properties officeooo:paragraph-rsid="0a225e21"/>
    </style:style>
    <style:style style:name="P287" style:family="paragraph" style:parent-style-name="Text_20_body">
      <style:text-properties officeooo:paragraph-rsid="0c072ebd"/>
    </style:style>
    <style:style style:name="P288" style:family="paragraph" style:parent-style-name="Text_20_body">
      <style:text-properties officeooo:paragraph-rsid="0c07b04a"/>
    </style:style>
    <style:style style:name="P289" style:family="paragraph" style:parent-style-name="Text_20_body">
      <style:text-properties officeooo:paragraph-rsid="0c0f1190"/>
    </style:style>
    <style:style style:name="P290" style:family="paragraph" style:parent-style-name="Text_20_body">
      <style:text-properties officeooo:rsid="0c0f1190" officeooo:paragraph-rsid="0c0f1190"/>
    </style:style>
    <style:style style:name="P291" style:family="paragraph" style:parent-style-name="Text_20_body">
      <style:text-properties officeooo:rsid="0c0f1190" officeooo:paragraph-rsid="0c1707cc"/>
    </style:style>
    <style:style style:name="P292" style:family="paragraph" style:parent-style-name="Text_20_body">
      <style:text-properties officeooo:paragraph-rsid="0a250cc8"/>
    </style:style>
    <style:style style:name="P293" style:family="paragraph" style:parent-style-name="Text_20_body">
      <style:text-properties officeooo:rsid="0c1f79c0" officeooo:paragraph-rsid="0c1f79c0"/>
    </style:style>
    <style:style style:name="P294" style:family="paragraph" style:parent-style-name="Text_20_body">
      <style:text-properties officeooo:rsid="0c1f79c0" officeooo:paragraph-rsid="0c3bf32b"/>
    </style:style>
    <style:style style:name="P295" style:family="paragraph" style:parent-style-name="Text_20_body">
      <style:text-properties officeooo:rsid="0c241230" officeooo:paragraph-rsid="0c241230"/>
    </style:style>
    <style:style style:name="P296" style:family="paragraph" style:parent-style-name="Text_20_body">
      <style:text-properties officeooo:rsid="0c241230" officeooo:paragraph-rsid="0c28660f"/>
    </style:style>
    <style:style style:name="P297" style:family="paragraph" style:parent-style-name="Text_20_body">
      <style:text-properties officeooo:rsid="0c3078cf" officeooo:paragraph-rsid="0c3078cf"/>
    </style:style>
    <style:style style:name="P298" style:family="paragraph" style:parent-style-name="Text_20_body">
      <style:text-properties officeooo:rsid="0c30e8f6" officeooo:paragraph-rsid="0c30e8f6"/>
    </style:style>
    <style:style style:name="P299" style:family="paragraph" style:parent-style-name="Text_20_body">
      <style:text-properties officeooo:rsid="0c35eaa1" officeooo:paragraph-rsid="0c35eaa1"/>
    </style:style>
    <style:style style:name="P300" style:family="paragraph" style:parent-style-name="Text_20_body">
      <style:text-properties officeooo:rsid="0c380a8c" officeooo:paragraph-rsid="0c380a8c"/>
    </style:style>
    <style:style style:name="P301" style:family="paragraph" style:parent-style-name="Text_20_body">
      <style:text-properties officeooo:rsid="0c380a8c" officeooo:paragraph-rsid="0c3ae7b2"/>
    </style:style>
    <style:style style:name="P302" style:family="paragraph" style:parent-style-name="Text_20_body">
      <style:text-properties officeooo:rsid="0c380a8c" officeooo:paragraph-rsid="0c3bf32b"/>
    </style:style>
    <style:style style:name="P303" style:family="paragraph" style:parent-style-name="Text_20_body">
      <style:text-properties fo:font-style="normal" fo:font-weight="bold" officeooo:rsid="0c1f79c0" officeooo:paragraph-rsid="0c3bf32b" style:font-style-asian="normal" style:font-weight-asian="bold" style:font-style-complex="normal" style:font-weight-complex="bold"/>
    </style:style>
    <style:style style:name="P304" style:family="paragraph" style:parent-style-name="Text_20_body">
      <style:text-properties fo:font-style="normal" fo:font-weight="bold" officeooo:rsid="0c1f79c0" officeooo:paragraph-rsid="0c3f98aa" style:font-style-asian="normal" style:font-weight-asian="bold" style:font-style-complex="normal" style:font-weight-complex="bold"/>
    </style:style>
    <style:style style:name="P305" style:family="paragraph" style:parent-style-name="Text_20_body">
      <style:text-properties fo:font-style="normal" fo:font-weight="bold" officeooo:rsid="0c1f79c0" officeooo:paragraph-rsid="0c667595" style:font-style-asian="normal" style:font-weight-asian="bold" style:font-style-complex="normal" style:font-weight-complex="bold"/>
    </style:style>
    <style:style style:name="P306" style:family="paragraph" style:parent-style-name="Text_20_body">
      <style:text-properties fo:font-style="normal" fo:font-weight="bold" officeooo:rsid="0c1f79c0" officeooo:paragraph-rsid="0c69bed6" style:font-style-asian="normal" style:font-weight-asian="bold" style:font-style-complex="normal" style:font-weight-complex="bold"/>
    </style:style>
    <style:style style:name="P307" style:family="paragraph" style:parent-style-name="Text_20_body">
      <style:text-properties fo:font-style="normal" fo:font-weight="bold" officeooo:rsid="0c3f98aa" officeooo:paragraph-rsid="0c3f98aa" style:font-style-asian="normal" style:font-weight-asian="bold" style:font-style-complex="normal" style:font-weight-complex="bold"/>
    </style:style>
    <style:style style:name="P308" style:family="paragraph" style:parent-style-name="Text_20_body">
      <style:text-properties officeooo:rsid="0c41f5ae" officeooo:paragraph-rsid="0c431010"/>
    </style:style>
    <style:style style:name="P309" style:family="paragraph" style:parent-style-name="Text_20_body">
      <style:text-properties officeooo:rsid="0c55196f" officeooo:paragraph-rsid="0c55196f"/>
    </style:style>
    <style:style style:name="P310" style:family="paragraph" style:parent-style-name="Text_20_body">
      <style:text-properties officeooo:rsid="0c07b04a" officeooo:paragraph-rsid="0c07b04a"/>
    </style:style>
    <style:style style:name="P311" style:family="paragraph" style:parent-style-name="Text_20_body">
      <style:text-properties officeooo:rsid="0c5763ca" officeooo:paragraph-rsid="0c5763ca"/>
    </style:style>
    <style:style style:name="P312" style:family="paragraph" style:parent-style-name="Text_20_body">
      <style:text-properties officeooo:rsid="0c5763ca" officeooo:paragraph-rsid="0c756ed8"/>
    </style:style>
    <style:style style:name="P313" style:family="paragraph" style:parent-style-name="Text_20_body">
      <style:text-properties officeooo:rsid="0c6235c5" officeooo:paragraph-rsid="0c6235c5"/>
    </style:style>
    <style:style style:name="P314" style:family="paragraph" style:parent-style-name="Text_20_body">
      <style:text-properties officeooo:rsid="0c63fb85" officeooo:paragraph-rsid="0c63fb85"/>
    </style:style>
    <style:style style:name="P315" style:family="paragraph" style:parent-style-name="Text_20_body">
      <style:text-properties officeooo:rsid="0c6ad251" officeooo:paragraph-rsid="0c6ad251"/>
    </style:style>
    <style:style style:name="P316" style:family="paragraph" style:parent-style-name="Text_20_body">
      <style:text-properties officeooo:paragraph-rsid="0c78b661"/>
    </style:style>
    <style:style style:name="P317" style:family="paragraph" style:parent-style-name="Text_20_body">
      <style:text-properties officeooo:paragraph-rsid="0c9b3ff6"/>
    </style:style>
    <style:style style:name="P318" style:family="paragraph" style:parent-style-name="Text_20_body">
      <style:text-properties officeooo:rsid="0cae220a" officeooo:paragraph-rsid="0cae220a"/>
    </style:style>
    <style:style style:name="P319" style:family="paragraph" style:parent-style-name="Text_20_body">
      <style:text-properties officeooo:rsid="0cae220a" officeooo:paragraph-rsid="0caea1be"/>
    </style:style>
    <style:style style:name="P320" style:family="paragraph" style:parent-style-name="Text_20_body">
      <style:text-properties officeooo:rsid="0cae220a" officeooo:paragraph-rsid="0caf2912"/>
    </style:style>
    <style:style style:name="P321" style:family="paragraph" style:parent-style-name="Text_20_body">
      <style:text-properties officeooo:rsid="0caf2912" officeooo:paragraph-rsid="0caf2912"/>
    </style:style>
    <style:style style:name="P322" style:family="paragraph" style:parent-style-name="Text_20_body">
      <style:text-properties officeooo:paragraph-rsid="0cb0524f"/>
    </style:style>
    <style:style style:name="P323" style:family="paragraph" style:parent-style-name="Text_20_body">
      <style:text-properties officeooo:rsid="0cc853b9" officeooo:paragraph-rsid="0cc853b9"/>
    </style:style>
    <style:style style:name="P324" style:family="paragraph" style:parent-style-name="Text_20_body">
      <style:text-properties officeooo:rsid="0cda39d3" officeooo:paragraph-rsid="0cda39d3"/>
    </style:style>
    <style:style style:name="P325" style:family="paragraph" style:parent-style-name="Text_20_body">
      <style:text-properties style:font-name="Times New Roman4" officeooo:rsid="0cdf6882" officeooo:paragraph-rsid="0cdf6882"/>
    </style:style>
    <style:style style:name="P326" style:family="paragraph" style:parent-style-name="Text_20_body">
      <style:paragraph-properties fo:text-align="justify" style:justify-single-word="false"/>
      <style:text-properties style:font-name="Times New Roman4" officeooo:rsid="0cdf6882" officeooo:paragraph-rsid="0cdf6882" style:font-size-asian="10.5pt"/>
    </style:style>
    <style:style style:name="P327" style:family="paragraph" style:parent-style-name="Text_20_body">
      <style:text-properties officeooo:rsid="0ce19873" officeooo:paragraph-rsid="0ce19873"/>
    </style:style>
    <style:style style:name="P328" style:family="paragraph" style:parent-style-name="Text_20_body">
      <style:text-properties officeooo:rsid="0cea56c3" officeooo:paragraph-rsid="0cea56c3"/>
    </style:style>
    <style:style style:name="P329" style:family="paragraph" style:parent-style-name="Text_20_body">
      <style:text-properties officeooo:rsid="0c78b661" officeooo:paragraph-rsid="0c78b661"/>
    </style:style>
    <style:style style:name="P330" style:family="paragraph" style:parent-style-name="Text_20_body">
      <style:text-properties officeooo:rsid="0ca642e3" officeooo:paragraph-rsid="0ca642e3"/>
    </style:style>
    <style:style style:name="P331" style:family="paragraph" style:parent-style-name="Text_20_body">
      <style:text-properties officeooo:paragraph-rsid="0cff2d1e"/>
    </style:style>
    <style:style style:name="P332" style:family="paragraph" style:parent-style-name="Text_20_body">
      <style:text-properties officeooo:rsid="0d17b84a" officeooo:paragraph-rsid="0d17b84a"/>
    </style:style>
    <style:style style:name="P333" style:family="paragraph" style:parent-style-name="Text_20_body">
      <style:text-properties officeooo:rsid="0d293493" officeooo:paragraph-rsid="0d3d731e"/>
    </style:style>
    <style:style style:name="P334" style:family="paragraph" style:parent-style-name="Text_20_body">
      <style:text-properties officeooo:paragraph-rsid="0d2ed3db"/>
    </style:style>
    <style:style style:name="P335" style:family="paragraph" style:parent-style-name="Text_20_body">
      <style:text-properties officeooo:rsid="0d4513c6" officeooo:paragraph-rsid="0d4513c6"/>
    </style:style>
    <style:style style:name="P336" style:family="paragraph" style:parent-style-name="Text_20_body">
      <style:text-properties officeooo:rsid="0d4513c6" officeooo:paragraph-rsid="0d591768"/>
    </style:style>
    <style:style style:name="P337" style:family="paragraph" style:parent-style-name="Text_20_body">
      <style:paragraph-properties fo:text-align="start" style:justify-single-word="false"/>
      <style:text-properties officeooo:paragraph-rsid="0d5f6fda"/>
    </style:style>
    <style:style style:name="P338" style:family="paragraph" style:parent-style-name="Text_20_body">
      <style:text-properties style:font-name="monospace" officeooo:paragraph-rsid="0d5e146d"/>
    </style:style>
    <style:style style:name="P339" style:family="paragraph" style:parent-style-name="Text_20_body">
      <style:text-properties officeooo:paragraph-rsid="0d735a4e"/>
    </style:style>
    <style:style style:name="P340" style:family="paragraph" style:parent-style-name="Text_20_body">
      <style:text-properties officeooo:rsid="0d7a342f" officeooo:paragraph-rsid="0d7a342f"/>
    </style:style>
    <style:style style:name="P341" style:family="paragraph" style:parent-style-name="Text_20_body">
      <style:text-properties officeooo:paragraph-rsid="0d860d63"/>
    </style:style>
    <style:style style:name="P342" style:family="paragraph" style:parent-style-name="Text_20_body">
      <style:text-properties officeooo:paragraph-rsid="0d88b1b5"/>
    </style:style>
    <style:style style:name="P343" style:family="paragraph" style:parent-style-name="Text_20_body">
      <style:text-properties officeooo:paragraph-rsid="0d852ab6"/>
    </style:style>
    <style:style style:name="P344" style:family="paragraph" style:parent-style-name="Text_20_body">
      <style:text-properties officeooo:rsid="0d913d28" officeooo:paragraph-rsid="0d913d28"/>
    </style:style>
    <style:style style:name="P345" style:family="paragraph" style:parent-style-name="Title">
      <style:text-properties officeooo:rsid="05d98d26" officeooo:paragraph-rsid="05d98d26"/>
    </style:style>
    <style:style style:name="P346" style:family="paragraph" style:parent-style-name="Title">
      <style:text-properties fo:font-size="54pt" officeooo:rsid="05daedc2" officeooo:paragraph-rsid="05daedc2" style:font-size-asian="54pt" style:font-size-complex="54pt"/>
    </style:style>
    <style:style style:name="P347" style:family="paragraph" style:parent-style-name="Title">
      <style:text-properties fo:font-size="48pt" officeooo:rsid="07842583" officeooo:paragraph-rsid="07842583" style:font-size-asian="48pt" style:font-size-complex="48pt"/>
    </style:style>
    <style:style style:name="P348" style:family="paragraph" style:parent-style-name="Title">
      <style:text-properties officeooo:rsid="0bfac71a" officeooo:paragraph-rsid="05d98d26"/>
    </style:style>
    <style:style style:name="P349" style:family="paragraph" style:parent-style-name="Text_20_body">
      <style:paragraph-properties fo:break-before="page"/>
      <style:text-properties officeooo:paragraph-rsid="013d743d"/>
    </style:style>
    <style:style style:name="P350" style:family="paragraph" style:parent-style-name="Text_20_body">
      <style:paragraph-properties fo:text-align="end" style:justify-single-word="false" fo:break-before="page"/>
      <style:text-properties fo:font-style="italic" officeooo:rsid="02b0f7a2" officeooo:paragraph-rsid="05d98d26" style:font-style-asian="italic" style:font-style-complex="italic"/>
    </style:style>
    <style:style style:name="P351" style:family="paragraph" style:parent-style-name="Quotations">
      <style:text-properties officeooo:paragraph-rsid="07d6aefb"/>
    </style:style>
    <style:style style:name="P352" style:family="paragraph" style:parent-style-name="Quotations">
      <style:text-properties fo:font-weight="bold" style:font-weight-asian="bold" style:font-weight-complex="bold"/>
    </style:style>
    <style:style style:name="P353" style:family="paragraph" style:parent-style-name="Quotations">
      <style:text-properties fo:font-weight="bold" officeooo:rsid="07e8a5be" style:font-weight-asian="bold" style:font-weight-complex="bold"/>
    </style:style>
    <style:style style:name="P354" style:family="paragraph" style:parent-style-name="Quotations">
      <style:text-properties fo:font-size="12pt" style:font-size-asian="12pt" style:font-size-complex="12pt"/>
    </style:style>
    <style:style style:name="P355" style:family="paragraph" style:parent-style-name="Quotations">
      <style:text-properties fo:font-size="12pt" officeooo:rsid="0a5406a6" officeooo:paragraph-rsid="0a54ad3d" style:font-size-asian="12pt" style:font-size-complex="12pt"/>
    </style:style>
    <style:style style:name="P356" style:family="paragraph" style:parent-style-name="Quotations">
      <style:text-properties fo:font-size="12pt" officeooo:paragraph-rsid="0a54ad3d" style:font-size-asian="12pt" style:font-size-complex="12pt"/>
    </style:style>
    <style:style style:name="P357" style:family="paragraph" style:parent-style-name="Quotations">
      <style:text-properties fo:font-size="12pt" officeooo:rsid="0a56e304" officeooo:paragraph-rsid="0a58b23d" style:font-size-asian="12pt" style:font-size-complex="12pt"/>
    </style:style>
    <style:style style:name="P358" style:family="paragraph" style:parent-style-name="Quotations">
      <style:text-properties fo:font-size="12pt" officeooo:paragraph-rsid="0a58b23d" style:font-size-asian="12pt" style:font-size-complex="12pt"/>
    </style:style>
    <style:style style:name="P359" style:family="paragraph" style:parent-style-name="Quotations">
      <style:text-properties fo:font-size="12pt" officeooo:paragraph-rsid="0a93b035" style:font-size-asian="12pt" style:font-size-complex="12pt"/>
    </style:style>
    <style:style style:name="P360" style:family="paragraph" style:parent-style-name="Quotations">
      <style:text-properties fo:font-size="12pt" officeooo:paragraph-rsid="0a975de3" style:font-size-asian="12pt" style:font-size-complex="12pt"/>
    </style:style>
    <style:style style:name="P361" style:family="paragraph" style:parent-style-name="Quotations">
      <style:text-properties fo:font-size="12pt" officeooo:paragraph-rsid="0a9dda78" style:font-size-asian="12pt" style:font-size-complex="12pt"/>
    </style:style>
    <style:style style:name="P362" style:family="paragraph" style:parent-style-name="Quotations">
      <style:text-properties fo:font-size="12pt" officeooo:paragraph-rsid="0aa147b5" style:font-size-asian="12pt" style:font-size-complex="12pt"/>
    </style:style>
    <style:style style:name="P363" style:family="paragraph" style:parent-style-name="Quotations">
      <style:text-properties fo:font-size="12pt" officeooo:rsid="0aa4d270" officeooo:paragraph-rsid="0aa4f99b" style:font-size-asian="12pt" style:font-size-complex="12pt"/>
    </style:style>
    <style:style style:name="P364" style:family="paragraph" style:parent-style-name="Quotations">
      <style:text-properties fo:font-size="12pt" officeooo:paragraph-rsid="0aa4f99b" style:font-size-asian="12pt" style:font-size-complex="12pt"/>
    </style:style>
    <style:style style:name="P365" style:family="paragraph" style:parent-style-name="Quotations">
      <style:text-properties fo:font-size="12pt" officeooo:rsid="0a5ff2ac" officeooo:paragraph-rsid="0a5ff2ac" style:font-size-asian="12pt" style:font-size-complex="12pt"/>
    </style:style>
    <style:style style:name="P366" style:family="paragraph" style:parent-style-name="Quotations">
      <style:text-properties fo:font-size="12pt" fo:font-style="normal" style:font-size-asian="12pt" style:font-style-asian="normal" style:font-size-complex="12pt" style:font-style-complex="normal"/>
    </style:style>
    <style:style style:name="P367" style:family="paragraph" style:parent-style-name="Quotations">
      <style:text-properties fo:font-size="12pt" fo:font-style="normal" officeooo:rsid="0a5e99bc" officeooo:paragraph-rsid="0a58b23d" style:font-size-asian="12pt" style:font-style-asian="normal" style:font-size-complex="12pt" style:font-style-complex="normal"/>
    </style:style>
    <style:style style:name="P368" style:family="paragraph" style:parent-style-name="Quotations">
      <style:text-properties fo:font-size="12pt" fo:font-style="normal" officeooo:rsid="0a56e304" officeooo:paragraph-rsid="0a93b035" style:font-size-asian="12pt" style:font-style-asian="normal" style:font-size-complex="12pt" style:font-style-complex="normal"/>
    </style:style>
    <style:style style:name="P369" style:family="paragraph" style:parent-style-name="Quotations">
      <style:text-properties fo:font-size="12pt" fo:font-style="normal" officeooo:rsid="0a56e304" officeooo:paragraph-rsid="0a975de3" style:font-size-asian="12pt" style:font-style-asian="normal" style:font-size-complex="12pt" style:font-style-complex="normal"/>
    </style:style>
    <style:style style:name="P370" style:family="paragraph" style:parent-style-name="Quotations">
      <style:text-properties fo:font-size="12pt" fo:font-style="normal" officeooo:rsid="0a56e304" officeooo:paragraph-rsid="0aa4f99b" style:font-size-asian="12pt" style:font-style-asian="normal" style:font-size-complex="12pt" style:font-style-complex="normal"/>
    </style:style>
    <style:style style:name="P371" style:family="paragraph" style:parent-style-name="Quotations">
      <style:text-properties fo:font-size="12pt" fo:font-style="normal" officeooo:paragraph-rsid="0c959c65" style:font-size-asian="12pt" style:font-style-asian="normal" style:font-size-complex="12pt" style:font-style-complex="normal"/>
    </style:style>
    <style:style style:name="P372" style:family="paragraph" style:parent-style-name="Quotations">
      <style:text-properties fo:font-size="12pt" fo:font-style="normal" officeooo:paragraph-rsid="0c9812cd" style:font-size-asian="12pt" style:font-style-asian="normal" style:font-size-complex="12pt" style:font-style-complex="normal"/>
    </style:style>
    <style:style style:name="P373" style:family="paragraph" style:parent-style-name="Quotations">
      <style:text-properties fo:font-size="12pt" fo:font-style="normal" officeooo:paragraph-rsid="0c9eb3a4" style:font-size-asian="12pt" style:font-style-asian="normal" style:font-size-complex="12pt" style:font-style-complex="normal"/>
    </style:style>
    <style:style style:name="P374" style:family="paragraph" style:parent-style-name="Quotations">
      <style:text-properties fo:font-size="12pt" fo:font-style="normal" officeooo:paragraph-rsid="0c9f76ac" style:font-size-asian="12pt" style:font-style-asian="normal" style:font-size-complex="12pt" style:font-style-complex="normal"/>
    </style:style>
    <style:style style:name="P375" style:family="paragraph" style:parent-style-name="Quotations">
      <style:text-properties fo:font-size="12pt" fo:font-style="normal" officeooo:paragraph-rsid="0cc3255b" style:font-size-asian="12pt" style:font-style-asian="normal" style:font-size-complex="12pt" style:font-style-complex="normal"/>
    </style:style>
    <style:style style:name="P376" style:family="paragraph" style:parent-style-name="Quotations">
      <style:text-properties fo:font-size="12pt" fo:font-style="normal" officeooo:paragraph-rsid="0cc5e2ba" style:font-size-asian="12pt" style:font-style-asian="normal" style:font-size-complex="12pt" style:font-style-complex="normal"/>
    </style:style>
    <style:style style:name="P377" style:family="paragraph" style:parent-style-name="Quotations">
      <style:text-properties fo:font-size="12pt" fo:font-style="normal" officeooo:paragraph-rsid="0cef97f9" style:font-size-asian="12pt" style:font-style-asian="normal" style:font-size-complex="12pt" style:font-style-complex="normal"/>
    </style:style>
    <style:style style:name="P378" style:family="paragraph" style:parent-style-name="Quotations">
      <style:text-properties fo:font-size="12pt" fo:font-style="normal" officeooo:paragraph-rsid="0cf21f6d" style:font-size-asian="12pt" style:font-style-asian="normal" style:font-size-complex="12pt" style:font-style-complex="normal"/>
    </style:style>
    <style:style style:name="P379" style:family="paragraph" style:parent-style-name="Quotations">
      <style:text-properties fo:font-size="12pt" fo:font-style="normal" officeooo:paragraph-rsid="0cf3f83a" style:font-size-asian="12pt" style:font-style-asian="normal" style:font-size-complex="12pt" style:font-style-complex="normal"/>
    </style:style>
    <style:style style:name="P380" style:family="paragraph" style:parent-style-name="Quotations">
      <style:text-properties fo:font-size="12pt" fo:font-style="normal" officeooo:paragraph-rsid="0cf4ecba" style:font-size-asian="12pt" style:font-style-asian="normal" style:font-size-complex="12pt" style:font-style-complex="normal"/>
    </style:style>
    <style:style style:name="P381" style:family="paragraph" style:parent-style-name="Quotations">
      <style:text-properties fo:font-size="12pt" fo:font-style="italic" officeooo:paragraph-rsid="0c959c65" style:font-size-asian="12pt" style:font-style-asian="italic" style:font-size-complex="12pt" style:font-style-complex="italic"/>
    </style:style>
    <style:style style:name="P382" style:family="paragraph" style:parent-style-name="Quotations">
      <style:text-properties fo:font-size="12pt" fo:font-style="italic" officeooo:paragraph-rsid="0ca41ab0" style:font-size-asian="12pt" style:font-style-asian="italic" style:font-size-complex="12pt" style:font-style-complex="italic"/>
    </style:style>
    <style:style style:name="P383" style:family="paragraph" style:parent-style-name="Quotations">
      <style:text-properties fo:font-size="12pt" fo:font-style="italic" officeooo:rsid="0c9eb3a4" officeooo:paragraph-rsid="0c9eb3a4" style:font-size-asian="12pt" style:font-style-asian="italic" style:font-size-complex="12pt" style:font-style-complex="italic"/>
    </style:style>
    <style:style style:name="P384" style:family="paragraph" style:parent-style-name="Quotations">
      <style:text-properties fo:font-size="12pt" fo:font-style="italic" officeooo:rsid="0c9eb3a4" officeooo:paragraph-rsid="0c9f76ac" style:font-size-asian="12pt" style:font-style-asian="italic" style:font-size-complex="12pt" style:font-style-complex="italic"/>
    </style:style>
    <style:style style:name="P385" style:family="paragraph" style:parent-style-name="Quotations">
      <style:text-properties fo:font-size="12pt" fo:font-style="italic" officeooo:rsid="0ca2b555" officeooo:paragraph-rsid="0ca41ab0" style:font-size-asian="12pt" style:font-style-asian="italic" style:font-size-complex="12pt" style:font-style-complex="italic"/>
    </style:style>
    <style:style style:name="P386" style:family="paragraph" style:parent-style-name="Quotations">
      <style:text-properties fo:font-size="12pt" fo:font-style="italic" officeooo:rsid="0cbcf4c4" officeooo:paragraph-rsid="0cbcf4c4" style:font-size-asian="12pt" style:font-style-asian="italic" style:font-size-complex="12pt" style:font-style-complex="italic"/>
    </style:style>
    <style:style style:name="P387" style:family="paragraph" style:parent-style-name="Quotations">
      <style:text-properties fo:font-size="12pt" fo:font-style="italic" officeooo:rsid="0cbcf4c4" officeooo:paragraph-rsid="0cc3255b" style:font-size-asian="12pt" style:font-style-asian="italic" style:font-size-complex="12pt" style:font-style-complex="italic"/>
    </style:style>
    <style:style style:name="P388" style:family="paragraph" style:parent-style-name="Quotations">
      <style:text-properties fo:font-size="12pt" fo:font-style="italic" officeooo:rsid="0cc5e2ba" officeooo:paragraph-rsid="0cc5e2ba" style:font-size-asian="12pt" style:font-style-asian="italic" style:font-size-complex="12pt" style:font-style-complex="italic"/>
    </style:style>
    <style:style style:name="P389" style:family="paragraph" style:parent-style-name="Quotations">
      <style:text-properties officeooo:rsid="0a56e304" officeooo:paragraph-rsid="0a58b23d"/>
    </style:style>
    <style:style style:name="P390" style:family="paragraph" style:parent-style-name="Table_20_Contents">
      <style:paragraph-properties fo:text-align="justify" style:justify-single-word="false"/>
      <style:text-properties style:font-name="Times New Roman1" style:font-size-asian="10.5pt"/>
    </style:style>
    <style:style style:name="P391" style:family="paragraph" style:parent-style-name="Table_20_Contents">
      <style:paragraph-properties fo:text-align="justify" style:justify-single-word="false"/>
      <style:text-properties style:font-name="Times New Roman1" officeooo:rsid="093e0cd6" officeooo:paragraph-rsid="093e0cd6" style:font-size-asian="10.5pt"/>
    </style:style>
    <style:style style:name="P392" style:family="paragraph" style:parent-style-name="Table_20_Contents">
      <style:paragraph-properties fo:text-align="justify" style:justify-single-word="false"/>
      <style:text-properties style:font-name="Times New Roman1" officeooo:rsid="093fe90d" officeooo:paragraph-rsid="093fe90d" style:font-size-asian="10.5pt"/>
    </style:style>
    <style:style style:name="P393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43c021" style:font-size-asian="10.5pt"/>
    </style:style>
    <style:style style:name="P394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0d31d" style:font-size-asian="10.5pt"/>
    </style:style>
    <style:style style:name="P395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81034" style:font-size-asian="10.5pt"/>
    </style:style>
    <style:style style:name="P396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a59a0" style:font-size-asian="10.5pt"/>
    </style:style>
    <style:style style:name="P397" style:family="paragraph" style:parent-style-name="Table_20_Contents">
      <style:paragraph-properties fo:text-align="justify" style:justify-single-word="false"/>
      <style:text-properties style:font-name="Times New Roman1" officeooo:rsid="0947072d" officeooo:paragraph-rsid="0947072d" style:font-size-asian="10.5pt"/>
    </style:style>
    <style:style style:name="P398" style:family="paragraph" style:parent-style-name="Table_20_Contents">
      <style:paragraph-properties fo:text-align="justify" style:justify-single-word="false"/>
      <style:text-properties style:font-name="Times New Roman1" officeooo:rsid="094866b1" officeooo:paragraph-rsid="094866b1" style:font-size-asian="10.5pt"/>
    </style:style>
    <style:style style:name="P399" style:family="paragraph" style:parent-style-name="Table_20_Contents">
      <style:paragraph-properties fo:text-align="justify" style:justify-single-word="false"/>
      <style:text-properties style:font-name="Times New Roman1" officeooo:rsid="094baf28" officeooo:paragraph-rsid="094baf28" style:font-size-asian="10.5pt"/>
    </style:style>
    <style:style style:name="P400" style:family="paragraph" style:parent-style-name="Table_20_Contents">
      <style:paragraph-properties fo:text-align="justify" style:justify-single-word="false"/>
      <style:text-properties style:font-name="Times New Roman1" officeooo:rsid="094f6d91" officeooo:paragraph-rsid="094f6d91" style:font-size-asian="10.5pt"/>
    </style:style>
    <style:style style:name="P401" style:family="paragraph" style:parent-style-name="Table_20_Contents">
      <style:paragraph-properties fo:text-align="justify" style:justify-single-word="false"/>
      <style:text-properties style:font-name="Times New Roman1" officeooo:rsid="0950f854" officeooo:paragraph-rsid="0950f854" style:font-size-asian="10.5pt"/>
    </style:style>
    <style:style style:name="P402" style:family="paragraph" style:parent-style-name="Table_20_Contents">
      <style:paragraph-properties fo:text-align="justify" style:justify-single-word="false"/>
      <style:text-properties style:font-name="Times New Roman1" officeooo:rsid="09524905" officeooo:paragraph-rsid="09524905" style:font-size-asian="10.5pt"/>
    </style:style>
    <style:style style:name="P403" style:family="paragraph" style:parent-style-name="Table_20_Contents">
      <style:paragraph-properties fo:text-align="justify" style:justify-single-word="false"/>
      <style:text-properties style:font-name="Times New Roman1" officeooo:rsid="09557327" officeooo:paragraph-rsid="09557327" style:font-size-asian="10.5pt"/>
    </style:style>
    <style:style style:name="P404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57f64" style:font-size-asian="10.5pt"/>
    </style:style>
    <style:style style:name="P405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6c66b" style:font-size-asian="10.5pt"/>
    </style:style>
    <style:style style:name="P406" style:family="paragraph" style:parent-style-name="Table_20_Contents">
      <style:paragraph-properties fo:text-align="justify" style:justify-single-word="false"/>
      <style:text-properties style:font-name="Times New Roman1" officeooo:rsid="09574f68" officeooo:paragraph-rsid="09574f68" style:font-size-asian="10.5pt"/>
    </style:style>
    <style:style style:name="P407" style:family="paragraph" style:parent-style-name="Table_20_Contents">
      <style:paragraph-properties fo:text-align="justify" style:justify-single-word="false"/>
      <style:text-properties style:font-name="Times New Roman1" officeooo:rsid="0957891c" officeooo:paragraph-rsid="0957891c" style:font-size-asian="10.5pt"/>
    </style:style>
    <style:style style:name="P408" style:family="paragraph" style:parent-style-name="Table_20_Contents">
      <style:paragraph-properties fo:text-align="justify" style:justify-single-word="false"/>
      <style:text-properties style:font-name="Times New Roman1" officeooo:rsid="095874c9" officeooo:paragraph-rsid="095874c9" style:font-size-asian="10.5pt"/>
    </style:style>
    <style:style style:name="P409" style:family="paragraph" style:parent-style-name="Table_20_Contents">
      <style:paragraph-properties fo:text-align="justify" style:justify-single-word="false"/>
      <style:text-properties style:font-name="Times New Roman1" officeooo:rsid="09605ac6" officeooo:paragraph-rsid="09605ac6" style:font-size-asian="10.5pt"/>
    </style:style>
    <style:style style:name="P410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d9b621" style:font-size-asian="10.5pt"/>
    </style:style>
    <style:style style:name="P411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dcdd71" style:font-size-asian="10.5pt"/>
    </style:style>
    <style:style style:name="P412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e62e1a" style:font-size-asian="10.5pt"/>
    </style:style>
    <style:style style:name="P413" style:family="paragraph" style:parent-style-name="Table_20_Contents">
      <style:paragraph-properties fo:text-align="justify" style:justify-single-word="false"/>
      <style:text-properties style:font-name="Times New Roman1" officeooo:rsid="0cddd89f" officeooo:paragraph-rsid="0cddd89f" style:font-size-asian="10.5pt"/>
    </style:style>
    <style:style style:name="P414" style:family="paragraph" style:parent-style-name="Table_20_Contents">
      <style:paragraph-properties fo:text-align="justify" style:justify-single-word="false"/>
      <style:text-properties style:font-name="Times New Roman1" officeooo:rsid="0cdf6882" officeooo:paragraph-rsid="0cdf6882" style:font-size-asian="10.5pt"/>
    </style:style>
    <style:style style:name="P415" style:family="paragraph" style:parent-style-name="Table_20_Contents">
      <style:paragraph-properties fo:text-align="justify" style:justify-single-word="false"/>
      <style:text-properties style:font-name="Times New Roman1" fo:font-weight="bold" officeooo:rsid="0cd9b621" officeooo:paragraph-rsid="0cdcdd71" style:font-size-asian="10.5pt" style:font-weight-asian="bold" style:font-weight-complex="bold"/>
    </style:style>
    <style:style style:name="P416" style:family="paragraph" style:parent-style-name="Table_20_Contents">
      <style:paragraph-properties fo:text-align="justify" style:justify-single-word="false"/>
      <style:text-properties style:font-name="Times New Roman1" fo:font-style="italic" fo:font-weight="bold" officeooo:rsid="0cdeb159" officeooo:paragraph-rsid="0cdeb159" style:font-size-asian="10.5pt" style:font-style-asian="italic" style:font-weight-asian="bold" style:font-style-complex="italic" style:font-weight-complex="bold"/>
    </style:style>
    <style:style style:name="P417" style:family="paragraph" style:parent-style-name="Table_20_Contents">
      <style:text-properties style:font-name="Times New Roman4"/>
    </style:style>
    <style:style style:name="P418" style:family="paragraph" style:parent-style-name="Table">
      <style:paragraph-properties fo:keep-with-next="always"/>
    </style:style>
    <style:style style:name="P419" style:family="paragraph" style:parent-style-name="Standard">
      <style:text-properties officeooo:rsid="0a73ba50" officeooo:paragraph-rsid="0a9dda78"/>
    </style:style>
    <style:style style:name="P420" style:family="paragraph" style:parent-style-name="Quotations">
      <style:paragraph-properties fo:margin-left="0cm" fo:margin-right="3cm" fo:text-indent="0cm" style:auto-text-indent="false"/>
      <style:text-properties fo:font-size="12pt" officeooo:rsid="0a56e304" officeooo:paragraph-rsid="0a58b23d" style:font-size-asian="12pt" style:font-size-complex="12pt"/>
    </style:style>
    <style:style style:name="P421" style:family="paragraph" style:parent-style-name="Quotations">
      <style:paragraph-properties fo:margin-left="0cm" fo:margin-right="3cm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422" style:family="paragraph" style:parent-style-name="Quotations">
      <style:paragraph-properties fo:margin-left="0cm" fo:margin-right="3cm" fo:text-indent="0cm" style:auto-text-indent="false"/>
      <style:text-properties fo:font-size="12pt" fo:font-style="normal" officeooo:rsid="0c8ce0c7" officeooo:paragraph-rsid="0c8e3f16" style:font-size-asian="12pt" style:font-style-asian="normal" style:font-size-complex="12pt" style:font-style-complex="normal"/>
    </style:style>
    <style:style style:name="P423" style:family="paragraph" style:parent-style-name="Quotations">
      <style:paragraph-properties fo:margin-left="0cm" fo:margin-right="3cm" fo:text-indent="0cm" style:auto-text-indent="false"/>
      <style:text-properties fo:font-size="12pt" fo:font-style="italic" officeooo:rsid="0c8ce0c7" officeooo:paragraph-rsid="0c8fa656" style:font-size-asian="12pt" style:font-style-asian="italic" style:font-size-complex="12pt" style:font-style-complex="italic"/>
    </style:style>
    <style:style style:name="P424" style:family="paragraph" style:parent-style-name="Quotations">
      <style:paragraph-properties fo:margin-left="0cm" fo:margin-right="3cm" fo:text-indent="0cm" style:auto-text-indent="false"/>
      <style:text-properties fo:font-size="12pt" fo:font-style="italic" officeooo:rsid="0c8e3f16" officeooo:paragraph-rsid="0c8fa656" style:font-size-asian="12pt" style:font-style-asian="italic" style:font-size-complex="12pt" style:font-style-complex="italic"/>
    </style:style>
    <style:style style:name="P425" style:family="paragraph" style:parent-style-name="Text_20_body" style:list-style-name="L1">
      <style:text-properties officeooo:rsid="086d7a9d" officeooo:paragraph-rsid="086d7a9d"/>
    </style:style>
    <style:style style:name="P426" style:family="paragraph" style:parent-style-name="Text_20_body" style:list-style-name="L1">
      <style:text-properties officeooo:rsid="086f6d60" officeooo:paragraph-rsid="086f6d60"/>
    </style:style>
    <style:style style:name="P427" style:family="paragraph" style:parent-style-name="Text_20_body" style:list-style-name="L1">
      <style:text-properties officeooo:rsid="086f6d60" officeooo:paragraph-rsid="0872131b"/>
    </style:style>
    <style:style style:name="P428" style:family="paragraph" style:parent-style-name="Text_20_body" style:list-style-name="L1">
      <style:text-properties officeooo:rsid="086f6d60" officeooo:paragraph-rsid="08735723"/>
    </style:style>
    <style:style style:name="P429" style:family="paragraph" style:parent-style-name="Text_20_body" style:list-style-name="L1">
      <style:text-properties officeooo:rsid="086f6d60" officeooo:paragraph-rsid="08755f5f"/>
    </style:style>
    <style:style style:name="P430" style:family="paragraph" style:parent-style-name="Text_20_body" style:list-style-name="L1">
      <style:text-properties officeooo:rsid="086f6d60" officeooo:paragraph-rsid="0876792b"/>
    </style:style>
    <style:style style:name="P431" style:family="paragraph" style:parent-style-name="Text_20_body" style:list-style-name="L1">
      <style:text-properties fo:font-weight="bold" officeooo:rsid="0872131b" officeooo:paragraph-rsid="0872131b" style:font-weight-asian="bold" style:font-weight-complex="bold"/>
    </style:style>
    <style:style style:name="P432" style:family="paragraph" style:parent-style-name="Text_20_body" style:list-style-name="L1">
      <style:text-properties fo:font-weight="bold" officeooo:rsid="0878beb9" officeooo:paragraph-rsid="08794b59" style:font-weight-asian="bold" style:font-weight-complex="bold"/>
    </style:style>
    <style:style style:name="P433" style:family="paragraph" style:parent-style-name="Text_20_body" style:list-style-name="L9">
      <style:text-properties fo:font-weight="bold" officeooo:paragraph-rsid="0d92fa42" style:font-weight-asian="bold" style:font-weight-complex="bold"/>
    </style:style>
    <style:style style:name="P434" style:family="paragraph" style:parent-style-name="Text_20_body" style:list-style-name="L9">
      <style:text-properties fo:font-weight="bold" officeooo:rsid="0d92fa42" officeooo:paragraph-rsid="0d92fa42" style:font-weight-asian="bold" style:font-weight-complex="bold"/>
    </style:style>
    <style:style style:name="P435" style:family="paragraph" style:parent-style-name="Text_20_body" style:list-style-name="L1">
      <style:text-properties officeooo:rsid="087492f5" officeooo:paragraph-rsid="087492f5"/>
    </style:style>
    <style:style style:name="P436" style:family="paragraph" style:parent-style-name="Text_20_body" style:list-style-name="L1">
      <style:text-properties officeooo:rsid="0876792b" officeooo:paragraph-rsid="0876792b"/>
    </style:style>
    <style:style style:name="P437" style:family="paragraph" style:parent-style-name="Text_20_body" style:list-style-name="L1">
      <style:text-properties officeooo:rsid="0876792b" officeooo:paragraph-rsid="08777f64"/>
    </style:style>
    <style:style style:name="P438" style:family="paragraph" style:parent-style-name="Text_20_body" style:list-style-name="L1">
      <style:text-properties officeooo:rsid="0876792b" officeooo:paragraph-rsid="08781981"/>
    </style:style>
    <style:style style:name="P439" style:family="paragraph" style:parent-style-name="Text_20_body" style:list-style-name="L1">
      <style:text-properties officeooo:rsid="0878beb9" officeooo:paragraph-rsid="0878beb9"/>
    </style:style>
    <style:style style:name="P440" style:family="paragraph" style:parent-style-name="Text_20_body" style:list-style-name="L2">
      <style:text-properties officeooo:rsid="09b11c44" officeooo:paragraph-rsid="09b11c44"/>
    </style:style>
    <style:style style:name="P441" style:family="paragraph" style:parent-style-name="Text_20_body" style:list-style-name="L2">
      <style:text-properties officeooo:rsid="09b1cd56" officeooo:paragraph-rsid="09b1cd56"/>
    </style:style>
    <style:style style:name="P442" style:family="paragraph" style:parent-style-name="Text_20_body" style:list-style-name="L2">
      <style:text-properties officeooo:rsid="09b358a9" officeooo:paragraph-rsid="09b358a9"/>
    </style:style>
    <style:style style:name="P443" style:family="paragraph" style:parent-style-name="Text_20_body" style:list-style-name="L2">
      <style:text-properties officeooo:rsid="09b451fc" officeooo:paragraph-rsid="09b451fc"/>
    </style:style>
    <style:style style:name="P444" style:family="paragraph" style:parent-style-name="Text_20_body" style:list-style-name="L2">
      <style:text-properties officeooo:rsid="09b60674" officeooo:paragraph-rsid="09b60674"/>
    </style:style>
    <style:style style:name="P445" style:family="paragraph" style:parent-style-name="Text_20_body" style:list-style-name="L3">
      <style:text-properties officeooo:rsid="09b60674" officeooo:paragraph-rsid="09c00c31"/>
    </style:style>
    <style:style style:name="P446" style:family="paragraph" style:parent-style-name="Text_20_body" style:list-style-name="L2">
      <style:text-properties officeooo:rsid="09b7d8ff" officeooo:paragraph-rsid="09b7d8ff"/>
    </style:style>
    <style:style style:name="P447" style:family="paragraph" style:parent-style-name="Text_20_body" style:list-style-name="L3">
      <style:text-properties officeooo:rsid="09b7d8ff" officeooo:paragraph-rsid="09c00c31"/>
    </style:style>
    <style:style style:name="P448" style:family="paragraph" style:parent-style-name="Text_20_body" style:list-style-name="L3">
      <style:text-properties officeooo:rsid="09c00c31" officeooo:paragraph-rsid="09c4c9d2"/>
    </style:style>
    <style:style style:name="P449" style:family="paragraph" style:parent-style-name="Text_20_body" style:list-style-name="L3">
      <style:text-properties officeooo:rsid="09c00c31" officeooo:paragraph-rsid="09c27922"/>
    </style:style>
    <style:style style:name="P450" style:family="paragraph" style:parent-style-name="Text_20_body" style:list-style-name="L3">
      <style:text-properties officeooo:rsid="09c00c31" officeooo:paragraph-rsid="09c00c31"/>
    </style:style>
    <style:style style:name="P451" style:family="paragraph" style:parent-style-name="Text_20_body" style:list-style-name="L3">
      <style:text-properties officeooo:rsid="09c00c31" officeooo:paragraph-rsid="09cb32c9"/>
    </style:style>
    <style:style style:name="P452" style:family="paragraph" style:parent-style-name="Text_20_body" style:list-style-name="L3">
      <style:text-properties style:font-name="Times New Roman1" fo:font-weight="normal" officeooo:rsid="09cb32c9" officeooo:paragraph-rsid="09cb32c9" style:font-size-asian="10.5pt" style:font-weight-asian="normal" style:font-weight-complex="normal"/>
    </style:style>
    <style:style style:name="P453" style:family="paragraph" style:parent-style-name="Text_20_body" style:list-style-name="L3">
      <style:text-properties style:font-name="Times New Roman1" fo:font-weight="normal" officeooo:rsid="09cdd900" officeooo:paragraph-rsid="09c00c31" style:font-size-asian="10.5pt" style:font-weight-asian="normal" style:font-weight-complex="normal"/>
    </style:style>
    <style:style style:name="P454" style:family="paragraph" style:parent-style-name="Text_20_body" style:list-style-name="L4">
      <style:text-properties officeooo:rsid="0c431010" officeooo:paragraph-rsid="0c431010"/>
    </style:style>
    <style:style style:name="P455" style:family="paragraph" style:parent-style-name="Text_20_body" style:list-style-name="L4">
      <style:text-properties officeooo:rsid="0c43acc7" officeooo:paragraph-rsid="0c43acc7"/>
    </style:style>
    <style:style style:name="P456" style:family="paragraph" style:parent-style-name="Text_20_body" style:list-style-name="L4">
      <style:text-properties officeooo:rsid="0c44d6ba" officeooo:paragraph-rsid="0c44d6ba"/>
    </style:style>
    <style:style style:name="P457" style:family="paragraph" style:parent-style-name="Text_20_body" style:list-style-name="L4">
      <style:text-properties fo:font-style="normal" fo:font-weight="bold" officeooo:rsid="0c44d6ba" officeooo:paragraph-rsid="0c514cac" style:font-style-asian="normal" style:font-weight-asian="bold" style:font-style-complex="normal" style:font-weight-complex="bold"/>
    </style:style>
    <style:style style:name="P458" style:family="paragraph" style:parent-style-name="Text_20_body" style:list-style-name="L4">
      <style:text-properties fo:font-style="normal" fo:font-weight="bold" officeooo:rsid="0c44d6ba" officeooo:paragraph-rsid="0c44d6ba" style:font-style-asian="normal" style:font-weight-asian="bold" style:font-style-complex="normal" style:font-weight-complex="bold"/>
    </style:style>
    <style:style style:name="P459" style:family="paragraph" style:parent-style-name="Text_20_body" style:list-style-name="L4">
      <style:text-properties fo:font-style="normal" fo:font-weight="bold" officeooo:rsid="0c44d6ba" officeooo:paragraph-rsid="0c4c456f" style:font-style-asian="normal" style:font-weight-asian="bold" style:font-style-complex="normal" style:font-weight-complex="bold"/>
    </style:style>
    <style:style style:name="P460" style:family="paragraph" style:parent-style-name="Text_20_body" style:list-style-name="L9">
      <style:text-properties fo:font-style="normal" fo:font-weight="bold" officeooo:rsid="0d852ab6" officeooo:paragraph-rsid="0d8792ee" style:font-style-asian="normal" style:font-weight-asian="bold" style:font-style-complex="normal" style:font-weight-complex="bold"/>
    </style:style>
    <style:style style:name="P461" style:family="paragraph" style:parent-style-name="Text_20_body" style:list-style-name="L9">
      <style:text-properties fo:font-style="normal" fo:font-weight="normal" officeooo:rsid="0d852ab6" officeooo:paragraph-rsid="0d8792ee" style:font-style-asian="normal" style:font-weight-asian="normal" style:font-style-complex="normal" style:font-weight-complex="normal"/>
    </style:style>
    <style:style style:name="P462" style:family="paragraph" style:parent-style-name="Text_20_body" style:list-style-name="L5">
      <style:text-properties officeooo:rsid="0c55196f" officeooo:paragraph-rsid="0c55196f"/>
    </style:style>
    <style:style style:name="P463" style:family="paragraph" style:parent-style-name="Text_20_body" style:list-style-name="L5">
      <style:text-properties officeooo:rsid="0c55196f" officeooo:paragraph-rsid="0c5569c8"/>
    </style:style>
    <style:style style:name="P464" style:family="paragraph" style:parent-style-name="Text_20_body" style:list-style-name="L5">
      <style:text-properties officeooo:rsid="0c55196f" officeooo:paragraph-rsid="0c55f1b0"/>
    </style:style>
    <style:style style:name="P465" style:family="paragraph" style:parent-style-name="Text_20_body" style:list-style-name="L5">
      <style:text-properties officeooo:rsid="0c5763ca" officeooo:paragraph-rsid="0c5763ca"/>
    </style:style>
    <style:style style:name="P466" style:family="paragraph" style:parent-style-name="Text_20_body" style:list-style-name="L6">
      <style:text-properties officeooo:rsid="0ca462ba" officeooo:paragraph-rsid="0ca462ba"/>
    </style:style>
    <style:style style:name="P467" style:family="paragraph" style:parent-style-name="Text_20_body" style:list-style-name="L7">
      <style:text-properties officeooo:paragraph-rsid="0af3e3da"/>
    </style:style>
    <style:style style:name="P468" style:family="paragraph" style:parent-style-name="Text_20_body" style:list-style-name="L8">
      <style:text-properties officeooo:rsid="0b408bb8" officeooo:paragraph-rsid="0b408bb8"/>
    </style:style>
    <style:style style:name="P469" style:family="paragraph" style:parent-style-name="Text_20_body" style:list-style-name="L8">
      <style:text-properties officeooo:rsid="0b409527" officeooo:paragraph-rsid="0b409527"/>
    </style:style>
    <style:style style:name="P470" style:family="paragraph" style:parent-style-name="Text_20_body" style:list-style-name="L9">
      <style:text-properties officeooo:paragraph-rsid="0d860d63"/>
    </style:style>
    <style:style style:name="P471" style:family="paragraph" style:parent-style-name="Text_20_body" style:list-style-name="L9">
      <style:text-properties officeooo:paragraph-rsid="0d88b1b5"/>
    </style:style>
    <style:style style:name="P472" style:family="paragraph" style:parent-style-name="Text_20_body" style:list-style-name="L9">
      <style:text-properties officeooo:paragraph-rsid="0d8792ee"/>
    </style:style>
    <style:style style:name="P473" style:family="paragraph" style:parent-style-name="Text_20_body" style:list-style-name="L9">
      <style:text-properties fo:font-weight="normal" officeooo:rsid="0d8792ee" officeooo:paragraph-rsid="0d8792ee" style:font-weight-asian="normal" style:font-weight-complex="normal"/>
    </style:style>
    <style:style style:name="P474" style:family="paragraph" style:parent-style-name="Text_20_body" style:list-style-name="L9">
      <style:text-properties officeooo:rsid="0d88602d" officeooo:paragraph-rsid="0d88602d"/>
    </style:style>
    <style:style style:name="P475" style:family="paragraph" style:parent-style-name="Text_20_body" style:list-style-name="L9">
      <style:text-properties officeooo:rsid="0d913d28" officeooo:paragraph-rsid="0d92fa42"/>
    </style:style>
    <style:style style:name="P476" style:family="paragraph" style:parent-style-name="Text_20_body" style:list-style-name="L9">
      <style:text-properties officeooo:rsid="0d94fe62" officeooo:paragraph-rsid="0d94fe62"/>
    </style:style>
    <style:style style:name="P477" style:family="paragraph" style:parent-style-name="Heading_20_1" style:list-style-name="">
      <style:paragraph-properties fo:text-align="justify" style:justify-single-word="false"/>
      <style:text-properties officeooo:rsid="07b55d60" officeooo:paragraph-rsid="07b55d60"/>
    </style:style>
    <style:style style:name="P478" style:family="paragraph" style:parent-style-name="Heading_20_1">
      <style:paragraph-properties fo:break-before="page"/>
    </style:style>
    <style:style style:name="P479" style:family="paragraph" style:parent-style-name="Heading_20_1">
      <style:paragraph-properties fo:break-before="page"/>
      <style:text-properties officeooo:rsid="0d41cc6b" officeooo:paragraph-rsid="0d41cc6b"/>
    </style:style>
    <style:style style:name="P480" style:family="paragraph" style:parent-style-name="Heading_20_1">
      <style:paragraph-properties fo:break-before="page"/>
      <style:text-properties officeooo:rsid="0b87f3ac" officeooo:paragraph-rsid="0cff2d1e"/>
    </style:style>
    <style:style style:name="P481" style:family="paragraph" style:parent-style-name="Heading_20_1">
      <style:paragraph-properties fo:break-before="page"/>
      <style:text-properties officeooo:rsid="07b55d60" officeooo:paragraph-rsid="07b55d60"/>
    </style:style>
    <style:style style:name="P482" style:family="paragraph" style:parent-style-name="Heading_20_1">
      <style:paragraph-properties fo:break-before="page"/>
      <style:text-properties officeooo:rsid="0a1366c2" officeooo:paragraph-rsid="0a1366c2"/>
    </style:style>
    <style:style style:name="P483" style:family="paragraph" style:parent-style-name="Heading_20_1">
      <style:paragraph-properties fo:break-before="page"/>
      <style:text-properties officeooo:rsid="0ba3374a" officeooo:paragraph-rsid="0ba3374a"/>
    </style:style>
    <style:style style:name="P4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5" style:family="paragraph" style:parent-style-name="Heading_20_2">
      <style:text-properties fo:font-weight="bold" officeooo:rsid="07d52417" style:font-weight-asian="bold" style:font-weight-complex="bold"/>
    </style:style>
    <style:style style:name="P486" style:family="paragraph" style:parent-style-name="Heading_20_2">
      <style:text-properties fo:font-weight="bold" officeooo:rsid="080ce6e9" style:font-weight-asian="bold" style:font-weight-complex="bold"/>
    </style:style>
    <style:style style:name="P487" style:family="paragraph" style:parent-style-name="Heading_20_2">
      <style:text-properties fo:font-weight="bold" officeooo:rsid="08e936d2" style:font-weight-asian="bold" style:font-weight-complex="bold"/>
    </style:style>
    <style:style style:name="P488" style:family="paragraph" style:parent-style-name="Heading_20_2">
      <style:text-properties officeooo:rsid="096fc742" officeooo:paragraph-rsid="096e42ef"/>
    </style:style>
    <style:style style:name="P489" style:family="paragraph" style:parent-style-name="Heading_20_2">
      <style:text-properties officeooo:rsid="098fd0c8" officeooo:paragraph-rsid="098fd0c8"/>
    </style:style>
    <style:style style:name="P490" style:family="paragraph" style:parent-style-name="Heading_20_2">
      <style:text-properties officeooo:rsid="0a278272" officeooo:paragraph-rsid="0a278272"/>
    </style:style>
    <style:style style:name="P491" style:family="paragraph" style:parent-style-name="Heading_20_2">
      <style:text-properties officeooo:paragraph-rsid="0a349058"/>
    </style:style>
    <style:style style:name="P492" style:family="paragraph" style:parent-style-name="Heading_20_2">
      <style:text-properties officeooo:rsid="0a225e21" officeooo:paragraph-rsid="0a352003"/>
    </style:style>
    <style:style style:name="P493" style:family="paragraph" style:parent-style-name="Heading_20_2">
      <style:text-properties officeooo:rsid="0a250cc8" officeooo:paragraph-rsid="0a250cc8"/>
    </style:style>
    <style:style style:name="P494" style:family="paragraph" style:parent-style-name="Heading_20_2">
      <style:text-properties officeooo:paragraph-rsid="09ea00a5"/>
    </style:style>
    <style:style style:name="P495" style:family="paragraph" style:parent-style-name="Heading_20_2">
      <style:text-properties officeooo:rsid="0d78b7d4" officeooo:paragraph-rsid="0d78b7d4"/>
    </style:style>
    <style:style style:name="P496" style:family="paragraph" style:parent-style-name="Heading_20_2">
      <style:text-properties officeooo:paragraph-rsid="0baeb9d4"/>
    </style:style>
    <style:style style:name="P497" style:family="paragraph" style:parent-style-name="Heading_20_2">
      <style:text-properties officeooo:paragraph-rsid="0bce9b67"/>
    </style:style>
    <style:style style:name="P498" style:family="paragraph" style:parent-style-name="Heading_20_2">
      <style:text-properties officeooo:paragraph-rsid="0bd776ff"/>
    </style:style>
    <style:style style:name="P49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0" style:family="paragraph" style:parent-style-name="Heading_20_3">
      <style:text-properties officeooo:rsid="0c00af61" officeooo:paragraph-rsid="0c00af61"/>
    </style:style>
    <style:style style:name="P501" style:family="paragraph" style:parent-style-name="Heading_20_3">
      <style:text-properties officeooo:paragraph-rsid="0c7e5a1d"/>
    </style:style>
    <style:style style:name="P502" style:family="paragraph" style:parent-style-name="Heading_20_3">
      <style:text-properties officeooo:paragraph-rsid="0cb0524f"/>
    </style:style>
    <style:style style:name="P503" style:family="paragraph" style:parent-style-name="Heading_20_3">
      <style:text-properties officeooo:paragraph-rsid="0c7bdecd"/>
    </style:style>
    <style:style style:name="P504" style:family="paragraph" style:parent-style-name="Heading_20_3">
      <style:text-properties officeooo:paragraph-rsid="0b515089"/>
    </style:style>
    <style:style style:name="P50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61fe228" style:font-size-asian="24pt" style:font-weight-asian="bold" style:font-size-complex="24pt" style:font-weight-complex="bold"/>
    </style:style>
    <style:style style:name="T5" style:family="text">
      <style:text-properties officeooo:rsid="078b420f"/>
    </style:style>
    <style:style style:name="T6" style:family="text">
      <style:text-properties officeooo:rsid="078d376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b0f7a2" style:font-style-asian="italic" style:font-style-complex="italic"/>
    </style:style>
    <style:style style:name="T9" style:family="text">
      <style:text-properties fo:font-style="italic" officeooo:rsid="078e45ef" style:font-style-asian="italic" style:font-style-complex="italic"/>
    </style:style>
    <style:style style:name="T10" style:family="text">
      <style:text-properties fo:font-style="italic" officeooo:rsid="0be09f83" style:font-style-asian="italic" style:font-style-complex="italic"/>
    </style:style>
    <style:style style:name="T11" style:family="text">
      <style:text-properties fo:font-style="italic" officeooo:rsid="0c3f98aa" style:font-style-asian="italic" style:font-style-complex="italic"/>
    </style:style>
    <style:style style:name="T12" style:family="text">
      <style:text-properties fo:font-style="italic" officeooo:rsid="0c410407" style:font-style-asian="italic" style:font-style-complex="italic"/>
    </style:style>
    <style:style style:name="T13" style:family="text">
      <style:text-properties fo:font-style="italic" officeooo:rsid="0c69bed6" style:font-style-asian="italic" style:font-style-complex="italic"/>
    </style:style>
    <style:style style:name="T14" style:family="text">
      <style:text-properties fo:font-style="italic" officeooo:rsid="0c8e3f16" style:font-style-asian="italic" style:font-style-complex="italic"/>
    </style:style>
    <style:style style:name="T15" style:family="text">
      <style:text-properties fo:font-style="italic" officeooo:rsid="0c8ce0c7" style:font-style-asian="italic" style:font-style-complex="italic"/>
    </style:style>
    <style:style style:name="T16" style:family="text">
      <style:text-properties fo:font-style="italic" officeooo:rsid="0c959c65" style:font-style-asian="italic" style:font-style-complex="italic"/>
    </style:style>
    <style:style style:name="T17" style:family="text">
      <style:text-properties fo:font-style="italic" officeooo:rsid="0c96dcbb" style:font-style-asian="italic" style:font-style-complex="italic"/>
    </style:style>
    <style:style style:name="T18" style:family="text">
      <style:text-properties fo:font-style="italic" officeooo:rsid="0c9eb3a4" style:font-style-asian="italic" style:font-style-complex="italic"/>
    </style:style>
    <style:style style:name="T19" style:family="text">
      <style:text-properties fo:font-style="italic" officeooo:rsid="0ca2b555" style:font-style-asian="italic" style:font-style-complex="italic"/>
    </style:style>
    <style:style style:name="T20" style:family="text">
      <style:text-properties fo:font-style="italic" officeooo:rsid="0ca41ab0" style:font-style-asian="italic" style:font-style-complex="italic"/>
    </style:style>
    <style:style style:name="T21" style:family="text">
      <style:text-properties fo:font-style="italic" officeooo:rsid="0cc3255b" style:font-style-asian="italic" style:font-style-complex="italic"/>
    </style:style>
    <style:style style:name="T22" style:family="text">
      <style:text-properties fo:font-style="italic" officeooo:rsid="0cbcf4c4" style:font-style-asian="italic" style:font-style-complex="italic"/>
    </style:style>
    <style:style style:name="T23" style:family="text">
      <style:text-properties fo:font-style="italic" officeooo:rsid="0cc5e2ba" style:font-style-asian="italic" style:font-style-complex="italic"/>
    </style:style>
    <style:style style:name="T24" style:family="text">
      <style:text-properties fo:font-style="italic" officeooo:rsid="0cef97f9" style:font-style-asian="italic" style:font-style-complex="italic"/>
    </style:style>
    <style:style style:name="T25" style:family="text">
      <style:text-properties fo:font-style="italic" officeooo:rsid="0cf3f83a" style:font-style-asian="italic" style:font-style-complex="italic"/>
    </style:style>
    <style:style style:name="T26" style:family="text">
      <style:text-properties fo:font-style="italic" officeooo:rsid="0cf4ecba" style:font-style-asian="italic" style:font-style-complex="italic"/>
    </style:style>
    <style:style style:name="T27" style:family="text">
      <style:text-properties fo:font-style="italic" officeooo:rsid="0cf67f31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7b346c8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bd702a0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bd0eaf6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be09f83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be4ce99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bdded88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be8003b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be86874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bee6380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bf54edf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c072eb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c0f1190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c0fde0c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c26d85e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c2d1a5c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c1f79c0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caea1be" style:font-style-asian="italic" style:font-weight-asian="bold" style:font-style-complex="italic" style:font-weight-complex="bold"/>
    </style:style>
    <style:style style:name="T46" style:family="text">
      <style:text-properties officeooo:rsid="07932101"/>
    </style:style>
    <style:style style:name="T47" style:family="text">
      <style:text-properties officeooo:rsid="0795df24"/>
    </style:style>
    <style:style style:name="T48" style:family="text">
      <style:text-properties officeooo:rsid="07a37fc8"/>
    </style:style>
    <style:style style:name="T49" style:family="text">
      <style:text-properties officeooo:rsid="07a52826"/>
    </style:style>
    <style:style style:name="T50" style:family="text">
      <style:text-properties officeooo:rsid="07a9aa8a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7cd703b" style:font-weight-asian="bold" style:font-weight-complex="bold"/>
    </style:style>
    <style:style style:name="T53" style:family="text">
      <style:text-properties fo:font-weight="bold" officeooo:rsid="07ca54a9" style:font-weight-asian="bold" style:font-weight-complex="bold"/>
    </style:style>
    <style:style style:name="T54" style:family="text">
      <style:text-properties fo:font-weight="bold" officeooo:rsid="07dde37a" style:font-weight-asian="bold" style:font-weight-complex="bold"/>
    </style:style>
    <style:style style:name="T55" style:family="text">
      <style:text-properties fo:font-weight="bold" officeooo:rsid="07dfb6f3" style:font-weight-asian="bold" style:font-weight-complex="bold"/>
    </style:style>
    <style:style style:name="T56" style:family="text">
      <style:text-properties fo:font-weight="bold" officeooo:rsid="08268e35" style:font-weight-asian="bold" style:font-weight-complex="bold"/>
    </style:style>
    <style:style style:name="T57" style:family="text">
      <style:text-properties fo:font-weight="bold" officeooo:rsid="0826a87d" style:font-weight-asian="bold" style:font-weight-complex="bold"/>
    </style:style>
    <style:style style:name="T58" style:family="text">
      <style:text-properties fo:font-weight="bold" officeooo:rsid="082e925d" style:font-weight-asian="bold" style:font-weight-complex="bold"/>
    </style:style>
    <style:style style:name="T59" style:family="text">
      <style:text-properties fo:font-weight="bold" officeooo:rsid="08323122" style:font-weight-asian="bold" style:font-weight-complex="bold"/>
    </style:style>
    <style:style style:name="T60" style:family="text">
      <style:text-properties fo:font-weight="bold" officeooo:rsid="0863e71d" style:font-weight-asian="bold" style:font-weight-complex="bold"/>
    </style:style>
    <style:style style:name="T61" style:family="text">
      <style:text-properties fo:font-weight="bold" officeooo:rsid="0842641b" style:font-weight-asian="bold" style:font-weight-complex="bold"/>
    </style:style>
    <style:style style:name="T62" style:family="text">
      <style:text-properties fo:font-weight="bold" officeooo:rsid="0872131b" style:font-weight-asian="bold" style:font-weight-complex="bold"/>
    </style:style>
    <style:style style:name="T63" style:family="text">
      <style:text-properties fo:font-weight="bold" officeooo:rsid="08dc0eab" style:font-weight-asian="bold" style:font-weight-complex="bold"/>
    </style:style>
    <style:style style:name="T64" style:family="text">
      <style:text-properties fo:font-weight="bold" officeooo:rsid="08dfe425" style:font-weight-asian="bold" style:font-weight-complex="bold"/>
    </style:style>
    <style:style style:name="T65" style:family="text">
      <style:text-properties fo:font-weight="bold" officeooo:rsid="08e936d2" style:font-weight-asian="bold" style:font-weight-complex="bold"/>
    </style:style>
    <style:style style:name="T66" style:family="text">
      <style:text-properties fo:font-weight="bold" officeooo:rsid="08eecd03" style:font-weight-asian="bold" style:font-weight-complex="bold"/>
    </style:style>
    <style:style style:name="T67" style:family="text">
      <style:text-properties fo:font-weight="bold" officeooo:rsid="08f60723" style:font-weight-asian="bold" style:font-weight-complex="bold"/>
    </style:style>
    <style:style style:name="T68" style:family="text">
      <style:text-properties fo:font-weight="bold" officeooo:rsid="08ea6c67" style:font-weight-asian="bold" style:font-weight-complex="bold"/>
    </style:style>
    <style:style style:name="T69" style:family="text">
      <style:text-properties fo:font-weight="bold" officeooo:rsid="08f74c42" style:font-weight-asian="bold" style:font-weight-complex="bold"/>
    </style:style>
    <style:style style:name="T70" style:family="text">
      <style:text-properties fo:font-weight="bold" officeooo:rsid="08f9d3cb" style:font-weight-asian="bold" style:font-weight-complex="bold"/>
    </style:style>
    <style:style style:name="T71" style:family="text">
      <style:text-properties fo:font-weight="bold" officeooo:rsid="09001f06" style:font-weight-asian="bold" style:font-weight-complex="bold"/>
    </style:style>
    <style:style style:name="T72" style:family="text">
      <style:text-properties fo:font-weight="bold" officeooo:rsid="08fcdbe6" style:font-weight-asian="bold" style:font-weight-complex="bold"/>
    </style:style>
    <style:style style:name="T73" style:family="text">
      <style:text-properties fo:font-weight="bold" officeooo:rsid="08fef47e" style:font-weight-asian="bold" style:font-weight-complex="bold"/>
    </style:style>
    <style:style style:name="T74" style:family="text">
      <style:text-properties fo:font-weight="bold" officeooo:rsid="0904eda6" style:font-weight-asian="bold" style:font-weight-complex="bold"/>
    </style:style>
    <style:style style:name="T75" style:family="text">
      <style:text-properties fo:font-weight="bold" officeooo:rsid="0910db4b" style:font-weight-asian="bold" style:font-weight-complex="bold"/>
    </style:style>
    <style:style style:name="T76" style:family="text">
      <style:text-properties fo:font-weight="bold" officeooo:rsid="09127cb8" style:font-weight-asian="bold" style:font-weight-complex="bold"/>
    </style:style>
    <style:style style:name="T77" style:family="text">
      <style:text-properties fo:font-weight="bold" officeooo:rsid="0915abcf" style:font-weight-asian="bold" style:font-weight-complex="bold"/>
    </style:style>
    <style:style style:name="T78" style:family="text">
      <style:text-properties fo:font-weight="bold" officeooo:rsid="09167e54" style:font-weight-asian="bold" style:font-weight-complex="bold"/>
    </style:style>
    <style:style style:name="T79" style:family="text">
      <style:text-properties fo:font-weight="bold" officeooo:rsid="0916a7ce" style:font-weight-asian="bold" style:font-weight-complex="bold"/>
    </style:style>
    <style:style style:name="T80" style:family="text">
      <style:text-properties fo:font-weight="bold" officeooo:rsid="0975f936" style:font-weight-asian="bold" style:font-weight-complex="bold"/>
    </style:style>
    <style:style style:name="T81" style:family="text">
      <style:text-properties fo:font-weight="bold" officeooo:rsid="097707c4" style:font-weight-asian="bold" style:font-weight-complex="bold"/>
    </style:style>
    <style:style style:name="T82" style:family="text">
      <style:text-properties fo:font-weight="bold" officeooo:rsid="098933d8" style:font-weight-asian="bold" style:font-weight-complex="bold"/>
    </style:style>
    <style:style style:name="T83" style:family="text">
      <style:text-properties fo:font-weight="bold" officeooo:rsid="098a0343" style:font-weight-asian="bold" style:font-weight-complex="bold"/>
    </style:style>
    <style:style style:name="T84" style:family="text">
      <style:text-properties fo:font-weight="bold" officeooo:rsid="0990d31d" style:font-weight-asian="bold" style:font-weight-complex="bold"/>
    </style:style>
    <style:style style:name="T85" style:family="text">
      <style:text-properties fo:font-weight="bold" officeooo:rsid="099258e2" style:font-weight-asian="bold" style:font-weight-complex="bold"/>
    </style:style>
    <style:style style:name="T86" style:family="text">
      <style:text-properties fo:font-weight="bold" officeooo:rsid="09981034" style:font-weight-asian="bold" style:font-weight-complex="bold"/>
    </style:style>
    <style:style style:name="T87" style:family="text">
      <style:text-properties fo:font-weight="bold" officeooo:rsid="0996428e" style:font-weight-asian="bold" style:font-weight-complex="bold"/>
    </style:style>
    <style:style style:name="T88" style:family="text">
      <style:text-properties fo:font-weight="bold" officeooo:rsid="0999c9b1" style:font-weight-asian="bold" style:font-weight-complex="bold"/>
    </style:style>
    <style:style style:name="T89" style:family="text">
      <style:text-properties fo:font-weight="bold" officeooo:rsid="09a86468" style:font-weight-asian="bold" style:font-weight-complex="bold"/>
    </style:style>
    <style:style style:name="T90" style:family="text">
      <style:text-properties fo:font-weight="bold" officeooo:rsid="09bfabdb" style:font-weight-asian="bold" style:font-weight-complex="bold"/>
    </style:style>
    <style:style style:name="T91" style:family="text">
      <style:text-properties fo:font-weight="bold" officeooo:rsid="09b1cd56" style:font-weight-asian="bold" style:font-weight-complex="bold"/>
    </style:style>
    <style:style style:name="T92" style:family="text">
      <style:text-properties fo:font-weight="bold" officeooo:rsid="09b11c44" style:font-weight-asian="bold" style:font-weight-complex="bold"/>
    </style:style>
    <style:style style:name="T93" style:family="text">
      <style:text-properties fo:font-weight="bold" officeooo:rsid="09f9e30f" style:font-weight-asian="bold" style:font-weight-complex="bold"/>
    </style:style>
    <style:style style:name="T94" style:family="text">
      <style:text-properties fo:font-weight="bold" officeooo:rsid="0a284609" style:font-weight-asian="bold" style:font-weight-complex="bold"/>
    </style:style>
    <style:style style:name="T95" style:family="text">
      <style:text-properties fo:font-weight="bold" officeooo:rsid="0a2f76ae" style:font-weight-asian="bold" style:font-weight-complex="bold"/>
    </style:style>
    <style:style style:name="T96" style:family="text">
      <style:text-properties fo:font-weight="bold" officeooo:rsid="0a3bfb83" style:font-weight-asian="bold" style:font-weight-complex="bold"/>
    </style:style>
    <style:style style:name="T97" style:family="text">
      <style:text-properties fo:font-weight="bold" officeooo:rsid="0a62338f" style:font-weight-asian="bold" style:font-weight-complex="bold"/>
    </style:style>
    <style:style style:name="T98" style:family="text">
      <style:text-properties fo:font-weight="bold" officeooo:rsid="0a67b453" style:font-weight-asian="bold" style:font-weight-complex="bold"/>
    </style:style>
    <style:style style:name="T99" style:family="text">
      <style:text-properties fo:font-weight="bold" officeooo:rsid="0a991bc3" style:font-weight-asian="bold" style:font-weight-complex="bold"/>
    </style:style>
    <style:style style:name="T100" style:family="text">
      <style:text-properties fo:font-weight="bold" officeooo:rsid="0a8e9e43" style:font-weight-asian="bold" style:font-weight-complex="bold"/>
    </style:style>
    <style:style style:name="T101" style:family="text">
      <style:text-properties fo:font-weight="bold" officeooo:rsid="0aa7cdf0" style:font-weight-asian="bold" style:font-weight-complex="bold"/>
    </style:style>
    <style:style style:name="T102" style:family="text">
      <style:text-properties fo:font-weight="bold" officeooo:rsid="09996baa" style:font-weight-asian="bold" style:font-weight-complex="bold"/>
    </style:style>
    <style:style style:name="T103" style:family="text">
      <style:text-properties fo:font-weight="bold" officeooo:rsid="0ab37883" style:font-weight-asian="bold" style:font-weight-complex="bold"/>
    </style:style>
    <style:style style:name="T104" style:family="text">
      <style:text-properties fo:font-weight="bold" officeooo:rsid="0ac158e3" style:font-weight-asian="bold" style:font-weight-complex="bold"/>
    </style:style>
    <style:style style:name="T105" style:family="text">
      <style:text-properties fo:font-weight="bold" officeooo:rsid="0ac29aa9" style:font-weight-asian="bold" style:font-weight-complex="bold"/>
    </style:style>
    <style:style style:name="T106" style:family="text">
      <style:text-properties fo:font-weight="bold" officeooo:rsid="0acb382d" style:font-weight-asian="bold" style:font-weight-complex="bold"/>
    </style:style>
    <style:style style:name="T107" style:family="text">
      <style:text-properties fo:font-weight="bold" officeooo:rsid="0ac59bd6" style:font-weight-asian="bold" style:font-weight-complex="bold"/>
    </style:style>
    <style:style style:name="T108" style:family="text">
      <style:text-properties fo:font-weight="bold" officeooo:rsid="0ad80130" style:font-weight-asian="bold" style:font-weight-complex="bold"/>
    </style:style>
    <style:style style:name="T109" style:family="text">
      <style:text-properties fo:font-weight="bold" officeooo:rsid="09efcbf1" style:font-weight-asian="bold" style:font-weight-complex="bold"/>
    </style:style>
    <style:style style:name="T110" style:family="text">
      <style:text-properties fo:font-weight="bold" officeooo:rsid="0adc10d9" style:font-weight-asian="bold" style:font-weight-complex="bold"/>
    </style:style>
    <style:style style:name="T111" style:family="text">
      <style:text-properties fo:font-weight="bold" officeooo:rsid="0ae1c0e9" style:font-weight-asian="bold" style:font-weight-complex="bold"/>
    </style:style>
    <style:style style:name="T112" style:family="text">
      <style:text-properties fo:font-weight="bold" officeooo:rsid="0ae2a379" style:font-weight-asian="bold" style:font-weight-complex="bold"/>
    </style:style>
    <style:style style:name="T113" style:family="text">
      <style:text-properties fo:font-weight="bold" officeooo:rsid="09e76b53" style:font-weight-asian="bold" style:font-weight-complex="bold"/>
    </style:style>
    <style:style style:name="T114" style:family="text">
      <style:text-properties fo:font-weight="bold" officeooo:rsid="0af1697a" style:font-weight-asian="bold" style:font-weight-complex="bold"/>
    </style:style>
    <style:style style:name="T115" style:family="text">
      <style:text-properties fo:font-weight="bold" officeooo:rsid="0af2da88" style:font-weight-asian="bold" style:font-weight-complex="bold"/>
    </style:style>
    <style:style style:name="T116" style:family="text">
      <style:text-properties fo:font-weight="bold" officeooo:rsid="0af3cb89" style:font-weight-asian="bold" style:font-weight-complex="bold"/>
    </style:style>
    <style:style style:name="T117" style:family="text">
      <style:text-properties fo:font-weight="bold" officeooo:rsid="0af3e3da" style:font-weight-asian="bold" style:font-weight-complex="bold"/>
    </style:style>
    <style:style style:name="T118" style:family="text">
      <style:text-properties fo:font-weight="bold" officeooo:rsid="0afaefc8" style:font-weight-asian="bold" style:font-weight-complex="bold"/>
    </style:style>
    <style:style style:name="T119" style:family="text">
      <style:text-properties fo:font-weight="bold" officeooo:rsid="0b066f8c" style:font-weight-asian="bold" style:font-weight-complex="bold"/>
    </style:style>
    <style:style style:name="T120" style:family="text">
      <style:text-properties fo:font-weight="bold" officeooo:rsid="0b0ee618" style:font-weight-asian="bold" style:font-weight-complex="bold"/>
    </style:style>
    <style:style style:name="T121" style:family="text">
      <style:text-properties fo:font-weight="bold" officeooo:rsid="0b0ff2cb" style:font-weight-asian="bold" style:font-weight-complex="bold"/>
    </style:style>
    <style:style style:name="T122" style:family="text">
      <style:text-properties fo:font-weight="bold" officeooo:rsid="0b02d899" style:font-weight-asian="bold" style:font-weight-complex="bold"/>
    </style:style>
    <style:style style:name="T123" style:family="text">
      <style:text-properties fo:font-weight="bold" officeooo:rsid="0b1358f4" style:font-weight-asian="bold" style:font-weight-complex="bold"/>
    </style:style>
    <style:style style:name="T124" style:family="text">
      <style:text-properties fo:font-weight="bold" officeooo:rsid="0b133044" style:font-weight-asian="bold" style:font-weight-complex="bold"/>
    </style:style>
    <style:style style:name="T125" style:family="text">
      <style:text-properties fo:font-weight="bold" officeooo:rsid="0b1adb20" style:font-weight-asian="bold" style:font-weight-complex="bold"/>
    </style:style>
    <style:style style:name="T126" style:family="text">
      <style:text-properties fo:font-weight="bold" officeooo:rsid="0b1afde8" style:font-weight-asian="bold" style:font-weight-complex="bold"/>
    </style:style>
    <style:style style:name="T127" style:family="text">
      <style:text-properties fo:font-weight="bold" officeooo:rsid="0b1b11f3" style:font-weight-asian="bold" style:font-weight-complex="bold"/>
    </style:style>
    <style:style style:name="T128" style:family="text">
      <style:text-properties fo:font-weight="bold" officeooo:rsid="0b262611" style:font-weight-asian="bold" style:font-weight-complex="bold"/>
    </style:style>
    <style:style style:name="T129" style:family="text">
      <style:text-properties fo:font-weight="bold" officeooo:rsid="0b28a9fc" style:font-weight-asian="bold" style:font-weight-complex="bold"/>
    </style:style>
    <style:style style:name="T130" style:family="text">
      <style:text-properties fo:font-weight="bold" officeooo:rsid="0b2c4973" style:font-weight-asian="bold" style:font-weight-complex="bold"/>
    </style:style>
    <style:style style:name="T131" style:family="text">
      <style:text-properties fo:font-weight="bold" officeooo:rsid="0b237210" style:font-weight-asian="bold" style:font-weight-complex="bold"/>
    </style:style>
    <style:style style:name="T132" style:family="text">
      <style:text-properties fo:font-weight="bold" officeooo:rsid="0b35f86f" style:font-weight-asian="bold" style:font-weight-complex="bold"/>
    </style:style>
    <style:style style:name="T133" style:family="text">
      <style:text-properties fo:font-weight="bold" officeooo:rsid="0b3ac6d7" style:font-weight-asian="bold" style:font-weight-complex="bold"/>
    </style:style>
    <style:style style:name="T134" style:family="text">
      <style:text-properties fo:font-weight="bold" officeooo:rsid="0b3bd8d6" style:font-weight-asian="bold" style:font-weight-complex="bold"/>
    </style:style>
    <style:style style:name="T135" style:family="text">
      <style:text-properties fo:font-weight="bold" officeooo:rsid="0b3c7084" style:font-weight-asian="bold" style:font-weight-complex="bold"/>
    </style:style>
    <style:style style:name="T136" style:family="text">
      <style:text-properties fo:font-weight="bold" officeooo:rsid="0b3cf689" style:font-weight-asian="bold" style:font-weight-complex="bold"/>
    </style:style>
    <style:style style:name="T137" style:family="text">
      <style:text-properties fo:font-weight="bold" officeooo:rsid="0b5270c8" style:font-weight-asian="bold" style:font-weight-complex="bold"/>
    </style:style>
    <style:style style:name="T138" style:family="text">
      <style:text-properties fo:font-weight="bold" officeooo:rsid="0b54eb75" style:font-weight-asian="bold" style:font-weight-complex="bold"/>
    </style:style>
    <style:style style:name="T139" style:family="text">
      <style:text-properties fo:font-weight="bold" officeooo:rsid="0b551a41" style:font-weight-asian="bold" style:font-weight-complex="bold"/>
    </style:style>
    <style:style style:name="T140" style:family="text">
      <style:text-properties fo:font-weight="bold" officeooo:rsid="0b5650f5" style:font-weight-asian="bold" style:font-weight-complex="bold"/>
    </style:style>
    <style:style style:name="T141" style:family="text">
      <style:text-properties fo:font-weight="bold" officeooo:rsid="0b5fd4e3" style:font-weight-asian="bold" style:font-weight-complex="bold"/>
    </style:style>
    <style:style style:name="T142" style:family="text">
      <style:text-properties fo:font-weight="bold" officeooo:rsid="0b609f8f" style:font-weight-asian="bold" style:font-weight-complex="bold"/>
    </style:style>
    <style:style style:name="T143" style:family="text">
      <style:text-properties fo:font-weight="bold" officeooo:rsid="0ad6a73e" style:font-weight-asian="bold" style:font-weight-complex="bold"/>
    </style:style>
    <style:style style:name="T144" style:family="text">
      <style:text-properties fo:font-weight="bold" officeooo:rsid="0b6517ac" style:font-weight-asian="bold" style:font-weight-complex="bold"/>
    </style:style>
    <style:style style:name="T145" style:family="text">
      <style:text-properties fo:font-weight="bold" officeooo:rsid="0b6b584d" style:font-weight-asian="bold" style:font-weight-complex="bold"/>
    </style:style>
    <style:style style:name="T146" style:family="text">
      <style:text-properties fo:font-weight="bold" officeooo:rsid="0b6d9841" style:font-weight-asian="bold" style:font-weight-complex="bold"/>
    </style:style>
    <style:style style:name="T147" style:family="text">
      <style:text-properties fo:font-weight="bold" officeooo:rsid="0b7602c8" style:font-weight-asian="bold" style:font-weight-complex="bold"/>
    </style:style>
    <style:style style:name="T148" style:family="text">
      <style:text-properties fo:font-weight="bold" officeooo:rsid="0b77935c" style:font-weight-asian="bold" style:font-weight-complex="bold"/>
    </style:style>
    <style:style style:name="T149" style:family="text">
      <style:text-properties fo:font-weight="bold" officeooo:rsid="0b7c4886" style:font-weight-asian="bold" style:font-weight-complex="bold"/>
    </style:style>
    <style:style style:name="T150" style:family="text">
      <style:text-properties fo:font-weight="bold" officeooo:rsid="0b8e75f6" style:font-weight-asian="bold" style:font-weight-complex="bold"/>
    </style:style>
    <style:style style:name="T151" style:family="text">
      <style:text-properties fo:font-weight="bold" officeooo:rsid="0b8de56a" style:font-weight-asian="bold" style:font-weight-complex="bold"/>
    </style:style>
    <style:style style:name="T152" style:family="text">
      <style:text-properties fo:font-weight="bold" officeooo:rsid="0b907dd3" style:font-weight-asian="bold" style:font-weight-complex="bold"/>
    </style:style>
    <style:style style:name="T153" style:family="text">
      <style:text-properties fo:font-weight="bold" officeooo:rsid="07a9aa8a" style:font-weight-asian="bold" style:font-weight-complex="bold"/>
    </style:style>
    <style:style style:name="T154" style:family="text">
      <style:text-properties fo:font-weight="bold" officeooo:rsid="07a37fc8" style:font-weight-asian="bold" style:font-weight-complex="bold"/>
    </style:style>
    <style:style style:name="T155" style:family="text">
      <style:text-properties fo:font-weight="bold" officeooo:rsid="0ba8a455" style:font-weight-asian="bold" style:font-weight-complex="bold"/>
    </style:style>
    <style:style style:name="T156" style:family="text">
      <style:text-properties fo:font-weight="bold" officeooo:rsid="0ba96aed" style:font-weight-asian="bold" style:font-weight-complex="bold"/>
    </style:style>
    <style:style style:name="T157" style:family="text">
      <style:text-properties fo:font-weight="bold" officeooo:rsid="0bb0b90a" style:font-weight-asian="bold" style:font-weight-complex="bold"/>
    </style:style>
    <style:style style:name="T158" style:family="text">
      <style:text-properties fo:font-weight="bold" officeooo:rsid="0bb673af" style:font-weight-asian="bold" style:font-weight-complex="bold"/>
    </style:style>
    <style:style style:name="T159" style:family="text">
      <style:text-properties fo:font-weight="bold" officeooo:rsid="0bba5149" style:font-weight-asian="bold" style:font-weight-complex="bold"/>
    </style:style>
    <style:style style:name="T160" style:family="text">
      <style:text-properties fo:font-weight="bold" officeooo:rsid="0bbc5bb9" style:font-weight-asian="bold" style:font-weight-complex="bold"/>
    </style:style>
    <style:style style:name="T161" style:family="text">
      <style:text-properties fo:font-weight="bold" officeooo:rsid="0bcaf7ac" style:font-weight-asian="bold" style:font-weight-complex="bold"/>
    </style:style>
    <style:style style:name="T162" style:family="text">
      <style:text-properties fo:font-weight="bold" officeooo:rsid="0bd05f08" style:font-weight-asian="bold" style:font-weight-complex="bold"/>
    </style:style>
    <style:style style:name="T163" style:family="text">
      <style:text-properties fo:font-weight="bold" officeooo:rsid="0bd0eaf6" style:font-weight-asian="bold" style:font-weight-complex="bold"/>
    </style:style>
    <style:style style:name="T164" style:family="text">
      <style:text-properties fo:font-weight="bold" officeooo:rsid="0bd313c0" style:font-weight-asian="bold" style:font-weight-complex="bold"/>
    </style:style>
    <style:style style:name="T165" style:family="text">
      <style:text-properties fo:font-weight="bold" officeooo:rsid="0bd776ff" style:font-weight-asian="bold" style:font-weight-complex="bold"/>
    </style:style>
    <style:style style:name="T166" style:family="text">
      <style:text-properties fo:font-weight="bold" officeooo:rsid="0bd933bd" style:font-weight-asian="bold" style:font-weight-complex="bold"/>
    </style:style>
    <style:style style:name="T167" style:family="text">
      <style:text-properties fo:font-weight="bold" officeooo:rsid="0bdded88" style:font-weight-asian="bold" style:font-weight-complex="bold"/>
    </style:style>
    <style:style style:name="T168" style:family="text">
      <style:text-properties fo:font-weight="bold" officeooo:rsid="0bdf9a67" style:font-weight-asian="bold" style:font-weight-complex="bold"/>
    </style:style>
    <style:style style:name="T169" style:family="text">
      <style:text-properties fo:font-weight="bold" officeooo:rsid="0be09f83" style:font-weight-asian="bold" style:font-weight-complex="bold"/>
    </style:style>
    <style:style style:name="T170" style:family="text">
      <style:text-properties fo:font-weight="bold" officeooo:rsid="0be8003b" style:font-weight-asian="bold" style:font-weight-complex="bold"/>
    </style:style>
    <style:style style:name="T171" style:family="text">
      <style:text-properties fo:font-weight="bold" officeooo:rsid="0bec9631" style:font-weight-asian="bold" style:font-weight-complex="bold"/>
    </style:style>
    <style:style style:name="T172" style:family="text">
      <style:text-properties fo:font-weight="bold" officeooo:rsid="0bee6380" style:font-weight-asian="bold" style:font-weight-complex="bold"/>
    </style:style>
    <style:style style:name="T173" style:family="text">
      <style:text-properties fo:font-weight="bold" officeooo:rsid="0c072ebd" style:font-weight-asian="bold" style:font-weight-complex="bold"/>
    </style:style>
    <style:style style:name="T174" style:family="text">
      <style:text-properties fo:font-weight="bold" officeooo:rsid="0c327225" style:font-weight-asian="bold" style:font-weight-complex="bold"/>
    </style:style>
    <style:style style:name="T175" style:family="text">
      <style:text-properties fo:font-weight="bold" officeooo:rsid="0c342cce" style:font-weight-asian="bold" style:font-weight-complex="bold"/>
    </style:style>
    <style:style style:name="T176" style:family="text">
      <style:text-properties fo:font-weight="bold" officeooo:rsid="0c39b9b3" style:font-weight-asian="bold" style:font-weight-complex="bold"/>
    </style:style>
    <style:style style:name="T177" style:family="text">
      <style:text-properties fo:font-weight="bold" officeooo:rsid="0c3ae7b2" style:font-weight-asian="bold" style:font-weight-complex="bold"/>
    </style:style>
    <style:style style:name="T178" style:family="text">
      <style:text-properties fo:font-weight="bold" officeooo:rsid="0c59736a" style:font-weight-asian="bold" style:font-weight-complex="bold"/>
    </style:style>
    <style:style style:name="T179" style:family="text">
      <style:text-properties fo:font-weight="bold" officeooo:rsid="0c59923e" style:font-weight-asian="bold" style:font-weight-complex="bold"/>
    </style:style>
    <style:style style:name="T180" style:family="text">
      <style:text-properties fo:font-weight="bold" officeooo:rsid="0c55f1b0" style:font-weight-asian="bold" style:font-weight-complex="bold"/>
    </style:style>
    <style:style style:name="T181" style:family="text">
      <style:text-properties fo:font-weight="bold" officeooo:rsid="0c5569c8" style:font-weight-asian="bold" style:font-weight-complex="bold"/>
    </style:style>
    <style:style style:name="T182" style:family="text">
      <style:text-properties fo:font-weight="bold" officeooo:rsid="0c6235c5" style:font-weight-asian="bold" style:font-weight-complex="bold"/>
    </style:style>
    <style:style style:name="T183" style:family="text">
      <style:text-properties fo:font-weight="bold" officeooo:rsid="0c652ddb" style:font-weight-asian="bold" style:font-weight-complex="bold"/>
    </style:style>
    <style:style style:name="T184" style:family="text">
      <style:text-properties fo:font-weight="bold" officeooo:rsid="0c80546c" style:font-weight-asian="bold" style:font-weight-complex="bold"/>
    </style:style>
    <style:style style:name="T185" style:family="text">
      <style:text-properties fo:font-weight="bold" officeooo:rsid="0caea1be" style:font-weight-asian="bold" style:font-weight-complex="bold"/>
    </style:style>
    <style:style style:name="T186" style:family="text">
      <style:text-properties fo:font-weight="bold" officeooo:rsid="0cb7619e" style:font-weight-asian="bold" style:font-weight-complex="bold"/>
    </style:style>
    <style:style style:name="T187" style:family="text">
      <style:text-properties fo:font-weight="bold" officeooo:rsid="0cdcdd71" style:font-weight-asian="bold" style:font-weight-complex="bold"/>
    </style:style>
    <style:style style:name="T188" style:family="text">
      <style:text-properties fo:font-weight="bold" officeooo:rsid="0d3d731e" style:font-weight-asian="bold" style:font-weight-complex="bold"/>
    </style:style>
    <style:style style:name="T189" style:family="text">
      <style:text-properties fo:font-weight="bold" officeooo:rsid="0d3bfe8a" style:font-weight-asian="bold" style:font-weight-complex="bold"/>
    </style:style>
    <style:style style:name="T190" style:family="text">
      <style:text-properties fo:font-weight="bold" officeooo:rsid="0d402d0a" style:font-weight-asian="bold" style:font-weight-complex="bold"/>
    </style:style>
    <style:style style:name="T191" style:family="text">
      <style:text-properties fo:font-weight="bold" officeooo:rsid="0d551bfe" style:font-weight-asian="bold" style:font-weight-complex="bold"/>
    </style:style>
    <style:style style:name="T192" style:family="text">
      <style:text-properties fo:font-weight="bold" officeooo:rsid="0d5364d6" style:font-weight-asian="bold" style:font-weight-complex="bold"/>
    </style:style>
    <style:style style:name="T193" style:family="text">
      <style:text-properties fo:font-weight="bold" officeooo:rsid="0d5e146d" style:font-weight-asian="bold" style:font-weight-complex="bold"/>
    </style:style>
    <style:style style:name="T194" style:family="text">
      <style:text-properties fo:font-weight="bold" officeooo:rsid="0d5f6fda" style:font-weight-asian="bold" style:font-weight-complex="bold"/>
    </style:style>
    <style:style style:name="T195" style:family="text">
      <style:text-properties fo:font-weight="bold" officeooo:rsid="0d6149fa" style:font-weight-asian="bold" style:font-weight-complex="bold"/>
    </style:style>
    <style:style style:name="T196" style:family="text">
      <style:text-properties fo:font-weight="bold" officeooo:rsid="0d7342b8" style:font-weight-asian="bold" style:font-weight-complex="bold"/>
    </style:style>
    <style:style style:name="T197" style:family="text">
      <style:text-properties fo:font-weight="bold" officeooo:rsid="0d7b77bb" style:font-weight-asian="bold" style:font-weight-complex="bold"/>
    </style:style>
    <style:style style:name="T198" style:family="text">
      <style:text-properties fo:font-weight="bold" officeooo:rsid="0d7cbc1f" style:font-weight-asian="bold" style:font-weight-complex="bold"/>
    </style:style>
    <style:style style:name="T199" style:family="text">
      <style:text-properties fo:font-weight="bold" officeooo:rsid="0d7bab0a" style:font-weight-asian="bold" style:font-weight-complex="bold"/>
    </style:style>
    <style:style style:name="T200" style:family="text">
      <style:text-properties officeooo:rsid="07b346c8"/>
    </style:style>
    <style:style style:name="T201" style:family="text">
      <style:text-properties officeooo:rsid="07b89266"/>
    </style:style>
    <style:style style:name="T202" style:family="text">
      <style:text-properties officeooo:rsid="07b93194"/>
    </style:style>
    <style:style style:name="T203" style:family="text">
      <style:text-properties text:display="none"/>
    </style:style>
    <style:style style:name="T204" style:family="text">
      <style:text-properties officeooo:rsid="07c98fd2"/>
    </style:style>
    <style:style style:name="T205" style:family="text">
      <style:text-properties officeooo:rsid="07ca54a9"/>
    </style:style>
    <style:style style:name="T206" style:family="text">
      <style:text-properties officeooo:rsid="07cd703b"/>
    </style:style>
    <style:style style:name="T207" style:family="text">
      <style:text-properties officeooo:rsid="07d14ea9"/>
    </style:style>
    <style:style style:name="T208" style:family="text">
      <style:text-properties officeooo:rsid="07d419d0"/>
    </style:style>
    <style:style style:name="T209" style:family="text">
      <style:text-properties officeooo:rsid="07d52417"/>
    </style:style>
    <style:style style:name="T210" style:family="text">
      <style:text-properties officeooo:rsid="07d70692"/>
    </style:style>
    <style:style style:name="T211" style:family="text">
      <style:text-properties officeooo:rsid="07dde37a"/>
    </style:style>
    <style:style style:name="T212" style:family="text">
      <style:text-properties officeooo:rsid="07de4fb9"/>
    </style:style>
    <style:style style:name="T213" style:family="text">
      <style:text-properties style:font-name="Times New Roman3" officeooo:rsid="07dde37a"/>
    </style:style>
    <style:style style:name="T214" style:family="text">
      <style:text-properties style:font-name="Times New Roman3" officeooo:rsid="07de4fb9"/>
    </style:style>
    <style:style style:name="T215" style:family="text">
      <style:text-properties style:font-name="Times New Roman3" fo:font-weight="bold" officeooo:rsid="07dde37a" style:font-weight-asian="bold" style:font-weight-complex="bold"/>
    </style:style>
    <style:style style:name="T216" style:family="text">
      <style:text-properties style:font-name="Times New Roman3" fo:font-weight="bold" officeooo:rsid="07de4fb9" style:font-weight-asian="bold" style:font-weight-complex="bold"/>
    </style:style>
    <style:style style:name="T217" style:family="text">
      <style:text-properties style:font-name="Times New Roman3" officeooo:rsid="07e2ed85"/>
    </style:style>
    <style:style style:name="T218" style:family="text">
      <style:text-properties style:font-name="Times New Roman3" officeooo:rsid="07eb33b1"/>
    </style:style>
    <style:style style:name="T219" style:family="text">
      <style:text-properties style:font-name="Times New Roman3" officeooo:rsid="07f47c3e"/>
    </style:style>
    <style:style style:name="T220" style:family="text">
      <style:text-properties style:font-name="Times New Roman3" officeooo:rsid="07f4d937"/>
    </style:style>
    <style:style style:name="T221" style:family="text">
      <style:text-properties style:font-name="Times New Roman3" officeooo:rsid="07f4eb3b"/>
    </style:style>
    <style:style style:name="T222" style:family="text">
      <style:text-properties officeooo:rsid="07dfb6f3"/>
    </style:style>
    <style:style style:name="T223" style:family="text">
      <style:text-properties officeooo:rsid="07e6dc8e"/>
    </style:style>
    <style:style style:name="T224" style:family="text">
      <style:text-properties officeooo:rsid="07e8a5be"/>
    </style:style>
    <style:style style:name="T225" style:family="text">
      <style:text-properties officeooo:rsid="07eadb58"/>
    </style:style>
    <style:style style:name="T226" style:family="text">
      <style:text-properties officeooo:rsid="07f7ed9c"/>
    </style:style>
    <style:style style:name="T227" style:family="text">
      <style:text-properties officeooo:rsid="07fbc69e"/>
    </style:style>
    <style:style style:name="T228" style:family="text">
      <style:text-properties officeooo:rsid="08007161"/>
    </style:style>
    <style:style style:name="T229" style:family="text">
      <style:text-properties fo:font-size="8pt" officeooo:rsid="08080930" style:font-size-asian="8pt" style:font-size-complex="8pt"/>
    </style:style>
    <style:style style:name="T230" style:family="text">
      <style:text-properties officeooo:rsid="081015ac"/>
    </style:style>
    <style:style style:name="T231" style:family="text">
      <style:text-properties officeooo:rsid="08118bfd"/>
    </style:style>
    <style:style style:name="T232" style:family="text">
      <style:text-properties officeooo:rsid="0817b83f"/>
    </style:style>
    <style:style style:name="T233" style:family="text">
      <style:text-properties officeooo:rsid="08199611"/>
    </style:style>
    <style:style style:name="T234" style:family="text">
      <style:text-properties officeooo:rsid="081a988a"/>
    </style:style>
    <style:style style:name="T235" style:family="text">
      <style:text-properties officeooo:rsid="081f7b1e"/>
    </style:style>
    <style:style style:name="T236" style:family="text">
      <style:text-properties officeooo:rsid="08268e35"/>
    </style:style>
    <style:style style:name="T237" style:family="text">
      <style:text-properties officeooo:rsid="0826a87d"/>
    </style:style>
    <style:style style:name="T2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9" style:family="text">
      <style:text-properties fo:font-style="normal" fo:font-weight="bold" officeooo:rsid="0826a87d" style:font-style-asian="normal" style:font-weight-asian="bold" style:font-style-complex="normal" style:font-weight-complex="bold"/>
    </style:style>
    <style:style style:name="T240" style:family="text">
      <style:text-properties fo:font-style="normal" fo:font-weight="bold" officeooo:rsid="0aa7cdf0" style:font-style-asian="normal" style:font-weight-asian="bold" style:font-style-complex="normal" style:font-weight-complex="bold"/>
    </style:style>
    <style:style style:name="T241" style:family="text">
      <style:text-properties fo:font-style="normal" fo:font-weight="bold" officeooo:rsid="0be8003b" style:font-style-asian="normal" style:font-weight-asian="bold" style:font-style-complex="normal" style:font-weight-complex="bold"/>
    </style:style>
    <style:style style:name="T242" style:family="text">
      <style:text-properties fo:font-style="normal" fo:font-weight="bold" officeooo:rsid="0be77de9" style:font-style-asian="normal" style:font-weight-asian="bold" style:font-style-complex="normal" style:font-weight-complex="bold"/>
    </style:style>
    <style:style style:name="T243" style:family="text">
      <style:text-properties fo:font-style="normal" fo:font-weight="bold" officeooo:rsid="0bf54edf" style:font-style-asian="normal" style:font-weight-asian="bold" style:font-style-complex="normal" style:font-weight-complex="bold"/>
    </style:style>
    <style:style style:name="T244" style:family="text">
      <style:text-properties fo:font-style="normal" fo:font-weight="bold" officeooo:rsid="0c3f98aa" style:font-style-asian="normal" style:font-weight-asian="bold" style:font-style-complex="normal" style:font-weight-complex="bold"/>
    </style:style>
    <style:style style:name="T245" style:family="text">
      <style:text-properties fo:font-style="normal" fo:font-weight="bold" officeooo:rsid="0c4be106" style:font-style-asian="normal" style:font-weight-asian="bold" style:font-style-complex="normal" style:font-weight-complex="bold"/>
    </style:style>
    <style:style style:name="T246" style:family="text">
      <style:text-properties fo:font-style="normal" fo:font-weight="bold" officeooo:rsid="0c514cac" style:font-style-asian="normal" style:font-weight-asian="bold" style:font-style-complex="normal" style:font-weight-complex="bold"/>
    </style:style>
    <style:style style:name="T247" style:family="text">
      <style:text-properties fo:font-style="normal" fo:font-weight="bold" officeooo:rsid="0d852ab6" style:font-style-asian="normal" style:font-weight-asian="bold" style:font-style-complex="normal" style:font-weight-complex="bold"/>
    </style:style>
    <style:style style:name="T248" style:family="text">
      <style:text-properties fo:font-style="normal" fo:font-weight="bold" officeooo:rsid="0d7a342f" style:font-style-asian="normal" style:font-weight-asian="bold" style:font-style-complex="normal" style:font-weight-complex="bold"/>
    </style:style>
    <style:style style:name="T249" style:family="text">
      <style:text-properties fo:font-style="normal" style:font-style-asian="normal" style:font-style-complex="normal"/>
    </style:style>
    <style:style style:name="T250" style:family="text">
      <style:text-properties fo:font-style="normal" officeooo:rsid="0a5591d6" style:font-style-asian="normal" style:font-style-complex="normal"/>
    </style:style>
    <style:style style:name="T251" style:family="text">
      <style:text-properties fo:font-style="normal" officeooo:rsid="0a56e304" style:font-style-asian="normal" style:font-style-complex="normal"/>
    </style:style>
    <style:style style:name="T252" style:family="text">
      <style:text-properties fo:font-style="normal" officeooo:rsid="0a58b23d" style:font-style-asian="normal" style:font-style-complex="normal"/>
    </style:style>
    <style:style style:name="T253" style:family="text">
      <style:text-properties fo:font-style="normal" officeooo:rsid="0a598641" style:font-style-asian="normal" style:font-style-complex="normal"/>
    </style:style>
    <style:style style:name="T254" style:family="text">
      <style:text-properties fo:font-style="normal" officeooo:rsid="0a5b1a09" style:font-style-asian="normal" style:font-style-complex="normal"/>
    </style:style>
    <style:style style:name="T255" style:family="text">
      <style:text-properties fo:font-style="normal" officeooo:rsid="0a5e99bc" style:font-style-asian="normal" style:font-style-complex="normal"/>
    </style:style>
    <style:style style:name="T256" style:family="text">
      <style:text-properties fo:font-style="normal" officeooo:rsid="0a5ee42d" style:font-style-asian="normal" style:font-style-complex="normal"/>
    </style:style>
    <style:style style:name="T257" style:family="text">
      <style:text-properties fo:font-style="normal" officeooo:rsid="0a5ff2ac" style:font-style-asian="normal" style:font-style-complex="normal"/>
    </style:style>
    <style:style style:name="T258" style:family="text">
      <style:text-properties fo:font-style="normal" officeooo:rsid="0a93b035" style:font-style-asian="normal" style:font-style-complex="normal"/>
    </style:style>
    <style:style style:name="T259" style:family="text">
      <style:text-properties fo:font-style="normal" officeooo:rsid="0aa4f99b" style:font-style-asian="normal" style:font-style-complex="normal"/>
    </style:style>
    <style:style style:name="T260" style:family="text">
      <style:text-properties fo:font-style="normal" officeooo:rsid="0bee6380" style:font-style-asian="normal" style:font-style-complex="normal"/>
    </style:style>
    <style:style style:name="T261" style:family="text">
      <style:text-properties fo:font-style="normal" officeooo:rsid="0bf54edf" style:font-style-asian="normal" style:font-style-complex="normal"/>
    </style:style>
    <style:style style:name="T262" style:family="text">
      <style:text-properties fo:font-style="normal" officeooo:rsid="0c1f79c0" style:font-style-asian="normal" style:font-style-complex="normal"/>
    </style:style>
    <style:style style:name="T263" style:family="text">
      <style:text-properties fo:font-style="normal" officeooo:rsid="0c3f98aa" style:font-style-asian="normal" style:font-style-complex="normal"/>
    </style:style>
    <style:style style:name="T264" style:family="text">
      <style:text-properties fo:font-style="normal" officeooo:rsid="0c8e3f16" style:font-style-asian="normal" style:font-style-complex="normal"/>
    </style:style>
    <style:style style:name="T265" style:family="text">
      <style:text-properties fo:font-style="normal" officeooo:rsid="0d852ab6" style:font-style-asian="normal" style:font-style-complex="normal"/>
    </style:style>
    <style:style style:name="T266" style:family="text">
      <style:text-properties officeooo:rsid="082e925d"/>
    </style:style>
    <style:style style:name="T267" style:family="text">
      <style:text-properties officeooo:rsid="0830607d"/>
    </style:style>
    <style:style style:name="T268" style:family="text">
      <style:text-properties officeooo:rsid="08323122"/>
    </style:style>
    <style:style style:name="T269" style:family="text">
      <style:text-properties officeooo:rsid="08341f57"/>
    </style:style>
    <style:style style:name="T270" style:family="text">
      <style:text-properties officeooo:rsid="0834ea92"/>
    </style:style>
    <style:style style:name="T271" style:family="text">
      <style:text-properties officeooo:rsid="08354c9b"/>
    </style:style>
    <style:style style:name="T272" style:family="text">
      <style:text-properties officeooo:rsid="0837890e"/>
    </style:style>
    <style:style style:name="T273" style:family="text">
      <style:text-properties officeooo:rsid="083b3d64"/>
    </style:style>
    <style:style style:name="T274" style:family="text">
      <style:text-properties officeooo:rsid="083ff13b"/>
    </style:style>
    <style:style style:name="T275" style:family="text">
      <style:text-properties officeooo:rsid="0842641b"/>
    </style:style>
    <style:style style:name="T276" style:family="text">
      <style:text-properties officeooo:rsid="08447a12"/>
    </style:style>
    <style:style style:name="T277" style:family="text">
      <style:text-properties officeooo:rsid="0845f1bd"/>
    </style:style>
    <style:style style:name="T278" style:family="text">
      <style:text-properties officeooo:rsid="0850fc83"/>
    </style:style>
    <style:style style:name="T279" style:family="text">
      <style:text-properties officeooo:rsid="0862718b"/>
    </style:style>
    <style:style style:name="T280" style:family="text">
      <style:text-properties officeooo:rsid="0863e71d"/>
    </style:style>
    <style:style style:name="T281" style:family="text">
      <style:text-properties officeooo:rsid="086d7a9d"/>
    </style:style>
    <style:style style:name="T282" style:family="text">
      <style:text-properties officeooo:rsid="086e13dd"/>
    </style:style>
    <style:style style:name="T283" style:family="text">
      <style:text-properties officeooo:rsid="0872131b"/>
    </style:style>
    <style:style style:name="T284" style:family="text">
      <style:text-properties officeooo:rsid="087492f5"/>
    </style:style>
    <style:style style:name="T285" style:family="text">
      <style:text-properties officeooo:rsid="08755f5f"/>
    </style:style>
    <style:style style:name="T286" style:family="text">
      <style:text-properties officeooo:rsid="08777f64"/>
    </style:style>
    <style:style style:name="T287" style:family="text">
      <style:text-properties officeooo:rsid="08794b59"/>
    </style:style>
    <style:style style:name="T288" style:family="text">
      <style:text-properties officeooo:rsid="08876166"/>
    </style:style>
    <style:style style:name="T289" style:family="text">
      <style:text-properties officeooo:rsid="08974940"/>
    </style:style>
    <style:style style:name="T290" style:family="text">
      <style:text-properties officeooo:rsid="08a0aed3"/>
    </style:style>
    <style:style style:name="T291" style:family="text">
      <style:text-properties officeooo:rsid="08b9cd49"/>
    </style:style>
    <style:style style:name="T292" style:family="text">
      <style:text-properties officeooo:rsid="08c4bf56"/>
    </style:style>
    <style:style style:name="T293" style:family="text">
      <style:text-properties officeooo:rsid="08c5e867"/>
    </style:style>
    <style:style style:name="T294" style:family="text">
      <style:text-properties officeooo:rsid="08c8a14e"/>
    </style:style>
    <style:style style:name="T295" style:family="text">
      <style:text-properties officeooo:rsid="08cc47a8"/>
    </style:style>
    <style:style style:name="T296" style:family="text">
      <style:text-properties officeooo:rsid="08d0103b"/>
    </style:style>
    <style:style style:name="T297" style:family="text">
      <style:text-properties officeooo:rsid="08d3a0ab"/>
    </style:style>
    <style:style style:name="T298" style:family="text">
      <style:text-properties officeooo:rsid="08d44b39"/>
    </style:style>
    <style:style style:name="T299" style:family="text">
      <style:text-properties officeooo:rsid="08d8cba9"/>
    </style:style>
    <style:style style:name="T300" style:family="text">
      <style:text-properties officeooo:rsid="08dc0eab"/>
    </style:style>
    <style:style style:name="T301" style:family="text">
      <style:text-properties officeooo:rsid="08dfe425"/>
    </style:style>
    <style:style style:name="T302" style:family="text">
      <style:text-properties officeooo:rsid="08e70d21"/>
    </style:style>
    <style:style style:name="T303" style:family="text">
      <style:text-properties fo:font-weight="normal" style:font-weight-asian="normal" style:font-weight-complex="normal"/>
    </style:style>
    <style:style style:name="T304" style:family="text">
      <style:text-properties fo:font-weight="normal" officeooo:rsid="08dc0eab" style:font-weight-asian="normal" style:font-weight-complex="normal"/>
    </style:style>
    <style:style style:name="T305" style:family="text">
      <style:text-properties fo:font-weight="normal" officeooo:rsid="08e70d21" style:font-weight-asian="normal" style:font-weight-complex="normal"/>
    </style:style>
    <style:style style:name="T306" style:family="text">
      <style:text-properties fo:font-weight="normal" officeooo:rsid="08e7591e" style:font-weight-asian="normal" style:font-weight-complex="normal"/>
    </style:style>
    <style:style style:name="T307" style:family="text">
      <style:text-properties fo:font-weight="normal" officeooo:rsid="08e936d2" style:font-weight-asian="normal" style:font-weight-complex="normal"/>
    </style:style>
    <style:style style:name="T308" style:family="text">
      <style:text-properties fo:font-weight="normal" officeooo:rsid="08eecd03" style:font-weight-asian="normal" style:font-weight-complex="normal"/>
    </style:style>
    <style:style style:name="T309" style:family="text">
      <style:text-properties fo:font-weight="normal" officeooo:rsid="0916a7ce" style:font-weight-asian="normal" style:font-weight-complex="normal"/>
    </style:style>
    <style:style style:name="T310" style:family="text">
      <style:text-properties fo:font-weight="normal" officeooo:rsid="08fef47e" style:font-weight-asian="normal" style:font-weight-complex="normal"/>
    </style:style>
    <style:style style:name="T311" style:family="text">
      <style:text-properties fo:font-weight="normal" officeooo:rsid="0996428e" style:font-weight-asian="normal" style:font-weight-complex="normal"/>
    </style:style>
    <style:style style:name="T312" style:family="text">
      <style:text-properties fo:font-weight="normal" officeooo:rsid="099c0ce3" style:font-weight-asian="normal" style:font-weight-complex="normal"/>
    </style:style>
    <style:style style:name="T313" style:family="text">
      <style:text-properties fo:font-weight="normal" officeooo:rsid="09bc3228" style:font-weight-asian="normal" style:font-weight-complex="normal"/>
    </style:style>
    <style:style style:name="T314" style:family="text">
      <style:text-properties fo:font-weight="normal" officeooo:rsid="09bfabdb" style:font-weight-asian="normal" style:font-weight-complex="normal"/>
    </style:style>
    <style:style style:name="T315" style:family="text">
      <style:text-properties fo:font-weight="normal" officeooo:rsid="09d2b276" style:font-weight-asian="normal" style:font-weight-complex="normal"/>
    </style:style>
    <style:style style:name="T316" style:family="text">
      <style:text-properties fo:font-weight="normal" officeooo:rsid="09b11c44" style:font-weight-asian="normal" style:font-weight-complex="normal"/>
    </style:style>
    <style:style style:name="T317" style:family="text">
      <style:text-properties fo:font-weight="normal" officeooo:rsid="09d391f5" style:font-weight-asian="normal" style:font-weight-complex="normal"/>
    </style:style>
    <style:style style:name="T318" style:family="text">
      <style:text-properties fo:font-weight="normal" officeooo:rsid="0a991bc3" style:font-weight-asian="normal" style:font-weight-complex="normal"/>
    </style:style>
    <style:style style:name="T319" style:family="text">
      <style:text-properties fo:font-weight="normal" officeooo:rsid="0ac29aa9" style:font-weight-asian="normal" style:font-weight-complex="normal"/>
    </style:style>
    <style:style style:name="T320" style:family="text">
      <style:text-properties fo:font-weight="normal" officeooo:rsid="0ac4b077" style:font-weight-asian="normal" style:font-weight-complex="normal"/>
    </style:style>
    <style:style style:name="T321" style:family="text">
      <style:text-properties fo:font-weight="normal" officeooo:rsid="0ac9238e" style:font-weight-asian="normal" style:font-weight-complex="normal"/>
    </style:style>
    <style:style style:name="T322" style:family="text">
      <style:text-properties fo:font-weight="normal" officeooo:rsid="0ab37883" style:font-weight-asian="normal" style:font-weight-complex="normal"/>
    </style:style>
    <style:style style:name="T323" style:family="text">
      <style:text-properties fo:font-weight="normal" officeooo:rsid="0b1adb20" style:font-weight-asian="normal" style:font-weight-complex="normal"/>
    </style:style>
    <style:style style:name="T324" style:family="text">
      <style:text-properties fo:font-weight="normal" officeooo:rsid="0b262611" style:font-weight-asian="normal" style:font-weight-complex="normal"/>
    </style:style>
    <style:style style:name="T325" style:family="text">
      <style:text-properties fo:font-weight="normal" officeooo:rsid="0b37b267" style:font-weight-asian="normal" style:font-weight-complex="normal"/>
    </style:style>
    <style:style style:name="T326" style:family="text">
      <style:text-properties fo:font-weight="normal" officeooo:rsid="0c652ddb" style:font-weight-asian="normal" style:font-weight-complex="normal"/>
    </style:style>
    <style:style style:name="T327" style:family="text">
      <style:text-properties fo:font-weight="normal" officeooo:rsid="0d4e8f12" style:font-weight-asian="normal" style:font-weight-complex="normal"/>
    </style:style>
    <style:style style:name="T328" style:family="text">
      <style:text-properties fo:font-weight="normal" officeooo:rsid="0d518d46" style:font-weight-asian="normal" style:font-weight-complex="normal"/>
    </style:style>
    <style:style style:name="T329" style:family="text">
      <style:text-properties fo:font-weight="normal" officeooo:rsid="0d525935" style:font-weight-asian="normal" style:font-weight-complex="normal"/>
    </style:style>
    <style:style style:name="T330" style:family="text">
      <style:text-properties fo:font-weight="normal" officeooo:rsid="0d5364b4" style:font-weight-asian="normal" style:font-weight-complex="normal"/>
    </style:style>
    <style:style style:name="T331" style:family="text">
      <style:text-properties fo:font-weight="normal" officeooo:rsid="0d5364d6" style:font-weight-asian="normal" style:font-weight-complex="normal"/>
    </style:style>
    <style:style style:name="T332" style:family="text">
      <style:text-properties fo:font-weight="normal" officeooo:rsid="0d53c849" style:font-weight-asian="normal" style:font-weight-complex="normal"/>
    </style:style>
    <style:style style:name="T333" style:family="text">
      <style:text-properties fo:font-weight="normal" officeooo:rsid="0d551bfe" style:font-weight-asian="normal" style:font-weight-complex="normal"/>
    </style:style>
    <style:style style:name="T334" style:family="text">
      <style:text-properties fo:font-weight="normal" officeooo:rsid="0d588b1d" style:font-weight-asian="normal" style:font-weight-complex="normal"/>
    </style:style>
    <style:style style:name="T335" style:family="text">
      <style:text-properties fo:font-weight="normal" officeooo:rsid="0d591768" style:font-weight-asian="normal" style:font-weight-complex="normal"/>
    </style:style>
    <style:style style:name="T336" style:family="text">
      <style:text-properties officeooo:rsid="08edb24d"/>
    </style:style>
    <style:style style:name="T337" style:family="text">
      <style:text-properties officeooo:rsid="08eecd03"/>
    </style:style>
    <style:style style:name="T338" style:family="text">
      <style:text-properties officeooo:rsid="08f74c42"/>
    </style:style>
    <style:style style:name="T339" style:family="text">
      <style:text-properties officeooo:rsid="08f9d3cb"/>
    </style:style>
    <style:style style:name="T340" style:family="text">
      <style:text-properties officeooo:rsid="08fb8032"/>
    </style:style>
    <style:style style:name="T341" style:family="text">
      <style:text-properties officeooo:rsid="08fef47e"/>
    </style:style>
    <style:style style:name="T342" style:family="text">
      <style:text-properties officeooo:rsid="09001f06"/>
    </style:style>
    <style:style style:name="T343" style:family="text">
      <style:text-properties officeooo:rsid="0904eda6"/>
    </style:style>
    <style:style style:name="T344" style:family="text">
      <style:text-properties officeooo:rsid="0907cf26"/>
    </style:style>
    <style:style style:name="T345" style:family="text">
      <style:text-properties officeooo:rsid="090f3b70"/>
    </style:style>
    <style:style style:name="T346" style:family="text">
      <style:text-properties officeooo:rsid="0910db4b"/>
    </style:style>
    <style:style style:name="T347" style:family="text">
      <style:text-properties officeooo:rsid="09127cb8"/>
    </style:style>
    <style:style style:name="T348" style:family="text">
      <style:text-properties officeooo:rsid="09167e54"/>
    </style:style>
    <style:style style:name="T349" style:family="text">
      <style:text-properties officeooo:rsid="0916a7ce"/>
    </style:style>
    <style:style style:name="T350" style:family="text">
      <style:text-properties officeooo:rsid="0927bee0"/>
    </style:style>
    <style:style style:name="T351" style:family="text">
      <style:text-properties officeooo:rsid="09298b29"/>
    </style:style>
    <style:style style:name="T352" style:family="text">
      <style:text-properties officeooo:rsid="092eb714"/>
    </style:style>
    <style:style style:name="T353" style:family="text">
      <style:text-properties officeooo:rsid="094866b1"/>
    </style:style>
    <style:style style:name="T354" style:family="text">
      <style:text-properties officeooo:rsid="0943c021"/>
    </style:style>
    <style:style style:name="T355" style:family="text">
      <style:text-properties officeooo:rsid="094a37f6"/>
    </style:style>
    <style:style style:name="T356" style:family="text">
      <style:text-properties officeooo:rsid="094d7a85"/>
    </style:style>
    <style:style style:name="T357" style:family="text">
      <style:text-properties officeooo:rsid="09524905"/>
    </style:style>
    <style:style style:name="T358" style:family="text">
      <style:text-properties officeooo:rsid="09557f64"/>
    </style:style>
    <style:style style:name="T359" style:family="text">
      <style:text-properties officeooo:rsid="0956c66b"/>
    </style:style>
    <style:style style:name="T360" style:family="text">
      <style:text-properties officeooo:rsid="095874c9"/>
    </style:style>
    <style:style style:name="T361" style:family="text">
      <style:text-properties officeooo:rsid="0962db77"/>
    </style:style>
    <style:style style:name="T362" style:family="text">
      <style:text-properties officeooo:rsid="096396ca"/>
    </style:style>
    <style:style style:name="T363" style:family="text">
      <style:text-properties style:font-name="Times New Roman1" fo:font-weight="normal" style:font-size-asian="10.5pt" style:font-weight-asian="normal" style:font-weight-complex="normal"/>
    </style:style>
    <style:style style:name="T364" style:family="text">
      <style:text-properties style:font-name="Times New Roman1" fo:font-weight="normal" officeooo:rsid="0916a7ce" style:font-size-asian="10.5pt" style:font-weight-asian="normal" style:font-weight-complex="normal"/>
    </style:style>
    <style:style style:name="T365" style:family="text">
      <style:text-properties style:font-name="Times New Roman1" fo:font-weight="normal" officeooo:rsid="08fef47e" style:font-size-asian="10.5pt" style:font-weight-asian="normal" style:font-weight-complex="normal"/>
    </style:style>
    <style:style style:name="T366" style:family="text">
      <style:text-properties style:font-name="Times New Roman1" fo:font-weight="normal" officeooo:rsid="099ffbcc" style:font-size-asian="10.5pt" style:font-weight-asian="normal" style:font-weight-complex="normal"/>
    </style:style>
    <style:style style:name="T367" style:family="text">
      <style:text-properties style:font-name="Times New Roman1" fo:font-weight="normal" officeooo:rsid="09b358a9" style:font-size-asian="10.5pt" style:font-weight-asian="normal" style:font-weight-complex="normal"/>
    </style:style>
    <style:style style:name="T368" style:family="text">
      <style:text-properties style:font-name="Times New Roman1" fo:font-weight="normal" officeooo:rsid="09b451fc" style:font-size-asian="10.5pt" style:font-weight-asian="normal" style:font-weight-complex="normal"/>
    </style:style>
    <style:style style:name="T369" style:family="text">
      <style:text-properties style:font-name="Times New Roman1" fo:font-weight="normal" officeooo:rsid="09cb32c9" style:font-size-asian="10.5pt" style:font-weight-asian="normal" style:font-weight-complex="normal"/>
    </style:style>
    <style:style style:name="T370" style:family="text">
      <style:text-properties style:font-name="Times New Roman1" fo:font-weight="normal" officeooo:rsid="09cdd900" style:font-size-asian="10.5pt" style:font-weight-asian="normal" style:font-weight-complex="normal"/>
    </style:style>
    <style:style style:name="T371" style:family="text">
      <style:text-properties style:font-name="Times New Roman1" fo:font-weight="bold" style:font-size-asian="10.5pt" style:font-weight-asian="bold" style:font-weight-complex="bold"/>
    </style:style>
    <style:style style:name="T372" style:family="text">
      <style:text-properties style:font-name="Times New Roman1" fo:font-weight="bold" officeooo:rsid="08fef47e" style:font-size-asian="10.5pt" style:font-weight-asian="bold" style:font-weight-complex="bold"/>
    </style:style>
    <style:style style:name="T373" style:family="text">
      <style:text-properties style:font-name="Times New Roman1" fo:font-weight="bold" officeooo:rsid="09b358a9" style:font-size-asian="10.5pt" style:font-weight-asian="bold" style:font-weight-complex="bold"/>
    </style:style>
    <style:style style:name="T374" style:family="text">
      <style:text-properties style:font-name="Times New Roman1" fo:font-weight="bold" officeooo:rsid="09b451fc" style:font-size-asian="10.5pt" style:font-weight-asian="bold" style:font-weight-complex="bold"/>
    </style:style>
    <style:style style:name="T375" style:family="text">
      <style:text-properties style:font-name="Times New Roman1" fo:font-weight="bold" officeooo:rsid="0916a7ce" style:font-size-asian="10.5pt" style:font-weight-asian="bold" style:font-weight-complex="bold"/>
    </style:style>
    <style:style style:name="T376" style:family="text">
      <style:text-properties style:font-name="Times New Roman1" fo:font-weight="bold" officeooo:rsid="09cc3fde" style:font-size-asian="10.5pt" style:font-weight-asian="bold" style:font-weight-complex="bold"/>
    </style:style>
    <style:style style:name="T377" style:family="text">
      <style:text-properties officeooo:rsid="096fc742"/>
    </style:style>
    <style:style style:name="T378" style:family="text">
      <style:text-properties officeooo:rsid="0975296f"/>
    </style:style>
    <style:style style:name="T379" style:family="text">
      <style:text-properties officeooo:rsid="097eaaf2"/>
    </style:style>
    <style:style style:name="T380" style:family="text">
      <style:text-properties officeooo:rsid="09815d8e"/>
    </style:style>
    <style:style style:name="T381" style:family="text">
      <style:text-properties officeooo:rsid="09870606"/>
    </style:style>
    <style:style style:name="T382" style:family="text">
      <style:text-properties officeooo:rsid="0988fad7"/>
    </style:style>
    <style:style style:name="T383" style:family="text">
      <style:text-properties officeooo:rsid="098ca377"/>
    </style:style>
    <style:style style:name="T384" style:family="text">
      <style:text-properties officeooo:rsid="099258e2"/>
    </style:style>
    <style:style style:name="T385" style:family="text">
      <style:text-properties officeooo:rsid="0996428e"/>
    </style:style>
    <style:style style:name="T386" style:family="text">
      <style:text-properties officeooo:rsid="09996baa"/>
    </style:style>
    <style:style style:name="T387" style:family="text">
      <style:text-properties officeooo:rsid="0999c9b1"/>
    </style:style>
    <style:style style:name="T388" style:family="text">
      <style:text-properties officeooo:rsid="099c0ce3"/>
    </style:style>
    <style:style style:name="T389" style:family="text">
      <style:text-properties officeooo:rsid="099ffbcc"/>
    </style:style>
    <style:style style:name="T390" style:family="text">
      <style:text-properties officeooo:rsid="09a5cc3e"/>
    </style:style>
    <style:style style:name="T391" style:family="text">
      <style:text-properties officeooo:rsid="09a86468"/>
    </style:style>
    <style:style style:name="T392" style:family="text">
      <style:text-properties officeooo:rsid="09b11c44"/>
    </style:style>
    <style:style style:name="T393" style:family="text">
      <style:text-properties officeooo:rsid="09b1cd56"/>
    </style:style>
    <style:style style:name="T394" style:family="text">
      <style:text-properties officeooo:rsid="09b60674"/>
    </style:style>
    <style:style style:name="T395" style:family="text">
      <style:text-properties officeooo:rsid="09b7d8ff"/>
    </style:style>
    <style:style style:name="T396" style:family="text">
      <style:text-properties officeooo:rsid="09b7ef5c"/>
    </style:style>
    <style:style style:name="T397" style:family="text">
      <style:text-properties officeooo:rsid="09bdfc30"/>
    </style:style>
    <style:style style:name="T398" style:family="text">
      <style:text-properties officeooo:rsid="09bfabdb"/>
    </style:style>
    <style:style style:name="T399" style:family="text">
      <style:text-properties officeooo:rsid="09d0bbe5"/>
    </style:style>
    <style:style style:name="T400" style:family="text">
      <style:text-properties officeooo:rsid="09d268ce"/>
    </style:style>
    <style:style style:name="T401" style:family="text">
      <style:text-properties officeooo:rsid="09d2b276"/>
    </style:style>
    <style:style style:name="T402" style:family="text">
      <style:text-properties officeooo:rsid="09da796c"/>
    </style:style>
    <style:style style:name="T403" style:family="text">
      <style:text-properties officeooo:rsid="09dce9c7"/>
    </style:style>
    <style:style style:name="T404" style:family="text">
      <style:text-properties officeooo:rsid="09df44d1"/>
    </style:style>
    <style:style style:name="T405" style:family="text">
      <style:text-properties officeooo:rsid="09e23276"/>
    </style:style>
    <style:style style:name="T406" style:family="text">
      <style:text-properties officeooo:rsid="09e76b53"/>
    </style:style>
    <style:style style:name="T407" style:family="text">
      <style:text-properties officeooo:rsid="09ea00a5"/>
    </style:style>
    <style:style style:name="T408" style:family="text">
      <style:text-properties officeooo:rsid="09efcbf1"/>
    </style:style>
    <style:style style:name="T409" style:family="text">
      <style:text-properties officeooo:rsid="09f1fc4b"/>
    </style:style>
    <style:style style:name="T410" style:family="text">
      <style:text-properties officeooo:rsid="09f4e6db"/>
    </style:style>
    <style:style style:name="T411" style:family="text">
      <style:text-properties officeooo:rsid="09f866eb"/>
    </style:style>
    <style:style style:name="T412" style:family="text">
      <style:text-properties officeooo:rsid="0a18cdb5"/>
    </style:style>
    <style:style style:name="T413" style:family="text">
      <style:text-properties officeooo:rsid="0a1d93aa"/>
    </style:style>
    <style:style style:name="T414" style:family="text">
      <style:text-properties officeooo:rsid="0a284609"/>
    </style:style>
    <style:style style:name="T415" style:family="text">
      <style:text-properties officeooo:rsid="0a2f76ae"/>
    </style:style>
    <style:style style:name="T416" style:family="text">
      <style:text-properties officeooo:rsid="0a384561"/>
    </style:style>
    <style:style style:name="T417" style:family="text">
      <style:text-properties officeooo:rsid="0a49bb6e"/>
    </style:style>
    <style:style style:name="T418" style:family="text">
      <style:text-properties officeooo:rsid="0a4ea408"/>
    </style:style>
    <style:style style:name="T419" style:family="text">
      <style:text-properties officeooo:rsid="0a523ecb"/>
    </style:style>
    <style:style style:name="T420" style:family="text">
      <style:text-properties officeooo:rsid="0a56e304"/>
    </style:style>
    <style:style style:name="T421" style:family="text">
      <style:text-properties officeooo:rsid="0a58b23d"/>
    </style:style>
    <style:style style:name="T422" style:family="text">
      <style:text-properties fo:font-size="12pt" style:font-size-asian="12pt" style:font-size-complex="12pt"/>
    </style:style>
    <style:style style:name="T423" style:family="text">
      <style:text-properties fo:font-size="12pt" officeooo:rsid="0a5ee42d" style:font-size-asian="12pt" style:font-size-complex="12pt"/>
    </style:style>
    <style:style style:name="T424" style:family="text">
      <style:text-properties fo:font-size="12pt" fo:font-style="normal" fo:font-weight="bold" officeooo:rsid="0a93b035" style:font-size-asian="12pt" style:font-style-asian="normal" style:font-weight-asian="bold" style:font-size-complex="12pt" style:font-style-complex="normal" style:font-weight-complex="bold"/>
    </style:style>
    <style:style style:name="T425" style:family="text">
      <style:text-properties fo:font-size="12pt" fo:font-style="normal" fo:font-weight="bold" officeooo:rsid="0a56e304" style:font-size-asian="12pt" style:font-style-asian="normal" style:font-weight-asian="bold" style:font-size-complex="12pt" style:font-style-complex="normal" style:font-weight-complex="bold"/>
    </style:style>
    <style:style style:name="T426" style:family="text">
      <style:text-properties fo:font-size="12pt" fo:font-style="normal" fo:font-weight="bold" officeooo:rsid="0a991bc3" style:font-size-asian="12pt" style:font-style-asian="normal" style:font-weight-asian="bold" style:font-size-complex="12pt" style:font-style-complex="normal" style:font-weight-complex="bold"/>
    </style:style>
    <style:style style:name="T427" style:family="text">
      <style:text-properties fo:font-size="12pt" fo:font-style="normal" fo:font-weight="bold" officeooo:rsid="0a5591d6" style:font-size-asian="12pt" style:font-style-asian="normal" style:font-weight-asian="bold" style:font-size-complex="12pt" style:font-style-complex="normal" style:font-weight-complex="bold"/>
    </style:style>
    <style:style style:name="T428" style:family="text">
      <style:text-properties fo:font-size="12pt" fo:font-style="normal" fo:font-weight="bold" officeooo:rsid="0c96dcbb" style:font-size-asian="12pt" style:font-style-asian="normal" style:font-weight-asian="bold" style:font-size-complex="12pt" style:font-style-complex="normal" style:font-weight-complex="bold"/>
    </style:style>
    <style:style style:name="T429" style:family="text">
      <style:text-properties fo:font-size="12pt" fo:font-style="normal" fo:font-weight="bold" officeooo:rsid="0cb7619e" style:font-size-asian="12pt" style:font-style-asian="normal" style:font-weight-asian="bold" style:font-size-complex="12pt" style:font-style-complex="normal" style:font-weight-complex="bold"/>
    </style:style>
    <style:style style:name="T430" style:family="text">
      <style:text-properties fo:font-size="12pt" fo:font-style="normal" fo:font-weight="normal" officeooo:rsid="0a991bc3" style:font-size-asian="12pt" style:font-style-asian="normal" style:font-weight-asian="normal" style:font-size-complex="12pt" style:font-style-complex="normal" style:font-weight-complex="normal"/>
    </style:style>
    <style:style style:name="T431" style:family="text">
      <style:text-properties fo:font-size="12pt" fo:font-style="normal" fo:font-weight="normal" officeooo:rsid="0a5591d6" style:font-size-asian="12pt" style:font-style-asian="normal" style:font-weight-asian="normal" style:font-size-complex="12pt" style:font-style-complex="normal" style:font-weight-complex="normal"/>
    </style:style>
    <style:style style:name="T432" style:family="text">
      <style:text-properties fo:font-size="12pt" fo:font-style="normal" fo:font-weight="normal" officeooo:rsid="0a8ffb38" style:font-size-asian="12pt" style:font-style-asian="normal" style:font-weight-asian="normal" style:font-size-complex="12pt" style:font-style-complex="normal" style:font-weight-complex="normal"/>
    </style:style>
    <style:style style:name="T433" style:family="text">
      <style:text-properties fo:font-size="12pt" fo:font-style="normal" fo:font-weight="normal" officeooo:rsid="0a9ab722" style:font-size-asian="12pt" style:font-style-asian="normal" style:font-weight-asian="normal" style:font-size-complex="12pt" style:font-style-complex="normal" style:font-weight-complex="normal"/>
    </style:style>
    <style:style style:name="T434" style:family="text">
      <style:text-properties fo:font-size="12pt" fo:font-style="normal" fo:font-weight="normal" officeooo:rsid="0aaec028" style:font-size-asian="12pt" style:font-style-asian="normal" style:font-weight-asian="normal" style:font-size-complex="12pt" style:font-style-complex="normal" style:font-weight-complex="normal"/>
    </style:style>
    <style:style style:name="T435" style:family="text">
      <style:text-properties fo:font-size="12pt" fo:font-weight="bold" officeooo:rsid="0bee6380" style:font-size-asian="12pt" style:font-weight-asian="bold" style:font-size-complex="12pt" style:font-weight-complex="bold"/>
    </style:style>
    <style:style style:name="T43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37" style:family="text">
      <style:text-properties fo:font-size="12pt" fo:font-style="italic" fo:font-weight="bold" officeooo:rsid="0c0f1190" style:font-size-asian="12pt" style:font-style-asian="italic" style:font-weight-asian="bold" style:font-size-complex="12pt" style:font-style-complex="italic" style:font-weight-complex="bold"/>
    </style:style>
    <style:style style:name="T438" style:family="text">
      <style:text-properties officeooo:rsid="0a62338f"/>
    </style:style>
    <style:style style:name="T439" style:family="text">
      <style:text-properties officeooo:rsid="0a651322"/>
    </style:style>
    <style:style style:name="T440" style:family="text">
      <style:text-properties officeooo:rsid="0a67b453"/>
    </style:style>
    <style:style style:name="T441" style:family="text">
      <style:text-properties officeooo:rsid="0a6ae982"/>
    </style:style>
    <style:style style:name="T442" style:family="text">
      <style:text-properties officeooo:rsid="0a6ecb51"/>
    </style:style>
    <style:style style:name="T443" style:family="text">
      <style:text-properties officeooo:rsid="0a763fcb"/>
    </style:style>
    <style:style style:name="T444" style:family="text">
      <style:text-properties officeooo:rsid="0a87d0e2"/>
    </style:style>
    <style:style style:name="T445" style:family="text">
      <style:text-properties officeooo:rsid="0a8a0c96"/>
    </style:style>
    <style:style style:name="T446" style:family="text">
      <style:text-properties officeooo:rsid="0a8e9e43"/>
    </style:style>
    <style:style style:name="T447" style:family="text">
      <style:text-properties officeooo:rsid="0a93b035"/>
    </style:style>
    <style:style style:name="T448" style:family="text">
      <style:text-properties officeooo:rsid="0a991bc3"/>
    </style:style>
    <style:style style:name="T449" style:family="text">
      <style:text-properties officeooo:rsid="0aa147b5"/>
    </style:style>
    <style:style style:name="T450" style:family="text">
      <style:text-properties officeooo:rsid="0aa7cdf0"/>
    </style:style>
    <style:style style:name="T451" style:family="text">
      <style:text-properties officeooo:rsid="0ab0036b"/>
    </style:style>
    <style:style style:name="T452" style:family="text">
      <style:text-properties officeooo:rsid="0ab007d7"/>
    </style:style>
    <style:style style:name="T453" style:family="text">
      <style:text-properties officeooo:rsid="0ab37883"/>
    </style:style>
    <style:style style:name="T454" style:family="text">
      <style:text-properties officeooo:rsid="0abdba53"/>
    </style:style>
    <style:style style:name="T455" style:family="text">
      <style:text-properties officeooo:rsid="0ac158e3"/>
    </style:style>
    <style:style style:name="T456" style:family="text">
      <style:text-properties officeooo:rsid="0ac4b077"/>
    </style:style>
    <style:style style:name="T457" style:family="text">
      <style:text-properties officeooo:rsid="0ac6121b"/>
    </style:style>
    <style:style style:name="T458" style:family="text">
      <style:text-properties officeooo:rsid="0ac7705b"/>
    </style:style>
    <style:style style:name="T459" style:family="text">
      <style:text-properties officeooo:rsid="0ad34a88"/>
    </style:style>
    <style:style style:name="T460" style:family="text">
      <style:text-properties officeooo:rsid="0ad80130"/>
    </style:style>
    <style:style style:name="T461" style:family="text">
      <style:text-properties officeooo:rsid="0ada5168"/>
    </style:style>
    <style:style style:name="T462" style:family="text">
      <style:text-properties officeooo:rsid="0adb8f50"/>
    </style:style>
    <style:style style:name="T463" style:family="text">
      <style:text-properties officeooo:rsid="0adc10d9"/>
    </style:style>
    <style:style style:name="T464" style:family="text">
      <style:text-properties officeooo:rsid="0addd47e"/>
    </style:style>
    <style:style style:name="T465" style:family="text">
      <style:text-properties officeooo:rsid="0adea10b"/>
    </style:style>
    <style:style style:name="T466" style:family="text">
      <style:text-properties officeooo:rsid="0adf020f"/>
    </style:style>
    <style:style style:name="T467" style:family="text">
      <style:text-properties officeooo:rsid="0ae1c0e9"/>
    </style:style>
    <style:style style:name="T468" style:family="text">
      <style:text-properties officeooo:rsid="0ae2a379"/>
    </style:style>
    <style:style style:name="T469" style:family="text">
      <style:text-properties officeooo:rsid="0ae8cff7"/>
    </style:style>
    <style:style style:name="T470" style:family="text">
      <style:text-properties officeooo:rsid="0af2da88"/>
    </style:style>
    <style:style style:name="T471" style:family="text">
      <style:text-properties officeooo:rsid="0af3cb89"/>
    </style:style>
    <style:style style:name="T472" style:family="text">
      <style:text-properties officeooo:rsid="0af3e3da"/>
    </style:style>
    <style:style style:name="T473" style:family="text">
      <style:text-properties officeooo:rsid="0af52a6a"/>
    </style:style>
    <style:style style:name="T474" style:family="text">
      <style:text-properties officeooo:rsid="0afaefc8"/>
    </style:style>
    <style:style style:name="T475" style:family="text">
      <style:text-properties officeooo:rsid="0b066f8c"/>
    </style:style>
    <style:style style:name="T476" style:family="text">
      <style:text-properties officeooo:rsid="0b0ee618"/>
    </style:style>
    <style:style style:name="T477" style:family="text">
      <style:text-properties officeooo:rsid="0b0ff2cb"/>
    </style:style>
    <style:style style:name="T478" style:family="text">
      <style:text-properties officeooo:rsid="0b133044"/>
    </style:style>
    <style:style style:name="T479" style:family="text">
      <style:text-properties officeooo:rsid="0b17977c"/>
    </style:style>
    <style:style style:name="T480" style:family="text">
      <style:text-properties officeooo:rsid="0b183214"/>
    </style:style>
    <style:style style:name="T481" style:family="text">
      <style:text-properties officeooo:rsid="0b1afde8"/>
    </style:style>
    <style:style style:name="T482" style:family="text">
      <style:text-properties officeooo:rsid="0b1cd65c"/>
    </style:style>
    <style:style style:name="T483" style:family="text">
      <style:text-properties officeooo:rsid="0b236239"/>
    </style:style>
    <style:style style:name="T484" style:family="text">
      <style:text-properties officeooo:rsid="0b237210"/>
    </style:style>
    <style:style style:name="T485" style:family="text">
      <style:text-properties officeooo:rsid="0b262611"/>
    </style:style>
    <style:style style:name="T486" style:family="text">
      <style:text-properties officeooo:rsid="0b28a9fc"/>
    </style:style>
    <style:style style:name="T487" style:family="text">
      <style:text-properties officeooo:rsid="0b2c4973"/>
    </style:style>
    <style:style style:name="T488" style:family="text">
      <style:text-properties officeooo:rsid="0b2f9e35"/>
    </style:style>
    <style:style style:name="T489" style:family="text">
      <style:text-properties officeooo:rsid="0b35f86f"/>
    </style:style>
    <style:style style:name="T490" style:family="text">
      <style:text-properties officeooo:rsid="0b3ac6d7"/>
    </style:style>
    <style:style style:name="T491" style:family="text">
      <style:text-properties officeooo:rsid="0b3cf689"/>
    </style:style>
    <style:style style:name="T492" style:family="text">
      <style:text-properties officeooo:rsid="0b3e0bfa"/>
    </style:style>
    <style:style style:name="T493" style:family="text">
      <style:text-properties officeooo:rsid="0b408bb8"/>
    </style:style>
    <style:style style:name="T494" style:family="text">
      <style:text-properties officeooo:rsid="0b478586"/>
    </style:style>
    <style:style style:name="T495" style:family="text">
      <style:text-properties officeooo:rsid="0b4aa965"/>
    </style:style>
    <style:style style:name="T496" style:family="text">
      <style:text-properties officeooo:rsid="0b620861"/>
    </style:style>
    <style:style style:name="T497" style:family="text">
      <style:text-properties officeooo:rsid="0b6d0f9d"/>
    </style:style>
    <style:style style:name="T498" style:family="text">
      <style:text-properties officeooo:rsid="0b87f3ac"/>
    </style:style>
    <style:style style:name="T499" style:family="text">
      <style:text-properties officeooo:rsid="0b89cf92"/>
    </style:style>
    <style:style style:name="T500" style:family="text">
      <style:text-properties officeooo:rsid="0b89fe06"/>
    </style:style>
    <style:style style:name="T501" style:family="text">
      <style:text-properties officeooo:rsid="0b8c399c"/>
    </style:style>
    <style:style style:name="T502" style:family="text">
      <style:text-properties officeooo:rsid="0b8de56a"/>
    </style:style>
    <style:style style:name="T503" style:family="text">
      <style:text-properties officeooo:rsid="0b8e75f6"/>
    </style:style>
    <style:style style:name="T504" style:family="text">
      <style:text-properties officeooo:rsid="0b907dd3"/>
    </style:style>
    <style:style style:name="T505" style:family="text">
      <style:text-properties officeooo:rsid="0b9476aa"/>
    </style:style>
    <style:style style:name="T506" style:family="text">
      <style:text-properties officeooo:rsid="0b9632f6"/>
    </style:style>
    <style:style style:name="T507" style:family="text">
      <style:text-properties officeooo:rsid="0ba419b6"/>
    </style:style>
    <style:style style:name="T508" style:family="text">
      <style:text-properties officeooo:rsid="0ba8a455"/>
    </style:style>
    <style:style style:name="T509" style:family="text">
      <style:text-properties officeooo:rsid="0ba96aed"/>
    </style:style>
    <style:style style:name="T510" style:family="text">
      <style:text-properties officeooo:rsid="0bb0b90a"/>
    </style:style>
    <style:style style:name="T511" style:family="text">
      <style:text-properties officeooo:rsid="0bb3174a"/>
    </style:style>
    <style:style style:name="T512" style:family="text">
      <style:text-properties officeooo:rsid="0bb94ba4"/>
    </style:style>
    <style:style style:name="T513" style:family="text">
      <style:text-properties officeooo:rsid="0bba5149"/>
    </style:style>
    <style:style style:name="T514" style:family="text">
      <style:text-properties officeooo:rsid="0bc74a84"/>
    </style:style>
    <style:style style:name="T515" style:family="text">
      <style:text-properties officeooo:rsid="0bc9fae7"/>
    </style:style>
    <style:style style:name="T516" style:family="text">
      <style:text-properties officeooo:rsid="0bcaf7ac"/>
    </style:style>
    <style:style style:name="T517" style:family="text">
      <style:text-properties officeooo:rsid="0bcb881c"/>
    </style:style>
    <style:style style:name="T518" style:family="text">
      <style:text-properties officeooo:rsid="0bcdbf13"/>
    </style:style>
    <style:style style:name="T519" style:family="text">
      <style:text-properties officeooo:rsid="0bce4e17"/>
    </style:style>
    <style:style style:name="T520" style:family="text">
      <style:text-properties officeooo:rsid="0bd05f08"/>
    </style:style>
    <style:style style:name="T521" style:family="text">
      <style:text-properties officeooo:rsid="0bd313c0"/>
    </style:style>
    <style:style style:name="T522" style:family="text">
      <style:text-properties officeooo:rsid="0bd702a0"/>
    </style:style>
    <style:style style:name="T523" style:family="text">
      <style:text-properties officeooo:rsid="0bd776ff"/>
    </style:style>
    <style:style style:name="T524" style:family="text">
      <style:text-properties officeooo:rsid="0bd77d07"/>
    </style:style>
    <style:style style:name="T525" style:family="text">
      <style:text-properties officeooo:rsid="0bec9631"/>
    </style:style>
    <style:style style:name="T526" style:family="text">
      <style:text-properties officeooo:rsid="0bee6380"/>
    </style:style>
    <style:style style:name="T527" style:family="text">
      <style:text-properties officeooo:rsid="0bf54edf"/>
    </style:style>
    <style:style style:name="T528" style:family="text">
      <style:text-properties officeooo:rsid="0bff7e58"/>
    </style:style>
    <style:style style:name="T529" style:family="text">
      <style:text-properties officeooo:rsid="0c01ebcb"/>
    </style:style>
    <style:style style:name="T530" style:family="text">
      <style:text-properties officeooo:rsid="0c04ca0e"/>
    </style:style>
    <style:style style:name="T531" style:family="text">
      <style:text-properties officeooo:rsid="0c072ebd"/>
    </style:style>
    <style:style style:name="T532" style:family="text">
      <style:text-properties officeooo:rsid="0c0a97a1"/>
    </style:style>
    <style:style style:name="T533" style:family="text">
      <style:text-properties officeooo:rsid="0c0ec9f0"/>
    </style:style>
    <style:style style:name="T534" style:family="text">
      <style:text-properties officeooo:rsid="0c0f1190"/>
    </style:style>
    <style:style style:name="T535" style:family="text">
      <style:text-properties officeooo:rsid="0c0fde0c"/>
    </style:style>
    <style:style style:name="T536" style:family="text">
      <style:text-properties officeooo:rsid="0c15ea52"/>
    </style:style>
    <style:style style:name="T537" style:family="text">
      <style:text-properties officeooo:rsid="0c1723ae"/>
    </style:style>
    <style:style style:name="T538" style:family="text">
      <style:text-properties officeooo:rsid="0c1aef83"/>
    </style:style>
    <style:style style:name="T539" style:family="text">
      <style:text-properties officeooo:rsid="0c1f79c0"/>
    </style:style>
    <style:style style:name="T540" style:family="text">
      <style:text-properties officeooo:rsid="0c2289e1"/>
    </style:style>
    <style:style style:name="T541" style:family="text">
      <style:text-properties officeooo:rsid="0c24141a"/>
    </style:style>
    <style:style style:name="T542" style:family="text">
      <style:text-properties officeooo:rsid="0c26d85e"/>
    </style:style>
    <style:style style:name="T543" style:family="text">
      <style:text-properties officeooo:rsid="0c28660f"/>
    </style:style>
    <style:style style:name="T544" style:family="text">
      <style:text-properties officeooo:rsid="0c2d1a5c"/>
    </style:style>
    <style:style style:name="T545" style:family="text">
      <style:text-properties officeooo:rsid="0c2e9b2d"/>
    </style:style>
    <style:style style:name="T546" style:family="text">
      <style:text-properties officeooo:rsid="0c327225"/>
    </style:style>
    <style:style style:name="T547" style:family="text">
      <style:text-properties officeooo:rsid="0c32ab70"/>
    </style:style>
    <style:style style:name="T548" style:family="text">
      <style:text-properties officeooo:rsid="0c342cce"/>
    </style:style>
    <style:style style:name="T549" style:family="text">
      <style:text-properties officeooo:rsid="0c380a8c"/>
    </style:style>
    <style:style style:name="T550" style:family="text">
      <style:text-properties officeooo:rsid="0c39b9b3"/>
    </style:style>
    <style:style style:name="T551" style:family="text">
      <style:text-properties officeooo:rsid="0c3ae7b2"/>
    </style:style>
    <style:style style:name="T552" style:family="text">
      <style:text-properties officeooo:rsid="0c3dc933"/>
    </style:style>
    <style:style style:name="T553" style:family="text">
      <style:text-properties officeooo:rsid="0c3f98aa"/>
    </style:style>
    <style:style style:name="T554" style:family="text">
      <style:text-properties officeooo:rsid="0c431010"/>
    </style:style>
    <style:style style:name="T555" style:family="text">
      <style:text-properties officeooo:rsid="0c44d6ba"/>
    </style:style>
    <style:style style:name="T556" style:family="text">
      <style:text-properties officeooo:rsid="0c4769ed"/>
    </style:style>
    <style:style style:name="T557" style:family="text">
      <style:text-properties officeooo:rsid="0c48dfbb"/>
    </style:style>
    <style:style style:name="T558" style:family="text">
      <style:text-properties officeooo:rsid="0c4be106"/>
    </style:style>
    <style:style style:name="T559" style:family="text">
      <style:text-properties officeooo:rsid="0c4f6245"/>
    </style:style>
    <style:style style:name="T560" style:family="text">
      <style:text-properties officeooo:rsid="0c51f3c3"/>
    </style:style>
    <style:style style:name="T561" style:family="text">
      <style:text-properties officeooo:rsid="0c55196f"/>
    </style:style>
    <style:style style:name="T562" style:family="text">
      <style:text-properties officeooo:rsid="0c5569c8"/>
    </style:style>
    <style:style style:name="T563" style:family="text">
      <style:text-properties officeooo:rsid="0c55f1b0"/>
    </style:style>
    <style:style style:name="T564" style:family="text">
      <style:text-properties officeooo:rsid="0c59736a"/>
    </style:style>
    <style:style style:name="T565" style:family="text">
      <style:text-properties officeooo:rsid="0c59923e"/>
    </style:style>
    <style:style style:name="T566" style:family="text">
      <style:text-properties officeooo:rsid="0c5b44c3"/>
    </style:style>
    <style:style style:name="T567" style:family="text">
      <style:text-properties officeooo:rsid="0c5b7a90"/>
    </style:style>
    <style:style style:name="T568" style:family="text">
      <style:text-properties officeooo:rsid="0c63fb85"/>
    </style:style>
    <style:style style:name="T569" style:family="text">
      <style:text-properties officeooo:rsid="0c652ddb"/>
    </style:style>
    <style:style style:name="T570" style:family="text">
      <style:text-properties officeooo:rsid="0c69bed6"/>
    </style:style>
    <style:style style:name="T571" style:family="text">
      <style:text-properties officeooo:rsid="0c7bdecd"/>
    </style:style>
    <style:style style:name="T572" style:family="text">
      <style:text-properties officeooo:rsid="0c80546c"/>
    </style:style>
    <style:style style:name="T573" style:family="text">
      <style:text-properties officeooo:rsid="0c8e3f16"/>
    </style:style>
    <style:style style:name="T574" style:family="text">
      <style:text-properties officeooo:rsid="0c959c65"/>
    </style:style>
    <style:style style:name="T575" style:family="text">
      <style:text-properties officeooo:rsid="0c96dcbb"/>
    </style:style>
    <style:style style:name="T576" style:family="text">
      <style:text-properties officeooo:rsid="0ca2b555"/>
    </style:style>
    <style:style style:name="T577" style:family="text">
      <style:text-properties officeooo:rsid="0ca9a0f3"/>
    </style:style>
    <style:style style:name="T578" style:family="text">
      <style:text-properties officeooo:rsid="0cb0524f"/>
    </style:style>
    <style:style style:name="T579" style:family="text">
      <style:text-properties officeooo:rsid="0cb248a3"/>
    </style:style>
    <style:style style:name="T580" style:family="text">
      <style:text-properties officeooo:rsid="0cb56609"/>
    </style:style>
    <style:style style:name="T581" style:family="text">
      <style:text-properties officeooo:rsid="0cb7619e"/>
    </style:style>
    <style:style style:name="T582" style:family="text">
      <style:text-properties officeooo:rsid="0cc289e5"/>
    </style:style>
    <style:style style:name="T583" style:family="text">
      <style:text-properties officeooo:rsid="0cc8b2e9"/>
    </style:style>
    <style:style style:name="T584" style:family="text">
      <style:text-properties officeooo:rsid="0ccdc1d0"/>
    </style:style>
    <style:style style:name="T585" style:family="text">
      <style:text-properties officeooo:rsid="0cd32ac3"/>
    </style:style>
    <style:style style:name="T586" style:family="text">
      <style:text-properties officeooo:rsid="0cd6680c"/>
    </style:style>
    <style:style style:name="T587" style:family="text">
      <style:text-properties officeooo:rsid="0cd6c2e1"/>
    </style:style>
    <style:style style:name="T588" style:family="text">
      <style:text-properties officeooo:rsid="0cda39d3"/>
    </style:style>
    <style:style style:name="T589" style:family="text">
      <style:text-properties officeooo:rsid="0cdb9398"/>
    </style:style>
    <style:style style:name="T590" style:family="text">
      <style:text-properties officeooo:rsid="0cdcdd71"/>
    </style:style>
    <style:style style:name="T591" style:family="text">
      <style:text-properties officeooo:rsid="0ce20c1a"/>
    </style:style>
    <style:style style:name="T592" style:family="text">
      <style:text-properties officeooo:rsid="0ce4e2e5"/>
    </style:style>
    <style:style style:name="T593" style:family="text">
      <style:text-properties officeooo:rsid="0ce62e1a"/>
    </style:style>
    <style:style style:name="T594" style:family="text">
      <style:text-properties officeooo:rsid="0ce75d47"/>
    </style:style>
    <style:style style:name="T595" style:family="text">
      <style:text-properties officeooo:rsid="0cf8d485"/>
    </style:style>
    <style:style style:name="T596" style:family="text">
      <style:text-properties officeooo:rsid="0cfbc635"/>
    </style:style>
    <style:style style:name="T597" style:family="text">
      <style:text-properties officeooo:rsid="0d0337c4"/>
    </style:style>
    <style:style style:name="T598" style:family="text">
      <style:text-properties officeooo:rsid="0d082c4b"/>
    </style:style>
    <style:style style:name="T599" style:family="text">
      <style:text-properties officeooo:rsid="0d09f75f"/>
    </style:style>
    <style:style style:name="T600" style:family="text">
      <style:text-properties officeooo:rsid="0d0cf4f0"/>
    </style:style>
    <style:style style:name="T601" style:family="text">
      <style:text-properties officeooo:rsid="0d106173"/>
    </style:style>
    <style:style style:name="T602" style:family="text">
      <style:text-properties officeooo:rsid="0d13b586"/>
    </style:style>
    <style:style style:name="T603" style:family="text">
      <style:text-properties officeooo:rsid="0d293493"/>
    </style:style>
    <style:style style:name="T604" style:family="text">
      <style:text-properties officeooo:rsid="0d3bfe8a"/>
    </style:style>
    <style:style style:name="T605" style:family="text">
      <style:text-properties officeooo:rsid="0d3d731e"/>
    </style:style>
    <style:style style:name="T606" style:family="text">
      <style:text-properties officeooo:rsid="0d402d0a"/>
    </style:style>
    <style:style style:name="T607" style:family="text">
      <style:text-properties officeooo:rsid="0d4719f6"/>
    </style:style>
    <style:style style:name="T608" style:family="text">
      <style:text-properties officeooo:rsid="0d50676c"/>
    </style:style>
    <style:style style:name="T609" style:family="text">
      <style:text-properties officeooo:rsid="0d696455"/>
    </style:style>
    <style:style style:name="T610" style:family="text">
      <style:text-properties officeooo:rsid="0abf7802"/>
    </style:style>
    <style:style style:name="T611" style:family="text">
      <style:text-properties officeooo:rsid="0d7342b8"/>
    </style:style>
    <style:style style:name="T612" style:family="text">
      <style:text-properties officeooo:rsid="09bbcb7d"/>
    </style:style>
    <style:style style:name="T613" style:family="text">
      <style:text-properties fo:color="#000000" style:font-name="monospace" fo:font-weight="bold" fo:background-color="#ffffff" loext:char-shading-value="0" style:font-weight-asian="bold" style:font-weight-complex="bold"/>
    </style:style>
    <style:style style:name="T614" style:family="text">
      <style:text-properties officeooo:rsid="0d7b77bb"/>
    </style:style>
    <style:style style:name="T615" style:family="text">
      <style:text-properties officeooo:rsid="0d7bab0a"/>
    </style:style>
    <style:style style:name="T616" style:family="text">
      <style:text-properties officeooo:rsid="0d7cbc1f"/>
    </style:style>
    <style:style style:name="T617" style:family="text">
      <style:text-properties officeooo:rsid="0d8cbb72"/>
    </style:style>
    <style:style style:name="T618" style:family="text">
      <style:text-properties officeooo:rsid="0d92fa4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а, б, .., аа, аб, ... (bg)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348"/>
      <text:p text:style-name="P345"/>
      <text:p text:style-name="P346"/>
      <text:p text:style-name="P346"/>
      <text:p text:style-name="P346"/>
      <text:p text:style-name="P347">ZX SDCC NOINIT</text:p>
      <text:p text:style-name="P3"/>
      <text:p text:style-name="P6"><text:span text:style-name="T4">С</text:span><text:span text:style-name="T3">истема сборки проектов для Z80 на базе пакета SDCC</text:span></text:p>
      <text:p text:style-name="P2"/>
      <text:p text:style-name="P34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84"><text:a xlink:type="simple" xlink:href="#__RefHeading___Toc644_1913446055" text:style-name="Index_20_Link" text:visited-style-name="Index_20_Link">Предупреждение<text:tab/>4</text:a></text:p>
          <text:p text:style-name="P484"><text:a xlink:type="simple" xlink:href="#__RefHeading___Toc648_1913446055" text:style-name="Index_20_Link" text:visited-style-name="Index_20_Link">Введение<text:tab/>4</text:a></text:p>
          <text:p text:style-name="P484"><text:a xlink:type="simple" xlink:href="#__RefHeading___Toc5108_3747580768" text:style-name="Index_20_Link" text:visited-style-name="Index_20_Link">1. Лирическое отступление<text:tab/>5</text:a></text:p>
          <text:p text:style-name="P499"><text:a xlink:type="simple" xlink:href="#__RefHeading___Toc6787_2692474060" text:style-name="Index_20_Link" text:visited-style-name="Index_20_Link">Что же такое SDCC-NOINIT?<text:tab/>5</text:a></text:p>
          <text:p text:style-name="P499"><text:a xlink:type="simple" xlink:href="#__RefHeading___Toc6789_2692474060" text:style-name="Index_20_Link" text:visited-style-name="Index_20_Link">Кому нужна SDCC-NOINIT?<text:tab/>5</text:a></text:p>
          <text:p text:style-name="P484"><text:a xlink:type="simple" xlink:href="#__RefHeading___Toc6057_1274248933" text:style-name="Index_20_Link" text:visited-style-name="Index_20_Link">2. Что нам понадобится и где это найти<text:tab/>6</text:a></text:p>
          <text:p text:style-name="P484"><text:a xlink:type="simple" xlink:href="#__RefHeading___Toc1046_3668116786" text:style-name="Index_20_Link" text:visited-style-name="Index_20_Link">3. Как транслируется программа на C<text:tab/>7</text:a></text:p>
          <text:p text:style-name="P499"><text:a xlink:type="simple" xlink:href="#__RefHeading___Toc1194_3668116786" text:style-name="Index_20_Link" text:visited-style-name="Index_20_Link">3.1. Препроцессор<text:tab/>8</text:a></text:p>
          <text:p text:style-name="P499"><text:a xlink:type="simple" xlink:href="#__RefHeading___Toc1196_3668116786" text:style-name="Index_20_Link" text:visited-style-name="Index_20_Link">3.2. Компиляция<text:tab/>9</text:a></text:p>
          <text:p text:style-name="P499"><text:a xlink:type="simple" xlink:href="#__RefHeading___Toc1198_3668116786" text:style-name="Index_20_Link" text:visited-style-name="Index_20_Link">3.3. Ассемблирование<text:tab/>10</text:a></text:p>
          <text:p text:style-name="P499"><text:a xlink:type="simple" xlink:href="#__RefHeading___Toc1200_3668116786" text:style-name="Index_20_Link" text:visited-style-name="Index_20_Link">3.4. Линковка<text:tab/>10</text:a></text:p>
          <text:p text:style-name="P499"><text:a xlink:type="simple" xlink:href="#__RefHeading___Toc1202_3668116786" text:style-name="Index_20_Link" text:visited-style-name="Index_20_Link">3.5. Преобразования<text:tab/>11</text:a></text:p>
          <text:p text:style-name="P499"><text:a xlink:type="simple" xlink:href="#__RefHeading___Toc1048_3668116786" text:style-name="Index_20_Link" text:visited-style-name="Index_20_Link">3.6. Небольшой итог<text:tab/>11</text:a></text:p>
          <text:p text:style-name="P484"><text:a xlink:type="simple" xlink:href="#__RefHeading___Toc1521_3668116786" text:style-name="Index_20_Link" text:visited-style-name="Index_20_Link">4. Особенности SDCC<text:tab/>12</text:a></text:p>
          <text:p text:style-name="P499"><text:a xlink:type="simple" xlink:href="#__RefHeading___Toc1523_3668116786" text:style-name="Index_20_Link" text:visited-style-name="Index_20_Link">4.1. Линковка и секции линкера<text:tab/>12</text:a></text:p>
          <text:p text:style-name="P499"><text:a xlink:type="simple" xlink:href="#__RefHeading___Toc1792_4248709807" text:style-name="Index_20_Link" text:visited-style-name="Index_20_Link">4.2. Секции, создаваемые компилятором SDCC<text:tab/>13</text:a></text:p>
          <text:p text:style-name="P499"><text:a xlink:type="simple" xlink:href="#__RefHeading___Toc2211_4248709807" text:style-name="Index_20_Link" text:visited-style-name="Index_20_Link">4.3. Размещение машинного кода<text:tab/>13</text:a></text:p>
          <text:p text:style-name="P499"><text:a xlink:type="simple" xlink:href="#__RefHeading___Toc1794_4248709807" text:style-name="Index_20_Link" text:visited-style-name="Index_20_Link">4.4. Размещение переменных и констант<text:tab/>14</text:a></text:p>
          <text:p text:style-name="P499"><text:a xlink:type="simple" xlink:href="#__RefHeading___Toc2453_4248709807" text:style-name="Index_20_Link" text:visited-style-name="Index_20_Link">4.5. Секции абсолютной адресации<text:tab/>16</text:a></text:p>
          <text:p text:style-name="P499"><text:a xlink:type="simple" xlink:href="#__RefHeading___Toc2455_4248709807" text:style-name="Index_20_Link" text:visited-style-name="Index_20_Link">4.6. Секции кода инициализации времени выполнения<text:tab/>16</text:a></text:p>
          <text:p text:style-name="P499"><text:a xlink:type="simple" xlink:href="#__RefHeading___Toc1529_3668116786" text:style-name="Index_20_Link" text:visited-style-name="Index_20_Link">4.7. Стартовый код crt0*.s<text:tab/>16</text:a></text:p>
          <text:p text:style-name="P484"><text:a xlink:type="simple" xlink:href="#__RefHeading___Toc2499_1885247514" text:style-name="Index_20_Link" text:visited-style-name="Index_20_Link">5. Ассемблер в С и С в Ассемблере<text:tab/>18</text:a></text:p>
          <text:p text:style-name="P499"><text:a xlink:type="simple" xlink:href="#__RefHeading___Toc3553_2746178361" text:style-name="Index_20_Link" text:visited-style-name="Index_20_Link">5.1. Два способа совмещать С и Ассемблер<text:tab/>18</text:a></text:p>
          <text:p text:style-name="P499"><text:a xlink:type="simple" xlink:href="#__RefHeading___Toc3555_2746178361" text:style-name="Index_20_Link" text:visited-style-name="Index_20_Link">5.2. Соглашения об именах<text:tab/>18</text:a></text:p>
          <text:p text:style-name="P499"><text:a xlink:type="simple" xlink:href="#__RefHeading___Toc3557_2746178361" text:style-name="Index_20_Link" text:visited-style-name="Index_20_Link">5.3. Локальный или глобальный?<text:tab/>20</text:a></text:p>
          <text:p text:style-name="P505"><text:a xlink:type="simple" xlink:href="#__RefHeading___Toc3866_2746178361" text:style-name="Index_20_Link" text:visited-style-name="Index_20_Link">5.3.1. Объявление глобальных переменных и функций<text:tab/>20</text:a></text:p>
          <text:p text:style-name="P505"><text:a xlink:type="simple" xlink:href="#__RefHeading___Toc3868_2746178361" text:style-name="Index_20_Link" text:visited-style-name="Index_20_Link">5.3.2. Объявление локальных переменных и функций<text:tab/>21</text:a></text:p>
          <text:p text:style-name="P505"><text:a xlink:type="simple" xlink:href="#__RefHeading___Toc3559_2746178361" text:style-name="Index_20_Link" text:visited-style-name="Index_20_Link">5.3.3. Раздельная компиляция<text:tab/>21</text:a></text:p>
          <text:p text:style-name="P505"><text:a xlink:type="simple" xlink:href="#__RefHeading___Toc5370_308625717" text:style-name="Index_20_Link" text:visited-style-name="Index_20_Link">5.3.4. Не выходя из С<text:tab/>21</text:a></text:p>
          <text:p text:style-name="P499"><text:a xlink:type="simple" xlink:href="#__RefHeading___Toc3563_2746178361" text:style-name="Index_20_Link" text:visited-style-name="Index_20_Link">5.4. Передача параметров в функцию<text:tab/>22</text:a></text:p>
          <text:p text:style-name="P499"><text:a xlink:type="simple" xlink:href="#__RefHeading___Toc3565_2746178361" text:style-name="Index_20_Link" text:visited-style-name="Index_20_Link">5.5. Передача значений, возвращаемых функцией<text:tab/>24</text:a></text:p>
          <text:p text:style-name="P499"><text:a xlink:type="simple" xlink:href="#__RefHeading___Toc5571_1285909715" text:style-name="Index_20_Link" text:visited-style-name="Index_20_Link">5.6. Примеры функций на ассемблере<text:tab/>25</text:a></text:p>
          <text:p text:style-name="P505"><text:a xlink:type="simple" xlink:href="#__RefHeading___Toc6739_1285909715" text:style-name="Index_20_Link" text:visited-style-name="Index_20_Link">Пример 1. Функция печати строки<text:tab/>25</text:a></text:p>
          <text:p text:style-name="P505"><text:a xlink:type="simple" xlink:href="#__RefHeading___Toc6741_1285909715" text:style-name="Index_20_Link" text:visited-style-name="Index_20_Link">Пример 2. Функция печати строки с возвратом количества символов<text:tab/>26</text:a></text:p>
          <text:p text:style-name="P505"><text:a xlink:type="simple" xlink:href="#__RefHeading___Toc6743_1285909715" text:style-name="Index_20_Link" text:visited-style-name="Index_20_Link">Пример 3. Функция сложения двух очень длинных слов<text:tab/>27</text:a></text:p>
          <text:p text:style-name="P484"><text:a xlink:type="simple" xlink:href="#__RefHeading___Toc1830_3668116786" text:style-name="Index_20_Link" text:visited-style-name="Index_20_Link">6. Структура каталогов SDCC-NOINIT<text:tab/>29</text:a></text:p>
          <text:p text:style-name="P499"><text:a xlink:type="simple" xlink:href="#__RefHeading___Toc1832_3668116786" text:style-name="Index_20_Link" text:visited-style-name="Index_20_Link">6.1. Каталог с исходными текстами apps<text:tab/>29</text:a></text:p>
          <text:p text:style-name="P499"><text:a xlink:type="simple" xlink:href="#__RefHeading___Toc1834_3668116786" text:style-name="Index_20_Link" text:visited-style-name="Index_20_Link">6.2. Каталог глобальной конфигурации configs<text:tab/>30</text:a></text:p>
          <text:p text:style-name="P499"><text:a xlink:type="simple" xlink:href="#__RefHeading___Toc1836_3668116786" text:style-name="Index_20_Link" text:visited-style-name="Index_20_Link">6.3. Каталог с общими заголовочными файлами include<text:tab/>31</text:a></text:p>
          <text:p text:style-name="P499"><text:a xlink:type="simple" xlink:href="#__RefHeading___Toc1838_3668116786" text:style-name="Index_20_Link" text:visited-style-name="Index_20_Link">6.4. Каталог с исходными текстами библиотек libsrc<text:tab/>31</text:a></text:p>
          <text:p text:style-name="P499"><text:a xlink:type="simple" xlink:href="#__RefHeading___Toc1840_3668116786" text:style-name="Index_20_Link" text:visited-style-name="Index_20_Link">6.5. Каталог со скриптами scripts<text:tab/>31</text:a></text:p>
          <text:p text:style-name="P499"><text:a xlink:type="simple" xlink:href="#__RefHeading___Toc1842_3668116786" text:style-name="Index_20_Link" text:visited-style-name="Index_20_Link">6.6. Каталог программ bin<text:tab/>33</text:a></text:p>
          <text:p text:style-name="P499"><text:a xlink:type="simple" xlink:href="#__RefHeading___Toc1844_3668116786" text:style-name="Index_20_Link" text:visited-style-name="Index_20_Link">6.7. Каталог библиотек libs<text:tab/>33</text:a></text:p>
          <text:p text:style-name="P484"><text:a xlink:type="simple" xlink:href="#__RefHeading___Toc1846_3668116786" text:style-name="Index_20_Link" text:visited-style-name="Index_20_Link">7. Сборка программы в SDCC-NOINIT<text:tab/>34</text:a></text:p>
          <text:p text:style-name="P499"><text:a xlink:type="simple" xlink:href="#__RefHeading___Toc1848_3668116786" text:style-name="Index_20_Link" text:visited-style-name="Index_20_Link">7.1. Конфигурация компонентов — библиотек и программа<text:tab/>34</text:a></text:p>
          <text:p text:style-name="P499"><text:a xlink:type="simple" xlink:href="#__RefHeading___Toc1850_3668116786" text:style-name="Index_20_Link" text:visited-style-name="Index_20_Link">7.2. Добавление новой программы в систему сборки<text:tab/>34</text:a></text:p>
          <text:p text:style-name="P505"><text:a xlink:type="simple" xlink:href="#__RefHeading___Toc3999_3747580768" text:style-name="Index_20_Link" text:visited-style-name="Index_20_Link">Шаг 1<text:tab/>34</text:a></text:p>
          <text:p text:style-name="P505"><text:a xlink:type="simple" xlink:href="#__RefHeading___Toc4001_3747580768" text:style-name="Index_20_Link" text:visited-style-name="Index_20_Link">Шаг 2<text:tab/>34</text:a></text:p>
          <text:p text:style-name="P505"><text:soft-page-break/><text:a xlink:type="simple" xlink:href="#__RefHeading___Toc4003_3747580768" text:style-name="Index_20_Link" text:visited-style-name="Index_20_Link">Шаг 3<text:tab/>34</text:a></text:p>
          <text:p text:style-name="P505"><text:a xlink:type="simple" xlink:href="#__RefHeading___Toc4005_3747580768" text:style-name="Index_20_Link" text:visited-style-name="Index_20_Link">Шаг 4<text:tab/>35</text:a></text:p>
          <text:p text:style-name="P505"><text:a xlink:type="simple" xlink:href="#__RefHeading___Toc4007_3747580768" text:style-name="Index_20_Link" text:visited-style-name="Index_20_Link">Шаг 5<text:tab/>35</text:a></text:p>
          <text:p text:style-name="P505"><text:a xlink:type="simple" xlink:href="#__RefHeading___Toc4009_3747580768" text:style-name="Index_20_Link" text:visited-style-name="Index_20_Link">Добавление нового плагина WC в систему сборки<text:tab/>35</text:a></text:p>
          <text:p text:style-name="P499"><text:a xlink:type="simple" xlink:href="#__RefHeading___Toc1852_3668116786" text:style-name="Index_20_Link" text:visited-style-name="Index_20_Link">7.3. Добавление новой библиотеки в систему сборки<text:tab/>35</text:a></text:p>
          <text:p text:style-name="P505"><text:a xlink:type="simple" xlink:href="#__RefHeading___Toc3999_37475807681" text:style-name="Index_20_Link" text:visited-style-name="Index_20_Link">Шаг 1<text:tab/>35</text:a></text:p>
          <text:p text:style-name="P505"><text:a xlink:type="simple" xlink:href="#__RefHeading___Toc4001_37475807681" text:style-name="Index_20_Link" text:visited-style-name="Index_20_Link">Шаг 2<text:tab/>36</text:a></text:p>
          <text:p text:style-name="P505"><text:a xlink:type="simple" xlink:href="#__RefHeading___Toc4003_37475807681" text:style-name="Index_20_Link" text:visited-style-name="Index_20_Link">Шаг 3<text:tab/>36</text:a></text:p>
          <text:p text:style-name="P505"><text:a xlink:type="simple" xlink:href="#__RefHeading___Toc4005_37475807681" text:style-name="Index_20_Link" text:visited-style-name="Index_20_Link">Шаг 4<text:tab/>36</text:a></text:p>
          <text:p text:style-name="P505"><text:a xlink:type="simple" xlink:href="#__RefHeading___Toc4007_37475807681" text:style-name="Index_20_Link" text:visited-style-name="Index_20_Link">Шаг 5<text:tab/>36</text:a></text:p>
          <text:p text:style-name="P484"><text:a xlink:type="simple" xlink:href="#__RefHeading___Toc1868_3668116786" text:style-name="Index_20_Link" text:visited-style-name="Index_20_Link">8. Описание библиотек<text:tab/>37</text:a></text:p>
          <text:p text:style-name="P499"><text:a xlink:type="simple" xlink:href="#__RefHeading___Toc1870_3668116786" text:style-name="Index_20_Link" text:visited-style-name="Index_20_Link">8.1. Библиотека файлов начального запуска сrt0<text:tab/>37</text:a></text:p>
          <text:p text:style-name="P499"><text:a xlink:type="simple" xlink:href="#__RefHeading___Toc7018_1526021772" text:style-name="Index_20_Link" text:visited-style-name="Index_20_Link">8.2. Стандартная библиотека C (libz80)<text:tab/>37</text:a></text:p>
          <text:p text:style-name="P484"><text:a xlink:type="simple" xlink:href="#__RefHeading___Toc4434_434986620" text:style-name="Index_20_Link" text:visited-style-name="Index_20_Link">9. Краткий справочник-глоссарий<text:tab/>38</text:a></text:p>
          <text:p text:style-name="P499"><text:a xlink:type="simple" xlink:href="#__RefHeading___Toc4438_434986620" text:style-name="Index_20_Link" text:visited-style-name="Index_20_Link">sdcc<text:tab/>38</text:a></text:p>
          <text:p text:style-name="P499"><text:a xlink:type="simple" xlink:href="#__RefHeading___Toc5156_1940175984" text:style-name="Index_20_Link" text:visited-style-name="Index_20_Link">sdcpp<text:tab/>38</text:a></text:p>
          <text:p text:style-name="P499"><text:a xlink:type="simple" xlink:href="#__RefHeading___Toc4440_434986620" text:style-name="Index_20_Link" text:visited-style-name="Index_20_Link">sdas<text:tab/>39</text:a></text:p>
          <text:p text:style-name="P499"><text:a xlink:type="simple" xlink:href="#__RefHeading___Toc5158_1940175984" text:style-name="Index_20_Link" text:visited-style-name="Index_20_Link">sdld<text:tab/>39</text:a></text:p>
          <text:p text:style-name="P499"><text:a xlink:type="simple" xlink:href="#__RefHeading___Toc5160_1940175984" text:style-name="Index_20_Link" text:visited-style-name="Index_20_Link">hex2bin<text:tab/>39</text:a></text:p>
        </text:index-body>
      </text:table-of-content>
      <text:h text:style-name="Heading_20_1" text:outline-level="1" text:is-list-header="true"/>
      <text:p text:style-name="P350">Нет неразрешимых проблем, есть неприятные решения.</text:p>
      <text:h text:style-name="Heading_20_1" text:outline-level="1" text:is-list-header="true"><text:bookmark-start text:name="__RefHeading___Toc644_1913446055"/>Предупреждение<text:bookmark-end text:name="__RefHeading___Toc644_1913446055"/></text:h>
      <text:p text:style-name="P1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7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7"><text:tab/><text:span text:style-name="T5">Посему прошу простить и понять мои ошибки, неточности и прочие места, которые вам придутся не по вкусу.</text:span></text:p>
      <text:p text:style-name="P7"><text:tab/><text:span text:style-name="T6">Если же вам есть, что сказать — то можно всегда написать мне об этом.</text:span></text:p>
      <text:p text:style-name="P36"/>
      <text:p text:style-name="P8"><text:span text:style-name="T8">S</text:span><text:span text:style-name="T7">fS, автор сего </text:span><text:span text:style-name="T9">труда</text:span><text:span text:style-name="T7">.</text:span></text:p>
      <text:h text:style-name="Heading_20_1" text:outline-level="1" text:is-list-header="true"><text:bookmark-start text:name="__RefHeading___Toc648_1913446055"/>Введение<text:bookmark-end text:name="__RefHeading___Toc648_1913446055"/></text:h>
      <text:p text:style-name="P4"><text:tab/><text:span text:style-name="T46">В далеких 90х практически единственным достойным средством разработки для ZX были ассемблеры. Их была масса. Они плодились и размножались.</text:span></text:p>
      <text:p text:style-name="P4"><text:tab/><text:span text:style-name="T46">На тех, кто пытался писать на C или Pascal — большинство кодеров смотрело как на детоубийц-некрофилов. Единственно, что не вызывало у кодеров тотальной брезгливости из ЯВУ (язык высокого уровня) для ZX — это был встроенный бейсик. И то с оговорками.</text:span></text:p>
      <text:p text:style-name="P5"><text:tab/><text:span text:style-name="T47">Но время шло. Катилось галактическое кольцо жизни по своей орбите, радиусом 27700 световых лет. За прошедшие с тех пор, приблизительно, 30 лет изменилось многое. Появились и канули в лету малиновые пиджаки и пейджеры. Расцвели и завяли радиобарахолки. Микросхемы серий 1533, 1554, 580 и других из дефицита превратились в бросовый товар, который можно получить почти бесплатно. Да и мы сами изменились. Из стройных вьюношей превратились в не очень стройных мужчин. Обзавелись женами, детьми, любовницами, котами, собаками и рыбками. Но одно осталось у нас на всю жизнь — любовь к железкам, собранным своими руками, программам, написанным своей головой, музыкой и графикой, которая выжимает из 8 бит все, что только можно. Посему мы продолжаем пытаться изобретать что-то свое. Просто для удовольствия.</text:span></text:p>
      <text:p text:style-name="P5"><text:tab/><text:span text:style-name="T48">На фоне всех изменений пора бы измениться и взглядам на ЯВУ для ZX. Сегодня, наверное, единственный свободный кросс-компилятор для ZX — это </text:span><text:span text:style-name="T154">SDCC</text:span><text:span text:style-name="T48">.</text:span></text:p>
      <text:p text:style-name="P5"><text:tab/><text:span text:style-name="T49">Так как это не майнстрим и разработкой его занимается совсем немного народа — то «особенностей», осложняющих жизнь в нем тьма тьмущая. Но, как говорится, «за неимением гербовой, будем писать на обычной».</text:span></text:p>
      <text:p text:style-name="P9"><text:tab/><text:span text:style-name="T50">Множество не очень удачных попыток использования </text:span><text:span text:style-name="T153">sdcc</text:span><text:span text:style-name="T50"> привело меня к мысли, что <text:s/>без создания автоматизированной среды сборки, содержащей кучу скриптов, купирующих родовые недостатки </text:span><text:span text:style-name="T153">SDCC</text:span><text:span text:style-name="T50">, жизнь продолжаться не может.</text:span></text:p>
      <text:p text:style-name="P9"><text:tab/><text:span text:style-name="T200">Несколько вариантов различного подхода привели меня к созданию того, что называется в данный момент </text:span><text:span text:style-name="T29">SDCC-NOINIT</text:span><text:span text:style-name="T200">. Не спрашивайте, почему именно так. Сам не знаю.</text:span></text:p>
      <text:p text:style-name="P9"/>
      <text:h text:style-name="P477" text:outline-level="1"/>
      <text:h text:style-name="P479" text:outline-level="1"><text:bookmark-start text:name="__RefHeading___Toc5108_3747580768"/>Лирическое отступление<text:bookmark-end text:name="__RefHeading___Toc5108_3747580768"/></text:h>
      <text:p text:style-name="P331"><text:tab/><text:span text:style-name="T598">Каждый разработчик чего-либо, будь то ПО или космические корабли — что-то терял. Даже такие «типа серьёзные» организации, как НАСА теряли немало: исходные коды программ, видеофайлы полётов на Луну и Марс и прочие вещи, которые, казалось бы, потерять невозможно. Что уж говорить о нас, простых смертных?</text:span></text:p>
      <text:p text:style-name="P331"><text:tab/><text:span text:style-name="T599">Какое количество исходных кодов, схем, карт, идей потеряно в области ретро-компьютеров вообще и ZX в частности — и подумать страшно.</text:span></text:p>
      <text:p text:style-name="P331"><text:tab/><text:span text:style-name="T600">Я так же грешен. Бурное студенчество и последующая жизнь, связанная с переездами, ремонтами квартир и прочей бытовой шелухой привела к потере множества дискет, компов, журналов и прочего и прочего.</text:span></text:p>
      <text:p text:style-name="P331"><text:tab/><text:span text:style-name="T601">Когда жизнь немного устаканилась, я вновь почувствовал желание делать что-то для души. Но оказалось, что все потеряно… Ну кроме знаний в голове.</text:span></text:p>
      <text:p text:style-name="P334"><text:tab/><text:span text:style-name="T602">Так что, пришлось начинать спектрум-жизнь сначала, благо в интернете есть практически вся информация, куча сайтов и прочего. Чтобы не повторять по возможности своих ошибок и потерь, я решил, что необходимо сделать систему сборки проектов для ZX, в которой мне легко и просто будет что-то создавать.</text:span></text:p>
      <text:p text:style-name="P332"/>
      <text:h text:style-name="Heading_20_2" text:outline-level="2" text:is-list-header="true"><text:bookmark-start text:name="__RefHeading___Toc6787_2692474060"/>Что же такое <text:span text:style-name="T604">SDCC-NOINIT</text:span>?<text:bookmark-end text:name="__RefHeading___Toc6787_2692474060"/></text:h>
      <text:p text:style-name="P335"><text:span text:style-name="T51"><text:tab/></text:span><text:span text:style-name="T327">Итак, </text:span><text:span text:style-name="T603"><text:tab/></text:span><text:span text:style-name="T189">SDCC-NOINIT</text:span><text:span text:style-name="T604"> — это система сборки программ для ZX-Spectrum. Основана она на пакете </text:span><text:span text:style-name="T189">SDCC</text:span><text:span text:style-name="T604"> (Small Device C Compiler).</text:span></text:p>
      <text:p text:style-name="P333"><text:span text:style-name="T604"><text:tab/>Основные языки написания программ — </text:span><text:span text:style-name="T189">C</text:span><text:span text:style-name="T604"> и </text:span><text:span text:style-name="T189">Assembler Z80</text:span><text:span text:style-name="T604">.</text:span></text:p>
      <text:p text:style-name="P333"><text:tab/><text:span text:style-name="T605">Автоматизация сборки ПО обеспечивается с помощью утилиты GNU Make и </text:span><text:span text:style-name="T188">shell</text:span><text:span text:style-name="T605">-скриптов.</text:span></text:p>
      <text:p text:style-name="P333"><text:tab/><text:span text:style-name="T606">Конфигурация библиотек, программ, утилит и всего что есть в </text:span><text:span text:style-name="T190">SDCC-NOINIT</text:span><text:span text:style-name="T606"> осуществляется с помощью текстовых конфигурационных файлов.</text:span></text:p>
      <text:p text:style-name="P333"><text:tab/><text:span text:style-name="T607">Основные свойства — простота добавления, удаления и конфигурации программ и библиотек; возможность иметь индивидуальный сборочный скрипт для каждого из компонентов ПО; возможность иметь индивидуальную конфигурацию для каждого из компонентов ПО; возможность неограниченного расширения функциональных возможностей внешними программами и скриптами.</text:span></text:p>
      <text:p text:style-name="P333"/>
      <text:h text:style-name="Heading_20_2" text:outline-level="2" text:is-list-header="true"><text:bookmark-start text:name="__RefHeading___Toc6789_2692474060"/><text:span text:style-name="T608">Кому нужна</text:span> <text:span text:style-name="T604">SDCC-NOINIT</text:span>?<text:bookmark-end text:name="__RefHeading___Toc6789_2692474060"/></text:h>
      <text:p text:style-name="P336"><text:span text:style-name="T51"><text:tab/></text:span><text:span text:style-name="T328">Как минимум — она нужна мне. </text:span><text:span text:style-name="T329">Или тому, кому неинтересно писать в 100500й раз с нуля вывод символа на экран, простого спрайта, музыкальный плеер pt3 и stc </text:span><text:span text:style-name="T332">или ещё какой-то велосипеж</text:span><text:span text:style-name="T329">. </text:span><text:span text:style-name="T333">Многое в </text:span><text:span text:style-name="T191">SDCC-NOINIT</text:span><text:span text:style-name="T329"> уже есть. </text:span><text:span text:style-name="T330">Пусть не идеальное, не самое быстрое — но, есть! </text:span><text:span text:style-name="T331">Поэтому тот, кто хочет проверить свою идею — может взять </text:span><text:span text:style-name="T192">SDCC-NOINIT</text:span><text:span text:style-name="T331">, быстренько накидать свою программу (примеры там есть) и заниматься проверкой своей идеи, а не добыванием руды для изготовления первого топора. И, если его идея, например, новой игры, ему понравится — то тогда он может потихоньку оптимизировать свои процедуры, переписывая их на ассемблере, если это надо или разработав новую библиотеку. </text:span><text:span text:style-name="T334">Если кто-то будет добавлять свои библиотеки или программы — я буду только рад. Так что берите и смотрите: </text:span><text:a xlink:type="simple" xlink:href="https://github.com/salextpuru/sdcc-noinit/" text:style-name="Internet_20_link" text:visited-style-name="Visited_20_Internet_20_Link"><text:span text:style-name="T335">https://github.com/salextpuru/sdcc-noinit/</text:span></text:a><text:span text:style-name="T335">.</text:span></text:p>
      <text:h text:style-name="P480" text:outline-level="1"><text:bookmark-start text:name="__RefHeading___Toc6057_1274248933"/>Что нам понадобится <text:span text:style-name="T597">и где это найти</text:span><text:bookmark-end text:name="__RefHeading___Toc6057_1274248933"/></text:h>
      <text:p text:style-name="P263"><text:tab/><text:span text:style-name="T498">Современный мир дает много возможностей. Лет 30 назад никто и не представить не мог, что можно будет находясь в лесу, купить билет на самолёт, вылетающий через полгода. А теперь этим никого не удивить.</text:span></text:p>
      <text:p text:style-name="P263"><text:tab/><text:span text:style-name="T498">То же и со средствами разработки. Обилие программ, утилит, конвертеров и прочих средств настолько велико, что трудно найти нужное.</text:span></text:p>
      <text:p text:style-name="P262"><text:tab/>Поскольку я не маньяк и писать <text:span text:style-name="T499">все с нуля не хочу, не могу и не буду — то я по максимуму пользуюсь тем, что уже написано благородными людьми и отдано публике.</text:span></text:p>
      <text:p text:style-name="P262"><text:tab/><text:span text:style-name="T500">Поэтому я предваряю сей труд описанием того, какие именно программы и продукты нам понадобятся для работы с SDCC-NOINIT.</text:span></text:p>
      <text:p text:style-name="P262"/>
      <text:p text:style-name="P265"><text:tab/>Итак, <text:span text:style-name="T51">прежде всего</text:span> — это утилиты такие как <text:span text:style-name="T51">bash</text:span> и <text:span text:style-name="T51">make</text:span>. <text:span text:style-name="T501">Если вы счастливый обладатель Linux — то у вас проблем с этим нет. Но если вы несчастный и потерянный заложник Windows — то вам необходимо поставить CygWin, который позволит вам пользоваться юникс-утилитами в виндовс. Взять его можно на официальном сайте: </text:span><text:a xlink:type="simple" xlink:href="https://cygwin.com/install.html" text:style-name="Internet_20_link" text:visited-style-name="Visited_20_Internet_20_Link"><text:span text:style-name="T501">https://cygwin.com/install.html</text:span></text:a><text:span text:style-name="T501">.</text:span></text:p>
      <text:p text:style-name="P265"/>
      <text:p text:style-name="P265"><text:tab/><text:span text:style-name="T151">Второе</text:span><text:span text:style-name="T502">, что нам понадобиться — это компилятор GCC. И так же — для Linux он обычно есть в системе, а для Windows — в CygWin.</text:span></text:p>
      <text:p text:style-name="P265"/>
      <text:p text:style-name="P266"><text:tab/><text:span text:style-name="T150">Третье</text:span><text:span text:style-name="T503"> — это набор утилит, который вы соберете с помощью компилятора GCC. Это специфичные спектрум-утилиты. Для удобства я собрал их в один «типа-пакет» </text:span><text:span text:style-name="T150">speccy-toochain</text:span><text:span text:style-name="T503">, который можно взять с GitHub и откомпилировать: <text:s text:c="2"/></text:span><text:a xlink:type="simple" xlink:href="https://github.com/salextpuru/speccy-toochain" text:style-name="Internet_20_link" text:visited-style-name="Visited_20_Internet_20_Link"><text:span text:style-name="T503">https://github.com/salextpuru/speccy-toochain</text:span></text:a><text:span text:style-name="T503">.</text:span></text:p>
      <text:p text:style-name="P266"/>
      <text:p text:style-name="P267"><text:tab/><text:span text:style-name="T152">Четвертое</text:span><text:span text:style-name="T504">, что нам необходимо — это компилятор SDCC. Тут все просто: идем на его сайт </text:span><text:a xlink:type="simple" xlink:href="http://sdcc.sourceforge.net/" text:style-name="Internet_20_link" text:visited-style-name="Visited_20_Internet_20_Link"><text:span text:style-name="T504">http://sdcc.sourceforge.net/</text:span></text:a><text:span text:style-name="T504">.</text:span></text:p>
      <text:p text:style-name="P267"><text:span text:style-name="T504"><text:tab/>Далее - или качаем бинарную сборку </text:span><text:a xlink:type="simple" xlink:href="https://sourceforge.net/projects/sdcc/files/" text:style-name="Internet_20_link" text:visited-style-name="Visited_20_Internet_20_Link"><text:span text:style-name="T504">https://sourceforge.net/projects/sdcc/files/</text:span></text:a><text:span text:style-name="T504"> или исходники </text:span><text:a xlink:type="simple" xlink:href="http://sdcc.sourceforge.net/snap.php#Source" text:style-name="Internet_20_link" text:visited-style-name="Visited_20_Internet_20_Link"><text:span text:style-name="T504">http://sdcc.sourceforge.net/snap.php#Source</text:span></text:a><text:span text:style-name="T504"> и собираем сами.</text:span></text:p>
      <text:p text:style-name="P264"/>
      <text:p text:style-name="P268"><text:tab/>Ну и, наконец, <text:span text:style-name="T51">пятое</text:span>, самое последнее — это собственно SDCC-NOINIT. Находится она все на том же GitHube, как раз <text:span text:style-name="T505">рядышком с коллекцией исходников спектрум-утилит: </text:span><text:a xlink:type="simple" xlink:href="https://github.com/salextpuru/sdcc-noinit" text:style-name="Internet_20_link" text:visited-style-name="Visited_20_Internet_20_Link"><text:span text:style-name="T505">https://github.com/salextpuru/sdcc-noinit</text:span></text:a><text:span text:style-name="T505">.</text:span></text:p>
      <text:p text:style-name="P268"/>
      <text:p text:style-name="P268"><text:tab/><text:span text:style-name="T506">Скачали? Поставили ? Зайдите в корень </text:span>SDCC-NOINIT <text:span text:style-name="T506">и наберите:</text:span></text:p>
      <text:p text:style-name="P268"/>
      <text:p text:style-name="P269"><text:tab/><text:tab/><text:tab/><text:span text:style-name="T51"># make</text:span></text:p>
      <text:p text:style-name="P269"/>
      <text:p text:style-name="P269"><text:tab/>Если у вас все верно (все утилиты есть, пути к ним прописаны и т. п.), то после сборки в каталоге bin появятся программки и плагины WC.</text:p>
      <text:p text:style-name="P269"/>
      <text:p text:style-name="P269"><text:tab/>Ну а если что-то не пошло — то думайте, чего вам не хватает и исправляйте. Какой интерес жить, не решая проблем ? :)</text:p>
      <text:h text:style-name="P481" text:outline-level="1"><text:bookmark-start text:name="__RefHeading___Toc1046_3668116786"/>Как <text:span text:style-name="T230">транслируется</text:span> программа на C<text:bookmark-end text:name="__RefHeading___Toc1046_3668116786"/></text:h>
      <text:p text:style-name="P9"><text:tab/><text:span text:style-name="T201">Чтобы понять почему что-то сделано так, а не иначе — надо разобраться как оно работает. Так что начнем издалека. Из глубины времен до нас дошел единственно правильный путь работы трансляторов ЯВУ. Тот самый путь, коего придерживаются разработчики с прошлого тысячелетия.</text:span></text:p>
      <text:p text:style-name="P9"><text:tab/><text:span text:style-name="T202">Пакет программ SDCC в этом смысле не отличается от других подобных пакетов программ — будь то GCC или IAR. Схему сборки любого проекта можно представить приблизительно в таком виде, как на рис.</text:span><text:span text:style-name="T202"><text:sequence-ref text:reference-format="value" text:ref-name="refРис.0">1</text:sequence-ref></text:span><text:span text:style-name="T202">.</text:span></text:p>
      <text:p text:style-name="P9"><text:tab/></text:p>
      <text:p text:style-name="P9"><draw:frame draw:style-name="fr1" draw:name="Врезка1" text:anchor-type="paragraph" svg:width="17cm" draw:z-index="0"><draw:text-box fo:min-height="10.89cm"><text:p text:style-name="Рис."><draw:frame draw:style-name="fr2" draw:name="Изображение1" text:anchor-type="as-char" svg:width="17cm" style:rel-width="100%" svg:height="10.89cm" style:rel-height="scale" draw:z-index="1"><draw:image xlink:href="Pictures/200001AF000061DA00003EB2E743443EADC5333F.wmf" xlink:type="simple" xlink:show="embed" xlink:actuate="onLoad" loext:mime-type="image/x-wmf"/></draw:frame><text:span text:style-name="T203"><text:line-break/></text:span>Рис. <text:sequence text:ref-name="refРис.0" text:name="Рис." text:formula="ooow:Рис.+1" style:num-format="1">1</text:sequence>: Трансляция программы на языке C пакетом SDCC - от исходного кода до исполняемых файлов</text:p></draw:text-box></draw:frame><text:tab/></text:p>
      <text:p text:style-name="P10"><text:span text:style-name="T204"><text:tab/>Рассмотрим алгоритм, что видим мы на рис.</text:span><text:span text:style-name="T204"><text:sequence-ref text:reference-format="value" text:ref-name="refРис.0">1</text:sequence-ref></text:span><text:span text:style-name="T204">. <text:s/>Это основа основ. <text:s text:c="2"/>SDCC-NOINIT работает именно по этому алгоритму, дополняя его, но по сути не изменяя.</text:span></text:p>
      <text:p text:style-name="P10"><text:tab/><text:span text:style-name="T278">Рассмотрение алгоритма сделаем по возможности кратким, чтобы не погрязнуть в излишних технических подробностях. О них мы поговорим позже.</text:span><text:tab/></text:p>
      <text:p text:style-name="P10"/>
      <text:p text:style-name="P10"><text:tab/><text:span text:style-name="T205">Итак, что у нас есть в начале? А в начале у нас есть слово. И слово это — на языках С и ассемблера, в файлах, что обычно носят расширения </text:span><text:span text:style-name="T53">*.c</text:span><text:span text:style-name="T205">, </text:span><text:span text:style-name="T53">*.h</text:span><text:span text:style-name="T205"> и </text:span><text:span text:style-name="T53">*.s</text:span><text:span text:style-name="T205">.</text:span></text:p>
      <text:p text:style-name="P10"><text:tab/><text:span text:style-name="T206">Некоторые думают, что компилятор — это программа, которая из этих файлов делает бинарь. Они жестоко ошибаются! Чтобы получить бинарь — надо потеть нескольким программам по очереди, а то и не по одному разу.</text:span></text:p>
      <text:p text:style-name="P10"><text:tab/><text:span text:style-name="T206">Итак, что же происходит с файлами, что мы набрали в текстовом редакторе? Они передаются на программу-препроцессор, в нашем случае называемую </text:span><text:span text:style-name="T52">sdcpp</text:span><text:span text:style-name="T206">.</text:span></text:p>
      <text:p text:style-name="P9"><text:tab/><text:span text:style-name="T207">Что делает эта чудесная программа? Как ни удивительно, но она выполняет так называемые «директивы препроцессора».</text:span></text:p>
      <text:p text:style-name="P11"><text:soft-page-break/><text:tab/><text:span text:style-name="T208">Не пугайтесь этих загадочных слов. Что такое директива препроцессора? Это команда, начинающаяся со знака «решетка» (#), например #define, #if, #ifdef, #ifndef, #endif, #include.</text:span></text:p>
      <text:p text:style-name="P11"><text:tab/><text:span text:style-name="T232">Так вот — компилятор эти команды не понимает. Компилятору надо подать текст, очищенный от этих решеток. Иначе его может стошнить прямо на ваш дисплей. Некрасиво получится.</text:span></text:p>
      <text:p text:style-name="P11"><text:tab/><text:span text:style-name="T233">А вот как раз препроцессор никакие другие команды в тексте, кроме как начинающиеся с #, не интересуют. Поэтому директивы препроцессора с успехом можно использовать как в файлах на C, <text:s/>так и в файлах на языке ассемблера.</text:span></text:p>
      <text:p text:style-name="P11"/>
      <text:h text:style-name="P485" text:outline-level="2"><text:bookmark-start text:name="__RefHeading___Toc1194_3668116786"/>Препроцессор<text:bookmark-end text:name="__RefHeading___Toc1194_3668116786"/></text:h>
      <text:p text:style-name="P11"><text:tab/><text:span text:style-name="T209">На этой стадии, исходные тексты преобразуются в другие тексты в соответствии с директивами препроцессора. Рассмотрим очень коротко наиболее используемые директивы.</text:span></text:p>
      <text:p text:style-name="P18"><text:tab/><text:span text:style-name="T222">Самая важная, нужная, полезная и красивая из директив — это несомненно </text:span><text:span text:style-name="T55">#define</text:span><text:span text:style-name="T222">. Она позволяет заменять одно слово на другое.</text:span></text:p>
      <text:p text:style-name="P13">Например, если у вас было написано:</text:p>
      <text:p text:style-name="Quotations">// … Что-то до </text:p>
      <text:p text:style-name="Quotations">#define WIN_W<text:tab/>16</text:p>
      <text:p text:style-name="Quotations">#define WIN_H<text:tab/>12</text:p>
      <text:p text:style-name="Quotations"/>
      <text:p text:style-name="Quotations">// … Что-то после</text:p>
      <text:p text:style-name="Quotations"/>
      <text:p text:style-name="Quotations">clw(WIN_W, <text:s/>WIN_H);</text:p>
      <text:p text:style-name="P12"/>
      <text:p text:style-name="P12">то после препроцессора все директивы имение его исчезнут, а на место определенных символов встанут их значения:</text:p>
      <text:p text:style-name="P12"/>
      <text:p text:style-name="P351">// … Что-то до </text:p>
      <text:p text:style-name="P351"/>
      <text:p text:style-name="P351">// … Что-то после</text:p>
      <text:p text:style-name="P351">clw(16, <text:span text:style-name="T210">12</text:span>);</text:p>
      <text:p text:style-name="P19">Директивой <text:span text:style-name="T55">#define</text:span><text:span text:style-name="T222"> </text:span>можно определять и макросы.</text:p>
      <text:p text:style-name="P20">Например, код </text:p>
      <text:p text:style-name="P19"/>
      <text:p text:style-name="Quotations">#define <text:span text:style-name="T223">printat</text:span>(<text:span text:style-name="T224">x,y,</text:span>s) <text:span text:style-name="T224">\</text:span></text:p>
      <text:p text:style-name="Quotations"><text:tab/><text:span text:style-name="T224">at(x,y); \</text:span></text:p>
      <text:p text:style-name="Quotations"><text:tab/>print<text:span text:style-name="T224">f</text:span>(s);</text:p>
      <text:p text:style-name="Quotations"/>
      <text:p text:style-name="P352"><text:span text:style-name="T223">printat</text:span>(<text:span text:style-name="T225">10,12,</text:span><text:span text:style-name="T213">"</text:span><text:span text:style-name="T218">String at 10,12</text:span><text:span text:style-name="T213">"</text:span>);</text:p>
      <text:p text:style-name="P20">после препроцессора даст </text:p>
      <text:p text:style-name="P353">at(10,12);</text:p>
      <text:p text:style-name="P352">print<text:span text:style-name="T224">f</text:span>(<text:span text:style-name="T213">"</text:span><text:span text:style-name="T218">String at 10,12</text:span><text:span text:style-name="T213">"</text:span>);</text:p>
      <text:p text:style-name="P21"><text:tab/>Определяя макросы — будьте внимательны. Если определять макросы через макросы можно такого наворотить… В общем — чтобы не по принципу «заставь дурака богу молиться».</text:p>
      <text:p text:style-name="P14"/>
      <text:p text:style-name="P14"><text:tab/>Другая очень широко и<text:span text:style-name="T211">спользуемая и всем известная директива препроцессора — это </text:span><text:span text:style-name="T54">#include</text:span><text:span text:style-name="T211">. Она просто напросто вставляет указанный текстовый файл в указанное место. </text:span><text:soft-page-break/><text:span text:style-name="T211">Обычно это файлы с расширением </text:span><text:span text:style-name="T54">*.h</text:span><text:span text:style-name="T211">, в которых определены константы и макросы. Но вообще можно вставлять любые файлы. Если знаете что делаете, конечно.</text:span></text:p>
      <text:p text:style-name="P15"><text:tab/><text:span text:style-name="T212">С директивой </text:span><text:span text:style-name="T54">#include</text:span><text:span text:style-name="T211"> надо помнить, что если имя файла взято в кавычки (</text:span><text:span text:style-name="T54">#include </text:span><text:span text:style-name="T215">"</text:span><text:span text:style-name="T216">file.h</text:span><text:span text:style-name="T215">"</text:span><text:span text:style-name="T214">), то этот файл должен лежать в том же каталоге, что и компилируемый файл из которого происходит вызов директивы </text:span><text:span text:style-name="T215">#include</text:span><text:span text:style-name="T214">. Если же </text:span><text:span text:style-name="T213">имя файла взято в </text:span><text:span text:style-name="T214">угловые скобки</text:span><text:span text:style-name="T213"> (</text:span><text:span text:style-name="T215">#include </text:span><text:span text:style-name="T216">&lt;file.h&gt;</text:span><text:span text:style-name="T214">), то препроцессор будет искать этот файл по всем, заданные опцией -L путям.</text:span></text:p>
      <text:p text:style-name="P39"/>
      <text:p text:style-name="P15"><text:span text:style-name="T214"><text:tab/></text:span><text:span text:style-name="T217">Ну и, наконец, если я не рассмотрю условные директивы — то покрою себя несмываемым позором. </text:span><text:span text:style-name="T219">Условные директивы препроцессора — это директивы, которые могут вставлять или не вставлять в текст код, в зависимости от заданных условий.</text:span></text:p>
      <text:p text:style-name="P16"><text:span text:style-name="T219"><text:tab/></text:span><text:span text:style-name="T220">Все они начинаются с #if (#if, #ifdef, #ifndef), и имеют, условно, такие формы:</text:span></text:p>
      <text:p text:style-name="P17"><text:span text:style-name="T220">«if-endif», «if-else-endif», «if-elif-endif», «if-elif-</text:span><text:span text:style-name="T221">else-</text:span><text:span text:style-name="T220">endif».</text:span></text:p>
      <text:p text:style-name="P40"/>
      <text:p text:style-name="P22">Несколько <text:span text:style-name="T279">образцов условных директив</text:span>:</text:p>
      <text:p text:style-name="P22"/>
      <text:p text:style-name="Quotations">#if &lt;условие&gt;</text:p>
      <text:p text:style-name="Quotations"><text:tab/>// код, <text:span text:style-name="T227">включаемый если условие истинно</text:span></text:p>
      <text:p text:style-name="Quotations">#endif</text:p>
      <text:p text:style-name="Quotations"/>
      <text:p text:style-name="Quotations">#if<text:span text:style-name="T227">def</text:span> <text:span text:style-name="T227">SYMBOL</text:span></text:p>
      <text:p text:style-name="Quotations"><text:tab/>// код, <text:span text:style-name="T227">включаемый если символ SYMBOL определен</text:span></text:p>
      <text:p text:style-name="Quotations">#endif</text:p>
      <text:p text:style-name="Quotations"/>
      <text:p text:style-name="Quotations">#if<text:span text:style-name="T227">ndef</text:span> <text:span text:style-name="T227">SYMBOL</text:span></text:p>
      <text:p text:style-name="Quotations"><text:tab/>// код, <text:span text:style-name="T227">включаемый если символ SYMBOL не определен</text:span></text:p>
      <text:p text:style-name="Quotations">#endif</text:p>
      <text:p text:style-name="Quotations"><text:tab/></text:p>
      <text:p text:style-name="Quotations">#if &lt;условие<text:span text:style-name="T228">1</text:span>&gt;</text:p>
      <text:p text:style-name="Quotations"><text:tab/>// код, <text:span text:style-name="T227">включаемый если условие1 истинно</text:span></text:p>
      <text:p text:style-name="Quotations">#elif <text:span text:style-name="T226">&lt;условие</text:span>2<text:span text:style-name="T226">&gt;</text:span></text:p>
      <text:p text:style-name="Quotations"><text:tab/><text:span text:style-name="T226">// код, включаемый если условие2 истинно, <text:s/>условие1 - ложно</text:span></text:p>
      <text:p text:style-name="Quotations">#elif <text:span text:style-name="T226">&lt;условие3&gt;</text:span></text:p>
      <text:p text:style-name="Quotations"><text:tab/><text:span text:style-name="T226">// код, включаемый если условие3 истинно, <text:s/>условие1 и условие2 - ложны</text:span></text:p>
      <text:p text:style-name="Quotations">#else</text:p>
      <text:p text:style-name="Quotations"><text:tab/><text:span text:style-name="T226">// код, включаемый если все условия ложны</text:span></text:p>
      <text:p text:style-name="Quotations">#endif</text:p>
      <text:p text:style-name="P23"><text:tab/>На этом закончим про препроцессор и вернемся к нему тогда, когда в этом будет необходимость. Если же кому хочется больше — то прошу в интернет по ссылке <text:a xlink:type="simple" xlink:href="https://ru.wikipedia.org/wiki/Препроцессор_Си#.D0.92.D1.81.D1.82.D0.B0.D0.B2.D0.BA.D0.B0_.D1.84.D0.B0.D0.B9.D0.BB.D0.BE.D0.B2_.28.23include.29" text:style-name="Internet_20_link" text:visited-style-name="Visited_20_Internet_20_Link"><text:span text:style-name="T229">https://ru.wikipedia.org/wiki/%D0%9F%D1%80%D0%B5%D0%BF%D1%80%D0%BE%D1%86%D0%B5%D1%81%D1%81%D0%BE%D1%80_%D0%A1%D0%B8#.D0.92.D1.81.D1.82.D0.B0.D0.B2.D0.BA.D0.B0_.D1.84.D0.B0.D0.B9.D0.BB.D0.BE.D0.B2_.28.23include.29</text:span></text:a><text:span text:style-name="T229">.</text:span></text:p>
      <text:p text:style-name="P23"><text:tab/><text:span text:style-name="T234">Пока запомним лишь, что препроцессор — чистит файл от решеток и даёт компилятору «чистый текст» и перейдем к следующей стадии, которая называется «компиляция».</text:span></text:p>
      <text:p text:style-name="P23"><text:tab/><text:span text:style-name="T266">Заметим, что файлы, написанные на языке ассемблера (</text:span><text:span text:style-name="T58">*.s</text:span><text:span text:style-name="T266">) сразу после препроцессора становятся </text:span><text:span text:style-name="T58">*.asm</text:span><text:span text:style-name="T266"> файлами, а файлы, написанные на C - </text:span><text:span text:style-name="T58">*.E</text:span><text:span text:style-name="T266"> файлами.</text:span></text:p>
      <text:p text:style-name="P24"/>
      <text:h text:style-name="P486" text:outline-level="2"><text:bookmark-start text:name="__RefHeading___Toc1196_3668116786"/>Компиляция<text:bookmark-end text:name="__RefHeading___Toc1196_3668116786"/></text:h>
      <text:p text:style-name="P25"><text:tab/><text:span text:style-name="T231">Компиляция — это перевод текста программы, написанной на ЯВУ и обработанной препроцессором в текст на языке ассемблера. Собственно этим и занимается часть транслятора, именуемая компилятором. Многие часто путают трансляцию и компиляцию. Не надо опускаться так низко. Трансляция — «от исходного текста до бинаря». А компиляция «от препроцессора до ассемблера».</text:span></text:p>
      <text:p text:style-name="P25"><text:soft-page-break/><text:tab/><text:span text:style-name="T235">Исходя из определения компиляции становится понятно, что файлы на языке ассемблера компилировать не надо. Ибо они и так уже на ассемблере.</text:span></text:p>
      <text:p text:style-name="P25"><text:tab/><text:span text:style-name="T236">Итак на вход компилятора подаются файлы на языке C с расширением </text:span><text:span text:style-name="T56">*.E</text:span><text:span text:style-name="T236">, а на выходе получаются файлы на языке ассемблера с расширением </text:span><text:span text:style-name="T56">*.asm</text:span><text:span text:style-name="T236">.</text:span></text:p>
      <text:p text:style-name="P28"><text:tab/><text:span text:style-name="T237">Поскольку фронт-енд транслятора </text:span><text:span text:style-name="T57">sdcc</text:span><text:span text:style-name="T237"> сам вызывает препроцессор и компилятор, то файлов с расширением </text:span><text:span text:style-name="T239">*.E</text:span><text:span text:style-name="T237"> мы как правило не видим. Да они нас обычно и не интересуют.</text:span></text:p>
      <text:p text:style-name="P25"><text:tab/><text:span text:style-name="T237">После стадии компиляции различие между исходниками на С (</text:span><text:span text:style-name="T57">*.c)</text:span><text:span text:style-name="T237"> и ассемблере (</text:span><text:span text:style-name="T57">*.s</text:span><text:span text:style-name="T237">) исчезают — все они становятся безликими файлами </text:span><text:span text:style-name="T57">*.asm</text:span><text:span text:style-name="T237">, хоть и различными путями.</text:span></text:p>
      <text:p text:style-name="P25"><text:tab/><text:span text:style-name="T267">И это прекрасно, потому что следующая стадия у всех одна — ассемблирование.</text:span></text:p>
      <text:p text:style-name="P29"><text:tab/><text:span text:style-name="T280">Компилятор пакета sdcc так и называется — </text:span><text:span text:style-name="T60">sdcc</text:span><text:span text:style-name="T280">, что вносит некоторую путаницу. Но делать нечего — компилятор объединен с фронт-ендом.</text:span></text:p>
      <text:p text:style-name="P25"/>
      <text:h text:style-name="Heading_20_2" text:outline-level="2"><text:bookmark-start text:name="__RefHeading___Toc1198_3668116786"/>Ассемблирование<text:bookmark-end text:name="__RefHeading___Toc1198_3668116786"/></text:h>
      <text:p text:style-name="P26"><text:tab/><text:span text:style-name="T268">Ассемблирование — это процесс преобразования файла с текстом на языке ассемблера в объектный файл. В нашем случае объектные файлы имею расширение </text:span><text:span text:style-name="T59">*.rel</text:span><text:span text:style-name="T268">. Программа, которое совершает описанные зверства над ассемблеными файлами носит название </text:span><text:span text:style-name="T59">sdas</text:span><text:span text:style-name="T268">.</text:span></text:p>
      <text:p text:style-name="P26"><text:tab/><text:span text:style-name="T269">Что же такое «объектный файл»? Зачем он нужен? А нужен он, чтобы собрать из кусочков всю программу и привязать ее к нужным абсолютным адресам памяти.</text:span></text:p>
      <text:p text:style-name="P26"><text:tab/><text:span text:style-name="T270">Каждый объектный файл хранит три основные сущности: глобальные символы, откомпилированный объектный код и таблицу перемещения.</text:span></text:p>
      <text:p text:style-name="P26"><text:tab/><text:span text:style-name="T271">Глобальные символы — это символы, которые доступны из всех объектных файлов проекта. В противоположность им есть локальные символы, которые доступны только в пределах одного файла (не путайте их с локальными переменными, которые доступны только в пределах скобок {}!).</text:span></text:p>
      <text:p text:style-name="P27"><text:tab/><text:span text:style-name="T272">Откомпилированный объектный код — это исполняемый двоичный код с одним нюансом — вместо абсолютных адресов в нем указаны относительные. А для преобразования относительных адресов в абсолютные как раз и используется таблица перемещения.</text:span></text:p>
      <text:p text:style-name="P27"><text:tab/><text:span text:style-name="T273">На этом прервем, но не завершим пока рассказ об ассемблировании и перейдем к завершающей стадии сборки проекта — линковке.</text:span></text:p>
      <text:p text:style-name="P27"/>
      <text:h text:style-name="Heading_20_2" text:outline-level="2"><text:bookmark-start text:name="__RefHeading___Toc1200_3668116786"/>Линковка<text:bookmark-end text:name="__RefHeading___Toc1200_3668116786"/></text:h>
      <text:p text:style-name="P26"><text:tab/><text:span text:style-name="T274">Линковка — это по сути процесс размещения объектных файлов по заданным абсолютным адресам.</text:span></text:p>
      <text:p text:style-name="P26"><text:tab/><text:span text:style-name="T275">Программе линкеру </text:span><text:span text:style-name="T61">sdld</text:span><text:span text:style-name="T275"> передается такой ключевой параметр как адрес начала бинарного кода. И далее линкер размещает все объектные файлы, начиная с этого адреса. В процессе размещения каждого файла, линкер рассчитывает абсолютные адреса всех его символов и подставляет их на соответствующие места в файле.</text:span></text:p>
      <text:p text:style-name="P26"><text:tab/><text:span text:style-name="T276">Таким образом, в результате линковки получается некий «образ памяти», начиная с указанного адреса. Если полученный образ поместить в память с адреса <text:s/>начала бинарного кода и передать ему управление — то наша программа начнет выполняться.</text:span></text:p>
      <text:p text:style-name="P26"><text:tab/><text:span text:style-name="T276">В SDCC есть нюанс — линкер генерирует выходные файлы в текстовом формате intel hex. Для запуска же нам нужен двоичный код. Но утилита hex2bin без труда позволяет нам решить эту проблему.</text:span></text:p>
      <text:p text:style-name="P26"/>
      <text:h text:style-name="Heading_20_2" text:outline-level="2"><text:bookmark-start text:name="__RefHeading___Toc1202_3668116786"/><text:soft-page-break/>Преобразования<text:bookmark-end text:name="__RefHeading___Toc1202_3668116786"/></text:h>
      <text:p text:style-name="P30"><text:tab/>Поскольку, бинарный файл не удобен тем, что в нем нет информации с какого адреса его грузить, да и вообще никакой дополнительной информации, то его преобразуют обычно в один из понимаемых ZX форматов - <text:span text:style-name="T51">*.tap</text:span>, <text:span text:style-name="T51">*.trd</text:span> или <text:span text:style-name="T51">Hobeta</text:span>.</text:p>
      <text:p text:style-name="P30"><text:tab/><text:span text:style-name="T277">Сам бинарь при этом не изменяется, но к нему добавляется заголовок или даже бейсик-загрузчик.</text:span></text:p>
      <text:p text:style-name="P30"/>
      <text:h text:style-name="Heading_20_2" text:outline-level="2"><text:bookmark-start text:name="__RefHeading___Toc1048_3668116786"/>Небольшой итог<text:bookmark-end text:name="__RefHeading___Toc1048_3668116786"/></text:h>
      <text:p text:style-name="P31"><text:tab/><text:span text:style-name="T281">В итоге всех моих словестных изысков надо усвоить следующее:</text:span></text:p>
      <text:p text:style-name="P32"/>
      <text:list xml:id="list362270207" text:style-name="L1">
        <text:list-item>
          <text:p text:style-name="P425">На вход транслятора подаются текстовые файлы <text:span text:style-name="T282">на языках С и Ассемблера.</text:span></text:p>
          <text:p text:style-name="P426"/>
        </text:list-item>
        <text:list-item>
          <text:p text:style-name="P427">Файлы прогоняются через препроцессор, который выполняет только свои директивы, преобразуя остальной код в соответствии с ними:</text:p>
          <text:p text:style-name="P427"><text:span text:style-name="T283"><text:tab/></text:span><text:span text:style-name="T62">*.c, *.h → *.E</text:span></text:p>
          <text:p text:style-name="P431"><text:tab/>*.s → *.asm</text:p>
          <text:p text:style-name="P426"/>
        </text:list-item>
        <text:list-item>
          <text:p text:style-name="P426">Препроцессированные файлы на языке С передаются компилятору; <text:span text:style-name="T284">на выходе получается код ассемблера</text:span>:</text:p>
          <text:p text:style-name="P428"><text:tab/><text:span text:style-name="T62">*.E → *.asm</text:span></text:p>
          <text:p text:style-name="P428"/>
        </text:list-item>
        <text:list-item>
          <text:p text:style-name="P435">Ассемблерные файлы передаются ассемблеру; <text:span text:style-name="T285">на выходе получаются файлы с объектным кодом</text:span>:</text:p>
          <text:p text:style-name="P429"><text:tab/><text:span text:style-name="T62">*.asm → *.rel</text:span></text:p>
          <text:p text:style-name="P435"/>
        </text:list-item>
        <text:list-item>
          <text:p text:style-name="P436">Файлы с объектным кодом линкуются в исполняемый файл в формате Intel Hex:</text:p>
          <text:p text:style-name="P430"><text:tab/><text:span text:style-name="T62">*.rel → &lt;имя программы&gt;.hex</text:span></text:p>
          <text:p text:style-name="P436"/>
        </text:list-item>
        <text:list-item>
          <text:p text:style-name="P437"><text:span text:style-name="T286">И</text:span>сполняемый файл в формате Intel Hex <text:span text:style-name="T286">преобразуется в бинарный образ программы</text:span>:</text:p>
          <text:p text:style-name="P438"><text:tab/><text:span text:style-name="T62">&lt;имя программы&gt;.hex → &lt;имя программы&gt;.bin</text:span></text:p>
          <text:p text:style-name="P438"/>
        </text:list-item>
        <text:list-item>
          <text:p text:style-name="P439">Если необходимо, то специальными утилитами создается загрузочный файл <text:span text:style-name="T287">нужного формата</text:span>:</text:p>
          <text:p text:style-name="P439"><text:tab/><text:span text:style-name="T62">&lt;имя программы&gt;.bin </text:span><text:span text:style-name="T51">→ </text:span><text:span text:style-name="T62">&lt;имя программы&gt;.tap</text:span></text:p>
          <text:p text:style-name="P432"><text:span text:style-name="T283"><text:tab/>&lt;имя программы&gt;.bin </text:span>→ <text:span text:style-name="T283">&lt;имя программы&gt;.trd</text:span></text:p>
          <text:p text:style-name="P432"><text:span text:style-name="T283"><text:tab/>&lt;имя программы&gt;.bin </text:span>→ <text:span text:style-name="T283">&lt;имя программы&gt;.$B</text:span></text:p>
          <text:p text:style-name="P432"><text:span text:style-name="T283"><text:tab/>&lt;имя программы&gt;.bin </text:span>→ <text:span text:style-name="T283">&lt;имя программы&gt;.$C</text:span></text:p>
        </text:list-item>
      </text:list>
      <text:p text:style-name="P33"/>
      <text:p text:style-name="P34"><text:tab/>Пока мы не рассматривали такие вещи, как стартовый код, <text:span text:style-name="T288">библиотеки, </text:span>излишние секции и многое другое.</text:p>
      <text:p text:style-name="P35"><text:tab/></text:p>
      <text:p text:style-name="P34"/>
      <text:h text:style-name="P478" text:outline-level="1"><text:bookmark-start text:name="__RefHeading___Toc1521_3668116786"/>Особенности SDCC<text:bookmark-end text:name="__RefHeading___Toc1521_3668116786"/></text:h>
      <text:p text:style-name="Text_20_body"><text:tab/><text:span text:style-name="T292">Как бы мы чего ни стандартизировали, каждой отдельной реализации этого «чего» будут свойственны свои уникальные особенности.</text:span></text:p>
      <text:p text:style-name="Text_20_body"><text:tab/><text:span text:style-name="T293">А если это «чего» делается группой энтузиастов из трёх с половиной человек — то многие вещи там будут уникальные и особенные. И все потому, что в порыве творческого энтузиазма — людям не до стандартов. А потом переделывать неохота.</text:span></text:p>
      <text:p text:style-name="Text_20_body"><text:tab/><text:span text:style-name="T293">Все это в полной мере относится к SDCC.</text:span></text:p>
      <text:p text:style-name="Text_20_body"><text:tab/><text:span text:style-name="T293">В настоящем разделе мы рассмотрим особенности транслятора SDCC и его ограничения.</text:span></text:p>
      <text:h text:style-name="Heading_20_2" text:outline-level="2"><text:bookmark-start text:name="__RefHeading___Toc1523_3668116786"/><text:span text:style-name="T289">Линковка и с</text:span>екции <text:span text:style-name="T289">линкера</text:span><text:bookmark-end text:name="__RefHeading___Toc1523_3668116786"/></text:h>
      <text:p text:style-name="P90"><text:tab/><text:span text:style-name="T294">В предыдущих разделах говорилось, что линковка — это по сути процесс размещения объектных файлов по заданным абсолютным адресам. Но как же линкер знает где располагаются данные, код, стек и так далее?</text:span></text:p>
      <text:p text:style-name="P90"><text:tab/><text:span text:style-name="T295">А знает он это из первого встреченного им *.rel файла, в котором указан порядок следования секций линкера.</text:span></text:p>
      <text:p text:style-name="P90"><text:tab/><text:span text:style-name="T295">Что такое «секция линкера»? А это адресное пространство, имеющее свое уникальное имя и выделенное для определенных нужд.</text:span></text:p>
      <text:p text:style-name="P90"><text:tab/><text:span text:style-name="T295">Поясню на примере. Все мы знаем, что бейсик в ZX зашит в ПЗУ. С точки зрения программиста это значит, что по адресам процессора 0x0000 — 0x3FFF находится область памяти из которой можно читать данные, из неё можно исполнять код. Но в неё нельзя ничего записать.</text:span></text:p>
      <text:p text:style-name="P90"><text:tab/><text:span text:style-name="T296">Предположим, что мы пишем свой бейсик для спектрума. Как нам сказать линкеру, что в область 0x0000 — 0x3FFF можно писать только код и константы; в адреса 0x4000 — 0x5AFF писать и читать ничего нельзя (там экран); а в адресах 0x5B00-0xFFFF можно творить всё, что угодно?</text:span></text:p>
      <text:p text:style-name="P90"><text:tab/><text:span text:style-name="T297">Для разрешения этого вопроса были придуманы так называемые «секции линкера», каждая из которых имеет свое имя.</text:span></text:p>
      <text:p text:style-name="P90"><text:tab/><text:span text:style-name="T298">При запуске линкера, мы вольны указать абсолютный адрес начала любой секции по нашему разумению. Если же адрес секции не указан, то они располагаются одна за другой в том порядке, как был встречены впервые в объектных файлах.</text:span></text:p>
      <text:p text:style-name="P90"/>
      <text:p text:style-name="P90"><text:tab/><text:span text:style-name="T299">Существует несколько типов секций, которые автоматически генерируются компилятором языка C. В SDCC такие секции жестко «прибиты гвоздями» и их названия изменить нельзя (может когда и будет можно?).</text:span></text:p>
      <text:p text:style-name="P159"><text:tab/><text:span text:style-name="T300">Что это за секции? Самые главные — это</text:span><text:span text:style-name="T63"> _CODE</text:span><text:span text:style-name="T300">, </text:span><text:span text:style-name="T63">_DATA</text:span><text:span text:style-name="T304">,</text:span><text:span text:style-name="T300"> </text:span><text:span text:style-name="T63">_BSS</text:span><text:span text:style-name="T300">, </text:span><text:span text:style-name="T64">_INITIALIZED</text:span><text:span text:style-name="T300"> <text:s/>и </text:span><text:span text:style-name="T73">_INITIALIZER</text:span><text:span text:style-name="T300">. Именно так, начиная с символа подчеркивания.</text:span></text:p>
      <text:p text:style-name="P91"><text:tab/><text:span text:style-name="T301">Секция </text:span><text:span text:style-name="T63">_CODE</text:span><text:span text:style-name="T301">. Здесь размещается исполняемый код и константы.</text:span></text:p>
      <text:p text:style-name="P160"><text:tab/><text:span text:style-name="T301">Секция </text:span><text:span text:style-name="T63">_DATA</text:span><text:span text:style-name="T301">. Здесь размещаются не инициализированные переменные. Для инициализированных переменных есть отдельная секция </text:span><text:span text:style-name="T64">_INITIALIZED</text:span><text:span text:style-name="T301">. О секции </text:span><text:span text:style-name="T73">_INITIALIZER</text:span><text:span text:style-name="T301"> поговорим чуть позже.</text:span></text:p>
      <text:p text:style-name="P92"><text:tab/><text:span text:style-name="T302">И наконец, секция </text:span><text:span text:style-name="T63">_BSS</text:span><text:span text:style-name="T304"> —</text:span><text:span text:style-name="T305"> это секция стека. </text:span><text:span text:style-name="T306">Она не включается в размер исполняемого файла вообще.</text:span></text:p>
      <text:p text:style-name="P92"><text:span text:style-name="T306"><text:tab/></text:span><text:span text:style-name="T307">Для определения секции в языке ассемблера sdas предназначено ключевое слово </text:span><text:span text:style-name="T65">.area</text:span><text:span text:style-name="T307">.</text:span></text:p>
      <text:p text:style-name="P115">Рассмотрим, какие данные в каких секциях размещает компилятор SDCC.</text:p>
      <text:p text:style-name="P116"/>
      <text:p text:style-name="P116"/>
      <text:h text:style-name="P487" text:outline-level="2"><text:bookmark-start text:name="__RefHeading___Toc1792_4248709807"/><text:soft-page-break/>Секции, создаваемые компилятором SDCC<text:bookmark-end text:name="__RefHeading___Toc1792_4248709807"/></text:h>
      <text:p text:style-name="P114"/>
      <text:p text:style-name="P114"><text:tab/><text:span text:style-name="T362">В табл.</text:span><text:span text:style-name="T362"><text:sequence-ref text:reference-format="value" text:ref-name="refTable0">1</text:sequence-ref></text:span><text:span text:style-name="T362"> приведен список секций с краткими комментариями. Более подробно назначение секций разобрано ниже.</text:span></text:p>
      <text:p text:style-name="P418">Таблица <text:sequence text:ref-name="refTable0" text:name="Table" text:formula="ooow:Table+1" style:num-format="1">1</text:sequence>: Секции, <text:span text:style-name="T361">используемые</text:span> SDC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91">№</text:p>
          </table:table-cell>
          <table:table-cell table:style-name="Таблица1.A1" office:value-type="string">
            <text:p text:style-name="P392">Секция</text:p>
          </table:table-cell>
          <table:table-cell table:style-name="Таблица1.A1" office:value-type="string">
            <text:p text:style-name="P392">Назначение</text:p>
          </table:table-cell>
          <table:table-cell table:style-name="Таблица1.D1" office:value-type="string">
            <text:p text:style-name="P392">Примечание</text:p>
          </table:table-cell>
        </table:table-row>
        <table:table-row>
          <table:table-cell table:style-name="Таблица1.A2" office:value-type="string">
            <text:p text:style-name="P400">1</text:p>
          </table:table-cell>
          <table:table-cell table:style-name="Таблица1.A2" office:value-type="string">
            <text:p text:style-name="P393">_CODE</text:p>
          </table:table-cell>
          <table:table-cell table:style-name="Таблица1.A2" office:value-type="string">
            <text:p text:style-name="P397">Код программы и константы</text:p>
          </table:table-cell>
          <table:table-cell table:style-name="Таблица1.D2" office:value-type="string">
            <text:p text:style-name="P390"/>
          </table:table-cell>
        </table:table-row>
        <table:table-row>
          <table:table-cell table:style-name="Таблица1.A2" office:value-type="string">
            <text:p text:style-name="P400">2</text:p>
          </table:table-cell>
          <table:table-cell table:style-name="Таблица1.A2" office:value-type="string">
            <text:p text:style-name="P393">_DATA</text:p>
          </table:table-cell>
          <table:table-cell table:style-name="Таблица1.A2" office:value-type="string">
            <text:p text:style-name="P397">Неинициализированные <text:span text:style-name="T353">переменные</text:span></text:p>
          </table:table-cell>
          <table:table-cell table:style-name="Таблица1.D2" office:value-type="string">
            <text:p text:style-name="P403">Инициализируются нулем при старте программы на С</text:p>
          </table:table-cell>
        </table:table-row>
        <table:table-row>
          <table:table-cell table:style-name="Таблица1.A2" office:value-type="string">
            <text:p text:style-name="P400">3</text:p>
          </table:table-cell>
          <table:table-cell table:style-name="Таблица1.A2" office:value-type="string">
            <text:p text:style-name="P393">_INITIALIZER</text:p>
          </table:table-cell>
          <table:table-cell table:style-name="Таблица1.A2" office:value-type="string">
            <text:p text:style-name="P398">Данные для инициализации секции <text:span text:style-name="T354">_INITIALIZED</text:span></text:p>
          </table:table-cell>
          <table:table-cell table:style-name="Таблица1.D2" office:value-type="string">
            <text:p text:style-name="P404">В SDCC-NOINIT — секция всегда расположена последней и удаляется из бинарника.</text:p>
          </table:table-cell>
        </table:table-row>
        <table:table-row>
          <table:table-cell table:style-name="Таблица1.A2" office:value-type="string">
            <text:p text:style-name="P400">4</text:p>
          </table:table-cell>
          <table:table-cell table:style-name="Таблица1.A2" office:value-type="string">
            <text:p text:style-name="P393">_INITIALIZED</text:p>
          </table:table-cell>
          <table:table-cell table:style-name="Таблица1.A2" office:value-type="string">
            <text:p text:style-name="P398">Инициа<text:span text:style-name="T355">лизированные переменные</text:span></text:p>
          </table:table-cell>
          <table:table-cell table:style-name="Таблица1.D2" office:value-type="string">
            <text:p text:style-name="P404">При старте программы сюда копируются данные из секции <text:span text:style-name="T354">_INITIALIZER. </text:span></text:p>
            <text:p text:style-name="P405">В SDCC-NOINIT <text:span text:style-name="T359">данные копируются не во время выполнения, а специальным скриптом (см. ниже).</text:span></text:p>
          </table:table-cell>
        </table:table-row>
        <table:table-row>
          <table:table-cell table:style-name="Таблица1.A2" office:value-type="string">
            <text:p text:style-name="P400">5</text:p>
          </table:table-cell>
          <table:table-cell table:style-name="Таблица1.A2" office:value-type="string">
            <text:p text:style-name="P393">_DABS (ABS)</text:p>
          </table:table-cell>
          <table:table-cell table:style-name="Таблица1.A2" office:value-type="string">
            <text:p text:style-name="P399">Абсолютные адреса <text:span text:style-name="T356">(данные)</text:span></text:p>
          </table:table-cell>
          <table:table-cell table:style-name="Таблица1.D2" office:value-type="string">
            <text:p text:style-name="P406">Не используются в <text:s/><text:span text:style-name="T358">SDCC-NOINIT</text:span></text:p>
          </table:table-cell>
        </table:table-row>
        <table:table-row>
          <table:table-cell table:style-name="Таблица1.A2" office:value-type="string">
            <text:p text:style-name="P400">6</text:p>
          </table:table-cell>
          <table:table-cell table:style-name="Таблица1.A2" office:value-type="string">
            <text:p text:style-name="P393">_CABS (ABS)</text:p>
          </table:table-cell>
          <table:table-cell table:style-name="Таблица1.A2" office:value-type="string">
            <text:p text:style-name="P399">Абсолютные адреса <text:span text:style-name="T356">(код)</text:span></text:p>
          </table:table-cell>
          <table:table-cell table:style-name="Таблица1.D2" office:value-type="string">
            <text:p text:style-name="P406">Не используются в <text:s/><text:span text:style-name="T358">SDCC-NOINIT</text:span></text:p>
          </table:table-cell>
        </table:table-row>
        <table:table-row>
          <table:table-cell table:style-name="Таблица1.A2" office:value-type="string">
            <text:p text:style-name="P400">7</text:p>
          </table:table-cell>
          <table:table-cell table:style-name="Таблица1.A2" office:value-type="string">
            <text:p text:style-name="P393">_HOME</text:p>
          </table:table-cell>
          <table:table-cell table:style-name="Таблица1.A2" office:value-type="string">
            <text:p text:style-name="P407">Так и не понял для чего она</text:p>
          </table:table-cell>
          <table:table-cell table:style-name="Таблица1.D2" office:value-type="string">
            <text:p text:style-name="P406">Не используются в <text:s/><text:span text:style-name="T358">SDCC-NOINIT</text:span></text:p>
          </table:table-cell>
        </table:table-row>
        <table:table-row>
          <table:table-cell table:style-name="Таблица1.A2" office:value-type="string">
            <text:p text:style-name="P400">8</text:p>
          </table:table-cell>
          <table:table-cell table:style-name="Таблица1.A2" office:value-type="string">
            <text:p text:style-name="P393">_GSINIT</text:p>
          </table:table-cell>
          <table:table-cell table:style-name="Таблица1.A2" office:value-type="string">
            <text:p text:style-name="P399">Начало кода инициализации во время выполнения программы</text:p>
          </table:table-cell>
          <table:table-cell table:style-name="Таблица1.D2" office:value-type="string">
            <text:p text:style-name="P390"/>
          </table:table-cell>
        </table:table-row>
        <table:table-row>
          <table:table-cell table:style-name="Таблица1.A2" office:value-type="string">
            <text:p text:style-name="P400">9</text:p>
          </table:table-cell>
          <table:table-cell table:style-name="Таблица1.A2" office:value-type="string">
            <text:p text:style-name="P393">_GSFINAL</text:p>
          </table:table-cell>
          <table:table-cell table:style-name="Таблица1.A2" office:value-type="string">
            <text:p text:style-name="P399">Окончание кода инициализации во время выполнения программы</text:p>
          </table:table-cell>
          <table:table-cell table:style-name="Таблица1.D2" office:value-type="string">
            <text:p text:style-name="P390"/>
          </table:table-cell>
        </table:table-row>
        <table:table-row>
          <table:table-cell table:style-name="Таблица1.A2" office:value-type="string">
            <text:p text:style-name="P401">10</text:p>
          </table:table-cell>
          <table:table-cell table:style-name="Таблица1.A2" office:value-type="string">
            <text:p text:style-name="P393">_<text:span text:style-name="T357">HEAP</text:span></text:p>
          </table:table-cell>
          <table:table-cell table:style-name="Таблица1.A2" office:value-type="string">
            <text:p text:style-name="P402">Куча динамической памяти</text:p>
          </table:table-cell>
          <table:table-cell table:style-name="Таблица1.D2" office:value-type="string">
            <text:p text:style-name="P409">Компилятором не генерируется. Дополнительная</text:p>
          </table:table-cell>
        </table:table-row>
        <table:table-row>
          <table:table-cell table:style-name="Таблица1.A2" office:value-type="string">
            <text:p text:style-name="P402">11</text:p>
          </table:table-cell>
          <table:table-cell table:style-name="Таблица1.A2" office:value-type="string">
            <text:p text:style-name="P393">_<text:span text:style-name="T360">BSS</text:span></text:p>
          </table:table-cell>
          <table:table-cell table:style-name="Таблица1.A2" office:value-type="string">
            <text:p text:style-name="P408">Стек</text:p>
          </table:table-cell>
          <table:table-cell table:style-name="Таблица1.D2" office:value-type="string">
            <text:p text:style-name="P409">Компилятором не генерируется. Дополнительная</text:p>
          </table:table-cell>
        </table:table-row>
      </table:table>
      <text:p text:style-name="P114"/>
      <text:h text:style-name="P488" text:outline-level="2"><text:bookmark-start text:name="__RefHeading___Toc2211_4248709807"/>Размещение машинного кода<text:bookmark-end text:name="__RefHeading___Toc2211_4248709807"/></text:h>
      <text:p text:style-name="P161"><text:tab/><text:span text:style-name="T80">Секция _CODE.</text:span></text:p>
      <text:p text:style-name="P59"/>
      <text:p text:style-name="P161"><text:tab/><text:span text:style-name="T377">Машинный код размещается компилятором в секции _CODE и более ни в каких других. Создатели SDCC предполагают, что из секции _CODE можно читать и выполнять код, но не записывать в неё.</text:span></text:p>
      <text:p text:style-name="P161"><text:tab/><text:span text:style-name="T378">На самом деле, так как никакой защиты от записи не предусмотрено, записывать тоже можно. Но компилятор не размещает в этой секции переменных.</text:span></text:p>
      <text:p text:style-name="P179"><text:tab/></text:p>
      <text:h text:style-name="Heading_20_2" text:outline-level="2"><text:bookmark-start text:name="__RefHeading___Toc1794_4248709807"/><text:soft-page-break/>Размещение переменных и констант<text:bookmark-end text:name="__RefHeading___Toc1794_4248709807"/></text:h>
      <text:p text:style-name="P162"><text:tab/><text:span text:style-name="T80">Секци</text:span><text:span text:style-name="T81">и</text:span><text:span text:style-name="T80"> _CODE, </text:span><text:span text:style-name="T69">_DATA, </text:span><text:span text:style-name="T72">_INITIALIZED, </text:span><text:span text:style-name="T73">_INITIALIZER.</text:span></text:p>
      <text:p text:style-name="P117"/>
      <text:p text:style-name="P119"><text:tab/>Данные в языке С довольно можно поделить на два типа — переменные и константы. Переменные могут произвольным образом изменяться, а константы доступны только для чтения.</text:p>
      <text:p text:style-name="P117"><text:tab/><text:span text:style-name="T379">Кроме того, данные могут быть как инициализированными при объявлении, так и не инициализированными.</text:span></text:p>
      <text:p text:style-name="P117"><text:tab/><text:span text:style-name="T383">Не забываем, что все не инициализированные при создании статические переменные в языке С должны при старте программы заполняться нулем.</text:span></text:p>
      <text:p text:style-name="P117"><text:tab/><text:span text:style-name="T380">В зависимости от того, как мы объявляем ту или иную переменную, описываем те или иные данные — будет генерироваться различный ассемблерный код.</text:span></text:p>
      <text:p text:style-name="P117"/>
      <text:p text:style-name="P93"><text:tab/>Рассмотрим пример. Есть у нас три похожих <text:span text:style-name="T351">по виду</text:span>, но очень разных <text:span text:style-name="T351">по сути</text:span> <text:span text:style-name="T350">определения переменных и констант</text:span>:</text:p>
      <text:p text:style-name="P93"/>
      <text:p text:style-name="P93"><text:span text:style-name="T337">Определение 1:</text:span><text:tab/><text:tab/><text:span text:style-name="T51">const int var_const=2;</text:span></text:p>
      <text:p text:style-name="P46"><text:span text:style-name="T308">Определение 2:</text:span><text:tab/><text:tab/>int var_noinit;</text:p>
      <text:p text:style-name="P46"><text:span text:style-name="T308">Определение 3:</text:span><text:tab/><text:tab/>int var_init=7;</text:p>
      <text:p text:style-name="P96"/>
      <text:p text:style-name="P96"><text:tab/>Что же генерирует компилятор на каждое из них? <text:span text:style-name="T336">Давайте посмотрим. Обратите внимание, что на ассемблере к имени переменной, функции или другого объекта на С добавляется символ подчеркивания. Это общее правило, которое не следует забывать при связывании кода на C и ассемблере.</text:span></text:p>
      <text:p text:style-name="P96"/>
      <text:p text:style-name="P51">Определение 1. <text:span text:style-name="T382">Константа.</text:span></text:p>
      <text:p text:style-name="P51"/>
      <text:p text:style-name="P51">C:</text:p>
      <text:p text:style-name="P41"><text:tab/>const int var_const=2;</text:p>
      <text:p text:style-name="P41"/>
      <text:p text:style-name="P47">ASM:</text:p>
      <text:p text:style-name="P97"><text:tab/><text:span text:style-name="T51">.area _CODE</text:span></text:p>
      <text:p text:style-name="P49"><text:tab/>_var_const:</text:p>
      <text:p text:style-name="P49"><text:tab/><text:tab/>.dw #0x0002</text:p>
      <text:p text:style-name="P49"/>
      <text:p text:style-name="P99"><text:tab/>Константа размещена в секции кода. Логично, так как её можно только читать. И даже если код в ПЗУ — ничего страшного, <text:span text:style-name="T381">писать то в константу нельзя.</text:span></text:p>
      <text:p text:style-name="P99"/>
      <text:p text:style-name="P50"/>
      <text:p text:style-name="P94"><text:span text:style-name="T66">Определение </text:span><text:span text:style-name="T67">2. </text:span><text:span text:style-name="T82">Не инициализированная при создании переменная.</text:span></text:p>
      <text:p text:style-name="P50"/>
      <text:p text:style-name="P50">C:</text:p>
      <text:p text:style-name="P42"><text:tab/>int var_noinit;</text:p>
      <text:p text:style-name="P43"/>
      <text:p text:style-name="P48">ASM:</text:p>
      <text:p text:style-name="P98"><text:tab/><text:span text:style-name="T69">.area _DATA</text:span></text:p>
      <text:p text:style-name="P57"><text:tab/>_var_noinit::</text:p>
      <text:p text:style-name="P57"><text:tab/><text:tab/>.ds 2</text:p>
      <text:p text:style-name="P50"/>
      <text:p text:style-name="P100"><text:tab/><text:span text:style-name="T352">Переменная</text:span> размещена в секции <text:span text:style-name="T338">данных</text:span>. <text:span text:style-name="T339">Когда происходит запуск программы на С, вся область </text:span><text:span text:style-name="T70">_DATA</text:span><text:span text:style-name="T339"> инициализируется константой 0. Таким образом, для переменной </text:span><text:soft-page-break/><text:span text:style-name="T70">_var_noinit </text:span><text:span text:style-name="T340">выделяется место, а инициализация происходит во время старта программы. Все прекрасно.</text:span></text:p>
      <text:p text:style-name="P100"/>
      <text:p text:style-name="P95"><text:span text:style-name="T66">Определение </text:span><text:span text:style-name="T71">3. </text:span><text:span text:style-name="T83">И</text:span><text:span text:style-name="T82">нициализированная при создании переменная.</text:span></text:p>
      <text:p text:style-name="P52"/>
      <text:p text:style-name="P52">C:</text:p>
      <text:p text:style-name="P44"><text:tab/>int var_init=7;</text:p>
      <text:p text:style-name="P45"/>
      <text:p text:style-name="P58">ASM:</text:p>
      <text:p text:style-name="P102"><text:tab/><text:span text:style-name="T51">.area _INITIALIZED</text:span></text:p>
      <text:p text:style-name="P53"><text:tab/>_var_init::</text:p>
      <text:p text:style-name="P53"><text:tab/><text:tab/>.ds 2</text:p>
      <text:p text:style-name="P53"/>
      <text:p text:style-name="P54"><text:tab/>.<text:span text:style-name="T341">area _INITIALIZER</text:span></text:p>
      <text:p text:style-name="P56"><text:tab/>__xinit__var_init:</text:p>
      <text:p text:style-name="P56"><text:tab/><text:tab/>.dw #0x0007</text:p>
      <text:p text:style-name="P99"/>
      <text:p text:style-name="P99"><text:tab/><text:span text:style-name="T342">А вот для инициализированных при создании переменных все крайне запутано. Каждая такая переменная располагается аж в двух секциях: </text:span><text:span text:style-name="T71">_INITIALIZED</text:span><text:span text:style-name="T342"> - это секция, где переменная находится во время выполнения программы и </text:span><text:span text:style-name="T73">_INITIALIZER</text:span><text:span text:style-name="T342">, где хранится инициализирующее значение этой переменной.</text:span></text:p>
      <text:p text:style-name="P99"><text:tab/><text:span text:style-name="T343">Создатели SDCC, очевидно, предполагали, что код ВСЕГДА будет находится только в ПЗУ и никак иначе. Поэтому предполагается, что начальный код запуска программы на C будет копировть секцию </text:span><text:span text:style-name="T73">_INITIALIZER </text:span><text:span text:style-name="T343">в секцию </text:span><text:span text:style-name="T74">_INITIALIZED</text:span><text:span text:style-name="T343"> и только потом запускать функцию </text:span><text:span text:style-name="T74">_main</text:span><text:span text:style-name="T343"> (начало программы на C).</text:span></text:p>
      <text:p text:style-name="P99"><text:tab/><text:span text:style-name="T344">Само по себе ужасно не это, а то, то никоим образом нельзя сказать компилятору sdcc примерно следующее: «Милый мой компилятор! У меня вся программа будет в ОЗУ, так что инициализируй переменные сразу без копирования, как и константы». Ну например так:</text:span></text:p>
      <text:p text:style-name="P99"/>
      <text:p text:style-name="P101"><text:tab/>.<text:span text:style-name="T72">area _INITIALIZED</text:span></text:p>
      <text:p text:style-name="P55"><text:tab/>_var_init::</text:p>
      <text:p text:style-name="P55"><text:tab/><text:tab/><text:span text:style-name="T341">.dw #0x0007</text:span></text:p>
      <text:p text:style-name="P99"/>
      <text:p text:style-name="P104">Увы. Пока такой функции в SDCC нет. Зато есть хитрые и злые кодеры вроде нас с вами. И выхода из ситуации два:</text:p>
      <text:p text:style-name="P104"/>
      <text:p text:style-name="P105"><text:span text:style-name="T51">Выход первый</text:span>. <text:span text:style-name="T78">Можно, но не нужно</text:span><text:span text:style-name="T348">.</text:span></text:p>
      <text:p text:style-name="P106"><text:tab/><text:span text:style-name="T345">Объявить все инициализированные при создании переменные как константы. В самом деле — раз у нас вся программа в ОЗУ, то какая разница — в секции кода или данных будет выделено место под переменную?</text:span></text:p>
      <text:p text:style-name="P106"><text:tab/><text:span text:style-name="T346">Недостатки такого подхода очевидны. Во-первых, придется все такие переменные вынести в отдельный файл и сделать к нему отдельный «обмынный» заголовочный файл:</text:span></text:p>
      <text:p text:style-name="P106"/>
      <text:p text:style-name="P110">Файл <text:span text:style-name="T51">var_init.c</text:span>:</text:p>
      <text:p text:style-name="P103"><text:span text:style-name="T51"><text:tab/></text:span><text:span text:style-name="T75">const </text:span><text:span text:style-name="T51">int var_init=7;</text:span></text:p>
      <text:p text:style-name="P110"/>
      <text:p text:style-name="P110">Файл <text:span text:style-name="T51">var_init.h</text:span>:</text:p>
      <text:p text:style-name="P107"><text:tab/><text:span text:style-name="T75">extern </text:span><text:span text:style-name="T68">int var_init;</text:span></text:p>
      <text:p text:style-name="P106"/>
      <text:p text:style-name="P111">Почему так? Да чтобы компилятор не ругался, что мы пытаемся изменить константу. <text:span text:style-name="T347">Компилируя файл </text:span><text:span text:style-name="T76">var_init.c</text:span><text:span text:style-name="T347">, компилятор будет думать, что </text:span><text:span text:style-name="T76">var_init —</text:span><text:span text:style-name="T347"> это константа и выделит под неё памяить как под константу.</text:span></text:p>
      <text:p text:style-name="P112"><text:soft-page-break/>Компилируя другие файлы, куда подключен файл <text:span text:style-name="T75">var_init.h</text:span>, компилятор будет всецело уверен, что <text:span text:style-name="T68">var_init</text:span> — это переменная и будет спокойно в неё писать.</text:p>
      <text:p text:style-name="P113"><text:tab/>Мне такой подход не нравится. Ради переменных отдельные файлы.. Бррр..</text:p>
      <text:p text:style-name="P99"/>
      <text:p text:style-name="P108"><text:span text:style-name="T51">Выход </text:span><text:span text:style-name="T77">второй</text:span>. <text:span text:style-name="T78">Правильный</text:span><text:span text:style-name="T348">.</text:span></text:p>
      <text:p text:style-name="P109"><text:tab/><text:span text:style-name="T349">Второй выход посложнее — написать утилиту, которая вырезает секцию _</text:span><text:span text:style-name="T73">INITIALIZER</text:span><text:span text:style-name="T349"> и вставляет её на место секции </text:span><text:span text:style-name="T72">_INITIALIZED</text:span><text:span text:style-name="T349">. Именно такой подход и был осуществлен при написании утилиты </text:span><text:span text:style-name="T79">sdrmini</text:span><text:span text:style-name="T349">. На вход утилита принимает так называемый map-файл и бинарник программы. Далее, из файла вырезаются секции _</text:span><text:span text:style-name="T73">INITIALIZER</text:span><text:span text:style-name="T349"> и </text:span><text:span text:style-name="T72">_INITIALIZED</text:span><text:span text:style-name="T349">. И, наконец, файл сшивается так, что секция _</text:span><text:span text:style-name="T73">INITIALIZER</text:span><text:span text:style-name="T349"> встает на место секции </text:span><text:span text:style-name="T72">_INITIALIZED</text:span><text:span text:style-name="T349">. Ограничение такого метода — секция _</text:span><text:span text:style-name="T73">INITIALIZER</text:span><text:span text:style-name="T349"> должна быть самая последняя в списке секций. Зато достоинства очевидны — не надо копировать данные. Да и объём бинаря сокращается на размер секции</text:span><text:span text:style-name="T73"> </text:span><text:span text:style-name="T349">_</text:span><text:span text:style-name="T73">INITIALIZER</text:span><text:span text:style-name="T341">.</text:span></text:p>
      <text:p text:style-name="P118"/>
      <text:h text:style-name="P489" text:outline-level="2"><text:bookmark-start text:name="__RefHeading___Toc2453_4248709807"/>Секции абсолютной адресации<text:bookmark-end text:name="__RefHeading___Toc2453_4248709807"/></text:h>
      <text:p text:style-name="P394"><text:span text:style-name="T80"><text:tab/>Секци</text:span><text:span text:style-name="T81">и</text:span><text:span text:style-name="T80"> <text:s/></text:span><text:span text:style-name="T51">_DABS (ABS) </text:span><text:span text:style-name="T84">и</text:span><text:span text:style-name="T51"> _</text:span><text:span text:style-name="T84">C</text:span><text:span text:style-name="T51">ABS (ABS)</text:span>.</text:p>
      <text:p text:style-name="P394"/>
      <text:p text:style-name="P394"><text:tab/><text:span text:style-name="T384">По замыслу разработчиков, в данных секциях можно размещать данные и код, определяя абсолютные адреса директивой </text:span><text:span text:style-name="T85">.org</text:span><text:span text:style-name="T384">. Но практическое использование этих секций неудобно, потому что нет проверок перекрытия с другими секциями. Поэтому в SDCC-NOINIT данные секции не используются и вам не рекомендую с ними связываться.</text:span></text:p>
      <text:p text:style-name="P394"/>
      <text:h text:style-name="Heading_20_2" text:outline-level="2"><text:bookmark-start text:name="__RefHeading___Toc2455_4248709807"/>Секции кода инициализации <text:span text:style-name="T389">времени выполнения</text:span><text:bookmark-end text:name="__RefHeading___Toc2455_4248709807"/></text:h>
      <text:p text:style-name="P395"><text:span text:style-name="T80"><text:tab/>Секци</text:span><text:span text:style-name="T81">и</text:span><text:span text:style-name="T80"> <text:s/></text:span><text:span text:style-name="T51">_GSINIT </text:span><text:span text:style-name="T86">и </text:span><text:span text:style-name="T51">_GS</text:span><text:span text:style-name="T87">FINAL</text:span><text:span text:style-name="T385">.</text:span></text:p>
      <text:p text:style-name="P394"/>
      <text:p text:style-name="P394"><text:tab/><text:span text:style-name="T386">Некоторые конструкции языка С требуют выполнения кода инициализации до начала первой функции, то есть </text:span><text:span text:style-name="T102">main()</text:span><text:span text:style-name="T386">.</text:span></text:p>
      <text:p text:style-name="P396"><text:tab/><text:span text:style-name="T387">Компилятор помещает весь такой код в секцию </text:span><text:span text:style-name="T51">_GSINIT</text:span><text:span text:style-name="T387">. Секция </text:span><text:span text:style-name="T51">_GS</text:span><text:span text:style-name="T87">FINAL</text:span><text:span text:style-name="T387">, следующая сразу за секцией </text:span><text:span text:style-name="T51">_GSINIT</text:span><text:span text:style-name="T387">, содержит единственную команду </text:span><text:span text:style-name="T88">ret</text:span><text:span text:style-name="T387">. При старте программы, стартовый код вызывает содержимое секции </text:span><text:span text:style-name="T51">_GSINIT</text:span><text:span text:style-name="T387">, как обычную подпрограмму.</text:span></text:p>
      <text:p text:style-name="P396"><text:tab/><text:span text:style-name="T388">Заметим, что после выполнения стартового кода, содержимое секций </text:span><text:span text:style-name="T51">_GSINIT</text:span><text:span text:style-name="T303">,</text:span><text:span text:style-name="T51"> _GS</text:span><text:span text:style-name="T87">FINAL</text:span><text:span text:style-name="T311"> </text:span><text:span text:style-name="T312">и <text:s/></text:span><text:span text:style-name="T309">_</text:span><text:span text:style-name="T73">INITIALIZER</text:span><text:span text:style-name="T310"> </text:span><text:span text:style-name="T312">становится не нужно. Поэтому в программе область памяти, занятую этими секциями можно использовать по своему усмотрению, например под стек.</text:span></text:p>
      <text:p text:style-name="Text_20_body"/>
      <text:h text:style-name="Heading_20_2" text:outline-level="2"><text:bookmark-start text:name="__RefNumPara__6300_1526021772"/><text:bookmark-start text:name="__RefHeading___Toc1529_3668116786"/>Стартовый код <text:span text:style-name="T390">crt0*.s</text:span><text:bookmark-end text:name="__RefNumPara__6300_1526021772"/><text:bookmark-end text:name="__RefHeading___Toc1529_3668116786"/></text:h>
      <text:p text:style-name="P163"><text:tab/><text:span text:style-name="T390">Выполнение программы начинается со стартового кода. В зависимости от того, что за программу, плагин или ещё что-то мы пишем — стартовый код может быть различным.</text:span></text:p>
      <text:p text:style-name="P164"><text:tab/><text:span text:style-name="T391">В SDCC-NOINIT предусмотрены различные файлы стартового кода, находящиеся в каталоге </text:span><text:span text:style-name="T89">libsrc/crt0</text:span><text:span text:style-name="T391">:</text:span></text:p>
      <text:p text:style-name="P165"><text:tab/><text:span text:style-name="T51">crt0.s</text:span><text:tab/><text:tab/><text:tab/>- стартовый код обычной программы;</text:p>
      <text:p text:style-name="P165"><text:tab/><text:span text:style-name="T51">crt0wcplugin.s</text:span><text:tab/>- стартовый код плагина WC.</text:p>
      <text:p text:style-name="P165"/>
      <text:p text:style-name="P180"><text:tab/>Пользователь волен писать свой стартовый код, если ему нравится и хочется.</text:p>
      <text:p text:style-name="P168"/>
      <text:p text:style-name="P168"><text:tab/><text:span text:style-name="T392">Файлы со стартовым кодом находятся в каталоге <text:s/></text:span><text:span text:style-name="T89">libsrc/crt0</text:span><text:span text:style-name="T391"> и называются </text:span><text:span text:style-name="T89">crt0*.s</text:span><text:span text:style-name="T391">. Вместо звездочки подставляем все, что нам угодно.</text:span></text:p>
      <text:p text:style-name="P166"><text:soft-page-break/></text:p>
      <text:p text:style-name="P167">Какой бы ни был стартовый код, его функции <text:span text:style-name="T395">примерно следующие</text:span>:</text:p>
      <text:p text:style-name="P169"/>
      <text:list xml:id="list2910012309" text:style-name="L2">
        <text:list-item>
          <text:p text:style-name="P440">инициализаци<text:span text:style-name="T396">я</text:span> указателя стек<text:span text:style-name="T393">а;</text:span></text:p>
        </text:list-item>
        <text:list-item>
          <text:p text:style-name="P441">заполнение секции <text:span text:style-name="T51">_DATA</text:span> нулевым значением;</text:p>
        </text:list-item>
        <text:list-item>
          <text:p text:style-name="P442">копирование секции <text:span text:style-name="T364">_</text:span><text:span text:style-name="T372">INITIALIZER</text:span><text:span text:style-name="T365"> </text:span><text:span text:style-name="T363">в секцию</text:span><text:span text:style-name="T364">_</text:span><text:span text:style-name="T372">INITIALIZE</text:span><text:span text:style-name="T371">D;</text:span></text:p>
        </text:list-item>
        <text:list-item>
          <text:p text:style-name="P443"><text:span text:style-name="T363">вызов кода инициализации </text:span><text:span text:style-name="T366">времени выполнения </text:span><text:span text:style-name="T363">из секции </text:span><text:span text:style-name="T371">_GSINIT;</text:span></text:p>
        </text:list-item>
        <text:list-item>
          <text:p text:style-name="P444">вызов кода на языке C (функции main() );</text:p>
        </text:list-item>
        <text:list-item>
          <text:p text:style-name="P446">восстановление указателя стека;</text:p>
        </text:list-item>
        <text:list-item>
          <text:p text:style-name="P446">возврат в вызывающую программу.</text:p>
        </text:list-item>
      </text:list>
      <text:p text:style-name="P167"/>
      <text:p text:style-name="P171"><text:tab/>Кроме этого, при линковке программы, файл <text:span text:style-name="T89">crt0*.</text:span><text:span text:style-name="T51">rel</text:span><text:span text:style-name="T303"> должен быть указан первым в списке объектных </text:span><text:span text:style-name="T313">файлов, чтобы определить порядок следования секций. Иначе результат будет плачевным.</text:span></text:p>
      <text:p text:style-name="P171"><text:tab/>В SDCC-NOINIT проведена некоторая работа по оптимизации всех функций <text:span text:style-name="T397">стартового кода</text:span>. Поведение файла стартового кода регулируется для каждой программы файлом <text:span text:style-name="T51">config.mk</text:span>, находящимся в файле с программой.</text:p>
      <text:p text:style-name="P172"><text:span text:style-name="T321"><text:tab/>Файл</text:span><text:span text:style-name="T322"><text:tab/></text:span><text:span text:style-name="T103">config.mk —</text:span><text:span text:style-name="T610"> файл конфигурации стартового кода. На его основе генерируется файл </text:span><text:span text:style-name="T104">autoconfig.asm</text:span><text:span text:style-name="T455">, который содержит определения, передаваемые в стартовый код.</text:span></text:p>
      <text:p text:style-name="P173"><text:tab/><text:span text:style-name="T611">Чтобы иметь доступ к символам, определённым в файле </text:span><text:span text:style-name="T196">config.mk</text:span><text:span text:style-name="T611">, в файл </text:span><text:span text:style-name="T196">crt0*.s</text:span><text:span text:style-name="T611"> необходимо включить файл </text:span><text:span text:style-name="T104">autoconfig.asm</text:span><text:span text:style-name="T611">, написав в начале файла </text:span><text:span text:style-name="T196">crt0*.s</text:span><text:span text:style-name="T611"> директиву:</text:span></text:p>
      <text:p text:style-name="P171"/>
      <text:p text:style-name="P339"><text:span text:style-name="T612"><text:tab/><text:tab/><text:tab/></text:span><text:span text:style-name="T613">.include /autoconfig.asm/</text:span></text:p>
      <text:p text:style-name="P171"/>
      <text:p text:style-name="P171"><text:tab/><text:span text:style-name="T398">Рассмотрим, какие особенности имеет файл </text:span><text:span text:style-name="T90">crt0.s</text:span><text:span text:style-name="T314"> SDCC-NOINIT:</text:span></text:p>
      <text:list xml:id="list961867618" text:style-name="L3">
        <text:list-item>
          <text:p text:style-name="P448"><text:span text:style-name="T392">инициализация указателя стека. Производится опционально. Определяется символом </text:span><text:span text:style-name="T92">CALLERSTACK</text:span><text:span text:style-name="T392"> файла </text:span><text:span text:style-name="T92">config.mk</text:span><text:span text:style-name="T392">. Если </text:span><text:span text:style-name="T92">CALLERSTACK</text:span><text:span text:style-name="T392">=0, то использовать свой стек, а если <text:s/></text:span><text:span text:style-name="T92">CALLERSTACK</text:span><text:span text:style-name="T392">=1 — то не трогать указатель стека, т. е. Использовать стек вызывающей программы. Это удобно;</text:span></text:p>
          <text:p text:style-name="P449"/>
        </text:list-item>
        <text:list-item>
          <text:p text:style-name="P450"><text:span text:style-name="T392">заполнение секции </text:span><text:span text:style-name="T91">_DATA</text:span><text:span text:style-name="T393"> нулевым значением. Так как снекция </text:span><text:span text:style-name="T91">_DATA</text:span><text:span text:style-name="T393"> грузится целиком вместе с программой, то дополнительно забивать нулями её не нужно. Она уже обнулена во время компиляции;</text:span></text:p>
          <text:p text:style-name="P450"/>
        </text:list-item>
        <text:list-item>
          <text:p text:style-name="P451"><text:span text:style-name="T393">копирование секции </text:span><text:span text:style-name="T364">_</text:span><text:span text:style-name="T372">INITIALIZER</text:span><text:span text:style-name="T365"> </text:span><text:span text:style-name="T367">в секцию</text:span><text:span text:style-name="T364">_</text:span><text:span text:style-name="T372">INITIALIZE</text:span><text:span text:style-name="T373">D</text:span><text:span text:style-name="T367">. </text:span><text:span text:style-name="T369">Этот вопрос уже обсуждался ранее. Секции копируются скриптом </text:span><text:span text:style-name="T375">sdrmini</text:span><text:span text:style-name="T369"> после компиляции и во время выполнения секция _ </text:span><text:span text:style-name="T372">INITIALIZE</text:span><text:span text:style-name="T376">R</text:span><text:span text:style-name="T369"> уже не существует;</text:span></text:p>
          <text:p text:style-name="P452"/>
        </text:list-item>
        <text:list-item>
          <text:p text:style-name="P450"><text:span text:style-name="T368">вызов кода инициализации </text:span><text:span text:style-name="T366">времени выполнения </text:span><text:span text:style-name="T368">из секции </text:span><text:span text:style-name="T374">_GSINIT</text:span><text:span text:style-name="T368">. </text:span><text:span text:style-name="T370">Тут все по стандарту;</text:span></text:p>
          <text:p text:style-name="P453"/>
        </text:list-item>
        <text:list-item>
          <text:p text:style-name="P445">вызов кода на языке C (функции main() );</text:p>
          <text:p text:style-name="P450"/>
        </text:list-item>
        <text:list-item>
          <text:p text:style-name="P450"><text:span text:style-name="T394">восстановление указателя стека производится только если был использован свой собственный стек (</text:span><text:span text:style-name="T92">CALLERSTACK</text:span><text:span text:style-name="T392">=0);</text:span></text:p>
          <text:p text:style-name="P450"/>
        </text:list-item>
        <text:list-item>
          <text:p text:style-name="P447">возврат в вызывающую программу. <text:span text:style-name="T399">Тут все по стандарту.</text:span></text:p>
        </text:list-item>
      </text:list>
      <text:p text:style-name="P170"/>
      <text:p text:style-name="P174"><text:tab/>Кроме того, предусмотрено управление прерываниями при старте программы. Если символ <text:span text:style-name="T51">DISTART=0</text:span> <text:span text:style-name="T401">(файл </text:span><text:span text:style-name="T92">config.mk</text:span><text:span text:style-name="T316"> </text:span><text:span text:style-name="T317">данной программы</text:span><text:span text:style-name="T315">)</text:span>, <text:span text:style-name="T400">то при входе в программу прерывания запрещаются, а при выходе — разрешаются. </text:span></text:p>
      <text:p text:style-name="P174"><text:tab/><text:span text:style-name="T402">Подробнее о конфигурации программ, библиотек и прочего — ниже.</text:span></text:p>
      <text:h text:style-name="P482" text:outline-level="1"><text:bookmark-start text:name="__RefHeading___Toc2499_1885247514"/>Ассемблер в С и С в Ассемблере<text:bookmark-end text:name="__RefHeading___Toc2499_1885247514"/></text:h>
      <text:p text:style-name="P181"><text:tab/>Известно, что на ZX без ассемблера никуда. И это хорошо. Но и без ЯВУ в 21м веке тоже не комфортоно.</text:p>
      <text:p text:style-name="P181"><text:tab/><text:span text:style-name="T412">Как же нам взять хорошее и от того и от другого? Для этого необходимо научиться ассемблерный код и код на С.</text:span></text:p>
      <text:p text:style-name="P181"><text:tab/><text:span text:style-name="T413">Этому и посвящена данная глава.</text:span></text:p>
      <text:h text:style-name="P490" text:outline-level="2"><text:bookmark-start text:name="__RefHeading___Toc3553_2746178361"/>Два способа совмещать С и Ассемблер<text:bookmark-end text:name="__RefHeading___Toc3553_2746178361"/></text:h>
      <text:p text:style-name="P182"><text:tab/><text:span text:style-name="T414">В SDCC имеется два способа совмещать код на С и код на Ассемблере: раздельная компиляция и директивы встроенного ассемблера </text:span><text:span text:style-name="T94">__asm; - __endasm;</text:span><text:span text:style-name="T414">.</text:span></text:p>
      <text:p text:style-name="P182"><text:tab/><text:span text:style-name="T528">Вне зависимости от того, какой способ мы выберем (а можно и оба сразу) — все соглашения об именах, передаче параметров и прочие — одинаковы.</text:span></text:p>
      <text:h text:style-name="P491" text:outline-level="2"><text:bookmark-start text:name="__RefHeading___Toc3555_2746178361"/>Соглашения об именах<text:bookmark-end text:name="__RefHeading___Toc3555_2746178361"/></text:h>
      <text:p text:style-name="P183"><text:tab/><text:span text:style-name="T416">Мы уже знаем, что компилятор преобразует код на языке С в код на языке ассемблера. Как же он называет различные переменные и функции? Так же как в С?</text:span></text:p>
      <text:p text:style-name="P183"/>
      <text:p text:style-name="P188">Рассмотрим простой пример:</text:p>
      <text:p text:style-name="P188"/>
      <text:p text:style-name="P189">Возьмем файл <text:span text:style-name="T51">example.c</text:span>:</text:p>
      <text:p text:style-name="P189"/>
      <text:p text:style-name="P354">int <text:span text:style-name="T238">var_a</text:span>;<text:tab/><text:tab/>// обычная переменная</text:p>
      <text:p text:style-name="P354">static int <text:span text:style-name="T238">var_b</text:span>;<text:tab/>// локальная переменная (область видимости — файл)</text:p>
      <text:p text:style-name="P354"/>
      <text:p text:style-name="P354">void <text:span text:style-name="T238">function_a</text:span>(){<text:tab/>// обычная функция</text:p>
      <text:p text:style-name="P354">}</text:p>
      <text:p text:style-name="P354">static void <text:span text:style-name="T238">function_b</text:span>(){<text:tab/>// локальная функция (область видимости - файл)</text:p>
      <text:p text:style-name="P354">}</text:p>
      <text:p text:style-name="P188"/>
      <text:p text:style-name="P190"><text:tab/>Не будем пока углубляться в загадочную «область видимости», а откомпилируем этот файл и получим такой код на языке ассемблера <text:span text:style-name="T96">example.</text:span><text:span text:style-name="T51">asm </text:span>(лишнее опущено):</text:p>
      <text:p text:style-name="P190"/>
      <text:p text:style-name="P354">.area _DATA</text:p>
      <text:p text:style-name="P354"><text:span text:style-name="T249">_var_a</text:span>::</text:p>
      <text:p text:style-name="P354"><text:tab/>.ds 2</text:p>
      <text:p text:style-name="P354"><text:span text:style-name="T249">_var_b</text:span>:</text:p>
      <text:p text:style-name="P354"><text:tab/>.ds 2</text:p>
      <text:p text:style-name="P354"/>
      <text:p text:style-name="P354">.area _CODE</text:p>
      <text:p text:style-name="P354"><text:span text:style-name="T249">_function_a</text:span>::</text:p>
      <text:p text:style-name="P354"><text:tab/>ret</text:p>
      <text:p text:style-name="P354"/>
      <text:p text:style-name="P354"><text:span text:style-name="T249">_function_b</text:span>:</text:p>
      <text:p text:style-name="P354"><text:tab/>ret</text:p>
      <text:p text:style-name="Text_20_body"><text:soft-page-break/></text:p>
      <text:p text:style-name="P191"><text:tab/>Понимаете что произошло? <text:span text:style-name="T417">Произошло очень простое и понятное. К каждому имени объекта (переменной, фугкции и проч.) компилятор добавил начальный символ подчеркивания.</text:span></text:p>
      <text:p text:style-name="P191"><text:tab/><text:span text:style-name="T418">Помните об этом всегда: если вы решили обратиться из ассемблера к переменной или функции, объявленной на С, то не забывайте добавить к имени знак подчеркивания. Так устроен SDCC и ничего тут не поделаешь. Зато удобно, когда все имена, начинающиеся с подчеркивания — это имена языка С. А с любой другой буквы — чисто ассемблерные имена.</text:span></text:p>
      <text:p text:style-name="P191"/>
      <text:p text:style-name="P191"><text:tab/><text:span text:style-name="T419">Если вам надо из кода на С обратиться к переменной или функции, описанной на ассемблере — правило тоже работает. Только в языке С обязательно нужно указать, что у вас есть прототип функции или переменной.</text:span></text:p>
      <text:p text:style-name="P191"/>
      <text:p text:style-name="P193"><text:tab/>Например имеется файл на ассемблере. <text:span text:style-name="T438">Обратите внимание, что после имени стоит </text:span><text:span text:style-name="T97">два</text:span><text:span text:style-name="T438"> двоеточия. Почему так — поговорим ниже.</text:span></text:p>
      <text:p text:style-name="P193"/>
      <text:p text:style-name="P356">.area _DATA</text:p>
      <text:p text:style-name="P356"><text:span text:style-name="T249">_</text:span><text:span text:style-name="T250">MyAsmArray</text:span>::</text:p>
      <text:p text:style-name="P356"><text:tab/>.ds <text:span text:style-name="T420">10</text:span></text:p>
      <text:p text:style-name="P356"/>
      <text:p text:style-name="P356">.area _CODE</text:p>
      <text:p text:style-name="P356"><text:span text:style-name="T249">_</text:span><text:span text:style-name="T251">MyAssemblerFunction</text:span>::</text:p>
      <text:p text:style-name="P356"><text:tab/>ret</text:p>
      <text:p text:style-name="P355"/>
      <text:p text:style-name="P196"><text:tab/>Если в файле на С описать прототипы, то можно спокойно обращаться к этим переменным и функциям. Только надо учесть, что для вызова из С, эти переменные и функции должны начинаться с подчеркивания, а прототипы на С должны быть без подчеркивания. <text:span text:style-name="T421">Пример кода на С:</text:span></text:p>
      <text:p text:style-name="P194"/>
      <text:p text:style-name="P358"><text:span text:style-name="T252">// </text:span><text:span text:style-name="T255">Прототипы</text:span></text:p>
      <text:p text:style-name="P367"/>
      <text:p text:style-name="P358"><text:span text:style-name="T252">extern uint8_t </text:span><text:span text:style-name="T250">MyAsmArray</text:span><text:span text:style-name="T253">[];<text:tab/>// Массив </text:span><text:span text:style-name="T254">из 10 байт</text:span></text:p>
      <text:p text:style-name="P358"><text:span text:style-name="T254">void</text:span><text:span text:style-name="T249"> </text:span><text:span text:style-name="T251">MyAssemblerFunction</text:span><text:span text:style-name="T254">();<text:tab/>// Функция</text:span></text:p>
      <text:p text:style-name="P357"/>
      <text:p text:style-name="P389"><text:span text:style-name="T422">// </text:span><text:span text:style-name="T423">Вызов (пример)</text:span></text:p>
      <text:p text:style-name="P365">void main(){</text:p>
      <text:p text:style-name="P357"><text:span text:style-name="T250"><text:tab/>MyAsmArray</text:span><text:span text:style-name="T253">[</text:span><text:span text:style-name="T256">0</text:span><text:span text:style-name="T253">] </text:span><text:span text:style-name="T256">= 5;</text:span></text:p>
      <text:p text:style-name="P357"><text:span text:style-name="T249"><text:tab/>MyAssemblerFunction</text:span><text:span text:style-name="T254">();</text:span></text:p>
      <text:p text:style-name="P420"><text:span text:style-name="T254"><text:tab/></text:span><text:span text:style-name="T257">}</text:span></text:p>
      <text:p text:style-name="P192"/>
      <text:p text:style-name="P198"><text:tab/>Как видите, в преобразовании имен между С и ассемблером нет ничего сложного. Всего лишь один символ, и тот — подчеркивание. <text:span text:style-name="T439">Займемся теперь загадочными двоеточиями. Почему в одном случае оно одно, а в другом их два? Где здесь разгадка?</text:span></text:p>
      <text:p text:style-name="P205"><text:tab/>А разгадка в том, что в языках С и Ассемблер есть такое понятие как «область видимости». И это очень важное и удобное понятие, если знать и уметь его использовать.</text:p>
      <text:p text:style-name="P197"/>
      <text:p text:style-name="P197"/>
      <text:h text:style-name="P492" text:outline-level="2"><text:bookmark-start text:name="__RefHeading___Toc3557_2746178361"/><text:soft-page-break/>Локальный или глобальный?<text:bookmark-end text:name="__RefHeading___Toc3557_2746178361"/></text:h>
      <text:p text:style-name="P184"><text:tab/><text:span text:style-name="T440">Область видимости — это участок программы, где доступно то или иное имя переменной или функции.</text:span></text:p>
      <text:p text:style-name="P184"><text:tab/><text:span text:style-name="T440">Для языка Ассемблера </text:span><text:span text:style-name="T98">sdas</text:span><text:span text:style-name="T440"> областей видимости всего две — в пределах одного файла (локальные переменные и функции) или в пределах всей программы (глобальные переменные и функции).</text:span></text:p>
      <text:p text:style-name="P206"><text:tab/>Для языка С областей видимости больше: есть переменные и функции видимые в пределах всей программы (глобальные); есть переменные <text:s/>и функции, видимые в пределах файла (локальные или статические); а есть и те, что видны только в пределах фигурных скобок (например в пределах функции) — локальные.</text:p>
      <text:p text:style-name="P187"><text:tab/><text:span text:style-name="T441">Здесь мы рассмотрим только две области видимости - <text:s/>в пределах файла и в пределах всей программы. Будем пользоваться терминологией из языка Ассембера, т. е. называть глобальной переменной или функцией ту, что видна везде и всем, а локальной <text:s/>переменной или функцией ту, что видна только в пределах текущего файла.</text:span></text:p>
      <text:p text:style-name="P187"><text:tab/><text:span text:style-name="T444">Чем же отличаются глобальные и локальные переменные? Все довольно просто.</text:span></text:p>
      <text:p text:style-name="P185"><text:tab/><text:span text:style-name="T442">Для переменных и функций, видимых в пределах всей программы, информация об именах переменных сохраняется в объектных файлах. Поэтому, к таким переменным и функциям можно обращаться из любого места программы, где описан прототип такой переменной или функции.</text:span></text:p>
      <text:p text:style-name="P186"><text:tab/><text:span text:style-name="T442">Для переменных и функций, видимых в пределах файла, никакой информации об именах в объектных файлах не сохраняется. Поэтому из других объектных файлов доступ к ним невозможен.</text:span></text:p>
      <text:p text:style-name="P186"><text:tab/><text:span text:style-name="T445">Вы можете иметь сколько угодно локальных переменных с одинаковыми именами, которые расположены в разных файлах. И это не доставит неудобств ни вам, ни компилятору.</text:span></text:p>
      <text:p text:style-name="P199"/>
      <text:h text:style-name="Heading_20_3" text:outline-level="3"><text:bookmark-start text:name="__RefHeading___Toc3866_2746178361"/>Объявление глобальных переменных <text:span text:style-name="T443">и функций</text:span><text:bookmark-end text:name="__RefHeading___Toc3866_2746178361"/></text:h>
      <text:p text:style-name="P199"><text:tab/><text:span text:style-name="T446">На языке С любая переменная или функция считается глобальной. Например, вот объявления глобальных переменных и функций:</text:span></text:p>
      <text:p text:style-name="P199"/>
      <text:p text:style-name="P354">int a;</text:p>
      <text:p text:style-name="P354">void main(){}</text:p>
      <text:p text:style-name="P202"/>
      <text:p text:style-name="P202"><text:tab/>На языке ассемблера все переменные и функции по умолчанию — напротив, локальные. Для того, чтобы объявить какую-то переменную или функцию как глобальную — надо воспользоваться одним из двух методов — ключевым словом <text:span text:style-name="T51">.globl</text:span> или двойным двоеточием после имени:</text:p>
      <text:p text:style-name="P202"/>
      <text:p text:style-name="P359"><text:span text:style-name="T447">.globl<text:tab/></text:span><text:span text:style-name="T258">_</text:span><text:span text:style-name="T251">MyAssemblerFunction</text:span></text:p>
      <text:p text:style-name="P368"/>
      <text:p text:style-name="P360">.area _CODE</text:p>
      <text:p text:style-name="P360"><text:span text:style-name="T249">_</text:span><text:span text:style-name="T251">MyAssemblerFunction</text:span>:</text:p>
      <text:p text:style-name="P369"><text:tab/>ret</text:p>
      <text:p text:style-name="P368"/>
      <text:p text:style-name="P359">.area _DATA</text:p>
      <text:p text:style-name="P359"><text:span text:style-name="T249">_</text:span><text:span text:style-name="T250">MyAsmArray</text:span>::</text:p>
      <text:p text:style-name="P359"><text:tab/>.ds <text:span text:style-name="T420">10</text:span></text:p>
      <text:p text:style-name="P200"><text:soft-page-break/><text:span text:style-name="T448"><text:tab/>Функция <text:s/></text:span><text:span text:style-name="T424">_</text:span><text:span text:style-name="T425">MyAssemblerFunction </text:span><text:span text:style-name="T448">объявлена глобальной с помощью использования ключевого слова </text:span><text:span text:style-name="T99">.globl</text:span><text:span text:style-name="T318">. А переменная </text:span><text:span text:style-name="T426">_</text:span><text:span text:style-name="T427">MyAsmArray</text:span><text:span text:style-name="T431"> <text:s/></text:span><text:span text:style-name="T430">объявлена глобальной с <text:s/>помощью <text:s/></text:span><text:span text:style-name="T432">двойн</text:span><text:span text:style-name="T433">ого</text:span><text:span text:style-name="T432"> двоеточи</text:span><text:span text:style-name="T433">я</text:span><text:span text:style-name="T432"> после имени</text:span><text:span text:style-name="T433">. </text:span><text:span text:style-name="T434">Эти объявления равнозначны.</text:span></text:p>
      <text:p text:style-name="P195"/>
      <text:h text:style-name="Heading_20_3" text:outline-level="3"><text:bookmark-start text:name="__RefHeading___Toc3868_2746178361"/>Объявление <text:span text:style-name="T443">локальных</text:span> переменных <text:span text:style-name="T443">и функций</text:span><text:bookmark-end text:name="__RefHeading___Toc3868_2746178361"/></text:h>
      <text:p text:style-name="P419"><text:span text:style-name="T446"><text:tab/>На языке С область видимости, ограниченная одним файлом задаётся ключевым словом </text:span><text:span text:style-name="T100">static</text:span><text:span text:style-name="T446">. Например, вот объявления локальных переменных и функций, ограниченных по области видимости файлом:</text:span></text:p>
      <text:p text:style-name="P201"/>
      <text:p text:style-name="P361"><text:span text:style-name="T449">static </text:span>int <text:span text:style-name="T449">local_</text:span>a;</text:p>
      <text:p text:style-name="P362"><text:span text:style-name="T449">static </text:span>void <text:span text:style-name="T449">local_</text:span>main(){}</text:p>
      <text:p text:style-name="P203"><text:tab/>На языке ассемблера для объявления <text:span text:style-name="T446">локальных переменных и функций, ограниченных по области видимости файлом </text:span>не надо прилагать никаких дополнительных усилий:</text:p>
      <text:p text:style-name="P203"><text:tab/></text:p>
      <text:p text:style-name="P364">.area _CODE</text:p>
      <text:p text:style-name="P364"><text:span text:style-name="T249">_</text:span><text:span text:style-name="T251">MyAssemblerFunction</text:span><text:span text:style-name="T259">Local</text:span>:</text:p>
      <text:p text:style-name="P370"><text:tab/>ret</text:p>
      <text:p text:style-name="P370"/>
      <text:p text:style-name="P364">.area _DATA</text:p>
      <text:p text:style-name="P364"><text:span text:style-name="T249">_</text:span><text:span text:style-name="T250">MyAsmArray</text:span><text:span text:style-name="T259">Local</text:span>:</text:p>
      <text:p text:style-name="P363"><text:tab/>.ds <text:span text:style-name="T420">10</text:span></text:p>
      <text:p text:style-name="P203"/>
      <text:p text:style-name="P204"><text:tab/>Хотя, надо отметить, что ключевое слово <text:span text:style-name="T51">.local</text:span> в ассемблере <text:span text:style-name="T51">sdas</text:span> все же существует. Дело в том, что в ассемблере <text:span text:style-name="T51">sdas</text:span> есть опция командной строки <text:span text:style-name="T240">-a</text:span><text:span text:style-name="T450">, кторая включает режим «все символы по умолчанию — глобальные». В этом случае надо наоборот, указывать какие символы будут являться локальными. Никогда не используйте опцию </text:span><text:span text:style-name="T101">-a</text:span><text:span text:style-name="T450">! Иначе вас проклянут!</text:span></text:p>
      <text:h text:style-name="Heading_20_3" text:outline-level="3"><text:bookmark-start text:name="__RefHeading___Toc3559_2746178361"/>Раздельная компиляция<text:bookmark-end text:name="__RefHeading___Toc3559_2746178361"/></text:h>
      <text:p text:style-name="Text_20_body"><text:tab/><text:span text:style-name="T415">Раздельная компиляция подразумевает, что код на С и код на ассемблере находятся в разных файлах. Файлы компилируются (файл на С — с помощью </text:span><text:span text:style-name="T95">sdcc</text:span><text:span text:style-name="T415">, файл на ассемблере — с помощью </text:span><text:span text:style-name="T95">sdas</text:span><text:span text:style-name="T415">). В результате получаются несколько объектных </text:span><text:span text:style-name="T95">*.rel</text:span><text:span text:style-name="T415">-файлов, которые линкуются в программу. Раздельная компиляция удобна, когда ваш код на ассемблере — самостоятельный и может использоваться как в программе на C, так и отдельно.</text:span></text:p>
      <text:p text:style-name="Text_20_body"><text:tab/></text:p>
      <text:h text:style-name="P500" text:outline-level="3"><text:bookmark-start text:name="__RefHeading___Toc5370_308625717"/>Не выходя из С<text:bookmark-end text:name="__RefHeading___Toc5370_308625717"/></text:h>
      <text:p text:style-name="P286"><text:tab/><text:span text:style-name="T529">Если ваши процедуры на ассемблере имеют небольшой объём и сильно интегрированы с кодом на C, то удобнее всего использовать встроенный ассемблер.</text:span></text:p>
      <text:p text:style-name="P286"><text:tab/><text:span text:style-name="T530">Как уже говорилось, имеются несколько директив SDCC, позволяющих встраивать ассемблерный код, прямо в файлы с исходными текстами на языке С.</text:span></text:p>
      <text:p text:style-name="P286"><text:tab/><text:span text:style-name="T530">И это очень удобно. Директивы, которые нам понадобятся — следующие:</text:span></text:p>
      <text:p text:style-name="P286"><text:span text:style-name="T51"><text:tab/><text:tab/>__</text:span><text:span text:style-name="T173">asm </text:span><text:span text:style-name="T531">— обозначает начало ассемблерного кода;</text:span></text:p>
      <text:p text:style-name="P287"><text:span text:style-name="T51"><text:tab/><text:tab/>__</text:span><text:span text:style-name="T173">endasm</text:span><text:span text:style-name="T531"> — обозначает окончание ассемблерного кода;</text:span></text:p>
      <text:p text:style-name="P287"><text:span text:style-name="T51"><text:tab/><text:tab/>__</text:span><text:span text:style-name="T173">naked </text:span><text:span text:style-name="T531">— (голая) обозначает, что процедура не имеет </text:span><text:span text:style-name="T39">пролога</text:span><text:span text:style-name="T531"> и </text:span><text:span text:style-name="T39">эпилога</text:span><text:span text:style-name="T531">.</text:span></text:p>
      <text:p text:style-name="P310"><text:soft-page-break/>Обычно, описание функции на встроенном ассемблере, выглядит так:</text:p>
      <text:p text:style-name="P288"/>
      <text:p text:style-name="P354">void<text:tab/><text:span text:style-name="T534">example_asm1</text:span>()__naked{</text:p>
      <text:p text:style-name="P354">__asm;</text:p>
      <text:p text:style-name="P354"><text:tab/>;// Тут любой код на ассемблере, метки и всё, что угодно.</text:p>
      <text:p text:style-name="P354"/>
      <text:p text:style-name="P354"><text:tab/><text:span text:style-name="T532">r</text:span>et<text:tab/>; Возврат из процедуры</text:p>
      <text:p text:style-name="P354">__endasm;</text:p>
      <text:p text:style-name="P354">}</text:p>
      <text:p text:style-name="P288"/>
      <text:p text:style-name="P288"><text:tab/>Пока рассмотрим самый простой пример — функция не <text:span text:style-name="T533">принимает и не возвращает никаких параметров.</text:span></text:p>
      <text:p text:style-name="P289"><text:tab/><text:span text:style-name="T534">Таким образом, при вызове нашей функции в другом месте программы</text:span></text:p>
      <text:p text:style-name="P289"/>
      <text:p text:style-name="P289"><text:tab/><text:tab/><text:span text:style-name="T437">example_asm1</text:span><text:span text:style-name="T436">()</text:span><text:span text:style-name="T437">;</text:span></text:p>
      <text:p text:style-name="P289"/>
      <text:p text:style-name="P290">просто выполнится вызов подпрограммы, примерно так (не забываем про конверсию имен!):</text:p>
      <text:p text:style-name="P288"/>
      <text:p text:style-name="P288"><text:tab/><text:tab/><text:span text:style-name="T40">call _</text:span><text:span text:style-name="T437">example_asm1</text:span></text:p>
      <text:p text:style-name="P288"/>
      <text:p text:style-name="P290"><text:tab/>Тут вроде все понятно. Разберёмся теперь с загадочной голой директивой <text:span text:style-name="T51">__</text:span><text:span text:style-name="T173">naked</text:span> и выясним, что такое <text:span text:style-name="T531"><text:s/></text:span><text:span text:style-name="T39">пролог </text:span><text:span text:style-name="T531">и </text:span><text:span text:style-name="T39">эпилога </text:span>функции.</text:p>
      <text:p text:style-name="P290"><text:tab/><text:span text:style-name="T535">Когда происходит компиляция функции на языке С, компилятор генерирует в начале каждой функции код, именуемый </text:span><text:span text:style-name="T41">прологом</text:span><text:span text:style-name="T535">, а в конце — код выхода из функции, называемый </text:span><text:span text:style-name="T41">эпилогом</text:span><text:span text:style-name="T535">. Что делает этот код? Ну, например, создаёт и уничтожает временные автоматические локальные переменные; запоминает и восстанавливает регистры; управляет стеком.</text:span></text:p>
      <text:p text:style-name="P291"><text:tab/><text:span text:style-name="T536">Когда мы пишем функцию полностью на встроенном ассемблере — нам все эти премудрости не только не нужны, но и вредны. Компилятор может вести себя по-разному и угадать, что он нагенерирует и как нам с эти работать — невозможно. Чтобы сказать компилятору: «хорош работать, не пиши тут никакого кода, я сам в этой процедуре всё напишу» и предназначена директива </text:span><text:span text:style-name="T51">__</text:span><text:span text:style-name="T173">naked</text:span><text:span text:style-name="T536">.</text:span></text:p>
      <text:p text:style-name="P291"><text:tab/><text:span text:style-name="T537">Никто не запрещает нам написать часть функции на С, а часть на ассемблере. Но делайте так, только если очень хорошо знаете, что делаете и зачем. Иначе вы испортите, например, регистры или стек и будете долго удивляться волшебному поведению своей программы. Так что лучше взять за правило — или вся функция на С или вся функция на встроенном ассемблере. Но не коктейль.</text:span></text:p>
      <text:p text:style-name="P291"><text:tab/><text:span text:style-name="T538">В простейшем примере функция ничего не принимает и ничего не возвращает. К сожалению, в реальной жизни, так бывает редко. Потому в полный рост встаёт вопрос передачи параметров.</text:span></text:p>
      <text:h text:style-name="P493" text:outline-level="2"><text:bookmark-start text:name="__RefHeading___Toc3563_2746178361"/>Передача параметров в функцию<text:bookmark-end text:name="__RefHeading___Toc3563_2746178361"/></text:h>
      <text:p text:style-name="P292"><text:tab/><text:span text:style-name="T539">Когда мы пишем на С функцию, например:</text:span></text:p>
      <text:p text:style-name="P293"/>
      <text:p text:style-name="P293"><text:tab/><text:tab/><text:span text:style-name="T28">void<text:tab/> func(int a, int b){</text:span></text:p>
      <text:p text:style-name="P37"><text:tab/><text:tab/><text:tab/>// <text:span text:style-name="T540">Код работы с a и b</text:span><text:tab/> <text:s text:c="7"/></text:p>
      <text:p text:style-name="P37"><text:tab/><text:tab/>}</text:p>
      <text:p text:style-name="P293"/>
      <text:p text:style-name="P295">мы не задумываемся, как попадают в неё параметры и где хранятся. Нам важно только то, что: a и b — локальные копии каких-то целых чисел или <text:span text:style-name="T541">выражений. И этого нам хватает.</text:span></text:p>
      <text:p text:style-name="P295"><text:soft-page-break/><text:tab/><text:span text:style-name="T542">Но если мы пишем на ассемблере, то все по-другому. Без знания — как получить параметры — нам никуда.</text:span></text:p>
      <text:p text:style-name="P295"><text:tab/><text:span text:style-name="T542">В языке С используются два способа передачи параметров — по значению и по ссылке. Заметим, что ссылка в языке С (не путать с С++!), называется </text:span><text:span text:style-name="T42">указателем</text:span><text:span text:style-name="T542">. Как её не назови — ссылка или указатель — она (он) является адресом в памяти, по которому хранится тот объект (переменная, структура, массив), на который указывает эта ссылка.</text:span></text:p>
      <text:p text:style-name="P296"><text:tab/><text:span text:style-name="T543">В первом способе — передача параметров по значению — на стеке создаётся копия переменной, которая доступна функции. С этой копией можно делать что угодно — это никак не повлияет на переменную, которая передана по значению.</text:span></text:p>
      <text:p text:style-name="P296"><text:tab/><text:span text:style-name="T543">Во втором способе — передача параметров по ссылке — на стек помещается адрес переменной. И обращение производится по этому адресу к самой переменной, а не к её копии. То есть функция может изменять переменную. С помощью переменных, передаваемых по ссылке, функция может, например, возвращать результат.</text:span></text:p>
      <text:p text:style-name="P295"><text:tab/><text:span text:style-name="T544">Продвинутые кмпиляторы умеют передавать параметры через стек или регистры процессора, для ускорения. Но SDCC всегда передаёт параметры </text:span><text:span text:style-name="T43">только через стек</text:span><text:span text:style-name="T544">.</text:span></text:p>
      <text:p text:style-name="P295"><text:tab/><text:span text:style-name="T545">Это упрощает нам жизнь в том смысле, что есть только один способ добраться до вожделенных параметров.</text:span></text:p>
      <text:p text:style-name="P295"/>
      <text:p text:style-name="P295"><text:tab/><text:span text:style-name="T545">Итак, предположим, что мы вызываем нашу функцию из примера из какой-то части кода. Рассмотрим, как это выглядит на ассемблере:</text:span></text:p>
      <text:p text:style-name="P295"/>
      <text:p text:style-name="P298">Код на С:</text:p>
      <text:p text:style-name="P298"><text:tab/><text:tab/><text:span text:style-name="T51">func(19,77);</text:span></text:p>
      <text:p text:style-name="P295"/>
      <text:p text:style-name="P298">Тот же код на ассемблере <text:span text:style-name="T547">(я упростил его для понимания)</text:span>:</text:p>
      <text:p text:style-name="P298"><text:tab/><text:tab/></text:p>
      <text:p text:style-name="P297"><text:tab/><text:tab/><text:span text:style-name="T51">ld <text:s text:c="5"/>hl,#</text:span><text:span text:style-name="T174">77<text:tab/><text:tab/></text:span><text:span text:style-name="T175">- помещаем на стек int b</text:span></text:p>
      <text:p text:style-name="P84"><text:tab/><text:tab/>push <text:s text:c="3"/>hl</text:p>
      <text:p text:style-name="P84"/>
      <text:p text:style-name="P85"><text:tab/><text:tab/>ld <text:s text:c="5"/>hl, #<text:span text:style-name="T546">19<text:tab/><text:tab/>- помещаем на стек int a</text:span></text:p>
      <text:p text:style-name="P84"><text:tab/><text:tab/>push <text:s text:c="3"/>hl</text:p>
      <text:p text:style-name="P84"/>
      <text:p text:style-name="P84"><text:tab/><text:tab/>call <text:s text:c="3"/>_func<text:tab/><text:tab/><text:span text:style-name="T548">- <text:s/>вызов функции (на стек помещается адрес возврата)</text:span></text:p>
      <text:p text:style-name="P84"/>
      <text:p text:style-name="P84"><text:tab/><text:tab/>pop <text:s text:c="4"/>af<text:tab/><text:tab/><text:span text:style-name="T548">- очистка стека</text:span></text:p>
      <text:p text:style-name="P84"><text:tab/><text:tab/>pop <text:s text:c="4"/>af</text:p>
      <text:p text:style-name="P295"/>
      <text:p text:style-name="P299">Что мы видим? А видим мы много удивительного и поле<text:span text:style-name="T549">зного.</text:span></text:p>
      <text:p text:style-name="P300"/>
      <text:p text:style-name="P300"><text:tab/><text:span text:style-name="T51">Во-первых</text:span> — параметры помещаются на стек таким образом, что располагаются на нём от вершины к основанию в том же порядке, как они описаны в функции.</text:p>
      <text:p text:style-name="P300"><text:tab/><text:span text:style-name="T51">Во-вторых</text:span> — в момент вызова функции, что логично, на стеке также сохраняется адрес возврата.</text:p>
      <text:p text:style-name="P300"><text:tab/><text:span text:style-name="T51">В-третьих</text:span> — после вызова функции с параметрами, эти параметры удаляет <text:span text:style-name="T28">вызывающая</text:span> функция. То есть нам в <text:span text:style-name="T28">вызываемой</text:span> функции <text:span text:style-name="T551">(</text:span><text:span text:style-name="T177">_func</text:span><text:span text:style-name="T551">)</text:span> (а именно она у нас написана на ассемблере) ничего чистить не надо.</text:p>
      <text:p text:style-name="P301"><text:tab/><text:span text:style-name="T176">В-пятых</text:span><text:span text:style-name="T550"> — первый параметр располагается </text:span>в <text:span text:style-name="T28">вызываемой</text:span> функции <text:span text:style-name="T551">(</text:span><text:span text:style-name="T177">_func</text:span><text:span text:style-name="T551">) на стеке по адресу </text:span><text:span text:style-name="T176">SP+2</text:span><text:span text:style-name="T550">, так как два байта занимает адрес возврата.</text:span></text:p>
      <text:p text:style-name="P301"/>
      <text:p text:style-name="P301"><text:tab/><text:span text:style-name="T552">Предположим, что мы решили переписать функцию на встроенном ассемблере. Теперь нам ясно, как добраться до параметров в функции </text:span><text:span text:style-name="T44">void <text:s text:c="2"/>func(int a, int b)</text:span><text:span text:style-name="T551">:</text:span></text:p>
      <text:p text:style-name="P302"/>
      <text:p text:style-name="P302"><text:soft-page-break/></text:p>
      <text:p text:style-name="P294"/>
      <text:p text:style-name="P294"><text:tab/><text:span text:style-name="T238">void<text:tab/> func(int a, int b)__</text:span><text:span text:style-name="T244">naked</text:span><text:span text:style-name="T238">{</text:span></text:p>
      <text:p text:style-name="P304"><text:tab/>__<text:span text:style-name="T553">asm;<text:tab/><text:tab/></text:span><text:span text:style-name="T11">// Вход в функцию. Первый параметр по адресу SP+2</text:span></text:p>
      <text:p text:style-name="P304"><text:tab/><text:tab/><text:span text:style-name="T553">push<text:tab/>ix<text:tab/></text:span><text:span text:style-name="T11">// Запомнили ix. Теперь параметр по адресу SP+4</text:span></text:p>
      <text:p text:style-name="P304"><text:tab/><text:tab/><text:span text:style-name="T553">ld<text:tab/>ix,#4</text:span></text:p>
      <text:p text:style-name="P304"><text:tab/><text:tab/><text:span text:style-name="T553">add<text:tab/>ix,sp<text:tab/></text:span><text:span text:style-name="T11">// Теперь ix указывает на int a;<text:tab/>ix+2 — на int b</text:span></text:p>
      <text:p text:style-name="P304"/>
      <text:p text:style-name="P304"><text:tab/><text:tab/><text:span text:style-name="T553">ld<text:tab/>l,0(ix)<text:tab/></text:span><text:span text:style-name="T11">// hl=a</text:span></text:p>
      <text:p text:style-name="P307"><text:tab/><text:tab/>ld<text:tab/>h,1(ix)</text:p>
      <text:p text:style-name="P304"/>
      <text:p text:style-name="P304"><text:tab/><text:tab/><text:span text:style-name="T553">ld<text:tab/>e,2(ix)<text:tab/></text:span><text:span text:style-name="T11">// de=b</text:span></text:p>
      <text:p text:style-name="P304"><text:tab/><text:tab/><text:span text:style-name="T553">ld<text:tab/>d,3(ix)</text:span></text:p>
      <text:p text:style-name="P304"/>
      <text:p text:style-name="P304"><text:tab/><text:tab/>;<text:span text:style-name="T7">// </text:span><text:span text:style-name="T12">Делаем тут все что хотим</text:span></text:p>
      <text:p text:style-name="P304"/>
      <text:p text:style-name="P304"><text:tab/><text:tab/><text:span text:style-name="T553">pop<text:tab/>ix<text:tab/>/</text:span><text:span text:style-name="T11">/ Восстанавливаем ix</text:span></text:p>
      <text:p text:style-name="P304"><text:tab/><text:tab/><text:span text:style-name="T553">ret<text:tab/><text:tab/></text:span><text:span text:style-name="T11">// Возврат из функции</text:span></text:p>
      <text:p text:style-name="P304"><text:tab/>__<text:span text:style-name="T553">endasm;</text:span> <text:s text:c="7"/></text:p>
      <text:p text:style-name="P303"><text:tab/>}</text:p>
      <text:p text:style-name="P294"/>
      <text:p text:style-name="P308"><text:tab/>Как видим — ничего сложного. <text:span text:style-name="T554">Помните только, что:</text:span></text:p>
      <text:p text:style-name="P308"/>
      <text:list xml:id="list2830792708" text:style-name="L4">
        <text:list-item>
          <text:p text:style-name="P454">не все параметры можно передать по значению. Массивы, строки, структуры передаются только по ссылке;</text:p>
        </text:list-item>
        <text:list-item>
          <text:p text:style-name="P455">параметр на стеке занимает ровно столько места, сколько составляет размер его типа. <text:span text:style-name="T555">Для SDCC различные типы имею такие размеры:</text:span></text:p>
          <text:list>
            <text:list-item>
              <text:p text:style-name="P456"><text:span text:style-name="T238">char <text:tab/><text:tab/>— 1 байт<text:tab/></text:span><text:span text:style-name="T245">(signed или unsigned </text:span><text:span text:style-name="T246">- неважно</text:span><text:span text:style-name="T245">)</text:span></text:p>
            </text:list-item>
            <text:list-item>
              <text:p text:style-name="P457">int <text:tab/><text:tab/>— <text:span text:style-name="T556">2</text:span> байт<text:span text:style-name="T557">а</text:span><text:tab/><text:span text:style-name="T558">(signed или unsigned - неважно)</text:span></text:p>
            </text:list-item>
            <text:list-item>
              <text:p text:style-name="P457">long <text:tab/><text:tab/>— <text:span text:style-name="T556">4</text:span> байт<text:span text:style-name="T556">а</text:span><text:tab/><text:span text:style-name="T558">(signed или unsigned - неважно)</text:span></text:p>
            </text:list-item>
            <text:list-item>
              <text:p text:style-name="P457">long long <text:tab/>— <text:span text:style-name="T556">8</text:span> байт<text:tab/><text:span text:style-name="T558">(signed или unsigned - неважно)</text:span></text:p>
            </text:list-item>
            <text:list-item>
              <text:p text:style-name="P458">float <text:tab/><text:tab/>—<text:span text:style-name="T556"> 4 байта</text:span></text:p>
            </text:list-item>
            <text:list-item>
              <text:p text:style-name="P459"><text:span text:style-name="T559">void*<text:tab/><text:tab/>— 2</text:span> байт<text:span text:style-name="T557">а<text:tab/>(любой указатель или ссылка)</text:span></text:p>
            </text:list-item>
          </text:list>
        </text:list-item>
      </text:list>
      <text:p text:style-name="P157"/>
      <text:h text:style-name="P493" text:outline-level="2"><text:bookmark-start text:name="__RefHeading___Toc3565_2746178361"/>Передача <text:span text:style-name="T560">значений, возвращаемых </text:span>функци<text:span text:style-name="T560">ей</text:span><text:bookmark-end text:name="__RefHeading___Toc3565_2746178361"/></text:h>
      <text:p text:style-name="P286"><text:tab/><text:span text:style-name="T560">Из функции можно вернуть только те типы, которые разрешено передавать по значению.</text:span></text:p>
      <text:p text:style-name="P286"><text:tab/><text:span text:style-name="T561">Правила возврата следующие:</text:span></text:p>
      <text:p text:style-name="P309"/>
      <text:list xml:id="list1805096852" text:style-name="L5">
        <text:list-item>
          <text:p text:style-name="P462">однобайтовые типы <text:span text:style-name="T564">(</text:span><text:span text:style-name="T178">char</text:span><text:span text:style-name="T564">)</text:span> возвращаются в регистре <text:span text:style-name="T51">L</text:span>;</text:p>
        </text:list-item>
        <text:list-item>
          <text:p text:style-name="P463"><text:span text:style-name="T562">двух</text:span>байтовые типы <text:span text:style-name="T564">(</text:span><text:span text:style-name="T178">int, void*</text:span><text:span text:style-name="T564">)</text:span> возвращаются в регистр<text:span text:style-name="T563">ах</text:span> <text:span text:style-name="T181">H</text:span><text:span text:style-name="T51">L</text:span>;</text:p>
        </text:list-item>
        <text:list-item>
          <text:p text:style-name="P464"><text:span text:style-name="T563">четырёх</text:span>байтовые типы <text:span text:style-name="T564">(</text:span><text:span text:style-name="T178">long, float</text:span><text:span text:style-name="T564">)</text:span> возвращаются в регистр<text:span text:style-name="T563">ах </text:span><text:span text:style-name="T180">DEH</text:span><text:span text:style-name="T51">L</text:span> <text:span text:style-name="T563">(от старшего к младшему);</text:span></text:p>
        </text:list-item>
        <text:list-item>
          <text:p text:style-name="P465">восьмибайтовы<text:span text:style-name="T565">е</text:span> тип<text:span text:style-name="T565">ы (</text:span><text:span text:style-name="T179">long long</text:span><text:span text:style-name="T565">)</text:span> <text:s/>— возвраща<text:span text:style-name="T566">ю</text:span>тся на ст<text:span text:style-name="T567">е</text:span>к, где <text:span text:style-name="T51">вызывающая</text:span> функция зарезервировала место. <text:span text:style-name="T586">Причем, на стеке хранится адрес параметра.</text:span></text:p>
        </text:list-item>
      </text:list>
      <text:p text:style-name="P311"/>
      <text:p text:style-name="P313"><text:tab/>Рассмотрим примеры функций на ассемблере, которые корректно возвращают параметры в С. Чтобы не лопухнуться, необходимо, корректно описать прототип функции, указав все типы возвращаемых и принимаемых параметров.</text:p>
      <text:p text:style-name="P313"><text:soft-page-break/><text:tab/>Предположим, что у нас есть функция, которая возвращает один байт. Байт это — это в SDCC <text:span text:style-name="T51">char</text:span>, <text:span text:style-name="T51">signed char</text:span> или <text:span text:style-name="T51">unsigned char</text:span>. Я рекомендую всегда явно указывать типы с размерностями, например: <text:span text:style-name="T51">int8_t</text:span>, <text:span text:style-name="T51">uint16_t</text:span> и так далее. Описание этих типов находится в файле <text:span text:style-name="T51">stdint.h</text:span>, так что не забудьте его подключить. <text:span text:style-name="T568">Опишем эту функцию:</text:span></text:p>
      <text:p text:style-name="P313"/>
      <text:p text:style-name="P314"><text:tab/><text:span text:style-name="T51">#include &lt;</text:span><text:span text:style-name="T182">stdint.h</text:span><text:span text:style-name="T51">&gt;</text:span></text:p>
      <text:p text:style-name="P86"/>
      <text:p text:style-name="P87"><text:tab/>uint8_t <text:span text:style-name="T569">getByte()__naked{</text:span></text:p>
      <text:p text:style-name="P88"><text:tab/><text:tab/><text:span text:style-name="T262">__</text:span><text:span text:style-name="T263">asm;<text:tab/><text:tab/><text:tab/></text:span><text:span text:style-name="T11">// Вход в функцию.</text:span></text:p>
      <text:p text:style-name="P305"><text:tab/><text:tab/></text:p>
      <text:p text:style-name="P306"><text:tab/><text:tab/><text:tab/><text:span text:style-name="T570">ld<text:tab/>L,#123<text:tab/><text:tab/></text:span><text:span text:style-name="T11">// </text:span><text:span text:style-name="T13">Значение возвращаемого значения</text:span></text:p>
      <text:p text:style-name="P306"><text:span text:style-name="T13"><text:tab/><text:tab/><text:tab/><text:tab/><text:tab/><text:tab/>// <text:s/>заносим в регистр L</text:span><text:span text:style-name="T11">.</text:span></text:p>
      <text:p text:style-name="P38"/>
      <text:p text:style-name="P305"><text:tab/><text:tab/><text:tab/><text:span text:style-name="T553">ret<text:tab/><text:tab/><text:tab/></text:span><text:span text:style-name="T11">// Возврат из функции</text:span></text:p>
      <text:p text:style-name="P305"><text:tab/><text:tab/>__<text:span text:style-name="T553">endasm;</text:span></text:p>
      <text:p text:style-name="P89"><text:tab/>}</text:p>
      <text:p text:style-name="P311"/>
      <text:p text:style-name="P315"><text:tab/>Функция <text:span text:style-name="T183">getByte()</text:span><text:span text:style-name="T326"> </text:span><text:span text:style-name="T303">в нашем примере всегда будет возвращать константу 123.</text:span></text:p>
      <text:p text:style-name="P158"/>
      <text:h text:style-name="Heading_20_2" text:outline-level="2"><text:bookmark-start text:name="__RefHeading___Toc5571_1285909715"/>Примеры функций на ассемблере<text:bookmark-end text:name="__RefHeading___Toc5571_1285909715"/></text:h>
      <text:p text:style-name="P329"><text:tab/>В примерах будем считать, что наша программа запускается из бейсика. То есть Функции ПЗУ доступны. Это поможет нам избежать кучи не информативного кода.</text:p>
      <text:p text:style-name="P316"/>
      <text:h text:style-name="P501" text:outline-level="3" text:is-list-header="true"><text:bookmark-start text:name="__RefHeading___Toc6739_1285909715"/>Пример 1. Функция печати строки<text:bookmark-end text:name="__RefHeading___Toc6739_1285909715"/></text:h>
      <text:p text:style-name="P317"><text:tab/><text:span text:style-name="T572">Функция вывода символа на экран в ПЗУ ZX всем хорошо известна. Чтобы вывести строку на экран необходимо в регистр </text:span><text:span text:style-name="T184">A</text:span><text:span text:style-name="T572"> поместить код символа, а затем вызвать программное прерывание</text:span><text:span text:style-name="T184"> RST 16</text:span><text:span text:style-name="T572">. Таким образом можно напечатать латинские символы, но не русские (нет в ПЗУ кириллицы). Для нашего примера это не существенно. Исходные данные следующие:</text:span></text:p>
      <text:p text:style-name="P317"/>
      <text:list xml:id="list388664327" text:style-name="L6">
        <text:list-item>
          <text:p text:style-name="P466">строка в языке C — это указатель на последовательность байт, т. е. <text:span text:style-name="T51">сhar*</text:span>;</text:p>
        </text:list-item>
        <text:list-item>
          <text:p text:style-name="P466">строка <text:s/>в языке C завершается символом с кодом 0, т. е. <text:span text:style-name="T428">'\0'</text:span><text:span text:style-name="T51"> </text:span>или, что тоже байт <text:span text:style-name="T51">0</text:span>.</text:p>
        </text:list-item>
      </text:list>
      <text:p text:style-name="P317"/>
      <text:p text:style-name="P330"><text:tab/>Глядя на исходные данные, можно сказать, что нам необходимо написать цикл печати всех символов, находящихся в памяти, начиная с указанного адреса, пока мы не встретим символ с кодом 0.</text:p>
      <text:p text:style-name="P317"><text:tab/><text:span text:style-name="T577">Попробуем выразить наши мысли на языке ассемблера. На самом деле это не сложно. Текст примера с комментариями приведён ниже.</text:span></text:p>
      <text:p text:style-name="P317"><text:tab/></text:p>
      <text:p text:style-name="P421">void puts(const char* s)__naked{</text:p>
      <text:p text:style-name="P422"><text:tab/>s; <text:tab/>/<text:span text:style-name="T7">/ </text:span><text:span text:style-name="T14">Это просто для того, чтобы компилятор не ругался</text:span></text:p>
      <text:p text:style-name="P423"><text:span text:style-name="T573"><text:tab/><text:tab/>// на неиспользуемую переменную </text:span><text:span text:style-name="T264">s</text:span><text:span text:style-name="T573">. Он ничего</text:span></text:p>
      <text:p text:style-name="P424"><text:tab/><text:tab/>// не знает о том, что мы делаем в ассемблере.</text:p>
      <text:p text:style-name="P366">__asm;</text:p>
      <text:p text:style-name="P366"><text:tab/>;// <text:span text:style-name="T15">Со стека надо извлечь одно слово — адрес строки</text:span></text:p>
      <text:p text:style-name="P366"><text:span text:style-name="T15"><text:tab/></text:span><text:span text:style-name="T16">;// адрес строки лежит на стеке по адресам SP+2 и SP+3</text:span></text:p>
      <text:p text:style-name="P366"><text:tab/>ld<text:tab/>hl,#0x0002<text:tab/></text:p>
      <text:p text:style-name="P371"><text:tab/>add<text:tab/>hl,sp<text:tab/><text:span text:style-name="T7">;// HL = </text:span><text:span text:style-name="T16">SP+2:</text:span><text:span text:style-name="T7"> адрес </text:span><text:span text:style-name="T16">на стеке, где лежит</text:span></text:p>
      <text:p text:style-name="P381"><text:soft-page-break/><text:span text:style-name="T574"><text:tab/><text:tab/><text:tab/>;// </text:span><text:s/><text:span text:style-name="T574">указатель </text:span>на строку <text:span text:style-name="T574">(то есть адрес <text:s/>строки)</text:span></text:p>
      <text:p text:style-name="P366"/>
      <text:p text:style-name="P366"><text:tab/>ld<text:tab/>e,(hl)<text:tab/><text:span text:style-name="T7">;// </text:span><text:span text:style-name="T17">Извлекаем адрес строки в DE</text:span></text:p>
      <text:p text:style-name="P366"><text:tab/>inc<text:tab/>hl</text:p>
      <text:p text:style-name="P366"><text:tab/>ld<text:tab/>d,(hl)<text:tab/><text:span text:style-name="T7">;// DE = адрес строки</text:span></text:p>
      <text:p text:style-name="P366"/>
      <text:p text:style-name="P372"><text:tab/>;// <text:span text:style-name="T575">Выводим строку, пока не встретим байт 0. (Символ <text:s/>'\0')</text:span></text:p>
      <text:p text:style-name="P366">puts_loop:</text:p>
      <text:p text:style-name="P366"><text:tab/>ld<text:tab/>a,(de)<text:tab/><text:span text:style-name="T7">;// </text:span><text:span text:style-name="T18">Извлекаем очередной код символа в рег. A</text:span></text:p>
      <text:p text:style-name="P373"><text:tab/>or<text:tab/>a<text:tab/><text:span text:style-name="T7">;// </text:span><text:span text:style-name="T18">Если код символа равен 0,</text:span></text:p>
      <text:p text:style-name="P383"><text:tab/><text:tab/><text:tab/>;//то выставится флаг Z регистра флагов</text:p>
      <text:p text:style-name="P373"/>
      <text:p text:style-name="P374"><text:tab/>ret<text:tab/>z<text:tab/><text:span text:style-name="T7">;// </text:span><text:span text:style-name="T18">Если флаг Z=1, то выходим из функции, т. к.</text:span></text:p>
      <text:p text:style-name="P384"><text:tab/><text:tab/><text:tab/>;// строка закончилась</text:p>
      <text:p text:style-name="P366"/>
      <text:p text:style-name="P366"><text:tab/>rst<text:tab/>0x10<text:tab/><text:span text:style-name="T7">;// </text:span><text:span text:style-name="T19">Иначе — печатаем символ</text:span></text:p>
      <text:p text:style-name="P366"><text:tab/>inc<text:tab/>de<text:tab/><text:span text:style-name="T7">;// </text:span><text:span text:style-name="T19">Увеличиваем указатель на строку на 1,</text:span></text:p>
      <text:p text:style-name="P382"><text:tab/><text:tab/><text:tab/>;// <text:span text:style-name="T576">т. е. переходим к обработке</text:span></text:p>
      <text:p text:style-name="P385"><text:tab/><text:tab/><text:tab/>;// следующего символа</text:p>
      <text:p text:style-name="P366"><text:tab/>jr<text:tab/>puts_loop<text:tab/><text:span text:style-name="T7">;// </text:span><text:span text:style-name="T20">Переход на новую итерацию цикла</text:span></text:p>
      <text:p text:style-name="P366">__endasm;</text:p>
      <text:p text:style-name="P366">}</text:p>
      <text:p text:style-name="Text_20_body"/>
      <text:p text:style-name="P318"><text:tab/>Вызвать нашу функцию можно из языка C очень просто, как и любую другую:</text:p>
      <text:p text:style-name="P318"/>
      <text:p text:style-name="P319"><text:tab/><text:tab/><text:tab/><text:tab/><text:span text:style-name="T185">puts("</text:span><text:span text:style-name="T45">My printed string</text:span><text:span text:style-name="T185">");</text:span></text:p>
      <text:p text:style-name="P318"/>
      <text:p text:style-name="P321">Этот вызов прекрасно напечатает на экране указанную строку.</text:p>
      <text:p text:style-name="P320"/>
      <text:h text:style-name="P502" text:outline-level="3" text:is-list-header="true"><text:bookmark-start text:name="__RefHeading___Toc6741_1285909715"/>Пример <text:span text:style-name="T578">2</text:span>. Функция печати строки <text:span text:style-name="T578">с возвратом количества символов</text:span><text:bookmark-end text:name="__RefHeading___Toc6741_1285909715"/></text:h>
      <text:p text:style-name="P322"><text:tab/><text:span text:style-name="T579">Наша функция печати всем хороша. Любо-дорого глядеть, как она бойко выводит на экран всякие разные символы. Но есть в ней темные пятна — мы не знаем, сколько же символов вывела эта функция на экран. А иногда это очень полезно. Модифицируем её, чтобы устранить этот недостаток.</text:span></text:p>
      <text:p text:style-name="P322"><text:tab/><text:span text:style-name="T580">Главное отличие этого примера от предыдущего — это то, что имеется не только параметр, передаваемый в функцию, но и значение, возвращаемое из функции.</text:span></text:p>
      <text:p text:style-name="P322"><text:tab/><text:span text:style-name="T581">В нашем случае — это длина строки. Не будем себя ограничивать и условимся, что строки будут до </text:span><text:span text:style-name="T186">65535</text:span><text:span text:style-name="T581"> байт длиной. Поэтому возвращать будем слово (</text:span><text:span text:style-name="T429">uint16_t</text:span><text:span text:style-name="T581">).</text:span></text:p>
      <text:p text:style-name="P322"><text:tab/><text:span text:style-name="T582">В коде мы рассмотрим только отличия от предыдущего примера.</text:span></text:p>
      <text:p text:style-name="P322"><text:tab/></text:p>
      <text:p text:style-name="P421">uint16_t putsn(const char* s)__naked{</text:p>
      <text:p text:style-name="P366">s;</text:p>
      <text:p text:style-name="P366">__asm;</text:p>
      <text:p text:style-name="P366"><text:tab/>ld<text:tab/>hl,#0x0002</text:p>
      <text:p text:style-name="P366"><text:tab/>add<text:tab/>hl,sp</text:p>
      <text:p text:style-name="P366"><text:tab/>ld<text:tab/>e,(hl)</text:p>
      <text:p text:style-name="P366"><text:tab/>inc<text:tab/>hl</text:p>
      <text:p text:style-name="P366"><text:tab/>ld<text:tab/>d,(hl)</text:p>
      <text:p text:style-name="P366"/>
      <text:p text:style-name="P375"><text:soft-page-break/><text:tab/><text:span text:style-name="T7">;// </text:span><text:span text:style-name="T21">-------- Отличие первое -------- </text:span></text:p>
      <text:p text:style-name="P386"><text:tab/>;// В HL будет счетчик выведенных символов</text:p>
      <text:p text:style-name="P366"><text:tab/>ld<text:tab/>hl,#0000<text:tab/><text:span text:style-name="T7">;// Счетчик символов обнулен</text:span></text:p>
      <text:p text:style-name="P366"><text:tab/></text:p>
      <text:p text:style-name="P366">putsn_loop:</text:p>
      <text:p text:style-name="P366"><text:tab/>ld<text:tab/>a,(de)</text:p>
      <text:p text:style-name="P366"><text:tab/>or<text:tab/>a</text:p>
      <text:p text:style-name="P376"><text:tab/>ret<text:tab/>z<text:tab/><text:span text:style-name="T7">;// </text:span><text:span text:style-name="T23">Если происходит выход,</text:span></text:p>
      <text:p text:style-name="P388"><text:tab/><text:tab/><text:tab/>;// то в HL — количество выведенных символов</text:p>
      <text:p text:style-name="P366"><text:tab/></text:p>
      <text:p text:style-name="P366"><text:tab/>rst<text:tab/>0x10</text:p>
      <text:p text:style-name="P366"><text:tab/>inc<text:tab/>de</text:p>
      <text:p text:style-name="P366"><text:tab/></text:p>
      <text:p text:style-name="P375"><text:tab/><text:span text:style-name="T7">;// </text:span><text:span text:style-name="T21">-------- Отличие второе -------- </text:span></text:p>
      <text:p text:style-name="P375"><text:tab/>inc<text:tab/>hl<text:tab/><text:span text:style-name="T7">;// </text:span><text:span text:style-name="T22">С каждым выведенным символом,</text:span></text:p>
      <text:p text:style-name="P387"><text:tab/><text:tab/><text:tab/>;// увеличиваем счетчик выведенных символов</text:p>
      <text:p text:style-name="P366"/>
      <text:p text:style-name="P366"><text:tab/>jr<text:tab/>putsn_loop</text:p>
      <text:p text:style-name="P366">__endasm;</text:p>
      <text:p text:style-name="P366">}</text:p>
      <text:p text:style-name="P323"><text:tab/>Так как нам надо вернуть слово, <text:s/>а мы знаем, что двухбайтовые значения помещаются в пару <text:span text:style-name="T51">HL</text:span> для возврата их из функции, то мы поместили счетчик выведенных символов именно в эту пару — <text:span text:style-name="T51">HL</text:span>. <text:span text:style-name="T583">Как видим, отличия от предыдущего примера — всего две строчки (ну или четыре байта кода). А каков результат! Мы теперь не просто выводим символы, но и знаем, сколько ж их было в строке!</text:span></text:p>
      <text:p text:style-name="P322"/>
      <text:h text:style-name="P503" text:outline-level="3" text:is-list-header="true"><text:bookmark-start text:name="__RefHeading___Toc6743_1285909715"/>Пример <text:span text:style-name="T584">3</text:span>. Функция <text:span text:style-name="T571">сложения двух очень длинных слов</text:span><text:bookmark-end text:name="__RefHeading___Toc6743_1285909715"/></text:h>
      <text:p text:style-name="P312"><text:tab/><text:span text:style-name="T585">Для примера второго способа возврата параметров рассмотрим функцию сложения двух очень длинных слов, по 64 бита каждое. </text:span></text:p>
      <text:p text:style-name="P312"><text:tab/><text:span text:style-name="T587">Чтобы правильно написать такую функцию, надо понимать, на стеке располагаются параметры, передаваемые в функцию. Как уже говорилось, 64-битные значения возвращаются не через регистры, а через стек.</text:span></text:p>
      <text:p text:style-name="P312"/>
      <text:p text:style-name="P312"><text:tab/><text:span text:style-name="T588">Наша функция будет описана как </text:span></text:p>
      <text:p text:style-name="P324"/>
      <text:p text:style-name="P324"><text:tab/><text:tab/><text:tab/><text:span text:style-name="T51">uint64_t<text:tab/>addll(uint64_t a, uint64_t b);</text:span></text:p>
      <text:p text:style-name="P312"/>
      <text:p text:style-name="P312"><text:tab/><text:span text:style-name="T589">Рассмотрим, что находится на стеке при входе в эту функцию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16">Стек</text:p>
          </table:table-cell>
          <table:table-cell table:style-name="Таблица2.A1" office:value-type="string">
            <text:p text:style-name="P416">Размер</text:p>
          </table:table-cell>
          <table:table-cell table:style-name="Таблица2.C1" office:value-type="string">
            <text:p text:style-name="P416">Что тут находится ?</text:p>
          </table:table-cell>
        </table:table-row>
        <table:table-row>
          <table:table-cell table:style-name="Таблица2.A2" office:value-type="string">
            <text:p text:style-name="P415">SP-<text:span text:style-name="T590">20</text:span></text:p>
          </table:table-cell>
          <table:table-cell table:style-name="Таблица2.A2" office:value-type="string">
            <text:p text:style-name="P413">8 байт</text:p>
          </table:table-cell>
          <table:table-cell table:style-name="Таблица2.C2" office:value-type="string">
            <text:p text:style-name="P414">Возвращаемое значение 64 бита</text:p>
          </table:table-cell>
        </table:table-row>
        <table:table-row>
          <table:table-cell table:style-name="Таблица2.A2" office:value-type="string">
            <text:p text:style-name="P411">SP-<text:span text:style-name="T590">12</text:span></text:p>
          </table:table-cell>
          <table:table-cell table:style-name="Таблица2.A2" office:value-type="string">
            <text:p text:style-name="P413">8 байт</text:p>
          </table:table-cell>
          <table:table-cell table:style-name="Таблица2.C2" office:value-type="string">
            <text:p text:style-name="P326">Параметр b</text:p>
          </table:table-cell>
        </table:table-row>
        <table:table-row>
          <table:table-cell table:style-name="Таблица2.A2" office:value-type="string">
            <text:p text:style-name="P417">SP-4</text:p>
          </table:table-cell>
          <table:table-cell table:style-name="Таблица2.A2" office:value-type="string">
            <text:p text:style-name="P417">8 байт</text:p>
          </table:table-cell>
          <table:table-cell table:style-name="Таблица2.C2" office:value-type="string">
            <text:p text:style-name="P325">Параметр a</text:p>
          </table:table-cell>
        </table:table-row>
        <table:table-row>
          <table:table-cell table:style-name="Таблица2.A2" office:value-type="string">
            <text:p text:style-name="P410">SP-2</text:p>
          </table:table-cell>
          <table:table-cell table:style-name="Таблица2.A2" office:value-type="string">
            <text:p text:style-name="P413">2 байта</text:p>
          </table:table-cell>
          <table:table-cell table:style-name="Таблица2.C2" office:value-type="string">
            <text:p text:style-name="P412">Адрес возвращаемого 64-битного длинного-длинного целого, <text:span text:style-name="T593">равный </text:span><text:span text:style-name="T51">SP-</text:span><text:span text:style-name="T187">20</text:span></text:p>
          </table:table-cell>
        </table:table-row>
        <table:table-row>
          <table:table-cell table:style-name="Таблица2.A2" office:value-type="string">
            <text:p text:style-name="P410">SP</text:p>
          </table:table-cell>
          <table:table-cell table:style-name="Таблица2.A2" office:value-type="string">
            <text:p text:style-name="P413">2 байта</text:p>
          </table:table-cell>
          <table:table-cell table:style-name="Таблица2.C2" office:value-type="string">
            <text:p text:style-name="P410">Адрес возврата из подпрограммы (используется <text:span text:style-name="T51">ret</text:span>)</text:p>
          </table:table-cell>
        </table:table-row>
      </table:table>
      <text:p text:style-name="P312"/>
      <text:p text:style-name="P327"><text:tab/>То есть на стеке <text:span text:style-name="T591">мы займём 28 байт. </text:span></text:p>
      <text:p text:style-name="P312"><text:soft-page-break/><text:tab/><text:span text:style-name="T592">Обратите внимание, что адрес возвращаемого параметра хранится в начале списка параметров (сразу за адресом возврата из подпрограммы), а сам параметр — в конце.</text:span></text:p>
      <text:p text:style-name="P312"><text:tab/><text:span text:style-name="T595">Так устроен SDCC неспроста. Дело в том, что имеются функции с переменным числом входных параметров и было неудобно с ними работать, если бы параметры располагались в плавающем виде.</text:span></text:p>
      <text:p text:style-name="P312"><text:tab/><text:span text:style-name="T594">Таким образом, для получения доступа к возвращаемому параметру, нам необходимо снять его адрес со стека.</text:span></text:p>
      <text:p text:style-name="P312"/>
      <text:p text:style-name="P421">uint64_t addll( uint64_t a, uint64_t b )__naked{</text:p>
      <text:p text:style-name="P366">a;b;</text:p>
      <text:p text:style-name="P366">__asm;</text:p>
      <text:p text:style-name="P366"><text:tab/>ld<text:tab/>hl,#4<text:tab/><text:span text:style-name="T7">;// </text:span><text:span text:style-name="T24">Вычисляем адрес параметра а = SP+4</text:span></text:p>
      <text:p text:style-name="P366"><text:tab/>add<text:tab/>hl,sp</text:p>
      <text:p text:style-name="P366"><text:tab/>ex<text:tab/>de,hl<text:tab/><text:span text:style-name="T7">;// a = (de) —</text:span><text:span text:style-name="T25"> помещаем этот адрес в de</text:span></text:p>
      <text:p text:style-name="P366"><text:tab/>;//</text:p>
      <text:p text:style-name="P378"><text:tab/>ld<text:tab/>hl,#2<text:tab/><text:span text:style-name="T7">;// </text:span><text:span text:style-name="T24">Вычисляем адрес возвращаемого значения</text:span></text:p>
      <text:p text:style-name="P378"><text:tab/>add<text:tab/>hl,sp<text:tab/><text:span text:style-name="T7">;// return </text:span><text:span text:style-name="T24">= (SP+12)</text:span></text:p>
      <text:p text:style-name="P366"><text:tab/>ld<text:tab/>c,(hl)</text:p>
      <text:p text:style-name="P366"><text:tab/>inc<text:tab/>hl</text:p>
      <text:p text:style-name="P379"><text:tab/>ld<text:tab/>b,(hl)<text:tab/><text:span text:style-name="T7">;// return = (bc) <text:s/>—</text:span><text:span text:style-name="T25"> помещаем этот адрес в bc</text:span></text:p>
      <text:p text:style-name="P366"><text:tab/>;//</text:p>
      <text:p text:style-name="P377"><text:tab/>ld<text:tab/>hl,#12<text:tab/><text:span text:style-name="T7">;// </text:span><text:span text:style-name="T24">Вычисляем адрес параметра b = SP+12</text:span></text:p>
      <text:p text:style-name="P379"><text:tab/>add<text:tab/>hl,sp<text:tab/><text:span text:style-name="T7">;// b = (hl) <text:s/>—</text:span><text:span text:style-name="T25"> помещаем этот адрес в hl</text:span></text:p>
      <text:p text:style-name="P366"/>
      <text:p text:style-name="P366"><text:tab/><text:span text:style-name="T7">;// Делаем сложение младших байтов </text:span><text:span text:style-name="T27">(без переноса)</text:span></text:p>
      <text:p text:style-name="P366"><text:tab/>ld<text:tab/>a,(de)<text:tab/></text:p>
      <text:p text:style-name="P366"><text:tab/>add<text:tab/>a,(hl)</text:p>
      <text:p text:style-name="P366"><text:tab/>ld<text:tab/>(bc),a<text:tab/><text:span text:style-name="T7">;// </text:span><text:span text:style-name="T26">(bc) = (de)+(hl) <text:s/>- без учета флага переноса</text:span></text:p>
      <text:p text:style-name="P366"><text:tab/>inc<text:tab/>de</text:p>
      <text:p text:style-name="P366"><text:tab/>inc<text:tab/>hl</text:p>
      <text:p text:style-name="P366"><text:tab/>inc<text:tab/>bc</text:p>
      <text:p text:style-name="P366"/>
      <text:p text:style-name="P366"><text:tab/><text:span text:style-name="T7">;// Повторяем сложение ещё 7 раз </text:span><text:span text:style-name="T27">(с переносом)</text:span></text:p>
      <text:p text:style-name="P366"><text:tab/>exx</text:p>
      <text:p text:style-name="P366"><text:tab/>ld<text:tab/>b,#7</text:p>
      <text:p text:style-name="P366">addll7:</text:p>
      <text:p text:style-name="P366"><text:tab/>exx</text:p>
      <text:p text:style-name="P366"><text:tab/>ld<text:tab/>a,(de)</text:p>
      <text:p text:style-name="P366"><text:tab/>adc<text:tab/>a,(hl)</text:p>
      <text:p text:style-name="P380"><text:tab/>ld<text:tab/>(bc),a<text:tab/><text:span text:style-name="T7">;// </text:span><text:span text:style-name="T26">(bc) = (de)+(hl) <text:s/>- c учетом флага переноса</text:span></text:p>
      <text:p text:style-name="P366"><text:tab/>inc<text:tab/>de</text:p>
      <text:p text:style-name="P366"><text:tab/>inc<text:tab/>hl</text:p>
      <text:p text:style-name="P366"><text:tab/>inc<text:tab/>bc</text:p>
      <text:p text:style-name="P366"><text:tab/>exx</text:p>
      <text:p text:style-name="P366"><text:tab/>djnz<text:tab/>addll7</text:p>
      <text:p text:style-name="P366"><text:tab/></text:p>
      <text:p text:style-name="P366"><text:tab/>ret</text:p>
      <text:p text:style-name="P366">__endasm;</text:p>
      <text:p text:style-name="P366">}</text:p>
      <text:p text:style-name="P328"><text:tab/><text:span text:style-name="T596">Как видим, для сложения длинных целых и функция получилась длинная. Не оптимально, но понятно.</text:span></text:p>
      <text:h text:style-name="P478" text:outline-level="1"><text:bookmark-start text:name="__RefHeading___Toc1830_3668116786"/>Структура каталогов SDCC-NOINIT<text:bookmark-end text:name="__RefHeading___Toc1830_3668116786"/></text:h>
      <text:p text:style-name="Text_20_body"><text:tab/><text:span text:style-name="T403">Проект SDCC-NOINIT состоит из дерева каталогов различного назначения:</text:span></text:p>
      <text:p text:style-name="P175"/>
      <text:p text:style-name="P175"><text:span text:style-name="T51">apps</text:span> - каталог, <text:span text:style-name="T451">содержащий</text:span> исходники собираемых программ. Одна программа - один подкаталог.</text:p>
      <text:p text:style-name="P175"><text:tab/>Выходные файлы:</text:p>
      <text:p text:style-name="P176"><text:tab/>Для программ: *.tap<text:tab/>*.$C *.tap *.<text:span text:style-name="T405">bin</text:span></text:p>
      <text:p text:style-name="P175"><text:tab/>Для плагинов WC: *.wmf</text:p>
      <text:p text:style-name="P175"><text:tab/>Если что-то не нравится - всегда можно поправить Makefile конкретной программы.</text:p>
      <text:p text:style-name="P175"><text:tab/></text:p>
      <text:p text:style-name="P175"><text:span text:style-name="T51">configs —</text:span> файлы <text:span text:style-name="T407">глобальной</text:span> конфигурации, определяющие какие программы и библиотеки и как собирать.</text:p>
      <text:p text:style-name="P175"><text:tab/></text:p>
      <text:p text:style-name="P175"><text:span text:style-name="T51">include </text:span>- заголовочные файлы, которые доступны все библиотекам и программам всегда.</text:p>
      <text:p text:style-name="P175"><text:tab/><text:tab/><text:tab/></text:p>
      <text:p text:style-name="P175"><text:span text:style-name="T51">libsrc</text:span><text:tab/>- каталог, <text:span text:style-name="T452">содержащий</text:span> исходники собираемых библиотек. Одна библиотека - один подкаталог. При сборке доступны заголовочные файлы только тех библиотек, которые разрешены.</text:p>
      <text:p text:style-name="P175"/>
      <text:p text:style-name="P175"><text:span text:style-name="T51">scripts</text:span> - скрипты, используемые для сборки (перемещение памяти, преобразование текста, автогенерация файлов ...)</text:p>
      <text:p text:style-name="P175"><text:tab/></text:p>
      <text:p text:style-name="P175"><text:span text:style-name="T51">Makefile </text:span>- Головной Makefile. <text:span text:style-name="T404">Лучше его не трогать.</text:span></text:p>
      <text:h text:style-name="Heading_20_2" text:outline-level="2"><text:bookmark-start text:name="__RefNumPara__3714_3747580768"/><text:bookmark-start text:name="__RefHeading___Toc1832_3668116786"/><text:span text:style-name="T290">Каталог с исходными текстами </text:span>apps<text:bookmark-end text:name="__RefNumPara__3714_3747580768"/><text:bookmark-end text:name="__RefHeading___Toc1832_3668116786"/></text:h>
      <text:p text:style-name="P223"><text:tab/><text:span text:style-name="T406">Исходные тексты программ: один каталог — одна программа. Какие из программ собирать, определено в файле </text:span><text:span text:style-name="T113">configs/apps.mk</text:span><text:span text:style-name="T406">.</text:span></text:p>
      <text:p text:style-name="Text_20_body"><text:tab/><text:span text:style-name="T453">В каталоге с программой обязательно находятся файлы: </text:span><text:span text:style-name="T103">Makefie,</text:span><text:span text:style-name="T453"> </text:span><text:span text:style-name="T103">config.mk </text:span><text:span text:style-name="T319">и</text:span><text:span text:style-name="T105"> build.mk</text:span><text:span text:style-name="T453">.</text:span></text:p>
      <text:p text:style-name="Text_20_body"><text:tab/><text:span text:style-name="T454">Для программы и плагинов WC эти файлы различаются. Но основа у них одна.</text:span></text:p>
      <text:p text:style-name="P70"/>
      <text:p text:style-name="P210"><text:span text:style-name="T321"><text:tab/>Файл</text:span><text:span text:style-name="T322"><text:tab/></text:span><text:span text:style-name="T103">config.mk —</text:span> файл конфигурации стартового кода. На его основе генерируется <text:span text:style-name="T455">файл </text:span><text:span text:style-name="T104">autoconfig.asm</text:span><text:span text:style-name="T455">, который содержит определения, передаваемые в стартовый код.</text:span></text:p>
      <text:p text:style-name="P210"/>
      <text:p text:style-name="P210"><text:span text:style-name="T455">Для стандартного стартового кода </text:span><text:span text:style-name="T104">crt0.s</text:span><text:span text:style-name="T455"> определяются такие параметры:</text:span></text:p>
      <text:p text:style-name="P211"/>
      <text:p text:style-name="P60"><text:tab/># Начальный адрес загрузки и запуска программы</text:p>
      <text:p text:style-name="P60"><text:tab/>START=0x6000</text:p>
      <text:p text:style-name="P60"/>
      <text:p text:style-name="P60"><text:tab/># <text:span text:style-name="T457">Размер стека</text:span></text:p>
      <text:p text:style-name="P60"><text:tab/>SSIZE=0x0400</text:p>
      <text:p text:style-name="P60"/>
      <text:p text:style-name="P62"><text:tab/># <text:span text:style-name="T457">Управление прерываниями (0-при старте программы запрещаются,</text:span></text:p>
      <text:p text:style-name="P71"><text:tab/># 1 — не меняются)</text:p>
      <text:p text:style-name="P60"><text:tab/>DISTART=0</text:p>
      <text:p text:style-name="P60"/>
      <text:p text:style-name="P61"><text:tab/># <text:span text:style-name="T458">Использование собственного стека размером SSIZE (0) или</text:span></text:p>
      <text:p text:style-name="P72"><text:tab/># стека вызывающей программы (1)</text:p>
      <text:p text:style-name="P60"><text:tab/>CALLERSTACK=0</text:p>
      <text:p text:style-name="P73"><text:s/></text:p>
      <text:p text:style-name="P121"><text:soft-page-break/><text:span text:style-name="T455"><text:tab/>Для стандартного стартового кода WC-плагина </text:span><text:span text:style-name="T106">crt0wcplugin.s</text:span><text:span text:style-name="T455"> определяются такие параметры:</text:span></text:p>
      <text:p text:style-name="P122"><text:span text:style-name="T107"><text:tab/># Начальный адрес загрузки и запуска </text:span><text:span text:style-name="T51">плагина</text:span> </text:p>
      <text:p text:style-name="P63"><text:tab/>START=0x8000</text:p>
      <text:p text:style-name="P122"/>
      <text:p text:style-name="P122"><text:span text:style-name="T107"><text:tab/># Начальный адрес загрузки </text:span><text:span text:style-name="T51">заголовка плагина</text:span></text:p>
      <text:p text:style-name="P63"><text:tab/>STARTPLHEADER=0x6000</text:p>
      <text:p text:style-name="P120"/>
      <text:p text:style-name="P120"><text:tab/><text:span text:style-name="T459">Пока что я создавал плагины размером 1 страницу.</text:span></text:p>
      <text:p text:style-name="P73"/>
      <text:p text:style-name="P209"><text:span text:style-name="T321">Файл</text:span><text:span text:style-name="T322"><text:tab/></text:span><text:span text:style-name="T105">build.mk —</text:span><text:span text:style-name="T320"> </text:span><text:span text:style-name="T456">содержит такую информацию:</text:span></text:p>
      <text:p text:style-name="P209"/>
      <text:p text:style-name="P212"><text:tab/><text:span text:style-name="T51"># Имя программы</text:span></text:p>
      <text:p text:style-name="P64"><text:tab/>APP=zxkbdtest</text:p>
      <text:p text:style-name="P64"/>
      <text:p text:style-name="P64"><text:tab/># Список объектных файлов</text:p>
      <text:p text:style-name="P64"><text:tab/>OBJ=main.rel test.rel</text:p>
      <text:p text:style-name="P64"><text:tab/></text:p>
      <text:p text:style-name="P337"><text:tab/><text:span text:style-name="T143"># Список </text:span><text:span text:style-name="T194">библиотек. Если он не задан — используются </text:span><text:span text:style-name="T195">ВСЕ</text:span><text:span text:style-name="T194"> имеющиеся </text:span></text:p>
      <text:p text:style-name="P337"><text:span text:style-name="T194"><text:tab/># библиотеки. Очень полезная функция, если библиотеки конфликтуют.</text:span><text:line-break/><text:tab/><text:span text:style-name="T193"># </text:span><text:span text:style-name="T51">LIBS=libconio libz80</text:span></text:p>
      <text:p text:style-name="P338"/>
      <text:p text:style-name="P64"><text:tab/># Путь к файлу со стартовым кодом. Если не указан — то crt0.s</text:p>
      <text:p text:style-name="P64"><text:tab/># CRT0PATH=$(TOP)/libsrc/crt0/$(CRT0)</text:p>
      <text:p text:style-name="P208"/>
      <text:p text:style-name="P245"><text:tab/>Как видим, большей частью все просто и понятно. Отметим, что неважно — на <text:s/>Ассемблере или С написан файл — указывается только имя объектного файла. А уж система сама ищет из какого исходника её создать.</text:p>
      <text:p text:style-name="P208"><text:tab/><text:span text:style-name="T460">Помните, что нельзя в одном каталоге иметь два исходника с одинаковыми именами на разных языках, например </text:span><text:span text:style-name="T108">main.c</text:span><text:span text:style-name="T460"> и </text:span><text:span text:style-name="T108">main.s</text:span><text:span text:style-name="T460">. В этом случае система не сможет определить — из какого же файла создавать </text:span><text:span text:style-name="T108">main.rel</text:span><text:span text:style-name="T460"> ?</text:span></text:p>
      <text:p text:style-name="P207"><text:tab/><text:span text:style-name="T467">Если вам нужны другие локальные для программы параметры — создавайте свои </text:span><text:span text:style-name="T111">*.mk</text:span><text:span text:style-name="T467">-файлы. Все, что вы в них напишите — будет включено в </text:span><text:span text:style-name="T111">Makefile</text:span><text:span text:style-name="T467"> программы в том каталоге, в котором вы их поместите..</text:span></text:p>
      <text:h text:style-name="P494" text:outline-level="2"><text:bookmark-start text:name="__RefHeading___Toc1834_3668116786"/><text:span text:style-name="T290">Каталог глобальной конфигурации </text:span>configs<text:bookmark-end text:name="__RefHeading___Toc1834_3668116786"/></text:h>
      <text:p text:style-name="P213"><text:tab/><text:span text:style-name="T408">Содержит файлы глобальной конфигурации. Любой </text:span><text:span text:style-name="T109">*.mk</text:span><text:span text:style-name="T408">-файл из каталога </text:span><text:span text:style-name="T109">configs</text:span><text:span text:style-name="T408"> будет добавлен в описание глобальной конфигурации всех программ и библиотек.</text:span></text:p>
      <text:p text:style-name="P213"><text:tab/><text:span text:style-name="T461">Назначение некоторых глобальных конфигурационных файлов:</text:span></text:p>
      <text:p text:style-name="P214"/>
      <text:p text:style-name="P215"><text:span text:style-name="T51">apps.mk </text:span>— <text:s/>указывает какие программы-плагины собирать (список каталогов в <text:span text:style-name="T51">apps</text:span>);</text:p>
      <text:p text:style-name="P216"><text:span text:style-name="T51">crt0.mk </text:span>—<text:span text:style-name="T462"> определяет</text:span> шаблон стартового кода для программ <text:span text:style-name="T462">(он берется по умолчанию);</text:span></text:p>
      <text:p text:style-name="P217"><text:span text:style-name="T51">crt0wcplugin.mk</text:span> —<text:span text:style-name="T463"> определяет</text:span> шаблон стартового кода для WC-плагинов;</text:p>
      <text:p text:style-name="P217"><text:span text:style-name="T51">library.mk</text:span> —<text:span text:style-name="T463"> у</text:span>казывает какие библиотеки собирать <text:span text:style-name="T463">(</text:span>список каталогов в <text:span text:style-name="T110">libsrc</text:span>);</text:p>
      <text:p text:style-name="P218"><text:span text:style-name="T51">printf_float.m</text:span>k <text:span text:style-name="T464">-</text:span> <text:span text:style-name="T464">и</text:span>спользовать плавающую точку в <text:span text:style-name="T51">printf</text:span> или нет (сильно влияет на размер);</text:p>
      <text:p text:style-name="P219"><text:span text:style-name="T51">sfs_float.mk</text:span> —<text:span text:style-name="T465"> выбор </text:span>стандартн<text:span text:style-name="T483">ой</text:span> <text:span text:style-name="T465">реализации сложения</text:span> <text:span text:style-name="T51">float</text:span> или мо<text:span text:style-name="T483">ей</text:span>;</text:p>
      <text:p text:style-name="P220"><text:span text:style-name="T51">tools.mk</text:span> <text:span text:style-name="T466">- о</text:span>пределяет какие утилиты использовать. Менять можно, но очень-очень осторожно:).</text:p>
      <text:p text:style-name="P213"/>
      <text:p text:style-name="P221"><text:tab/>Если вам нужны другие глобальные параметры — создавайте свои <text:span text:style-name="T51">*.mk</text:span>-файлы. <text:span text:style-name="T468">Все, что вы в них напишите — будет включено во все </text:span><text:span text:style-name="T112">Makefile</text:span><text:span text:style-name="T468">.</text:span></text:p>
      <text:p text:style-name="P221"><text:soft-page-break/></text:p>
      <text:h text:style-name="Heading_20_2" text:outline-level="2"><text:bookmark-start text:name="__RefHeading___Toc1836_3668116786"/><text:span text:style-name="T290">Каталог с общими заголовочными файлами </text:span>include<text:bookmark-end text:name="__RefHeading___Toc1836_3668116786"/></text:h>
      <text:p text:style-name="P222"><text:tab/>В данном каталоге находятся заголовочные файлы, доступные всем программам и библиотекам без <text:span text:style-name="T469">исключения.</text:span></text:p>
      <text:p text:style-name="P222"><text:tab/><text:span text:style-name="T469">Можете добавлять сюда свои *.h-файлы. Но помните, что они будут видны всем.</text:span></text:p>
      <text:p text:style-name="P222"><text:tab/></text:p>
      <text:h text:style-name="Heading_20_2" text:outline-level="2"><text:bookmark-start text:name="__RefNumPara__4354_3747580768"/><text:bookmark-start text:name="__RefHeading___Toc1838_3668116786"/><text:span text:style-name="T290">Каталог с исходными текстами библиотек </text:span>libsrc<text:bookmark-end text:name="__RefNumPara__4354_3747580768"/><text:bookmark-end text:name="__RefHeading___Toc1838_3668116786"/></text:h>
      <text:p text:style-name="P224"><text:tab/><text:span text:style-name="T406">Исходные тексты программ: один каталог — одна библиотека. Какие из библиотек собирать, определено в файле </text:span><text:span text:style-name="T113">configs/</text:span><text:span text:style-name="T114">library</text:span><text:span text:style-name="T113">.mk</text:span><text:span text:style-name="T406">.</text:span></text:p>
      <text:p text:style-name="P224"><text:tab/><text:span text:style-name="T470">Сборка библиотеки целиком определяется в </text:span><text:span text:style-name="T115">Makefile</text:span><text:span text:style-name="T470">.</text:span></text:p>
      <text:p text:style-name="P225"><text:tab/><text:span text:style-name="T471">Собственно, сборка состоит из двух шагов:</text:span></text:p>
      <text:p text:style-name="P225"/>
      <text:list xml:id="list3371405053" text:style-name="L7">
        <text:list-item>
          <text:p text:style-name="P467"><text:span text:style-name="T471">из файлов </text:span><text:span text:style-name="T116">*.c</text:span><text:span text:style-name="T471"> и </text:span><text:span text:style-name="T116">*.asm</text:span><text:span text:style-name="T471"> генерируются </text:span><text:span text:style-name="T116">*.rel </text:span><text:span text:style-name="T471">файлы;</text:span></text:p>
        </text:list-item>
        <text:list-item>
          <text:p text:style-name="P467"><text:span text:style-name="T472">с помощью специальной утилиты все полученные </text:span><text:span text:style-name="T117">*.rel</text:span><text:span text:style-name="T472"> файлы собираются в один библиотечный </text:span><text:span text:style-name="T117">*.lib</text:span><text:span text:style-name="T472"> файл.</text:span></text:p>
        </text:list-item>
      </text:list>
      <text:p text:style-name="P225"/>
      <text:p text:style-name="P226"><text:tab/>И тут есть подводный камень: если у вас в одном <text:span text:style-name="T51">*.rel</text:span>-файле несколько функций, то все содержимое этого файла будет извлечено из библиотеки и вставлено в вашу программу. Даже если используется только одна функция.</text:p>
      <text:p text:style-name="P226"><text:tab/>Выход один — <text:span text:style-name="T473">объединять в один файл только неразрывно связанные функции, которым друг без друга не жить.</text:span></text:p>
      <text:p text:style-name="P226"><text:tab/><text:span text:style-name="T473">Только так вы сможете минимизировать потери памяти при использовании библиотек.</text:span></text:p>
      <text:p text:style-name="P226"><text:tab/><text:span text:style-name="T474">Например, взгляните на </text:span><text:span text:style-name="T118">libz80</text:span><text:span text:style-name="T474">: одна функция — один файл почти везде. Поступайте подобным образом. Может SDCC когда-нибудь научится удалять мертвый код из библиотек…</text:span></text:p>
      <text:p text:style-name="P227"><text:tab/><text:span text:style-name="T494">Точно так же как и с каталоге с программами — в каждом каталоге с библиотекой имеются файлы </text:span><text:span text:style-name="T103">Makefie </text:span><text:span text:style-name="T319">и</text:span><text:span text:style-name="T105"> build.mk</text:span><text:span text:style-name="T453">.</text:span></text:p>
      <text:p text:style-name="P227"><text:tab/><text:span text:style-name="T494">В файле </text:span><text:span text:style-name="T105">build.mk </text:span><text:span text:style-name="T494">указывается имя библиотеки и файлы из которых она состоит, например:</text:span></text:p>
      <text:p text:style-name="P227"/>
      <text:p text:style-name="P258"><text:tab/><text:tab/><text:span text:style-name="T51"># Имя библиотеки</text:span></text:p>
      <text:p text:style-name="P77"><text:tab/><text:tab/>LIBNAME=libay.lib</text:p>
      <text:p text:style-name="P77"/>
      <text:p text:style-name="P77"><text:tab/><text:tab/># Объектные файлы, из которых она состоит.</text:p>
      <text:p text:style-name="P77"><text:tab/><text:tab/>OBJS=pt3xplayer_s.rel pt3xplayer.rel</text:p>
      <text:p text:style-name="P77"><text:tab/><text:tab/>OBJS+=stc_player_s.rel stc_player.rel</text:p>
      <text:p text:style-name="P258"/>
      <text:p text:style-name="P259"><text:tab/>При необходимости можно добавлять <text:span text:style-name="T495">в каталог библиотеки</text:span> и дополнительные <text:span text:style-name="T51">*.mk</text:span> — файлы, например со специфичными для данной бмблиотеки параметрами сборка, ключами компилятора и т.д.</text:p>
      <text:h text:style-name="Heading_20_2" text:outline-level="2"><text:bookmark-start text:name="__RefHeading___Toc1840_3668116786"/><text:span text:style-name="T290">Каталог со скриптами </text:span>scripts<text:bookmark-end text:name="__RefHeading___Toc1840_3668116786"/></text:h>
      <text:p text:style-name="Text_20_body"><text:tab/><text:span text:style-name="T409">Содержит сборочные скрипты для конфигурации, оптимизации, сборки. Кратко о назначении скриптов:</text:span></text:p>
      <text:p text:style-name="Text_20_body"/>
      <text:p text:style-name="P228"><text:span text:style-name="T51">autoconfig</text:span> — генерирует файл autoconfig.asm на базе файла config.mk. Можно использовать для своих нужд.</text:p>
      <text:p text:style-name="P229"><text:tab/><text:span text:style-name="T475">Пример. Имеется файл </text:span><text:span text:style-name="T51">config.m</text:span><text:span text:style-name="T119">k</text:span><text:span text:style-name="T475">:</text:span></text:p>
      <text:p text:style-name="P229"/>
      <text:p text:style-name="P67"><text:soft-page-break/># Start adress of module/program</text:p>
      <text:p text:style-name="P67">START=0x6000</text:p>
      <text:p text:style-name="P67"/>
      <text:p text:style-name="P67"># Stack Size</text:p>
      <text:p text:style-name="P67">SSIZE=0x0400</text:p>
      <text:p text:style-name="P67"/>
      <text:p text:style-name="P67"># Interrupt on start: 0-disable, 1-enable</text:p>
      <text:p text:style-name="P67">DISTART=0</text:p>
      <text:p text:style-name="P67"/>
      <text:p text:style-name="P67"># Store caller stack (1) or self stack (0)</text:p>
      <text:p text:style-name="P67">CALLERSTACK=0</text:p>
      <text:p text:style-name="P228"/>
      <text:p text:style-name="P234"><text:tab/>Запускаем скрипт <text:s/><text:span text:style-name="T51">autoconfig</text:span>. Первый параметр — имя входного файла, второй — имя выходного:</text:p>
      <text:p text:style-name="P234"/>
      <text:p text:style-name="P67">#./autoconfig config.mk autoconfig.asm</text:p>
      <text:p text:style-name="P228"/>
      <text:p text:style-name="P234">Получаем файл <text:span text:style-name="T51">autoconfig.asm</text:span>:</text:p>
      <text:p text:style-name="P234"/>
      <text:p text:style-name="P68">;; This file generated automatically. Do not change it.</text:p>
      <text:p text:style-name="P68"/>
      <text:p text:style-name="P68">__START=0x6000</text:p>
      <text:p text:style-name="P68">__SSIZE=0x0400</text:p>
      <text:p text:style-name="P68">__DISTART=0</text:p>
      <text:p text:style-name="P68">__CALLERSTACK=0</text:p>
      <text:p text:style-name="P68"/>
      <text:p text:style-name="P68">;; end of autoconfig</text:p>
      <text:p text:style-name="P228"/>
      <text:p text:style-name="P235"><text:tab/>Догадались, что делает скрипт? Он удаляет все комментарии, начинающиеся с решетки (<text:span text:style-name="T51">#</text:span>) и добавляет ко всем именам переменных два символа подчеркивания. <text:span text:style-name="T476">Такой файл уже можно включать в исходный код на ассемблере директивой </text:span><text:span text:style-name="T120">.include /autoconfig.asm/</text:span><text:span text:style-name="T476">.</text:span></text:p>
      <text:p text:style-name="P228"/>
      <text:p text:style-name="P228"><text:span text:style-name="T51">sdrmini</text:span> —<text:span text:style-name="T477"> удаляет переносит секцию </text:span><text:span text:style-name="T121">_INITIALIZER</text:span><text:span text:style-name="T477"> на место секции </text:span><text:span text:style-name="T121">_INITIALIZED</text:span><text:span text:style-name="T477"> и удаляет секцию </text:span><text:span text:style-name="T121">_INITIALIZER</text:span><text:span text:style-name="T477">. Для работы скрипта нужны два файла: бинарный файл скомпилированной программы и </text:span><text:span text:style-name="T121">*.map</text:span><text:span text:style-name="T477">-файл, который создаёт линкер при линковке. Запуск скрипта:</text:span></text:p>
      <text:p text:style-name="P236"><text:tab/><text:span text:style-name="T51">#./</text:span><text:span text:style-name="T122">sdrmini <text:tab/></text:span><text:span text:style-name="T51">app.map <text:tab/>app.bin</text:span> </text:p>
      <text:p text:style-name="P230"/>
      <text:p text:style-name="P231"><text:span text:style-name="T51">bin2hob</text:span> —<text:span text:style-name="T478"> преобразование bin-файла в *.$C файл с правильным заголовком. Скрипт требует обязательного наличия </text:span><text:span text:style-name="T124">z80asm</text:span><text:span text:style-name="T478"> (Z80 Module Assembler (c) InterLogic). Запуск скрипта:</text:span></text:p>
      <text:p text:style-name="P237"/>
      <text:p text:style-name="P237"><text:tab/><text:span text:style-name="T51">#</text:span><text:span text:style-name="T123">./</text:span><text:span text:style-name="T122">bin2hob </text:span><text:span text:style-name="T123">name 0x6000 app.bin</text:span></text:p>
      <text:p text:style-name="P228"/>
      <text:p text:style-name="P241"><text:tab/>где</text:p>
      <text:p text:style-name="P241"><text:tab/><text:tab/><text:span text:style-name="T51">name</text:span> — имя (не более 8 символов);</text:p>
      <text:p text:style-name="P241"><text:tab/><text:tab/><text:span text:style-name="T51">0x6000</text:span> — стартовый адрес, указываемый в заголовке (<text:span text:style-name="T479">укажите свой</text:span>);</text:p>
      <text:p text:style-name="P241"><text:tab/><text:tab/><text:span text:style-name="T51">app.bin</text:span> — скомпилированный двоичный файл.</text:p>
      <text:p text:style-name="P241"/>
      <text:p text:style-name="P228"/>
      <text:p text:style-name="P228"/>
      <text:p text:style-name="P232"><text:soft-page-break/><text:span text:style-name="T51">plughdr_1page</text:span> —<text:span text:style-name="T480"> синтезирует заголовок одностраничного плагина WC на ассемблере. <text:s/>Запуск скрипта:</text:span></text:p>
      <text:p text:style-name="P238"/>
      <text:p text:style-name="P238"><text:tab/><text:span text:style-name="T51">#</text:span><text:span text:style-name="T125">./</text:span><text:span text:style-name="T122">plughdr_1page<text:tab/></text:span><text:span text:style-name="T125">plheader,asm <text:s/>name [ext1] [ext2] … [extN]</text:span></text:p>
      <text:p text:style-name="P228"/>
      <text:p text:style-name="P242"><text:tab/>где</text:p>
      <text:p text:style-name="P228"><text:tab/><text:tab/><text:span text:style-name="T125">plheader,asm</text:span><text:span text:style-name="T323"> — имя выходного файла на ассемблере;</text:span></text:p>
      <text:p text:style-name="P228"><text:span text:style-name="T323"><text:tab/><text:tab/></text:span><text:span text:style-name="T125">name</text:span><text:span text:style-name="T323"> — имя плагина ( не более 32 символов);</text:span></text:p>
      <text:p text:style-name="P228"><text:span text:style-name="T323"><text:tab/><text:tab/></text:span><text:span text:style-name="T125">ext1 .. extN</text:span><text:span text:style-name="T323"> - <text:s/>расширения файлов для запуска плагина. Могут не указываться.</text:span></text:p>
      <text:p text:style-name="P228"/>
      <text:p text:style-name="P233"><text:span text:style-name="T126">s</text:span><text:span text:style-name="T51">2hs</text:span> —<text:span text:style-name="T481"> преобразует определения констант на C в определение констант на ассемблере. Удаляет строки с комментариями в виде двух слэшей (</text:span><text:span text:style-name="T126">//</text:span><text:span text:style-name="T481">). Запуск скрипта:</text:span></text:p>
      <text:p text:style-name="P239"/>
      <text:p text:style-name="P240"><text:tab/><text:span text:style-name="T51">#./</text:span><text:span text:style-name="T126">s</text:span><text:span text:style-name="T122">2hs </text:span><text:span text:style-name="T127">infile.h</text:span></text:p>
      <text:p text:style-name="P228"/>
      <text:p text:style-name="P243"><text:tab/>Создаёт выходной файл, добавляя к расширению S-заглаыную. В нашем примере — <text:span text:style-name="T51">infile.hS</text:span>.</text:p>
      <text:p text:style-name="P243"/>
      <text:p text:style-name="P244">Пример. Имеем файл <text:span text:style-name="T51">infile.h</text:span>:</text:p>
      <text:p text:style-name="P69"/>
      <text:p text:style-name="P69"><text:tab/>#define SCR_TXT_W 0x20</text:p>
      <text:p text:style-name="P69"><text:tab/>#define SCR_TXT_H 0x18</text:p>
      <text:p text:style-name="P69"/>
      <text:p text:style-name="P69"><text:tab/>#define SYM_AT 0x16</text:p>
      <text:p text:style-name="P69"><text:tab/>#define SYM_TAB 0x09</text:p>
      <text:p text:style-name="P69"><text:tab/>#define SYM_NL 0x0A</text:p>
      <text:p text:style-name="P69"><text:tab/>#define SYM_CR 0x0D</text:p>
      <text:p text:style-name="P69"/>
      <text:p text:style-name="P69"><text:tab/>// Размер табуляции (2^K_TAB - размер)</text:p>
      <text:p text:style-name="P69"><text:tab/>#define K_TAB<text:tab/>0x02</text:p>
      <text:p text:style-name="P244"/>
      <text:p text:style-name="P244">После обработки утилитой s2hs получаем файл <text:span text:style-name="T51">infile.hS</text:span>:</text:p>
      <text:p text:style-name="P244"/>
      <text:p text:style-name="P69"><text:tab/>SCR_TXT_W=0x20</text:p>
      <text:p text:style-name="P69"><text:tab/>SCR_TXT_H=0x18</text:p>
      <text:p text:style-name="P69"/>
      <text:p text:style-name="P69"><text:tab/>SYM_AT=0x16</text:p>
      <text:p text:style-name="P69"><text:tab/>SYM_TAB=0x09</text:p>
      <text:p text:style-name="P69"><text:tab/>SYM_NL=0x0A</text:p>
      <text:p text:style-name="P69"><text:tab/>SYM_CR=0x0D</text:p>
      <text:p text:style-name="P69"/>
      <text:p text:style-name="P69"><text:tab/>K_TAB=0x02</text:p>
      <text:p text:style-name="P244"/>
      <text:p text:style-name="P244"><text:tab/><text:span text:style-name="T482">В будущем эти скрипты надо бы переработать, но пока используем то, что есть.</text:span></text:p>
      <text:h text:style-name="Heading_20_2" text:outline-level="2"><text:bookmark-start text:name="__RefHeading___Toc1842_3668116786"/><text:span text:style-name="T290">Каталог программ </text:span>bin<text:bookmark-end text:name="__RefHeading___Toc1842_3668116786"/></text:h>
      <text:p text:style-name="Text_20_body"><text:tab/><text:span text:style-name="T410">Сюда копируются все собранные программы.</text:span></text:p>
      <text:h text:style-name="Heading_20_2" text:outline-level="2"><text:bookmark-start text:name="__RefHeading___Toc1844_3668116786"/><text:span text:style-name="T290">Каталог библиотек </text:span>libs<text:bookmark-end text:name="__RefHeading___Toc1844_3668116786"/></text:h>
      <text:p text:style-name="P177"><text:tab/><text:span text:style-name="T410">Сюда копируются все собранные библиотеки.</text:span></text:p>
      <text:h text:style-name="Heading_20_1" text:outline-level="1"><text:bookmark-start text:name="__RefHeading___Toc1846_3668116786"/><text:soft-page-break/>Сборка программы в SDCC-NOINIT<text:bookmark-end text:name="__RefHeading___Toc1846_3668116786"/></text:h>
      <text:h text:style-name="Heading_20_2" text:outline-level="2"><text:bookmark-start text:name="__RefHeading___Toc1848_3668116786"/>Конфигурация компонентов — библиотек и программа<text:bookmark-end text:name="__RefHeading___Toc1848_3668116786"/></text:h>
      <text:p text:style-name="P178"><text:tab/>Конфигурация имеется глобальная (файлы находятся в каталоге <text:span text:style-name="T51">configs</text:span>)<text:tab/>и локальная (<text:span text:style-name="T51">*.mk</text:span> файлы в каталоге конкретной программы в <text:span text:style-name="T51">apps</text:span>).</text:p>
      <text:p text:style-name="P178"><text:tab/>В каталоге каждой программы имеется файл <text:span text:style-name="T51">config.mk</text:span>, в котором описаны <text:span text:style-name="T411">параметры</text:span> данной программы, такие как адрес загрузки и запуска данной программы, размер стека, разрешение прерываний по запуску программы и проч.</text:p>
      <text:p text:style-name="P178"><text:tab/>На основе файла <text:span text:style-name="T51">config.mk</text:span> генерируется стартовый код для программы <text:span text:style-name="T93">crt*.rel</text:span>.</text:p>
      <text:p text:style-name="P178"><text:tab/>Глобальная конфигурация доступна всем программам и библиотекам и разбита на отдельные текстовые <text:span text:style-name="T51">*.mk</text:span>-файлы для удобства.</text:p>
      <text:p text:style-name="P178"><text:tab/>Любой <text:span text:style-name="T51">*.mk</text:span>-файл из каталога <text:span text:style-name="T51">configs</text:span> будет добавлен в описание глобальной конфигурации.</text:p>
      <text:p text:style-name="P178"><text:tab/>Любой <text:span text:style-name="T51">*.mk</text:span>-файл из каталога программы будет добавлен в описание локальной конфигурации.</text:p>
      <text:h text:style-name="Heading_20_2" text:outline-level="2"><text:bookmark-start text:name="__RefHeading___Toc1850_3668116786"/>Добавление новой программы в систему сборки<text:bookmark-end text:name="__RefHeading___Toc1850_3668116786"/></text:h>
      <text:p text:style-name="P246"><text:tab/><text:span text:style-name="T484">Чтобы добавить свою программу в систему сборки, необходимо совсем немного. Все пути указываем относительно корневого каталога системы SDCC-NOINIT.</text:span></text:p>
      <text:p text:style-name="P247"/>
      <text:h text:style-name="Heading_20_3" text:outline-level="3" text:is-list-header="true"><text:bookmark-start text:name="__RefHeading___Toc3999_3747580768"/>Шаг 1<text:bookmark-end text:name="__RefHeading___Toc3999_3747580768"/></text:h>
      <text:p text:style-name="P248"><text:tab/>Создаём каталог программы. Он располагается в каталоге <text:span text:style-name="T51">apps</text:span>. Например <text:span text:style-name="T51">apps/myprogram</text:span>.</text:p>
      <text:p text:style-name="P247"/>
      <text:h text:style-name="Heading_20_3" text:outline-level="3" text:is-list-header="true"><text:bookmark-start text:name="__RefHeading___Toc4001_3747580768"/><text:span text:style-name="T51">Шаг </text:span><text:span text:style-name="T128">2</text:span><text:bookmark-end text:name="__RefHeading___Toc4001_3747580768"/></text:h>
      <text:p text:style-name="P248"><text:span text:style-name="T485"><text:tab/>Создаем файлы </text:span><text:span text:style-name="T128">Makefile</text:span><text:span text:style-name="T324">, </text:span><text:span text:style-name="T128">config.mk</text:span><text:span text:style-name="T324"> и </text:span><text:span text:style-name="T128">build.mk</text:span><text:span text:style-name="T485">. Я рекомендую просто скопировать эти файлы из любого другого каталога с программой.</text:span></text:p>
      <text:p text:style-name="P248"/>
      <text:h text:style-name="Heading_20_3" text:outline-level="3" text:is-list-header="true"><text:bookmark-start text:name="__RefHeading___Toc4003_3747580768"/><text:span text:style-name="T51">Шаг </text:span><text:span text:style-name="T129">3</text:span><text:bookmark-end text:name="__RefHeading___Toc4003_3747580768"/></text:h>
      <text:p text:style-name="P249"><text:tab/><text:span text:style-name="T486">Редактируем файлы </text:span><text:span text:style-name="T128">config.mk</text:span><text:span text:style-name="T324"> и </text:span><text:span text:style-name="T128">build.mk</text:span><text:span text:style-name="T485">: указываем там имя нашей программы и список </text:span><text:span text:style-name="T128">*.rel</text:span><text:span text:style-name="T485"> — файлов, которые мы должны получить из наших </text:span><text:span text:style-name="T128">*.c </text:span><text:span text:style-name="T485">и </text:span><text:span text:style-name="T128">*.s</text:span><text:span text:style-name="T485"> файлов.</text:span></text:p>
      <text:p text:style-name="P249"><text:tab/><text:span text:style-name="T487">Например, если у нас есть один файл на языке C </text:span><text:span text:style-name="T130">main.c</text:span><text:span text:style-name="T487"> и один файл на языке ассемблера </text:span><text:span text:style-name="T130">fast.s</text:span><text:span text:style-name="T487">, то нам надо указать в файле</text:span><text:span text:style-name="T324"> </text:span><text:span text:style-name="T128">build.mk</text:span><text:span text:style-name="T485">: </text:span></text:p>
      <text:p text:style-name="P252"/>
      <text:p text:style-name="P254"><text:tab/><text:tab/><text:span text:style-name="T143"># Имя программы</text:span></text:p>
      <text:p text:style-name="P66"><text:tab/><text:tab/>APP= <text:span text:style-name="T484">myprogram</text:span></text:p>
      <text:p text:style-name="P65"/>
      <text:p text:style-name="P252"><text:tab/><text:tab/><text:span text:style-name="T51"># </text:span><text:span text:style-name="T144">Объектные файлы</text:span></text:p>
      <text:p text:style-name="P78"><text:tab/><text:tab/>OBJ=main.rel <text:tab/>fast.rel</text:p>
      <text:p text:style-name="P123"/>
      <text:p text:style-name="P124"><text:tab/>Сборочный скрипт сам определит как какой файл компилировать. <text:span text:style-name="T488">Относительно остальных параметров файлов <text:s/></text:span><text:span text:style-name="T128">config.mk</text:span><text:span text:style-name="T485"> и </text:span><text:span text:style-name="T128">build.mk</text:span><text:span text:style-name="T485"> уже было сказано в </text:span><text:span text:style-name="T485"><text:bookmark-ref text:reference-format="number-all-superior" text:ref-name="__RefNumPara__3714_3747580768">6.1</text:bookmark-ref></text:span><text:span text:style-name="T485">.</text:span></text:p>
      <text:p text:style-name="P124"/>
      <text:h text:style-name="Heading_20_3" text:outline-level="3" text:is-list-header="true"><text:bookmark-start text:name="__RefHeading___Toc4005_3747580768"/><text:soft-page-break/><text:span text:style-name="T51">Шаг </text:span><text:span text:style-name="T134">4</text:span><text:bookmark-end text:name="__RefHeading___Toc4005_3747580768"/></text:h>
      <text:p text:style-name="P126"><text:tab/><text:span text:style-name="T489">Добавляем нашу программу в список сборки программ. Список сборки программ — это файл </text:span><text:span text:style-name="T132">configs/apps.mk</text:span><text:span text:style-name="T489">. Для нашего примера в него надо добавить строчки:</text:span></text:p>
      <text:p text:style-name="P126"/>
      <text:p text:style-name="P134"><text:tab/><text:tab/><text:span text:style-name="T51"># Программа myprogram — первый опыт в SDCC-NOINIT</text:span></text:p>
      <text:p text:style-name="P74"><text:tab/><text:tab/>APPLICATIONS+= <text:span text:style-name="T484">myprogram</text:span></text:p>
      <text:p text:style-name="P126"/>
      <text:p text:style-name="P137"><text:tab/>Имя добавляемой программы должно совпадать с названием каталога с <text:span text:style-name="T490">этой</text:span> программой <text:span text:style-name="T490">в каталоге </text:span><text:span text:style-name="T133">apps</text:span><text:span text:style-name="T490">.</text:span></text:p>
      <text:p text:style-name="P137"/>
      <text:h text:style-name="Heading_20_3" text:outline-level="3" text:is-list-header="true"><text:bookmark-start text:name="__RefHeading___Toc4007_3747580768"/><text:span text:style-name="T51">Шаг </text:span><text:span text:style-name="T135">5</text:span><text:bookmark-end text:name="__RefHeading___Toc4007_3747580768"/></text:h>
      <text:p text:style-name="P127"><text:tab/><text:span text:style-name="T491">Пишем программу (те самые файлы, что были указаны в <text:s/></text:span><text:span text:style-name="T128">build.mk</text:span><text:span text:style-name="T491">) и собираем её. Для сборки из корня SDCC-NOINIT надо запустить команду </text:span><text:span text:style-name="T136">make</text:span><text:span text:style-name="T491">:</text:span></text:p>
      <text:p text:style-name="P127"/>
      <text:p text:style-name="P127"><text:tab/><text:tab/><text:span text:style-name="T491">#</text:span><text:span text:style-name="T136">make</text:span></text:p>
      <text:p text:style-name="P79"/>
      <text:p text:style-name="P128"><text:tab/><text:span text:style-name="T491">И, если все в порядке, то после сборки всех библиотек и программ у вас появятся файлы: </text:span><text:span text:style-name="T51">myprogram</text:span><text:span text:style-name="T136">-basic.tap, </text:span><text:span text:style-name="T51">myprogram</text:span><text:span text:style-name="T136">-code.tap. <text:s/></text:span><text:span text:style-name="T51">myprogram</text:span><text:span text:style-name="T136">.bin, <text:s/></text:span><text:span text:style-name="T51">myprogram</text:span><text:span text:style-name="T136">.$C</text:span><text:span text:style-name="T491">.</text:span></text:p>
      <text:p text:style-name="P129"><text:tab/><text:span text:style-name="T491">То есть ваша программа будет вам представлена сразу в нескольких видах. Вы можете её запустить или приделать к ней свой загрузчик.</text:span></text:p>
      <text:p text:style-name="P128"><text:tab/><text:tab/><text:span text:style-name="T51">myprogram</text:span><text:span text:style-name="T136">-basic.tap </text:span><text:span text:style-name="T491">— программа с бейсик-загрузчиком (образ ленты);</text:span></text:p>
      <text:p text:style-name="P129"><text:span text:style-name="T51"><text:tab/><text:tab/>myprogram</text:span><text:span text:style-name="T136">-code.tap </text:span><text:span text:style-name="T491">— программа без бейсик-загрузчика (образ ленты);</text:span></text:p>
      <text:p text:style-name="P128"><text:span text:style-name="T136"><text:tab/><text:tab/></text:span><text:span text:style-name="T51">myprogram</text:span><text:span text:style-name="T136">.bin </text:span><text:span text:style-name="T491">— просто бинарный образ без загрузчика и без заголовка;</text:span></text:p>
      <text:p text:style-name="P128"><text:span text:style-name="T136"><text:tab/><text:tab/></text:span><text:span text:style-name="T51">myprogram</text:span><text:span text:style-name="T136">.$C </text:span><text:span text:style-name="T491">— кодовый файл HOBETA (образ для диска).</text:span></text:p>
      <text:h text:style-name="Heading_20_3" text:outline-level="3" text:is-list-header="true"><text:bookmark-start text:name="__RefHeading___Toc4009_3747580768"/>Добавление ново<text:span text:style-name="T492">го</text:span> <text:span text:style-name="T492">плагина WC</text:span> в систему сборки<text:bookmark-end text:name="__RefHeading___Toc4009_3747580768"/></text:h>
      <text:p text:style-name="Text_20_body"><text:tab/><text:span text:style-name="T493">Добавление нового WC-плагина осуществляется так же как и новой программы, но имеет два отличия:</text:span></text:p>
      <text:p text:style-name="Text_20_body"/>
      <text:list xml:id="list1355335218" text:style-name="L8">
        <text:list-item>
          <text:p text:style-name="P468">файлы <text:span text:style-name="T128">Makefile</text:span><text:span text:style-name="T324">, </text:span><text:span text:style-name="T128">config.mk</text:span><text:span text:style-name="T324"> и </text:span><text:span text:style-name="T128">build.mk</text:span><text:span text:style-name="T485">.</text:span>необходимо брать из каталога с примером WC-плагина, а не с примером программы;</text:p>
        </text:list-item>
        <text:list-item>
          <text:p text:style-name="P469">в результате сборки получается только один .wmf-файл с плагином.</text:p>
        </text:list-item>
      </text:list>
      <text:p text:style-name="P256"/>
      <text:p text:style-name="P257">В остальном — всё полностью аналогично тому, что говорилось про сборку программ.</text:p>
      <text:p text:style-name="Text_20_body"/>
      <text:h text:style-name="Heading_20_2" text:outline-level="2"><text:bookmark-start text:name="__RefHeading___Toc1852_3668116786"/>Добавление новой библиотеки в систему сборки<text:bookmark-end text:name="__RefHeading___Toc1852_3668116786"/></text:h>
      <text:p text:style-name="P260"><text:tab/><text:span text:style-name="T484">Чтобы добавить свою библиотеку в систему сборки, необходимо совсем немного. Все пути указываем относительно корневого каталога системы SDCC-NOINIT.</text:span></text:p>
      <text:h text:style-name="P504" text:outline-level="3" text:is-list-header="true"><text:bookmark-start text:name="__RefHeading___Toc3999_37475807681"/>Шаг 1<text:bookmark-end text:name="__RefHeading___Toc3999_37475807681"/></text:h>
      <text:p text:style-name="P251"><text:tab/>Создаём каталог программы. Он располагается в каталоге <text:span text:style-name="T137">libsrc</text:span>. Например <text:span text:style-name="T137">libsrc</text:span><text:span text:style-name="T51">/</text:span><text:span text:style-name="T146">lib</text:span><text:span text:style-name="T51">my</text:span><text:span text:style-name="T137">lib.</text:span></text:p>
      <text:p text:style-name="P250"/>
      <text:h text:style-name="P504" text:outline-level="3" text:is-list-header="true"><text:bookmark-start text:name="__RefHeading___Toc4001_37475807681"/><text:soft-page-break/><text:span text:style-name="T51">Шаг </text:span><text:span text:style-name="T128">2</text:span><text:bookmark-end text:name="__RefHeading___Toc4001_37475807681"/></text:h>
      <text:p text:style-name="P250"><text:span text:style-name="T485"><text:tab/>Создаем файлы </text:span><text:span text:style-name="T128">Makefile</text:span><text:span text:style-name="T324">, </text:span><text:span text:style-name="T128">build.mk</text:span><text:span text:style-name="T485">. Я рекомендую просто скопировать эти файлы из любого другого каталога с библиотекой.</text:span></text:p>
      <text:h text:style-name="P504" text:outline-level="3" text:is-list-header="true"><text:bookmark-start text:name="__RefHeading___Toc4003_37475807681"/><text:span text:style-name="T51">Шаг </text:span><text:span text:style-name="T129">3</text:span><text:bookmark-end text:name="__RefHeading___Toc4003_37475807681"/></text:h>
      <text:p text:style-name="P250"><text:tab/><text:span text:style-name="T486">Редактируем файл</text:span><text:span text:style-name="T324"> </text:span><text:span text:style-name="T128">build.mk</text:span><text:span text:style-name="T485">: указываем там имя нашей библиотеки и список </text:span><text:span text:style-name="T128">*.rel</text:span><text:span text:style-name="T485"> — файлов, которые мы должны получить из наших </text:span><text:span text:style-name="T128">*.c </text:span><text:span text:style-name="T485">и </text:span><text:span text:style-name="T128">*.s</text:span><text:span text:style-name="T485"> файлов.</text:span></text:p>
      <text:p text:style-name="P250"><text:tab/><text:span text:style-name="T487">Например, если у нас есть один файл на языке C </text:span><text:span text:style-name="T130">interface.c</text:span><text:span text:style-name="T487"> и один файл на языке ассемблера </text:span><text:span text:style-name="T130">f</text:span><text:span text:style-name="T138">unct</text:span><text:span text:style-name="T130">.s</text:span><text:span text:style-name="T487">, то нам надо указать в файле</text:span><text:span text:style-name="T324"> </text:span><text:span text:style-name="T128">build.mk</text:span><text:span text:style-name="T485">: </text:span></text:p>
      <text:p text:style-name="P136"/>
      <text:p text:style-name="P255"><text:span text:style-name="T325"><text:tab/><text:tab/></text:span><text:span text:style-name="T147"># Имя библиотеки</text:span></text:p>
      <text:p text:style-name="P139"><text:span text:style-name="T51"><text:tab/><text:tab/>LIBNAME=lib</text:span><text:span text:style-name="T148">mylib</text:span><text:span text:style-name="T51">.lib</text:span></text:p>
      <text:p text:style-name="P253"/>
      <text:p text:style-name="P253"><text:tab/><text:tab/><text:span text:style-name="T51"># </text:span><text:span text:style-name="T149">Объектные файлы</text:span></text:p>
      <text:p text:style-name="P253"><text:span text:style-name="T51"><text:tab/><text:tab/>OBJ</text:span><text:span text:style-name="T140">S</text:span><text:span text:style-name="T51">=interface.</text:span><text:span text:style-name="T139">rel <text:tab/> </text:span><text:span text:style-name="T51">f</text:span><text:span text:style-name="T138">unct</text:span><text:span text:style-name="T51">.</text:span><text:span text:style-name="T139">rel</text:span></text:p>
      <text:p text:style-name="P125"/>
      <text:p text:style-name="P125"><text:tab/>Сборочный скрипт сам определит как какой файл компилировать. <text:span text:style-name="T488">Относительно остальных параметров файла </text:span><text:span text:style-name="T128">build.mk</text:span><text:span text:style-name="T485"> уже было сказано в </text:span><text:span text:style-name="T485"><text:bookmark-ref text:reference-format="number-all-superior" text:ref-name="__RefNumPara__4354_3747580768">6.4</text:bookmark-ref></text:span><text:span text:style-name="T485">.</text:span></text:p>
      <text:h text:style-name="P504" text:outline-level="3" text:is-list-header="true"><text:bookmark-start text:name="__RefHeading___Toc4005_37475807681"/><text:span text:style-name="T51">Шаг </text:span><text:span text:style-name="T134">4</text:span><text:bookmark-end text:name="__RefHeading___Toc4005_37475807681"/></text:h>
      <text:p text:style-name="P131"><text:tab/><text:span text:style-name="T489">Добавляем нашу библиотеку в список сборки библиотек. Список сборки библиотек — это файл </text:span><text:span text:style-name="T132">configs/</text:span><text:span text:style-name="T141">library.mk</text:span><text:span text:style-name="T489">. Для нашего примера в него надо добавить строчки:</text:span></text:p>
      <text:p text:style-name="P81"/>
      <text:p text:style-name="P76"/>
      <text:p text:style-name="P135"><text:span text:style-name="T51"><text:tab/><text:tab/></text:span><text:span text:style-name="T147">#</text:span><text:span text:style-name="T51"> </text:span><text:span text:style-name="T142">Библиотека</text:span><text:span text:style-name="T51"> </text:span><text:span text:style-name="T131">my</text:span><text:span text:style-name="T137">lib</text:span><text:span text:style-name="T51"> — первый опыт в SDCC-NOINIT</text:span></text:p>
      <text:p text:style-name="P75"><text:tab/><text:tab/><text:span text:style-name="T496">LIBRARY+= libmylib</text:span></text:p>
      <text:p text:style-name="P130"/>
      <text:p text:style-name="P138"><text:tab/>Имя добавляемой <text:span text:style-name="T497">библиотеки</text:span> должно совпадать с названием каталога с <text:span text:style-name="T490">этой</text:span> программой <text:span text:style-name="T490">в каталоге </text:span><text:span text:style-name="T145">libsrc</text:span><text:span text:style-name="T490">.</text:span></text:p>
      <text:h text:style-name="P504" text:outline-level="3" text:is-list-header="true"><text:bookmark-start text:name="__RefHeading___Toc4007_37475807681"/><text:span text:style-name="T51">Шаг </text:span><text:span text:style-name="T135">5</text:span><text:bookmark-end text:name="__RefHeading___Toc4007_37475807681"/></text:h>
      <text:p text:style-name="P132"><text:span text:style-name="T491"><text:tab/>Для <text:s/>сборки библиотеки из корня SDCC-NOINIT надо запустить команду </text:span><text:span text:style-name="T136">make</text:span><text:span text:style-name="T491">:</text:span></text:p>
      <text:p text:style-name="P133"/>
      <text:p text:style-name="P133"><text:tab/><text:tab/><text:span text:style-name="T491">#</text:span><text:span text:style-name="T136">make</text:span></text:p>
      <text:p text:style-name="P80"/>
      <text:p text:style-name="P133"><text:tab/><text:span text:style-name="T491">И, если все в порядке, то после сборки в каталоге </text:span><text:span text:style-name="T136">libs</text:span><text:span text:style-name="T491"> появится файл с нашей библиотекой </text:span><text:span text:style-name="T136">lib</text:span><text:span text:style-name="T148">mylib</text:span><text:span text:style-name="T136">.lib</text:span><text:span text:style-name="T491">.</text:span></text:p>
      <text:p text:style-name="P261"/>
      <text:p text:style-name="Text_20_body"/>
      <text:h text:style-name="P478" text:outline-level="1"><text:bookmark-start text:name="__RefHeading___Toc1868_3668116786"/>Описание библиотек<text:bookmark-end text:name="__RefHeading___Toc1868_3668116786"/></text:h>
      <text:h text:style-name="Heading_20_2" text:outline-level="2"><text:bookmark-start text:name="__RefHeading___Toc1870_3668116786"/><text:span text:style-name="T291">Библиотека файлов начального запуска</text:span> сrt0<text:bookmark-end text:name="__RefHeading___Toc1870_3668116786"/></text:h>
      <text:p text:style-name="Text_20_body"><text:tab/><text:span text:style-name="T609">Данная библиотека содержит исходные тексты файлов начального запуска программ. Структура и назначение этих файлов описана в разделе </text:span><text:span text:style-name="T609"><text:bookmark-ref text:reference-format="number-all-superior" text:ref-name="__RefNumPara__6300_1526021772">4.7</text:bookmark-ref></text:span><text:span text:style-name="T609">.</text:span></text:p>
      <text:p text:style-name="Text_20_body"/>
      <text:h text:style-name="P495" text:outline-level="2"><text:bookmark-start text:name="__RefHeading___Toc7018_1526021772"/>Стандартная библиотека C (libz80)<text:bookmark-end text:name="__RefHeading___Toc7018_1526021772"/></text:h>
      <text:p text:style-name="P340"><text:tab/><text:span text:style-name="T614">Эта библиотека тесно связана с компилятором C и является усечённой версией библиотеки </text:span><text:span text:style-name="T197">libc</text:span><text:span text:style-name="T614">.</text:span></text:p>
      <text:p text:style-name="P340"><text:tab/><text:span text:style-name="T615">Основные части этой библиотеки:</text:span></text:p>
      <text:p text:style-name="P340"/>
      <text:list xml:id="list715756161" text:style-name="L9">
        <text:list-item>
          <text:p text:style-name="P470"><text:span text:style-name="T199">Математическая</text:span><text:span text:style-name="T615"> — работа со стандартным float IEEE 754. Подробнее тут: </text:span><text:a xlink:type="simple" xlink:href="http://man7.org/linux/man-pages/man0/math.h.0p.html" text:style-name="Internet_20_link" text:visited-style-name="Visited_20_Internet_20_Link"><text:span text:style-name="T615">http://man7.org/linux/man-pages/man0/math.h.0p.html</text:span></text:a><text:span text:style-name="T615">. Разумеется, что для Z80 версия не совсем полная, но основное там есть.</text:span></text:p>
        </text:list-item>
      </text:list>
      <text:p text:style-name="P341"/>
      <text:list xml:id="list154242309729032" text:continue-numbering="true" text:style-name="L9">
        <text:list-item>
          <text:p text:style-name="P471"><text:span text:style-name="T199">Работа со строками</text:span><text:span text:style-name="T615">, в том числе с «широкими» символами. Подробнее тут: </text:span><text:a xlink:type="simple" xlink:href="https://linux.die.net/man/3/string" text:style-name="Internet_20_link" text:visited-style-name="Visited_20_Internet_20_Link"><text:span text:style-name="T615">https://linux.die.net/man/3/string</text:span></text:a><text:span text:style-name="T615">. Опять же — не совсем всё есть, но основное работает шикарно.</text:span></text:p>
        </text:list-item>
      </text:list>
      <text:p text:style-name="P342"/>
      <text:list xml:id="list154242551238406" text:continue-numbering="true" text:style-name="L9">
        <text:list-item>
          <text:p text:style-name="P471"><text:span text:style-name="T199">Вывод типа printf</text:span><text:span text:style-name="T615">. Подробнее тут: </text:span><text:a xlink:type="simple" xlink:href="https://linux.die.net/man/3/printf" text:style-name="Internet_20_link" text:visited-style-name="Visited_20_Internet_20_Link"><text:span text:style-name="T615">https://linux.die.net/man/3/printf</text:span></text:a><text:span text:style-name="T615">. Вывод в строку — без проблем. Для вывода в стандартный поток (например, на экран), необходимо определить свою функцию вывода </text:span><text:span text:style-name="T198">putchar</text:span><text:span text:style-name="T616">:</text:span></text:p>
          <text:p text:style-name="P472"><text:span text:style-name="T616"><text:tab/></text:span><text:span text:style-name="T247">void putchar( char c ){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72"><text:span text:style-name="T248">// </text:span><text:span text:style-name="T247">Вывод символа куда угодно.</text:span></text:p>
                        </text:list-header>
                      </text:list>
                    </text:list-item>
                  </text:list>
                  <text:p text:style-name="P460">}</text:p>
                </text:list-item>
              </text:list>
            </text:list-item>
          </text:list>
          <text:p text:style-name="P461"/>
          <text:p text:style-name="P473"><text:span text:style-name="T265">О</text:span><text:span text:style-name="T249">тметим, что в библиотеке </text:span><text:span text:style-name="T238">libconio</text:span><text:span text:style-name="T249"> данная функция уже определена для вывода на стандартный экран ZX (256x192, цвета по знакоместам). Если вы используете </text:span><text:span text:style-name="T238">libconio</text:span><text:span text:style-name="T249">, то можно спокойно пользоваться функцией </text:span><text:span text:style-name="T238">printf</text:span><text:span text:style-name="T249"> для вывода на экран.</text:span></text:p>
        </text:list-item>
      </text:list>
      <text:p text:style-name="P343"/>
      <text:list xml:id="list154240941720962" text:continue-numbering="true" text:style-name="L9">
        <text:list-item>
          <text:p text:style-name="P474"><text:span text:style-name="T51">Работа с датой и временем</text:span>. <text:span text:style-name="T617">Функции работы с датой-временем в формате UNIX-TIME. Очень полезные функции, описания которых можно найти тут </text:span><text:a xlink:type="simple" xlink:href="https://linux.die.net/man/3/" text:style-name="Internet_20_link" text:visited-style-name="Visited_20_Internet_20_Link"><text:span text:style-name="T617">https://linux.die.net/man/3/</text:span></text:a><text:span text:style-name="T617">. </text:span></text:p>
          <text:p text:style-name="P475">Если вы хотите получать дату и время стандартной функцией <text:span text:style-name="T51">time()</text:span>, то <text:span text:style-name="T618">вам необходимо определить свою функцию считывания даты-времени с часов реального времени (или ещё откудато):</text:span></text:p>
          <text:list>
            <text:list-item>
              <text:list>
                <text:list-header>
                  <text:p text:style-name="P433">unsigned char RtcRead(struct tm *timeptr) <text:span text:style-name="T618">{</text:span></text:p>
                  <text:list>
                    <text:list-header>
                      <text:p text:style-name="P434">// Заполнение структуры timeptr</text:p>
                      <text:p text:style-name="P434">return 0;</text:p>
                    </text:list-header>
                  </text:list>
                  <text:p text:style-name="P434">}</text:p>
                </text:list-header>
              </text:list>
            </text:list-item>
          </text:list>
          <text:p text:style-name="P476">Остальные функции платформо-независимы.</text:p>
        </text:list-item>
      </text:list>
      <text:p text:style-name="P344"/>
      <text:list xml:id="list154242079525205" text:continue-numbering="true" text:style-name="L9">
        <text:list-item>
          <text:p text:style-name="P474"/>
        </text:list-item>
      </text:list>
      <text:p text:style-name="Text_20_body"/>
      <text:h text:style-name="P483" text:outline-level="1"><text:bookmark-start text:name="__RefHeading___Toc4434_434986620"/>Краткий справочник-глоссарий<text:bookmark-end text:name="__RefHeading___Toc4434_434986620"/></text:h>
      <text:p text:style-name="P270"><text:tab/><text:span text:style-name="T507">Здесь собраны термины, названия программ и сокращения с пояснениями.</text:span></text:p>
      <text:p text:style-name="P278">В общем всё то, что может вызвать вопросы. <text:span text:style-name="T522">Обращаю внимание, что это </text:span><text:span text:style-name="T30">краткий</text:span><text:span text:style-name="T522"> справочник-глоссарий. То есть тут указаны основные вещи. Подробности смотрите в документации к соответствующим программам, если она есть в природе.</text:span></text:p>
      <text:h text:style-name="P496" text:outline-level="2" text:is-list-header="true"><text:bookmark-start text:name="__RefHeading___Toc4438_434986620"/><text:span text:style-name="T156">s</text:span><text:span text:style-name="T51">dcc</text:span><text:bookmark-end text:name="__RefHeading___Toc4438_434986620"/></text:h>
      <text:p text:style-name="P141"><text:tab/><text:span text:style-name="T509">Фр</text:span>онт-энд и компилятор <text:span text:style-name="T509">C. У него есть множество опций. Для того, чтобы генерировать код в формате ассемблера Z80 используется опция </text:span><text:span text:style-name="T156">-mz80</text:span><text:span text:style-name="T509">.</text:span></text:p>
      <text:p text:style-name="P147"><text:tab/>Например комнада:</text:p>
      <text:p text:style-name="P140"/>
      <text:p text:style-name="P141"><text:tab/><text:tab/><text:span text:style-name="T158"># sdcc -mz80 test.c </text:span><text:span text:style-name="T161">-o <text:s/></text:span><text:span text:style-name="T158">test.ihx</text:span></text:p>
      <text:p text:style-name="P141"/>
      <text:p text:style-name="P146"><text:tab/><text:span text:style-name="T514">транслирует</text:span> программу <text:span text:style-name="T51">test.c</text:span> полностью пройдя все стадии — препроцессор, компилятор, ассемблер и линкер. Если нет ошибок, то мы получим готовую программу в виде файла <text:span text:style-name="T51">test.ihx</text:span>.</text:p>
      <text:p text:style-name="P146"><text:tab/><text:span text:style-name="T516">Ключ </text:span><text:span text:style-name="T161">-о</text:span><text:span text:style-name="T516"> позволяет задавать имя выходного файла, отличного от того, что создаётся по умолчанию.</text:span></text:p>
      <text:p text:style-name="P146"/>
      <text:p text:style-name="P140"><text:tab/><text:span text:style-name="T512">Также можно прервать трансляцию на любой стадии:</text:span></text:p>
      <text:p text:style-name="P152"/>
      <text:p text:style-name="P143"/>
      <text:p text:style-name="P144"><text:span text:style-name="T517">Команда</text:span><text:tab/><text:tab/><text:span text:style-name="T159"># sdcc -mz80 -E -Wp,-P test.c -o test.E</text:span><text:span text:style-name="T513"><text:tab/></text:span></text:p>
      <text:p text:style-name="P143"/>
      <text:p text:style-name="P143"><text:span text:style-name="T517">запустит только препроцессор; на выходе — препроцессированный файл </text:span><text:span text:style-name="T159">test.E</text:span><text:span text:style-name="T513">.</text:span></text:p>
      <text:p text:style-name="P142"/>
      <text:p text:style-name="P150"><text:span text:style-name="T517">Команда</text:span><text:tab/><text:tab/><text:span text:style-name="T51"># sdcc -mz80 -S test.c -o test.asm</text:span><text:tab/><text:tab/></text:p>
      <text:p text:style-name="P149"/>
      <text:p text:style-name="P150"><text:span text:style-name="T517">запустит </text:span>препроцессор <text:span text:style-name="T515">и </text:span>компилятор, <text:span text:style-name="T518">но не запустит ассемблер и линкер; на выходе — файл на языке ассемблера</text:span><text:span text:style-name="T51"> test.asm</text:span><text:span text:style-name="T518">, сгенерированный компилятором.</text:span></text:p>
      <text:p text:style-name="P148"/>
      <text:p text:style-name="P145"><text:span text:style-name="T517">Команда<text:tab/><text:tab/></text:span><text:span text:style-name="T160"># sdcc -mz80 -c test.c -o test.rel</text:span></text:p>
      <text:p text:style-name="P151"/>
      <text:p text:style-name="P151"><text:span text:style-name="T517">запустит </text:span>препроцессор, компилятор <text:span text:style-name="T519">и ассемблер, но не запустит линкер; <text:s/>на выходе — объектный файл </text:span><text:span text:style-name="T160">test.rel</text:span><text:span text:style-name="T519">, <text:s/>сгенерированный ассемблером.</text:span></text:p>
      <text:p text:style-name="P151"><text:tab/><text:span text:style-name="T520">Препроцессор, ассемблер и линкер — это отдельные программы, которые можно запускать не из фронтенда </text:span><text:span text:style-name="T162">sdcc</text:span><text:span text:style-name="T520">, а отдельно.</text:span></text:p>
      <text:h text:style-name="P497" text:outline-level="2" text:is-list-header="true"><text:bookmark-start text:name="__RefHeading___Toc5156_1940175984"/>sdcpp<text:bookmark-end text:name="__RefHeading___Toc5156_1940175984"/></text:h>
      <text:p text:style-name="P271"><text:tab/><text:span text:style-name="T510">Препроцессор языка С. Обрабатывает директивы препроцессора и нечем более не занимается. Запускается командой:</text:span></text:p>
      <text:p text:style-name="P271"/>
      <text:p text:style-name="P271"><text:span text:style-name="T510"><text:tab/><text:tab/></text:span><text:span text:style-name="T157"># sdcpp -P [имя входного файла] [имя выходного файла]</text:span></text:p>
      <text:p text:style-name="P271"/>
      <text:p text:style-name="P153"><text:tab/><text:span text:style-name="T511">Если имена не указаны (вместо имени стоит знак минус «-») — используются потоки стандартного ввода или вывода.</text:span></text:p>
      <text:h text:style-name="Heading_20_2" text:outline-level="2" text:is-list-header="true"><text:bookmark-start text:name="__RefHeading___Toc4440_434986620"/><text:soft-page-break/><text:span text:style-name="T51">sdas</text:span> <text:bookmark-end text:name="__RefHeading___Toc4440_434986620"/></text:h>
      <text:p text:style-name="P272"><text:span text:style-name="T509"><text:tab/>О</text:span>бщее название ассемблеров пакета <text:span text:style-name="T51">sdcc</text:span>. Для <text:span text:style-name="T51">Z80</text:span> ассемблер называется <text:span text:style-name="T155">sdasz80</text:span><text:span text:style-name="T508">. Общие правила запуска программ и ключи похожи. Программа </text:span><text:span text:style-name="T155">sdasz80</text:span><text:span text:style-name="T508"> выполняет ровно одну функцию — преобразует код на языке ассемблера в объектный код:</text:span></text:p>
      <text:p text:style-name="P272"/>
      <text:p text:style-name="P276"><text:tab/><text:tab/><text:span text:style-name="T10"># </text:span><text:span text:style-name="T31">sdasz80 </text:span><text:span text:style-name="T32">[опции] -o &lt;имя&gt;.rel <text:s/>&lt;&gt;.asm &lt;&gt;.asm …</text:span><text:span text:style-name="T169"> <text:tab/><text:tab/>- общий формат</text:span></text:p>
      <text:p text:style-name="P82"/>
      <text:p text:style-name="P274"><text:tab/><text:tab/><text:span text:style-name="T163"># sdasz80 -o test.rel <text:s/>test.asm test.asm <text:tab/><text:tab/><text:tab/><text:tab/></text:span><text:span text:style-name="T169">- пример</text:span></text:p>
      <text:p text:style-name="P273"><text:s/></text:p>
      <text:p text:style-name="P279"><text:tab/>Обратите внимание, что в ассемблере <text:span text:style-name="T51">sdas</text:span> ключ <text:span text:style-name="T51">-o &lt;имя выходного файла&gt; </text:span>должен быть указан обязательно. <text:s/><text:span text:style-name="T521">Опции, если таковые имеются помимо </text:span><text:span text:style-name="T164">-o</text:span><text:span text:style-name="T521">, указываются до опции </text:span><text:span text:style-name="T164">-o</text:span><text:span text:style-name="T521">. Если указано несколько ассемблерных файлов — они ассемблируюся в один объектный файл.</text:span></text:p>
      <text:p text:style-name="P279"/>
      <text:h text:style-name="P498" text:outline-level="2" text:is-list-header="true"><text:bookmark-start text:name="__RefHeading___Toc5158_1940175984"/><text:span text:style-name="T51">sd</text:span><text:span text:style-name="T165">ld</text:span><text:bookmark-end text:name="__RefHeading___Toc5158_1940175984"/></text:h>
      <text:p text:style-name="P275"><text:span text:style-name="T509"><text:tab/>О</text:span>бщее название <text:span text:style-name="T523">линкеров</text:span> пакета <text:span text:style-name="T51">sdcc</text:span>. Для <text:span text:style-name="T51">Z80</text:span> <text:span text:style-name="T524">линкер</text:span> называется <text:span text:style-name="T155">sd</text:span><text:span text:style-name="T166">ld</text:span><text:span text:style-name="T155">z80</text:span><text:span text:style-name="T508">. Общие правила запуска программ и ключи похожи. Программа </text:span><text:span text:style-name="T155">sd</text:span><text:span text:style-name="T166">ld</text:span><text:span text:style-name="T155">z80</text:span><text:span text:style-name="T508"> выполняет ровно одну функцию — линкует один или более файлов, в образ программы, в заданном формате, например </text:span><text:span text:style-name="T155">IntelHex</text:span><text:span text:style-name="T508">:</text:span></text:p>
      <text:p text:style-name="P275"/>
      <text:p text:style-name="P277"><text:tab/><text:tab/><text:span text:style-name="T34"># sdldz80 </text:span><text:span text:style-name="T32">[опции] -</text:span><text:span text:style-name="T33">i</text:span><text:span text:style-name="T32"> &lt;имя&gt;.</text:span><text:span text:style-name="T33">ihx</text:span><text:span text:style-name="T32"> <text:s/>&lt;&gt;.</text:span><text:span text:style-name="T33">rel</text:span><text:span text:style-name="T32"> <text:s/>&lt;&gt;.</text:span><text:span text:style-name="T33">rel</text:span><text:span text:style-name="T32"> …</text:span><text:span text:style-name="T169"> <text:tab/><text:tab/><text:tab/>- общий формат</text:span></text:p>
      <text:p text:style-name="P83"/>
      <text:p text:style-name="P275"/>
      <text:p text:style-name="P277"><text:tab/> <text:tab/><text:span text:style-name="T167"># sdldz80 -i test.ihx test.rel test1.rel<text:tab/></text:span><text:span text:style-name="T163"><text:tab/><text:tab/><text:tab/></text:span><text:span text:style-name="T169">- пример</text:span></text:p>
      <text:p text:style-name="P281"/>
      <text:p text:style-name="P280"><text:span text:style-name="T521"><text:tab/>Опции, если таковые имеются помимо </text:span><text:span text:style-name="T164">-</text:span><text:span text:style-name="T168">i</text:span><text:span text:style-name="T521">, указываются до опции </text:span><text:span text:style-name="T164">-</text:span><text:span text:style-name="T168">i</text:span><text:span text:style-name="T521">. </text:span></text:p>
      <text:p text:style-name="P285">Если указано несколько объектных файлов — они линкуются в один файл-образ.</text:p>
      <text:p text:style-name="P280"/>
      <text:h text:style-name="Heading_20_2" text:outline-level="2" text:is-list-header="true"><text:bookmark-start text:name="__RefHeading___Toc5160_1940175984"/>hex2bin<text:bookmark-end text:name="__RefHeading___Toc5160_1940175984"/></text:h>
      <text:p text:style-name="P282"><text:tab/>Так как нам нам надо загружать в память и выполнять двоичные файлы, а линкер даёт только IntelHex, то нас выручит утилита <text:span text:style-name="T51">hex2bin</text:span>. Она преобразует файлы формата <text:span text:style-name="T51">IntelHex</text:span> в бинарные.</text:p>
      <text:p text:style-name="P282"><text:tab/><text:tab/></text:p>
      <text:p text:style-name="P284"><text:tab/><text:tab/><text:span text:style-name="T35"># </text:span><text:span text:style-name="T28">hex2bin -p </text:span><text:span text:style-name="T36">&lt;байт&gt;</text:span><text:span text:style-name="T28"> <text:s/>-s </text:span><text:span text:style-name="T36">&lt;старт. адрес&gt;</text:span><text:span text:style-name="T28"> </text:span><text:span text:style-name="T36">&lt;имя&gt;</text:span><text:span text:style-name="T28">.ihx<text:tab/><text:tab/></text:span><text:span text:style-name="T32">- общий формат</text:span></text:p>
      <text:p text:style-name="P283"><text:tab/><text:tab/></text:p>
      <text:p text:style-name="P284"><text:tab/><text:tab/><text:span text:style-name="T170"># </text:span><text:span text:style-name="T51">hex2bin -p 0 -s 0x6000 </text:span><text:span text:style-name="T170">myprogram</text:span><text:span text:style-name="T51">.ihx<text:tab/><text:tab/><text:tab/><text:tab/></text:span><text:span text:style-name="T169">- пример</text:span></text:p>
      <text:p text:style-name="P154"/>
      <text:p text:style-name="P156"><text:tab/><text:span text:style-name="T527">На выходе получим файл </text:span><text:span text:style-name="T36">&lt;имя&gt;</text:span><text:span text:style-name="T38">.bin</text:span><text:span text:style-name="T261"> (</text:span><text:span text:style-name="T241">myprogram</text:span><text:span text:style-name="T242">.</text:span><text:span text:style-name="T243">bin</text:span><text:span text:style-name="T261"> в нашем примере).</text:span></text:p>
      <text:p text:style-name="P156"><text:span text:style-name="T261"><text:tab/></text:span>Поясним, что всё это значит. <text:span text:style-name="T525">Ключ </text:span><text:span text:style-name="T171">-p</text:span><text:span text:style-name="T525"> задаёт байт-заполнитель. Дело в том, что в формате </text:span><text:span text:style-name="T171">IntelHex</text:span><text:span text:style-name="T525"> могут быть разрывы. То есть значение некоторых участков памяти не определено. Образ же — непрерывен. Вот этим самым ключем </text:span><text:span text:style-name="T171">-p</text:span><text:span text:style-name="T525"> мы и задаём, чтобы все разрывы заполнялись нулём (стандарт языка С, однако!). Если не задать — будут неприятные эффекты.</text:span></text:p>
      <text:p text:style-name="P155"><text:tab/><text:span text:style-name="T526">Ключ </text:span><text:span text:style-name="T435">-s </text:span><text:span text:style-name="T526">указывает, с какого адреса начинается наш образ (обычно, это стартовый адрес нашей программы). </text:span><text:span text:style-name="T260">И этот адрес всегда указан в</text:span><text:span text:style-name="T37"> HEX-формате</text:span><text:span text:style-name="T526">. По умолчанию, утилита </text:span><text:span text:style-name="T172">hex2bin </text:span><text:span text:style-name="T526">считает, программа начинается с адреса </text:span><text:span text:style-name="T172">0x0000</text:span><text:span text:style-name="T526">. И заполняет всё пространство от </text:span><text:span text:style-name="T172">0x0000</text:span><text:span text:style-name="T526"> до первого адреса, указанного в .ihx-файле — байтом-заполнителем. А нам этого совсем не надо. Так что не забывайте об этом ключ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8-05-11T15:42:40.217016333</dc:date>
    <meta:editing-duration>P2DT17H56M6S</meta:editing-duration>
    <meta:editing-cycles>2871</meta:editing-cycles>
    <meta:generator>LibreOffice/5.4.5.1$Linux_X86_64 LibreOffice_project/40m0$Build-1</meta:generator>
    <meta:document-statistic meta:table-count="2" meta:image-count="1" meta:object-count="0" meta:page-count="39" meta:paragraph-count="995" meta:word-count="10239" meta:character-count="70442" meta:non-whitespace-character-count="60192"/>
  </office:meta>
</office:document-meta>
</file>